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7</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Ahmad Zahi: Umn</text:span>
</text:h>
      <text:p text:style-name="P4">
Author: 联合早报 (Person)</text:p>
      <text:p text:style-name="P4">
Publisher: 联合早报 (Organization)</text:p>
      <text:p text:style-name="P4">
Published Time: 2023-07-06T-15:58</text:p>
      <text:p text:style-name="P4">
Modified Time: 2023-07-06T22:19</text:p>
      <text:p text:style-name="P4">
Description: Malaysia's United Party's National Front (Barisan Nasional) member Mahua and the National Party announced that they would not participate in the election incident in Liuzhou to continue fermenting. Prime Minister An Hua said that the two parties leading had stated to him that he would help the election without running. The Barisan Nasional and UMNO Chairman Ahmad Zahi said that UMNO will receive the original ...</text:p>
      <text:p text:style-name="P4">
Videos: []</text:p>
      <text:p text:style-name="P4">
Audios: []</text:p>
      <text:p text:style-name="P4">
Images: []</text:p>
      <text:p text:style-name="P4">
Type: NewsArticle</text:p>
      <text:p text:style-name="P4">
Breadcrumbs: ['即时', '国际']</text:p>
      <text:p text:style-name="P4">
Keywords: ['马国六州选举', '安华', '阿末扎希']</text:p>
      <!--METADATA-->
      <text:p text:style-name="P4">
Malaysia's United Party's National Front (Barisan Nasional) member Mahua and the National Party announced that they would not participate in the election incident in Liuzhou to continue fermenting. Prime Minister An Hua said that the two parties leading had stated to him that he would help the election without running. The Barisan Nasional and UMNO Chairman Ahmad Zahi said that UMNO will receive a constituency that was originally assigned to MCA and the National University of the National University.</text:p>
      <text:p text:style-name="P4">
MCA and the National University Party announced on Wednesday (July 5) that they would not participate in the six states elections. Anwar on Thursday (6th) said at a press conference that MCA President Wei Jiaxiang and the Chairman of the National Party's Party, Venetian Varan, had contacted him and stated that the two parties did not participate in the six states elections, but they would continue to support the unity government.</text:p>
      <text:p text:style-name="P4">
Deputy Prime Minister and Barisan Nasional Chairman Ahmad Zahi pointed out on Thursday (6th) that the Supreme Council of the BN will discuss the matter next Monday (10th).</text:p>
      <text:p text:style-name="P4">
He said he respected the decision of the MCA and the National University. "As the President of the Barisan Nasional, I respect the decision of the two parties ... In fact, we have allocated constituencies to MCA and the National University of the National University. If they have decided, we will discuss it again."</text:p>
      <text:p text:style-name="P4">
Ahmad Zahi is also the Minister of Rural and Regional Development. At a press conference after the Changyue rally of the Ministry of Rural and Regional Development on Thursday, he talked about how to deal with it. Let's take it. "</text:p>
      <text:p text:style-name="P4">
<text:a xlink:type="simple" xlink:href="https://www.zaobao.com.sg/realtime/world/story20230705-1410824" text:style-name="Internet_20_link" text:visited-style-name="Visited_20_Internet_20_Link">
Election Commission announced on Wednesday</text:a>
The nomination date of the six states such as Kedah, Penang, Selangor, Samililan, Dengjia, and Jilandan is July 29 (Saturday), and the vote is at the sunset on August 12 (Saturday), and the campaign period is 14 days.</text:p>
      <text:p text:style-name="P4">
News Source: <text:a xlink:type="simple" xlink:href="https://www.zaobao.com.sg/realtime/world/story20230706-1411356" text:style-name="Internet_20_link" text:visited-style-name="Visited_20_Internet_20_Link">
https://www.zaobao.com.sg/realtime/world/story20230706-1411356</text:a>
</text:p>
      <!--NEWS-->
      <text:h text:style-name="P10" text:outline-level="1">
<text:span text:style-name="T4">
Special report: No hopes or no &amp; quot; export &amp; quot;- The younger generation in China under the risk of depression</text:span>
</text:h>
      <text:p text:style-name="P4">
Author: None</text:p>
      <text:p text:style-name="P4">
Publisher: Radio Free Asia (Organization)</text:p>
      <text:p text:style-name="P4">
Published Time: 2023-07-06T-30:34:00-04:00</text:p>
      <text:p text:style-name="P4">
Modified Time: 2023-07-06T14:44:32-04:00</text:p>
      <text:p text:style-name="P4">
Description: None</text:p>
      <text:p text:style-name="P4">
Videos: []</text:p>
      <text:p text:style-name="P4">
Audios: ["<text:a xlink:type="simple" xlink:href="https://www.rfa.org/mandarin/yataibaodao/huanjing/kw-070620231119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88615in" draw:z-index="0">
<draw:image xlink:href="../Images/rfamandarin/2023-07-06T-30-34-00-04-00/000000.png" xlink:type="simple" xlink:show="embed" xlink:actuate="onLoad" draw:mime-type="image/png"/>
</draw:frame>
The problem of mental depression has become more serious in China in recent years, especially the risk of young people suffering from depression is significantly higher than those of other ages. <text:a xlink:type="simple" xlink:href="https://www.rfa.org/mandarin/yataibaodao/huanjing/kw-07062023111918.html/@@images/image" text:style-name="Internet_20_link" text:visited-style-name="Visited_20_Internet_20_Link">
</text:a>
RFA制图  <text:a xlink:type="simple" xlink:href="https://www.rfa.org/mandarin/yataibaodao/huanjing/kw-07062023111918.html/@@stream" text:style-name="Internet_20_link" text:visited-style-name="Visited_20_Internet_20_Link">
Audio-1-Link：https://www.rfa.org/mandarin/yataibaodao/huanjing/kw-07062023111918.html/@@stream</text:a>
On Tuesday, the news of the famous Chinese pop female singer Li Yan shocked from all walks of life because of depression. The problem of mental depression has become more serious in China in recent years, especially the risk of young people suffering from depression is significantly higher than those of other ages. What is the reason for this?</text:p>
      <text:p text:style-name="P4">
<text:span text:style-name="T4">
<text:span text:style-name="T5">
 <text:a xlink:type="simple" xlink:href="https://www.rfa.org/mandarin/ytbdzhuantixilie/sibu-qingnian/kw-04122023120053.html" text:style-name="Internet_20_link" text:visited-style-name="Visited_20_Internet_20_Link">
"Four Nothing Youths" and "House Girl on the Street" Where are the hope of young people in China? </text:a>
</text:span>
</text:span>
**** <text:a xlink:type="simple" xlink:href="https://www.rfa.org/mandarin/yataibaodao/huanjing/cm-02142023123947.html" text:style-name="Internet_20_link" text:visited-style-name="Visited_20_Internet_20_Link">
<text:span text:style-name="T4">
 Watching the news of the Chinese youths with tears in tears </text:span>
</text:a>
On the evening of July 5, the famous Hong Kong female singer and 48 -year -old Li Yan suddenly reported the news of his death. Her sister Li Silin posted on Weibo that Li Yan suffered from depression a few years ago. She was born lightly at home on July 2. After the rescue was invalid, she died on July 5. This news not only appeared on the news of the major Chinese media, but also caused people to pay attention to the phenomenon of depression.</text:p>
      <text:p text:style-name="Quotations">

<text:p text:style-name="P4">
Chinese musician female singer Li Yan (art name: Coco) died 48 years old&gt;
 Li Yan's song, which many songs do you remember? <text:a xlink:type="simple" xlink:href="https://t.co/31TfrLKYKt" text:style-name="Internet_20_link" text:visited-style-name="Visited_20_Internet_20_Link">
pic.twitter.com/31tfrlkykt</text:a>
&gt;
&gt;
 - Liberty Asia Radio(@RFA_Chinese)<text:a xlink:type="simple" xlink:href="https://twitter.com/RFA_Chinese/status/1676747317465038849" text:style-name="Internet_20_link" text:visited-style-name="Visited_20_Internet_20_Link">
 July 6, 2023&gt;
 </text:a>
<text:span text:style-name="T4">
 Report: Chinese young people are mental depression and high -risk group </text:span>
</text:p>

</text:p>
      <text:p text:style-name="P4">
In the past 20 years, the incidence of mental disorders and depression in China has grown explosive, and the age of patients has also declined significantly. In February this year, a team of the National Mental Health Evaluation Development Center of the Chinese Academy of Sciences Psychological Institute issued the "China National Psychological Health Development Report (2021 ~ 2022)". The report shows that the risk of depression in Chinese adults is 10.6%. Among them, young people are high -risk groups in depression, and the depression risk detection rate of the aged group aged 18 to 24 reaches 24.1%, which is significantly higher than that of other ages; It is also significantly higher than the age groups of 35 and above. At the same time, the age differences of the detection rate of mental anxiety risk also show similar trends.</text:p>
      <text:p text:style-name="P4">
The report shows that the so -called "depression risk" is not a "depression" diagnosed by a professional physician, but refers to the measurement of the interviewees using the standard psychological test method. The possibility of depression.</text:p>
      <text:p text:style-name="P4">
Screenshot of the cover of "Chinese National Psychological Healthy Development Report (2021 ～ 2022)"</text:p>
      <text:p text:style-name="P4">
So, what impact does the mental health of young people have on social development? Ren Ruihong, former Minister of Medical Rescue Department of the Chinese Red Cross Foundation, told this station: "This generation is actually the backbone of society, it should be the golden period of rising career, and to contribute to society. However, if the entire group (psychological) If there is a huge problem, you can imagine it like an explosive library. You don't know which day will erupt. "</text:p>
      <text:p text:style-name="P4">
<text:span text:style-name="T4">
 Female young people who follow human rights: fear but not understood </text:span>
</text:p>
      <text:p text:style-name="P4">
When it comes to the problem of mental depression, Wang Xia, who lives in a rental house in Beijing and is in a semi -lost state, told reporters that the first sentence was: "I almost jumped off the building yesterday afternoon."</text:p>
      <text:p text:style-name="P4">
Wang Xia graduated from the university for 3 or 4 years. The recent depression was due to her and her mother quarreled on the phone. She said: "When I answered the phone, she cried for a long time to her (mother), and shouted, and then I pushed the window on the balcony. At that time, I wanted to jump off the building, but my boyfriend quickly put it from behind. I hugged. "</text:p>
      <text:p text:style-name="P4">
Wang Xia has quarreled with her mother for many days, the direct reason is that she thinks that her mother is too strong and can't understand her: "Because there are too many things that my family does not want her to see." She said, "I don't want to let my mother see things" Souvenirs related to domestic human rights resistances are collected at home.</text:p>
      <text:p text:style-name="P4">
Since his college days, Wang Xia has paid attention to the issue of human rights of China. After graduation, she left her hometown to work in Beijing and continued to participate in human rights and public welfare activities. In the past two years, China's human rights and legal system has retreated, but Wang Xia still overcome his inner fear and participated in the assistance of people and young actors, including the arrested people who called for the rescue of the "white paper movement" last year. Although she did not do any "big things", she still experienced many trauma in her heart, and therefore had symptoms of anxiety and depression.</text:p>
      <text:p text:style-name="P4">
She said: "Once, I visited a family member of a friend who was in trouble. At that time, I was discovered by the National Security and was intercepted for one or two hours. That night, I started insomnia. It is difficult for me to concentrate on work and have been drinking. "</text:p>
      <text:p text:style-name="P4">
However, Wang Xia cannot relieve it by telling his family through these inner pain and pressure. She said: "My parents are all people in the system, and my mother is very desire to control. She likes to interfere with my private life and is also very contempt for my values. This feeling makes me feel disgusting and fearful."</text:p>
      <text:p text:style-name="P4">
China ’s psychological counseling services are expensive, and many so -called doctors do not have qualified qualifications. Wang Xia is also difficult to evaluate the risk of consulting such“ political depression ”. As a result, she has not been able to get good psychological counseling. In addition, the unstable work and the meager income also made her a serious sense of insecurity. She can only take antidepressants from time to time. Fortunately, her boyfriend often accompanies and gives her spiritual comfort and encouragement.<text:span text:style-name="T4">
 College students who have been "duty" by the school </text:span>
</text:p>
      <text:p text:style-name="P4">
Wang Xia's boyfriend Xiao Sun is still studying in college. They met in a group that discussed politics and came together because of the three views. However, in the school, Xiaosun is also the object of being closely monitored and suppressed by the school.</text:p>
      <text:p text:style-name="P4">
Xiaosun said that he initially refused to install the "National Anti -Fraud Center" application in accordance with the requirements of the school, opposing the program to collect personal information, and became the "objender" in the eyes of the school leader: "In fact, I didn't do anything too much too much Excessive confrontation, I did not call for others to resist with me. I just didn't pretend to be alone, but I was very low -key, but my counselor interviewed me. His attitude was actually quite bad, and talked to me. about an hour."</text:p>
      <text:p text:style-name="P4">
During the epidemic in 2022, Xiao Sun's university started from August to the outbreak of "White Paper Movement". However, the school's control regulations for students are verbally transmitted by teachers. Without text, students are dissatisfied, but it is difficult to complain. Xiaosun applied for information disclosure to the school's party committee office and requested the announcement of the relevant policy documents of the school. At that time, he also consulted a rights protection lawyer and did not expect that their WeChat private chat was discovered by the National Security.</text:p>
      <text:p text:style-name="P4">
Xiaosun said: "National Security directly found our school's defense office and asked to investigate me. I was continuously interviewed. Our principal was in charge of me. They whole me. "</text:p>
      <text:p text:style-name="P4">
Under the huge pressure, the little grandson had to give up the application for information disclosure. Later, the counselor also arranged a classmate in the same dormitory to monitor him and report his dynamics at any time. This made him feel very annoyed and fell into anxiety: "I will know that someone will stare at me at any time. I don't have any privacy and no sense of security."</text:p>
      <text:p text:style-name="P4">
Another reason why the little grandson feels anxious is that every Chinese college student is facing a huge academic pressure and employment pressure: "On the first day of enrollment, the dean gave us new students. I ca n’t find a job, only one road for postgraduate entrance examination. The entrance examination rate is so low, so everyone is basically desperate. "</text:p>
      <text:p text:style-name="P4">
On August 26, 2022, young people participated in the job fair in Beijing. (Agence France -Presse) <text:a xlink:type="simple" xlink:href="https://www.rfa.org/mandarin/yataibaodao/huanjing/kw-07062023111918.html/000_32h69ad.jpg" text:style-name="Internet_20_link" text:visited-style-name="Visited_20_Internet_20_Link">
</text:a>
<text:span text:style-name="T4">
 Nightmare in the workplace of young women in the system </text:span>
 **</text:p>
      <text:p text:style-name="P4">
Not only do students in the university feel depressed and desperate, but also young people who have been employed smoothly also feel that the status quo of social status that distorted them made them difficult to adapt. Liu Fang, who was in a small city, was diagnosed with depression after graduating from college for 4 years. She believes that this is first because the values they insist on are incompatible with the social work environment.</text:p>
      <text:p text:style-name="P4">
Liu Fang said: "If they criticize me, I am more" Chongyang Mei ", and my thoughts are westernized. I am more believed in that kind of universal value, that is, freedom and equal civil rights (people). It's equal. "</text:p>
      <text:p text:style-name="P4">
Liu Fang, who is straightforward, doesn't like blind obedience at work, and even disdain his superior. She said, so she was squeezed by the boss of the direct boss: "He feels like a emperor, and the people underneath must figure out the intention, but I am just not doing so. Picking my work, for example, I committed a small punctuation or a page number error, and he would say, do you come to work or come to play. When you have a weekly meeting, you will pick me out. , Scolding for half an hour to an hour, and this kind of PUA (referring to spiritual control) scolding. "</text:p>
      <text:p text:style-name="P4">
Liu Fang said that in addition to being publicly humiliated, her boss also had some sexual harassment behaviors, but she was directly rejected. This made her boss more dissatisfied with her. Liu Fang described that her mental abuse has been "like a nightmare" in recent years, but because the economy has continued to decline, she has not been able to find a job after the resignation, so she has to endure.</text:p>
      <text:p text:style-name="P4">
At the same time, Liu Fang also felt that the oppression of women in the entire Chinese society was still intensifying, including social hot news that harmed women such as "iron chain women" and "Tangshan beating incident", which caused huge in the heart of Liu Fang who advocated feminism. Impact: "No wonder many people say that in China, a marriage certificate is a seller. Because a man is married to you, he can beat you, scold you, slavery you, and then snatch your fertility results The results of labor. However, all people, including law, are supporting him. "</text:p>
      <text:p text:style-name="P4">
Because of being disappointed with the society, Liu Fang had been refused to fall in love, get married and had children, and was under pressure from his parents. In March of this year, the doctor confirmed that she suffered from depression.</text:p>
      <text:p text:style-name="P4">
<text:span text:style-name="T4">
 The people became more depressed after the epidemic? </text:span>
</text:p>
      <text:p text:style-name="P4">
In the past three years, the various severe epidemic control measures of the Chinese authorities have also caused serious negative impacts on the mental health of the people. Some surveys showed that during the closure of Shanghai last year, more than 40 % of Shanghai residents showed depression, and the number of psychological hotlines increased.</text:p>
      <text:p text:style-name="P4">
So after the epidemic, have people's psychological conditions improve?</text:p>
      <text:p text:style-name="P4">
"Let's say that, no one around me tells me that they are happy." Zhao Di, who is in Shanghai and is still in his 30s, told the reporter that now there is a big crisis in the country, whether it is private enterprises, state -owned enterprises or foreign companies, a lot of crisis, a lot The layoffs are very common: "In the past three years, everyone's dreams have been broken. Everyone feels that they have fallen into the bottom of the valley, and they lie flat. If you are not lucky, you carry millions of mortgage loans. There will be a feeling that life is not as good as death or every day. "</text:p>
      <text:p text:style-name="P4">
Zhao Di, who has long worked in foreign companies for a long time, said that as an important foreign window of China's economy, she only knows Hong Kong, Macao, Taiwan, and Western foreign companies that she knows. In the past two years, she has almost gone half or even 70%. In the first four months of this year, the economy has recovered slightly, but after the May Day holiday, it is a cliff -like deterioration. She explained: "Many people have found that they have not improved in these months, then I will retreat quickly and keep my life tight. In this way, I think (economy) is difficult to recover in the short term and years. Because of the recovery and reconstruction of confidence, this is based on the year (calculated). "</text:p>
      <text:p text:style-name="P4">
With the deterioration of the economic environment, what Zhao Di felt more depressed is that the space of speech was also significantly reduced, especially after the epidemic. She said: "Sometimes, I even saw that some netizens on the Internet were judged to be 'negative energy' or '" disagreement "because they talked about their unemployment, they did not get compensation, or they had to consider arbitration. The title is really inexplicable. "Zhao Di said that not only the friends around him have been blocked. Many of her online Vs who have been paying attention to on Weibo and Zhihu have also started from the epidemic, and because of the "red line" of some public opinion, And being stunned.</text:p>
      <text:p text:style-name="P4">
"When our main communication channel is cut off, everyone will feel very embarrassed, just like being covered with mouth, and then this feeling will ferment in our hearts. Sex depression. "Zhao Di said.</text:p>
      <text:p text:style-name="P4">
<text:span text:style-name="T4">
 "This society is sick" </text:span>
</text:p>
      <text:p text:style-name="P4">
Ren Ruihong, who had specialized in the youth psychological rescue project in China, told this station that the reason why Chinese young people's psychological problems are now prominent, mainly due to the high pressure and instability of the survival of the social environment.</text:p>
      <text:p text:style-name="P4">
"In the entire environment in China, we all know that economic pressure is great and social security is serious. Everyone is in a state of concern ... Many people in this generation are concerned about politics, especially in large cities. In the past They can also flip the wall and the net to complain, and now they are definitely dare not. "Ren Ruihong believes that young people in China have been squeezed under various pressures. To emotional exit.</text:p>
      <text:p text:style-name="P4">
"Most people's tolerance cannot be so good. When the extreme is reached, this negative emotion will spread throughout the society, (formed) a social depression." Ren Ruhong said.</text:p>
      <text:p text:style-name="P4">
Liu Fang mentioned earlier also told reporters that as long as you open the social media, everyone is venting their negative energy. Almost everyone has some kind of crazy thoughts: "This psychological disease has developed to this stage. I think this is not a personal problem, this is already a group trauma. "</text:p>
      <text:p text:style-name="P4">
Zhao Di said frankly: "I always feel that this society is sick, and now I can do it with one post or a few doctors." She believes that Chinese society has come to this day, everyone There are responsibilities, because many people are not a good person. "I think what everyone can do is start from themselves, don't do evil again. To be a good person, then such a society may gradually improve."</text:p>
      <text:p text:style-name="P4">
(For security considerations, young interviewees in this article Wang Xia, Xiaosun, Liu Fang, and Zhao Di are all pseudonyms.)</text:p>
      <text:p text:style-name="P4">
Reporter: Caddy Editor: He Ping.com Editor: Ruizhe</text:p>
      <text:p text:style-name="P4">
News Source: <text:a xlink:type="simple" xlink:href="https://www.rfa.org/mandarin/yataibaodao/huanjing/kw-07062023111918.html" text:style-name="Internet_20_link" text:visited-style-name="Visited_20_Internet_20_Link">
https://www.rfa.org/mandarin/yataibaodao/huanjing/kw-07062023111918.html</text:a>
</text:p>
      <!--NEWS-->
      <text:h text:style-name="P10" text:outline-level="1">
<text:span text:style-name="T4">
Vietnam high -level and China -US interaction frequently require both US aircraft carriers and connect to the Chinese high -speed rail</text:span>
</text:h>
      <text:p text:style-name="P4">
Author: https://www.facebook.com/bbcworldservice/</text:p>
      <text:p text:style-name="P4">
Publisher: BBC News 中文</text:p>
      <text:p text:style-name="P4">
Published Time: 2023-07-06T05:11:18.000Z</text:p>
      <text:p text:style-name="P4">
Modified Time: 2023-07-06T05:11:18.000Z</text:p>
      <text:p text:style-name="P4">
Description: According to analysis, after the rise of the United States and Vietnam, in recent years, it has not only become more closely related to economic and trade relations, but also has common concerns about Beijing's military expansion in the South China Sea. Vietnam's sovereignty on China has always expressed protests.</text:p>
      <text:p text:style-name="P4">
Images: ["<text:a xlink:type="simple" xlink:href="https://ichef.bbci.co.uk/news/640/cpsprodpb/18484/production/_116606499_hi065300898.jpg" text:style-name="Internet_20_link" text:visited-style-name="Visited_20_Internet_20_Link">
_116606499_hi...</text:a>
"]</text:p>
      <text:p text:style-name="P4">
Videos: []</text:p>
      <text:p text:style-name="P4">
Tags: ['中美关系', '南海', '中國', '美国', '越南', '军事']</text:p>
      <text:p text:style-name="P4">
Type: Article</text:p>
      <!--METADATA-->
      <text:h text:style-name="P12" text:outline-level="3">
<text:span text:style-name="T4">
Vietnamese high -level and China -US interaction frequently requires both US aircraft carriers and connecting the Chinese high -speed rail</text:span>
</text:h>
      <ul>
        <li>
Lu Jiahong * BBC Chinese</li>
      </ul>
      <text:p text:style-name="P4">
July 6, 2023![] <text:a xlink:type="simple" xlink:href="Images/BBC Chinese/2023-07-06T05-11-18.000Z/_116606499_hi065300898.jpg" text:style-name="Internet_20_link" text:visited-style-name="Visited_20_Internet_20_Link">
</text:a>
Image source, reuters</text:p>
      <text:p text:style-name="P4">
Image adding text,</text:p>
      <text:p text:style-name="P4">
Ruan Fuzhong has been in the Supreme Leadership of the Vietnam for more than 20 years. In October 2022, the General Secretary of the Vietnam Communist Party visited China to meet with Chinese President Xi Jinping. It was the first foreign dignitaring to visit Beijing after the 20th National Congress of the Communist Party of China.</text:p>
      <text:p text:style-name="P4">
<text:span text:style-name="T4">
 Beginning in May this year, Vietnam frequently protested due to the activities of a Chinese scientific examination ship in the South China Sea. On June 25, the USS Ronald Reagan Reagan Reagan's "Ronald Reagan" visited the Honggang of the Central Town in central Vietnam to celebrate the 10th anniversary of the "comprehensive partnership" of the United States and Vietnam. </text:span>
</text:p>
      <text:p text:style-name="P4">
Some analysts said that after the rise of China, the United States and Vietnam not only became increasingly closer to economic and trade relations, but also had a common concern for Beijing's military expansion in the South China Sea. Vietnam has always expressed protests on China's sovereign demands in the South China Sea. This week's American film "Barbie", which is about to be released in the country, has been blocked because it appears as a "South China Sea Nine Section Line" map.</text:p>
      <text:p text:style-name="P4">
Does Vietnam turn to the "pro -American Anti -China" route because of the South China Sea issue? The answer may not be. Many studies have recently pointed out that Washington has urgent to win Hanoi. Because for the senior management of the Vietnam Communist Party, it is the number one event to maintain the regime. Associate Researcher Bill Hayton told the US media.</text:p>
      <text:p text:style-name="P4">
Professor Tuongvu, director of the US -Vietnam Research Center of the University of Oranga, also said that for the high -level senior management of the Vietnam, the dispute in the South China Sea is not as important as the outside world thinks. He told BBC Chinese: "They (Yue Communist Party) hate this issue because it threatens the survival of the regime, which is what they really care about. At the same time, they try to use this issue to gain benefits from the United States, including assistance and entering the US market Opportunity."</text:p>
      <text:p text:style-name="P4">
<text:a xlink:type="simple" xlink:href="https://www.bbc.com/zhongwen/simp/world-53398946" text:style-name="Internet_20_link" text:visited-style-name="Visited_20_Internet_20_Link">
For the first time in the United States, China claims in the "Nine Section Line" in the South China Sea, accusing China of "illegal" operations</text:a>
<text:span text:style-name="T5">
 <text:a xlink:type="simple" xlink:href="https://www.bbc.com/zhongwen/simp/business-61378286" text:style-name="Internet_20_link" text:visited-style-name="Visited_20_Internet_20_Link">
Vietnamese exports further leading Shenzhen's discussion that caused too much prevention in China</text:a>
</text:span>
 <text:a xlink:type="simple" xlink:href="https://www.bbc.com/zhongwen/simp/chinese-news-43547482" text:style-name="Internet_20_link" text:visited-style-name="Visited_20_Internet_20_Link">
China Soft Power: "Red Sea Action" touch the Vietnam sensitive area</text:a>
* <text:a xlink:type="simple" xlink:href="https://www.bbc.com/zhongwen/simp/world-55885383" text:style-name="Internet_20_link" text:visited-style-name="Visited_20_Internet_20_Link">
The General Secretary of the Communist Party of China Ruan Fuzhong rarely re -elected will become the "core" of the Vietnamese version of the power.</text:a>
</text:p>
      <text:p text:style-name="P4">
However, Harrisonpretat, an associate researcher at the US Think Tank Strategy and International Research Center (CSIS), believes that "Vietnam want He told BBC that the South China Sea is particularly important to Vietnam, especially involving offshore energy resources. However, between Vietnam needs to be balanced between maintaining political and economic relations with China and the South China Sea issues. He said that if the interaction between Hanoi and the United States is considered too friendly or supported by the US regional strategy that is regarded as anti -China, it may take the risk of damage to Beijing.</text:p>
      <text:p text:style-name="P4">
In October 2022, the General Secretary of the Communist Party of Vietnam met Ruan Fuzhong met with Chinese President Xi Jinping. He was the first foreign dignitaries to visit Beijing after the 20th National Congress of the Communist Party of China. At the end of June, at the same time when Liden visited Langang, Vietnamese Prime Minister Pham Minh Chinh was invited by Chinese Prime Minister Li Qiang to arrive in Beijing and started his first visit to China after he took office.</text:p>
      <text:p text:style-name="P4">
When Fan Mingzheng met with Chinese President Xi Jinping on June 27, he rarely mentioned the possibility of researching and developing high -speed railway cooperation between the two countries. At the same time, he called on China to continue to accelerate the opening of Vietnamese agricultural products into the Chinese market. According to the Taiwan Media Central News Agency, in the past, during the high -level and high -level meetings of the Yue, Yuefang repeatedly mentioned the willingness to increase the volume of bilateral railways, but it publicly mentioned that the plan to connect the high -speed railway between the two countries is quite rare. Xi Jinping stated that he was willing to import more Vietnamese products. At the same time, he called on "the two parties should jointly oppose the 'detachable chain' and oppose the generalization of economic and scientific and technological issues."</text:p>
      <text:p text:style-name="P4">
Image source, getty images</text:p>
      <text:p text:style-name="P4">
Image adding text,</text:p>
      <text:p text:style-name="P4">
In April this year, US Secretary of State Brills visited Vietnam to meet with Ruan Fuzhong to celebrate the tenth anniversary of the "comprehensive partnership" of the United States and Vietnam.</text:p>
      <text:h text:style-name="P12" text:outline-level="3">
<text:span text:style-name="T4">
American playing Vietnam?</text:span>
</text:h>
      <text:p text:style-name="P4">
The Reagan aircraft carrier visited Vietnam's port at the end of June. This is the third visit since the end of the Vietnam War. Treatment of the attention of all walks of life and Beijing's warnings.</text:p>
      <text:p text:style-name="P4">
Pretta told BBC that the visit was an important sign of the United States and Vietnam's coordination and enhancement, indicating that Vietnam welcomed the United States' navy in the region (compared with China's opposition). Liden's visit to Langang was after the South China Sea dispute occurred in the Vietnam. At that time, the Chinese ship sailed in the exclusive economic zone of Vietnam at that time. The analysis may be to challenge Vietnam's oil and natural gas mining.</text:p>
      <text:p text:style-name="P4">
Su Ziyun, a researcher at the "Institute of Defense Security" in Taiwan's official think tank, said that from the perspective of geographical strategy, Vietnam is the last puzzle that surrounds China. He analyzed that Donaldtrump's strategy during Trump was to attract Vietnam and North Korea to block China in close range. During the Bayeng period, it gave up North Korea and focused on consolidating South Korea, Japan, Taiwan, and the Philippines. Therefore, Vietnam became the last geographical puzzle of Biden. Su Ziyun emphasized that Vietnam is facing the South China Sea, so geographical importance is second only to the first island chain country facing the Pacific "outer rays", but it is still attractive for Russia and China of the "inside line". Rent the naval base at Jinlan Bay as the southern base of its Pacific Fleet.</text:p>
      <text:p text:style-name="P4">
Image source, @Spokespersonchn Twitter</text:p>
      <text:p text:style-name="P4">
Image adding text,Professor Su believes that Vietnam's strategic attitude is to play an American brand "may even accept US military aid." Therefore, in the Latin American system of Hanoi, the former colonial country France dispatched military aircraft for short -term visits to the station, which is obviously a strategy of power balance.</text:p>
      <text:p text:style-name="P4">
Su Ziyun told the BBC that the US -Vietnam security relations will be closer. For example, former US President Obama (Obama, Obama) canceled restrictions on Vietnamese military sales in 2016. After taking office, Trump began to provide unpaid military aid for Vietnam, with a total of 92 million US dollars in 2022. "With the poor performance of the Russian military reserve in Ukraine, this makes Vietnam's future military reserve may turn to the West (India has already appeared this effect), which will be more beneficial to the expansion of the United States with the security and military cooperation with Vietnam. The net is further carried out, "he said. However, Price told the BBC that the interview of the Riden may not be as important as the outside world. Because, in a sense, this may be made up for an interview, because Vietnam canceled a plan last year.</text:p>
      <text:p text:style-name="P4">
In addition, the United States has always hinted that Hanoi is willing to upgrade bilateral relations to "strategic partnerships."</text:p>
      <text:p text:style-name="P4">
However, some analysts said that the Vietnamese cards that the United States played in order to block China is not as successful as the outside world, or there is still a long way to go.</text:p>
      <text:p text:style-name="P4">
Haydn at the Chartham Institute said, "Vietnamese leadership is Leninist who regards the democracy supported by the United States as the biggest threat. Compared with the United States, China's problem is insignificant."</text:p>
      <text:p text:style-name="P4">
The latest published "Economist" refers to Vietnam, India and Taiwan as Beijing's opponents in Asia. However, many analysis believes that the economic connection between Vietnam and China is too deep, and it is impossible to join the United States to block China.</text:p>
      <text:p text:style-name="P4">
Professor Zacharyabuza, a professor at the National War of the Washington National War, said in an interview with VOA that Beijing was confident that "Vietnam knew that he was an independent actor and firmly refused to take any action to be considered to be hostile to China by Beijing." He suggested that the White House must recognize the sensitive issues that Hanoi cares about, "it cannot be clearly improved to improve Vietnamese relations with China."</text:p>
      <text:p text:style-name="P4">
From these analysis, the United States is looking forward to upgrading relations with Vietnam this year, from the third diplomatic level of Hanoi to the second level (China, India, Russia and South Korea is the first level), which seems to be unlikely to meet the standards under the influence of Beijing. The United States is the main investment country of Vietnam, the largest export market in Vietnam, but China is the largest trading partner in Vietnam, which is also vital to Vietnam's manufacturing industry.</text:p>
      <text:p text:style-name="P4">
<text:a xlink:type="simple" xlink:href="https://www.bbc.com/zhongwen/simp/world-53579248" text:style-name="Internet_20_link" text:visited-style-name="Visited_20_Internet_20_Link">
Vietnam frequently discovered the Chinese smuggling, the authorities strengthened border control</text:a>
<text:span text:style-name="T5">
 <text:a xlink:type="simple" xlink:href="https://www.bbc.com/zhongwen/simp/chinese-news-53417746" text:style-name="Internet_20_link" text:visited-style-name="Visited_20_Internet_20_Link">
The Great Wall of Sand Fort in China "exacerbated the US -China confrontation</text:a>
</text:span>
 <text:a xlink:type="simple" xlink:href="https://www.bbc.com/zhongwen/simp/world-45160084" text:style-name="Internet_20_link" text:visited-style-name="Visited_20_Internet_20_Link">
China's geopolitical forces and the Mekong Ecological Holocaust</text:a>
</text:p>
      <text:p text:style-name="P4">
Image source, Google/Digital Globe</text:p>
      <text:p text:style-name="P4">
Image adding text,</text:p>
      <text:p text:style-name="P4">
In 2020, Xisha District and Nansha District, Sansha City, Hainan Province, China, caused a rebound in Vietnam and issued a statement to protest. The United States, which deployed the Indo -Pacific strategy, also responded. The Xisha Islands are under actual control of China.</text:p>
      <text:p text:style-name="P4">
Reuters quoted Vietnamese officials that although the United States hopes that the upgrading of diplomatic relations with Vietnam is largely symbolic, "but Vietnam's leaders are hesitant and worry about China may retaliate." (Bicht. Tran) Tell Reuters, "Considering the intensified competition between China and the United States and the distance between China and Vietnam, Hanoi may not want to formally upgrade a comprehensive partnership with Washington."</text:p>
      <text:p text:style-name="P4">
Dr. Huynh Tamsang, the National University of Ho Chi Minh City, Tamsang, told BBC Chinese that in order to offset China's increasing pressure in the South China Sea region, Hanoi now really requires the support of the United States, especially in terms of security and defense. But the leaders of Hanoi also need China's political support to maintain and strengthen the status and legality of the Vietnamese Communist Party: "I believe that Vietnam will continue to take a hedging strategy." He said that the connection between Hanoi and Beijing due to ideology and economic exchanges are connected. Being close, becoming an American allies at the expense of Sino -Vietnam relations will undoubtedly cause criticism and revenge from Beijing leaders.</text:p>
      <text:p text:style-name="P4">
Professor Wu Youxiang University of Orean University believes that, in fact, for many years, there have been no qualitative changes in the relations between the United States and China and the Vietnam. For example, every summer, Zhongnanhai dispatched some ships to the disputed area of the South China Sea to declare sovereignty, while Hanoi responded symbolically, so that the outside world believes that they care about the South China Sea issue. "Vietnam wants the United States to maintain expectations, and hope that in the future, it can establish a closer relationship with Vietnam, so that they will not criticize Vietnam's increasingly obvious human rights violations." He told the BBC.</text:p>
      <text:p text:style-name="P4">
Image source, getty images</text:p>
      <text:p text:style-name="P4">
Image adding text,</text:p>
      <text:p text:style-name="P4">
Vietnam's economic achievements have been quite eye -catching in recent years.</text:p>
      <text:h text:style-name="P12" text:outline-level="3">
<text:span text:style-name="T4">
Vietnamese folk attitude towards China</text:span>
</text:h>
      <text:p text:style-name="P4">
According to Pewresaerch's investigation in recent years, Vietnamese folk attitude towards the Chinese government has become deeper and deeper. A survey released by the center in August 2017 shows that Vietnam is the country in the Asia -Pacific region, the most unreasonable country in China, surpassing Japan, which has been in harmony with China for a long time. Only 10%of Vietnam's respondents like China. Moreover, the Pew report pointed out that Vietnam ranked first among countries that regarded "China's economic power growth" as bad things. At the same time, when asked about Xi Jinping's positive impact on the global international situation, Vietnamese are the worst confidence among all countries.</text:p>
      <text:p text:style-name="P4">
Analysis of the rise of the Vietnamese society's anti -China atmosphere. Professor Huang Qiongzheng, a research expert at the University of Political Science of Taiwan, pointed out that in Vietnam in authoritarian countries, the lack of civic society, and the people's anti -China attitude has been led by the government, and in recent years, it has become increasingly strengthened. But she emphasized that the Vietnamese folk anti -medium atmosphere did not happen after the rise of China.</text:p>
      <text:p text:style-name="P4">
After that, after the Vietnam of Vietnam ruled Vietnam, the operation became more and more obvious, "even shaking the relationship between Vietnam." Professor Huang emphasized that the official Chinese policy is inconsistent with folk emotions and has caused many contradictions. In other words, Hanoi often needs to face the problems of how to balance the "consolidation of the people's hearts" and "national interests".</text:p>
      <text:p text:style-name="P4">
For example, in the anti -mid -to -medium atmosphere, if the Vietnamese government is unable to justice to Beijing, the people's disappointment with the government will also fight against the Vietnamese government. For example, in 2014, when China moved the drilling platform HD981 to Vietnam, Vietnam believed that there was a sea area where the ownership had the right to belong to the Chinese area, and many foreign factories in Pingyang Province in the south were destroyed, and the government took a laissez -faire attitude. In June 2018, the people of Vietnam believed that the newly launched "Special Economic Zone Law" will be preferentially treated in China, causing tens of thousands of people to protest on the streets and shocked Hanoi high -level.</text:p>
      <text:p text:style-name="P4">
News Source: <text:a xlink:type="simple" xlink:href="https://www.bbc.com/zhongwen/simp/world-66109659" text:style-name="Internet_20_link" text:visited-style-name="Visited_20_Internet_20_Link">
https://www.bbc.com/zhongwen/simp/world-66109659</text:a>
</text:p>
      <!--NEWS-->
      <text:h text:style-name="P10" text:outline-level="1">
<text:span text:style-name="T4">
Li Yan, an international singer in Chinese music, died of depression at the age of 48</text:span>
</text:h>
      <text:p text:style-name="P4">
Author: https://www.facebook.com/bbcworldservice/</text:p>
      <text:p text:style-name="P4">
Publisher: BBC News 中文</text:p>
      <text:p text:style-name="P4">
Published Time: 2023-07-06T06:20:43.000Z</text:p>
      <text:p text:style-name="P4">
Modified Time: 2023-07-06T06:20:43.000Z</text:p>
      <text:p text:style-name="P4">
Description: As a well -known singer in Asia, she opened up a world for Chinese singers on the international stage.</text:p>
      <text:p text:style-name="P4">
Images: ["<text:a xlink:type="simple" xlink:href="https://ichef.bbci.co.uk/news/640/cpsprodpb/146E/production/_130303250_whatsubject.jpg" text:style-name="Internet_20_link" text:visited-style-name="Visited_20_Internet_20_Link">
_130303250_wh...</text:a>
"]</text:p>
      <text:p text:style-name="P4">
Videos: []</text:p>
      <text:p text:style-name="P4">
Tags: ['娛樂', '中國', '台湾', '心理健康', '香港', '亚洲', '健康卫生 ', '社交媒体', '妇女健康']</text:p>
      <text:p text:style-name="P4">
Type: Article</text:p>
      <!--METADATA-->
      <text:h text:style-name="P12" text:outline-level="3">
<text:span text:style-name="T4">
died of depression at the age of 48, 48 years old</text:span>
</text:h>
      <text:p text:style-name="P4">
July 6, 2023![] <text:a xlink:type="simple" xlink:href="Images/BBC Chinese/2023-07-06T06-20-43.000Z/_130303250_whatsubject.jpg" text:style-name="Internet_20_link" text:visited-style-name="Visited_20_Internet_20_Link">
</text:a>
Image source, getty images</text:p>
      <text:p text:style-name="P4">
Image adding text,</text:p>
      <text:p text:style-name="P4">
Li Yan has repeatedly appeared on the international stage as a singer many times</text:p>
      <text:p text:style-name="P4">
<text:span text:style-name="T4">
 Chinese singer Coco Lee, a Chinese singer in Asian pop music in the 1990s and 2000s, died a few days ago at the age of 48. </text:span>
</text:p>
      <text:p text:style-name="P4">
Sister Li Silin announced to the media on Wednesday (July 5) to announce the death of her sister, which said that Li Yan had suffered from depression in recent years.</text:p>
      <text:p text:style-name="P4">
Li Silin posted on social media <text:a xlink:type="simple" xlink:href="https://www.facebook.com/watch/" text:style-name="Internet_20_link" text:visited-style-name="Visited_20_Internet_20_Link">
post</text:a>
It is said that Li Yan "after a long period of struggle with the illness, unfortunately, the condition has changed sharply recently and gave birth to at home on July 2."</text:p>
      <text:p text:style-name="P4">
She said that Li Yan had been coma since he was sent to the hospital, and his rescue was invalid. He resigned with the world on July 5.</text:p>
      <text:h text:style-name="P12" text:outline-level="3">
<text:span text:style-name="T4">
International Chinese singer pioneer</text:span>
</text:h>
      <text:p text:style-name="P4">
Li Yan was born in Hong Kong in 1975 and moved to San Francisco (San Francisco) with his family at the age of 9. In 1991, at the age of 16, she won the "Miss Chinatown Ms. Miao Ling" championship on the local Chinatown.</text:p>
      <text:p text:style-name="P4">
Two years later, she returned to Hong Kong to participate in the rookie singer contest of Hong Kong Wi -Raid TV (TVB). Essence</text:p>
      <text:p text:style-name="P4">
In the early years, she used a doctor as a volunteer. She also studied biology at the University of California, but entered the entertainment industry after a year.</text:p>
      <text:p text:style-name="P4">
She released her first two Mandarin albums in 1994, and then released Mandarin, Cantonese and English albums, and enjoys a well -known in Asian music scene.</text:p>
      <text:p text:style-name="P4">
In the era when Chinese movies and culture entered the Western market and audience vision, Li Yan also entered the field of American films and music. She presented the protagonist Hua Mulan in the Mandarin Voices of the Disney cartoon "Mulan" and sang the theme song "I" in the Mandarin version.</text:p>
      <text:p text:style-name="P4">
Image source, getty images</text:p>
      <text:p text:style-name="P4">
Image adding text,</text:p>
      <text:p text:style-name="P4">
Li Yan sang at the 2001 Oscar Gold Awards Awards</text:p>
      <text:p text:style-name="P4">
In 1999, starring Julia Roberts, Julia Rosa) and Richard Gere (Runawaybride "," Runaway Best "), the theme The song "BEFORE I Fall in Love" is also sung by Li Yan.</text:p>
      <text:p text:style-name="P4">
In the same year, she performed at Michael Jackson (Michael Jackson (Migo), led at a charity concert hosted by South Korea.</text:p>
      <text:p text:style-name="P4">
In 2000, Li Yan sang the two Chinese and English version of the theme song "Moonlight Love" and "A Love Beforetime" in the Chinese and English of the movie "Crouching Tiger, Best original song nomination work.</text:p>
      <text:p text:style-name="P4">
At the Oscar awards ceremony, actress Juliastiles said in the performance of Li Yan: "Combining the charm and texture of Eastern music with the orchestral color and keen lyrics of Western culture. The amazing movie, its magic is truly reflected in this moving love song. "</text:p>
      <text:p text:style-name="P4">
"Moonlight Love" also won the Best Movie Song Award in the Hong Kong Film Awards in the same year.</text:p>
      <text:p text:style-name="P4">
In 2002, former Chinese basketball superstar Yao Ming landed in the American Professional Basketball League (NBA) and joined the Houston Rockets. Li Yan sang the American national anthem as a guest in the ceremony of the NBA that year, and became the United States in major sports events in the major sports event. Chinese singer of the national anthem.</text:p>
      <text:p text:style-name="P4">
In recent years, Li Yan has been active in mainland China. He has served as a judge in the "Voice of the Chinese Dream". He also participated in the Hong Kong music variety show "The Sound of the Wet", which was transferred to the 25th anniversary of Hong Kong's sovereignty last year.</text:p>
      <text:p text:style-name="P4">
Image source, getty images</text:p>
      <text:p text:style-name="P4">
Image adding text,</text:p>
      <text:p text:style-name="P4">
Li Yan has appeared in movies and music works made by Disney</text:p>
      <text:p text:style-name="P4">
Sister Li Yinchun said that 2023 was the 30th anniversary of Li Yan's debut.</text:p>
      <text:p text:style-name="P4">
On New Year's Eve this year, Li Yan posted on Instagram that she "faced the major difficulty in changing life" in the previous year, describing 2022 is "extremely difficult year."</text:p>
      <text:p text:style-name="P4">
"In the past 29 years, she has worked hard to develop a new world for the Chinese singers in the international music scene in addition to the endless happiness and surprise, and she has been going all out to glow for the Chinese. We are proud of her."</text:p>
      <text:p text:style-name="P4">
Image source, getty images</text:p>
      <text:h text:style-name="P12" text:outline-level="3">
<text:span text:style-name="T4">
"The Significant Significant Smile"</text:span>
</text:h>
      <text:p text:style-name="P4">
"Trart" released on February 14 this year is the last single published by Li Yan before his death.</text:p>
      <text:p text:style-name="P4">
In March, she said on Facebook that she touched the old injury during a dance rehearsal last year, and then underwent pelvic and thigh surgery.</text:p>
      <text:p text:style-name="P4">
It is reported that she couldn't walk after the operation and worried that she would not dance as in the past.</text:p>
      <text:p text:style-name="P4">
In 2011, Li Yan married Brucerockowitz, former president of the Hong Kong supply chain giants, who has been in love for eight years. Mars) and Aliciakeys attended the wedding and sang.</text:p>
      <text:p text:style-name="P4">
After the marriage, the two of them raised the two daughters of the marriage before the Yulimin.</text:p>
      <text:p text:style-name="P4">
In recent years, there are rumors that the two have been separated, but Li Yan has never responded to this.</text:p>
      <text:p text:style-name="P4">
On Wednesday, Li Yan's sisters said in Facebook post: "I hope that in addition to missing COCO, I also hope that you will share the bright smile of her logo, treat others sincerely, and pass the kind and love to everyone around you, and continue Coco's wish - - Let everyone around her feel her love and happiness. "</text:p>
      <text:p text:style-name="P4">
Image source, reuters</text:p>
      <text:p text:style-name="P4">
Image adding text,</text:p>
      <text:p text:style-name="P4">
<text:span text:style-name="T4">
 Cherish life, suicide cannot solve the problem, and life can definitely find a way out. </text:span>
</text:p>
      <text:p text:style-name="P4">
<text:span text:style-name="T4">
 If you have to consult or related assistance, please contact: </text:span>
</text:p>
      <ul>
        <li>
Mainland China (+86): Hope 24 hotline 4001619995 * Hong Kong (+852): Samaria to prevent suicide from 23892222; love Xiang Qingxuan 18288; Life Hotline 2382 0000 * Macau (+853): Macau loves life Hotline 2852 5222 * Taiwan (+886): Lifeline 1995; Teacher Zhang's service line 1980; Taiwan's suicidal prevention and control center 0800 788 995 * Singapore (+65): Samaritans of Singapore (SOS) 1800 221 4444 * Malaysia (Malaysia (Malaysia ( +60: Life Line Association(03)4265 7995；Befrienders(03)7956 8145 * British (+44): BBC Action Line <text:a xlink:type="simple" xlink:href="https://www.bbc.com/actionline" text:style-name="Internet_20_link" text:visited-style-name="Visited_20_Internet_20_Link">
www.bbc.co.uk/actionline</text:a>
; Samaria Council 08457 90 90 90 * All parts of the world: <text:a xlink:type="simple" xlink:href="http://befrienders.org/" text:style-name="Internet_20_link" text:visited-style-name="Visited_20_Internet_20_Link">
Befrienders International</text:a>
</li>
      </ul>
      <text:p text:style-name="P4">
News Source: <text:a xlink:type="simple" xlink:href="https://www.bbc.com/zhongwen/simp/chinese-news-66117881" text:style-name="Internet_20_link" text:visited-style-name="Visited_20_Internet_20_Link">
https://www.bbc.com/zhongwen/simp/chinese-news-66117881</text:a>
</text:p>
      <!--NEWS-->
      <text:h text:style-name="P10" text:outline-level="1">
<text:span text:style-name="T4">
The United States and Europe's policies to China: From "decourse" to "de -risk" strategy or condense consensus?</text:span>
</text:h>
      <text:p text:style-name="P4">
Author: https://www.facebook.com/bbcworldservice/</text:p>
      <text:p text:style-name="P4">
Publisher: BBC News 中文</text:p>
      <text:p text:style-name="P4">
Published Time: 2023-07-06T06:39:03.000Z</text:p>
      <text:p text:style-name="P4">
Modified Time: 2023-07-06T06:39:03.000Z</text:p>
      <text:p text:style-name="P4">
Description: "Risk -de -risk" represents the strategic turn of Europe and the United States to China? Or is strategic refinement? More importantly, what are the considerations behind the "de -risk" and why China opposes it?</text:p>
      <text:p text:style-name="P4">
Images: ["<text:a xlink:type="simple" xlink:href="https://ichef.bbci.co.uk/news/640/cpsprodpb/B1B8/production/_111769454_whatsubject.jpg" text:style-name="Internet_20_link" text:visited-style-name="Visited_20_Internet_20_Link">
_111769454_wh...</text:a>
"]</text:p>
      <text:p text:style-name="P4">
Videos: ["<text:a xlink:type="simple" xlink:href="https://www.bbc.com/ws/av-embeds/cps/zhongwen/simp/chinese-news-66117744/p0ffg17s/zh-hans" text:style-name="Internet_20_link" text:visited-style-name="Visited_20_Internet_20_Link">
zh-hans</text:a>
"]</text:p>
      <text:p text:style-name="P4">
Tags: ['歐洲', '中美关系', '中國', '欧洲联盟', '经济']</text:p>
      <text:p text:style-name="P4">
Type: Article</text:p>
      <!--METADATA-->
      <text:h text:style-name="P12" text:outline-level="3">
<text:span text:style-name="T4">
U.S. and European policy: From the "decourse" to "risk" strategy or consensus consensus?</text:span>
</text:h>
      <text:p text:style-name="P4">
July 6, 2023![] <text:a xlink:type="simple" xlink:href="Images/BBC Chinese/2023-07-06T06-39-03.000Z/_111769454_whatsubject.jpg" text:style-name="Internet_20_link" text:visited-style-name="Visited_20_Internet_20_Link">
</text:a>
Image source, getty image</text:p>
      <text:p text:style-name="P4">
Image adding text,</text:p>
      <text:p text:style-name="P4">
After the epidemic, multinational companies moved out of the production capacity out of China for the consideration of decentralized risks.</text:p>
      <text:p text:style-name="P4">
<text:span text:style-name="T4">
 In the past three months, "De-Risking" is undoubtedly a hot word in social media. The "decoupled" theory of the United States policy in the United States under Trump under the rule of Trump before. </text:span>
</text:p>
      <text:p text:style-name="P4">
It is believed that the concept of "de -risk" was first proposed by the European Commission Chairman Ulsula von Delain in March, and the G7 summit was written to the G7 summit to the communiqué, and the diplomatic visits in June and July were being visited by June and July. Repeatedly mentioned that "de -risk" became the latest consensus dominated by the West of China.</text:p>
      <text:p text:style-name="P4">
From "decoupling" to "risk", does this represent the strategic shift of Europe and the United States to China? Or is strategic refinement? More importantly, what are the considerations behind the "de -risk" and why China opposes it? BBC Chinese combing and interviews for in -depth analysis.</text:p>
      <text:p text:style-name="P4">
<text:a xlink:type="simple" xlink:href="https://www.bbc.com/zhongwen/simp/chinese-news-65915282" text:style-name="Internet_20_link" text:visited-style-name="Visited_20_Internet_20_Link">
Why do the United States end China's "developing country" status</text:a>
<text:span text:style-name="T5">
 <text:a xlink:type="simple" xlink:href="https://www.bbc.com/zhongwen/simp/world-65997546" text:style-name="Internet_20_link" text:visited-style-name="Visited_20_Internet_20_Link">
Li Qiang visited Germany and France to test the EU's "de -risk" bottom line</text:a>
</text:span>
 <text:a xlink:type="simple" xlink:href="https://www.bbc.com/zhongwen/simp/science-65854500" text:style-name="Internet_20_link" text:visited-style-name="Visited_20_Internet_20_Link">
Why does the US -China Semiconductor War entering the artificial intelligence AI chip in Deepwater District become the key</text:a>
### "Deepening Risk" Consensus</text:p>
      <text:p text:style-name="P4">
In a speech at the end of March, Feng Delin set the tone for his upcoming China trip.</text:p>
      <text:p text:style-name="P4">
On the one hand, she emphasized that "decoupling" with China is neither feasible nor in the interests of European interests. Therefore, Europe did not respond to Trump's initiative to "decoupling" with China at that time. As soon as the words turned around, she said, this is why we will focus on "de -risk".</text:p>
      <text:p text:style-name="P4">
In other words, "risk" is relative to the word "decoupling".</text:p>
      <text:p text:style-name="P4">
<text:a xlink:type="simple" xlink:href="https://www.bbc.com/ws/av-embeds/cps/zhongwen/simp/chinese-news-66117744/p0ffg17s/zh-hans" text:style-name="Internet_20_link" text:visited-style-name="Visited_20_Internet_20_Link">
Video-1-Link:/WS/AV-EMBEDS/CPS/ZHONGWEN/SIMP/Chinese-News-66117744/P0FFG17S/ZH-HansS</text:a>
<text:span text:style-name="T4">
 Your equipment does not support playing multimedia materials </text:span>
 video plus injection text,</text:p>
      <text:p text:style-name="P4">
French President Emmanuel Macron arrived in China on April 5, 2023 for a three -day visit. EU Chairman Ursula Von Derleyen also visited at the same time.</text:p>
      <text:p text:style-name="P4">
"Delayed" is a common word in Trump's speech. For example, in an interview in August 2020, Trump said that the Sino -US economy may be decoupled. He said, "We do not need to do business with China. Later, he talked about the decourse and said, "That is to say, if I am sure they do not treat us in the right way, I will definitely do that."</text:p>
      <text:p text:style-name="P4">
In the past three months, from Biden to Macron, European and American leaders quickly accepted the new word "risk".</text:p>
      <text:p text:style-name="P4">
On April 27, the word Jack Shalin, a US National Security Consultant, used the word in a policy speech, "We are pursuing risks instead of decoupling ... Risks fundamentally mean the flexible and effective supply chain, Make sure we will not be coerced by any country. "</text:p>
      <text:p text:style-name="P4">
Then, at the G7 summit in Japan in May, the "de -risk" was accepted by the Seventh Kingdom Group as a whole and was officially written into the bulletin.</text:p>
      <text:p text:style-name="P4">
From July 6th to 9th, US Finance Minister Yellen visited China. At a hearing of the House of Representatives of Congress before the trip, she continued to explain the word. She said that despite the need to propose reports of Chinese infringement of human rights, decoupling with China will be "a huge mistake". Americans can buy in China in China. The cheaper products that are cheaper to "greatly benefit", and China also benefits from exporting products from the United States, which is also conducive to the US economy. "This is why stopping trade with China will be disastrous. Risks to risks. ? Very good. Described? Absolutely not. "</text:p>
      <text:p text:style-name="P4">
Image source, getty images</text:p>
      <text:p text:style-name="P4">
"I can imagine this word, either everyone thinks about meditation, and then a president calls with another Prime Minister, everyone coordinated, in recent months, mention the word. Saying 'Risk -risk', other leaders patted the table, saying that the word is good, we also use it, "a scholar who has taught in the Mainland and Hong Kong Business School for a long time told BBC in Chinese. He said that the most important role of this word is to clear the boundary with Trump's bottomless line of diplomacy, which appears rational and responsible, and does not offend voters who have already hatred Chinese.</text:p>
      <text:h text:style-name="P12" text:outline-level="3">
<text:span text:style-name="T4">
Europe</text:span>
</text:h>
      <text:p text:style-name="P4">
After careful investigation, the starting point of "risks" in Europe and the United States is different.</text:p>
      <text:p text:style-name="P4">
The German media "Commercial Daily" explained that the Russian and Ukraine War made Europe alert and relying on opponents in economics, which will cause Europe to fall into a terrible situation, so it is necessary to "risk." Different from "decoupling", the purpose of "de -risk" is not to be economical in economics, but to enhance Europe's own economic pressure resistance.</text:p>
      <text:p text:style-name="P4">
National Security Consultant Sarawon said that risks focused on high -tech, especially semiconductor fields to prevent China from surpassing the West. The United States is actually doing it, and the "small courtyard wall" is built in the fields of chips. And it seems to be significant -according to the latest data from the SEMI of the Global Industry Association, under the US trade sanctions, the sales of Chinese chip equipment decreased by 23%year -on -year in the first quarter of this year, while global chip equipment sales increased by 9%.</text:p>
      <text:p text:style-name="P4">
In other words, Europe has strengthened its own industrial chain security for its own ability to resist risk, so as to transfer some industrial chains to achieve the purpose of "risk" to China. The United States has risks to the height of strategic competition through the strict restrictions of key areas to remove China as its main strategic competitors that surpass or even threaten its own risks.</text:p>
      <text:p text:style-name="P4">
Image source, reutersBefore and after the epidemic, the geopolitical relations between Europe and the United States and China have also deteriorated sharply, which has exacerbated the differences in issues such as Xinjiang, Hong Kong, Taiwan, and Russia. The United States has launched Friend-SHORING, calling on the supply chain to transfer to "countries with common values."</text:p>
      <text:p text:style-name="P4">
The above -mentioned scholars said that "risk" is the product of the two trends. It has enough vagueness, because Europe, America and Japan can define their "risks" when facing China.</text:p>
      <text:p text:style-name="P4">
Liu Ningrong, dean of the University of Hong Kong's Chinese School of Commerce, wrote that, for European, American, Japanese and other countries, although the meaning of "de -risk" is not the same, it can become the largest convention for their policy in the post -new era in the post -new era. The mainstream view of the European Union is to emphasize that "de -risk" is different from "decoupling", not isolation China, but to enhance Europe's own economic pressure resistance. For the United States, compared with "decoupling", the word is more neutral and easier to accept the world, but the United States will not change the strategy of decoupling in the high -tech field because of this, nor will it give up to block and isolate China. The established policy.</text:p>
      <text:h text:style-name="P12" text:outline-level="3">
<text:span text:style-name="T4">
China's "de -risk"</text:span>
</text:h>
      <text:p text:style-name="P4">
Western public opinion generally believes that shifting from "decoupling" to "risks" is "Songkou" in Europe, America and Japan, and trying to dilute the tension with China's tension and camp.</text:p>
      <text:p text:style-name="P4">
But China has not been so positive at the official level.</text:p>
      <text:p text:style-name="P4">
Not long ago, Prime Minister Li Qiang visited Germany. He shouted to the business community that you have me and me among the world economy. You should dialectically treat the dependence. "Not cooperating is the biggest risk, and not development is the biggest insecurity."</text:p>
      <text:p text:style-name="P4">
Xinhua News Agency's reports even more toughly pointed out that the purpose of "de -risk" is to equate China and "risks" to seduce the Latin alliances from the past to "decoupling" in the past because of the United States' pressure on China. In order to take the initiative to "de -risk" and then "de -Chineseize" the spontaneous state, it has achieved its overall "decoupling" to contain strategic assistance to the United States.</text:p>
      <text:p text:style-name="P4">
"Although China has a great response, in fact, China should be grateful to a certain extent. This is a compromise made by the recognition of China's importance." The above scholars said that under Western democracy as a whole, it is impossible to make 180 degrees changes. In particular, when China threatened to become a rare consensus in Western society, it can only use "de -risk" as a pragmatic attitude. Although it is still emphasizing that China is a "risk", it also acknowledges that it is decoupled from China and cannot afford it. In this context, China has a game with the West.</text:p>
      <text:p text:style-name="P4">
Image source, reuters</text:p>
      <text:p text:style-name="P4">
In fact, China is also "risk."</text:p>
      <text:p text:style-name="P4">
In July 2020, China also proposed the "new development pattern" promoted by "domestic large cycles" and "domestic and international dual cycles" -s. "Circulation" is summarized. This policy indicates that China's strategic focus will turn to local demand and technological development.</text:p>
      <text:p text:style-name="P4">
At that time, there was a point of view that it was to reduce the dependence of the foreign economy so that under extreme circumstances, such as the Taiwan Strait War, facing economic sanctions in Europe, America and Japan, and maintaining a normal operation economy. After the outbreak of the Russian and Ukraine War, this view was even more arrogant.</text:p>
      <text:h text:style-name="P12" text:outline-level="3">
<text:span text:style-name="T4">
The consequences of trade fragmentation</text:span>
</text:h>
      <text:p text:style-name="P4">
Even if the economy is completely decoupled as the economy of the United States and the Soviet Union during the Cold War, under the guidance of "de -risk" thinking, it will also lead to the "fragmented" of global trade, although in many scholars, during the epidemic, this fragmentation trend has already been form.</text:p>
      <text:p text:style-name="P4">
Singapore Deputy Prime Minister Huang Xuncai said that "a fragmented global economy will split world division into a regional group that competes with each other. Trade, investment, and ideas will be reduced -and these are the key factor that helps us achieve economic progress." Essence</text:p>
      <text:p text:style-name="P4">
The above -mentioned scholars said that in terms of economics, there must be a price discrimination. It is a kind of discrimination to take some areas of China as a risk, and the risk is a kind of discrimination, so it has to bear the cost, such as higher prices and worse quality products.</text:p>
      <text:p text:style-name="P4">
"But this is not a new thing. The same thing happens in China. For example, the telecommunications industry, the three major state -owned enterprises monopolized, did not open to the external market, then the competition was not sufficient. Some people sent China Mobile's package in Hong Kong a few years ago. On the Internet, everyone found that it was much more discounting than their set meal in the Mainland, and it was uncomfortable. In fact, because the telecommunications market in Hong Kong, there is no barriers to set up barriers, and the efficiency is more efficient. "</text:p>
      <text:p text:style-name="P4">
Image source, getty image</text:p>
      <text:p text:style-name="P4">
The consequences of trade fragmentation are learned from the front car. After the First World War, American Councilor Corder Herr believes that Germany and Britain and France have started war because the trade is not free enough, and free trade can promote international peace.</text:p>
      <text:p text:style-name="P4">
He said in a speeches of Congress, "For me, peace is accompanied by unimpeded trade; and war with high tariffs, trade barriers and unfair economic competition is war. In my opinion, we need to drum Getting the courage to play a leading role in the current serious crisis, because the pointer of the fate of history is now pointing to us. "</text:p>
      <text:p text:style-name="P4">
But Herr's point of view was too incredible and marginalized.</text:p>
      <text:p text:style-name="P4">
Until the world experienced the pain of World War II, people remembered Herr's point of view in confusion. At this time, Herr, who was already the Secretary of State, took advantage of the General Agreement Ontariffs Andtrade (GATT), and then evolved into the WTO. He won the Nobel Peace Prize. In the past 70 years, the world has experienced unprecedented free trade, as well as the general peaceful international situation.</text:p>
      <text:p text:style-name="P4">
News Source: <text:a xlink:type="simple" xlink:href="https://www.bbc.com/zhongwen/simp/chinese-news-66117744" text:style-name="Internet_20_link" text:visited-style-name="Visited_20_Internet_20_Link">
https://www.bbc.com/zhongwen/simp/chinese-news-66117744</text:a>
</text:p>
      <!--NEWS-->
      <text:h text:style-name="P10" text:outline-level="1">
<text:span text:style-name="T4">
U.S. Treasury Secretary Yellen visit to China: Can "good police" revise US -China relations?</text:span>
</text:h>
      <text:p text:style-name="P4">
Author: https://www.facebook.com/bbcworldservice/</text:p>
      <text:p text:style-name="P4">
Publisher: BBC News 中文</text:p>
      <text:p text:style-name="P4">
Published Time: 2023-07-06T06:44:33.000Z</text:p>
      <text:p text:style-name="P4">
Modified Time: 2023-07-06T06:44:33.000Z</text:p>
      <text:p text:style-name="P4">
Description: "The official remarks and senior diplomats show that the two countries have the willingness to establish effective political relations, but their actions reflect the opposite situation, and the policy of tooth return to teeth occupies the upper hand."</text:p>
      <text:p text:style-name="P4">
Images: ["<text:a xlink:type="simple" xlink:href="https://ichef.bbci.co.uk/news/640/cpsprodpb/154BE/production/_130303278_122020.2023-07-05t121943z_1426659240_rc20x1ax5oit_rtrmadp_3_china-usa-yellen.jpg" text:style-name="Internet_20_link" text:visited-style-name="Visited_20_Internet_20_Link">
_130303278_12...</text:a>
"]</text:p>
      <text:p text:style-name="P4">
Videos: ["<text:a xlink:type="simple" xlink:href="https://www.bbc.com/ws/av-embeds/cps/zhongwen/simp/business-66118150/p0dxckbl/zh-hans" text:style-name="Internet_20_link" text:visited-style-name="Visited_20_Internet_20_Link">
zh-hans</text:a>
", "<text:a xlink:type="simple" xlink:href="https://www.bbc.com/ws/av-embeds/cps/zhongwen/simp/business-66118150/p0fwmg5z/zh-hans" text:style-name="Internet_20_link" text:visited-style-name="Visited_20_Internet_20_Link">
zh-hans</text:a>
"]</text:p>
      <text:p text:style-name="P4">
Tags: ['中美关系', '中國', '美国', '经济', '贸易']</text:p>
      <text:p text:style-name="P4">
Type: Article</text:p>
      <!--METADATA-->
      <text:h text:style-name="P12" text:outline-level="3">
<text:span text:style-name="T4">
U.S. Treasury Secretary Yellen Visit China: Can "good police officers" revise US -China relations?</text:span>
</text:h>
      <ul>
        <li>
Peter Hoskins * BBC Business Affairs Reporter</li>
      </ul>
      <text:p text:style-name="P4">
July 6, 2023![] <text:a xlink:type="simple" xlink:href="Images/BBC Chinese/2023-07-06T06-44-33.000Z/_130303278_122020.2023-07-05t121943z_1426659240_rc20x1ax5oit_rtrmadp_3_china-usa-yellen.jpg" text:style-name="Internet_20_link" text:visited-style-name="Visited_20_Internet_20_Link">
</text:a>
Image source, reuters</text:p>
      <text:p text:style-name="P4">
Image adding text,</text:p>
      <text:p text:style-name="P4">
Following the "bad police officer" Blint, "Good Police" Yellen also set off to visit China, but analysts suggested that all parties not expect too much.</text:p>
      <text:p text:style-name="P4">
<text:span text:style-name="T4">
 Minister of Finance, Janet Yellen, will soon have a visit to China, which is one of the high -risk attempts to rebuild bridges in the world's two major economies. </text:span>
</text:p>
      <text:p text:style-name="P4">
This is also under the collapse of the relationship between the two countries this year. In one month, the second time there were Washington high -level officials visited Beijing.</text:p>
      <text:p text:style-name="P4">
The topic of the United States and China will cover Taiwan and Ukraine, as well as national security and sustainable trade disputes.</text:p>
      <text:p text:style-name="P4">
This visit also occurred on the occasion of Beijing's announcement that it would restrict exports of key raw materials for two types of computer chips.</text:p>
      <text:p text:style-name="P4">
<text:a xlink:type="simple" xlink:href="https://www.bbc.com/zhongwen/simp/world-65981589" text:style-name="Internet_20_link" text:visited-style-name="Visited_20_Internet_20_Link">
Brinken visited China and Biden's "dictatorship" Sino -US relations "one week under the" lip, tongue sword "</text:a>
<text:span text:style-name="T5">
 <text:a xlink:type="simple" xlink:href="https://www.bbc.com/zhongwen/simp/world-65981944" text:style-name="Internet_20_link" text:visited-style-name="Visited_20_Internet_20_Link">
Why does Gates and Musk receive a hypercodic reception in China</text:a>
</text:span>
 <text:a xlink:type="simple" xlink:href="https://www.bbc.com/zhongwen/simp/chinese-news-65915282" text:style-name="Internet_20_link" text:visited-style-name="Visited_20_Internet_20_Link">
Why do the United States end China's "developing country" status</text:a>
<text:span text:style-name="T5">
 <text:a xlink:type="simple" xlink:href="https://www.bbc.com/zhongwen/simp/world-65705268" text:style-name="Internet_20_link" text:visited-style-name="Visited_20_Internet_20_Link">
Bayeng government out of the "oolong", the US -China relations "recover" and then the shadow</text:a>
</text:span>
 <text:a xlink:type="simple" xlink:href="https://www.bbc.com/zhongwen/simp/chinese-news-65048234" text:style-name="Internet_20_link" text:visited-style-name="Visited_20_Internet_20_Link">
American companies are "more negative" for business in China</text:a>
Yellen's trip will include He Lifeng, the new vice premier of China for the first time. She recently said that allowing these two economies to work together is the key to this trip.</text:p>
      <text:p text:style-name="P4">
<text:a xlink:type="simple" xlink:href="https://home.treasury.gov/news/press-releases/jy1588" text:style-name="Internet_20_link" text:visited-style-name="Visited_20_Internet_20_Link">
The United States emphasized before this visit</text:a>
The two countries must "manage the relationship between us responsibly, and communicate directly in areas of anxiety, and work together to deal with various global challenges."</text:p>
      <text:p text:style-name="P4">
As an attempt to continue to ease the deadlock, Yellen Monday (July 3) also met the Chinese ambassador to the United States Xie Feng. <text:a xlink:type="simple" xlink:href="http://www.news.cn/2023-07/05/c_1129732887.htm" text:style-name="Internet_20_link" text:visited-style-name="Visited_20_Internet_20_Link">
Both parties are called</text:a>
The meeting is "frank and constructive."</text:p>
      <text:p text:style-name="P4">
However, Wendycutler, deputy director of the Institute of Policy (ASPI) of the American Think Tank Asia Association (ASPI), pointed out to BBC: "For Yellen, it should maintain low expectations." "She is not in her position and cannot repair the relationship. It is not possible to respond to China's request for export control or tariffs. "</text:p>
      <text:p text:style-name="P4">
[Video-1-Link:/WS/AV-EMBEDS/CPS/ZHONGWEN/SIMP/Business-66118150/P0DXCKBL/ZH-HansS]](https://www.bbc.com/ws/av-embeds/cps/zhongwen/simp/business-66118150/p0dxckbl/zh-hans)<text:span text:style-name="T4">
 Your equipment does not support playing multimedia materials </text:span>
 video plus injection text,</text:p>
      <text:p text:style-name="P4">
Yellen had only been negotiated for the first time with Liu He in Zurich, Switzerland earlier this year. Now the Chinese Deputy Prime Minister in charge of the economy has been replaced.</text:p>
      <text:p text:style-name="P4">
<text:a xlink:type="simple" xlink:href="https://www.bbc.com/zhongwen/simp/world-64329860" text:style-name="Internet_20_link" text:visited-style-name="Visited_20_Internet_20_Link">
Yellen and Liu He's first interview emphasizing "management and control differences" talks about the US technical policy of the United States</text:a>
* <text:a xlink:type="simple" xlink:href="https://www.bbc.com/zhongwen/simp/world/2013/10/131009_profile_janet_yellen" text:style-name="Internet_20_link" text:visited-style-name="Visited_20_Internet_20_Link">
Yellene people</text:a>
Only a few weeks ago, US Secretary of State Antony Blinken visited Beijing to meet with Chinese President Xi Jinping and Foreign Minister Qin Gang.</text:p>
      <text:p text:style-name="P4">
Brinken is the highest -level Chinese government officials who have visited Beijing over the past five years. His interviews are regarded as a key test for the two countries to stop its relationship.</text:p>
      <text:p text:style-name="P4">
When visiting China, Bollingak said that there are still major problems between the United States and China, but his "expectation is that we can better communicate and contact better in the future."</text:p>
      <text:p text:style-name="P4">
However, a day later, <text:a xlink:type="simple" xlink:href="https://www.bbc.com/zhongwen/simp/world-65981589" text:style-name="Internet_20_link" text:visited-style-name="Visited_20_Internet_20_Link">
Joe Biden, US President Joe Biden described Xi Jinping as a "dictator"</text:a>
, Attracting Beijing protest. Analysts believe that Biden's remarks will not have a significant negative impact, but they are still widely considered to be a help.</text:p>
      <text:p text:style-name="P4">
There is another sign that the trade dispute between the two countries is currently difficult to resolve: <text:a xlink:type="simple" xlink:href="https://twitter.com/bbcchinese/status/1676093213193703424" text:style-name="Internet_20_link" text:visited-style-name="Visited_20_Internet_20_Link">
China announced this week to tighten the export control of the key raw materials of the two types of computer chips</text:a>
Essence Starting next month, special licenses are obtained from China exports and must be obtained. China is the largest producer in the world in this type of metal.</text:p>
      <text:p text:style-name="P4">
This is a response to Washington to crack down on some high -end computer chips in China in the past year. In October 2022, Washington issued an enterprise with American tools or software, whether it is produced anywhere in the world, must apply for a license to export chips to China.</text:p>
      <text:p text:style-name="P4">
Priyanka Kishore, the business forum institution IMA ASIA, said that the United States and China are facing a series of complex issues.</text:p>
      <text:p text:style-name="P4">
She pointed out: "Official remarks and senior diplomats visits the willingness to establish effective political relations between the two countries, but their actions reflect the opposite situation, and the policy of tooth return to teeth occupies the upper hand."</text:p>
      <text:p text:style-name="P4">
During the meeting in Beijing's meeting in Beijing, Yellen is expected to show that the United States will continue to defend human rights and its national security interests. However, she expects to emphasize the willingness of Washington to cooperate with Beijing to cooperate with Beijing.One day after the talks of Brinken Beijing, Biden said that Xi Jinping was a "dictator", and also said that he didn't know the earlier spy balloon.</text:p>
      <text:p text:style-name="P4">
Although some well -known figures urge the United States to break the absolute economic connection with China, Yellen expects the Huairou policy. It is expected that she will say to Beijing's counterpart officials that Washington has no intention of deciring the economy of the two countries.</text:p>
      <text:p text:style-name="P4">
This is in line with her worldview that she is more global than some predecessors. Earlier this year, she proposed in a speech: "The comprehensive division of our economy is not only disastrous for the two countries, but also the stability of countries around the world."</text:p>
      <text:p text:style-name="P4">
Former International Monetary Fund (IMF) Chief Economist Ken Rogoff said to BBC: "I will describe this a bit like a good police officer, bad police theory, and Brinkin is a bad police."</text:p>
      <text:p text:style-name="P4">
"Now is the good police officer of Yellen, try to say, you see, we have a lot of common points, see what we can do together."</text:p>
      <text:p text:style-name="P4">
Rogif said that as a Secretary of State, Briggie had to mention hard topics like Taiwan and Ukraine. But Rogif also reminded that he could not think that Yellen would be weak in Beijing. She was still likely to pressure China on multiple issues, including intellectual property law and market access.</text:p>
      <text:p text:style-name="P4">
In addition, although the two sides of the United States and China have some characters that are claiming to part ways, trade data shows the reality of lip and teeth.</text:p>
      <text:p text:style-name="P4">
In 2022, the trade between the two countries increased for the third consecutive year. <text:a xlink:type="simple" xlink:href="https://www.bis.doc.gov/index.php/country-papers/3268-2022-statistical-analysis-of-u-s-trade-with-china/file" text:style-name="Internet_20_link" text:visited-style-name="Visited_20_Internet_20_Link">
Official data show</text:a>
Last year, China exported the total value of the US exports of more than 536 billion US dollars (389 million yuan), and the total value of imported goods to the United States was 154 billion U.S. dollars (1.111 trillion yuan).</text:p>
      <text:p text:style-name="P4">
But even though Washington and Beijing tried to solve each other, the influence of the US presidential election was uncertain.</text:p>
      <text:p text:style-name="P4">
Profe Ericharwit, a professor at the University of Hawaii University of Asia, said: "If the second Biden government appeared in 2024, I expected that there will be many Trump's era of trade sanctions and tariffs on the economic front, especially It is not related to the high -end technology industry. "</text:p>
      <text:p text:style-name="P4">
"But if Donald Trump won in the 2024 election, it will be full."</text:p>
      <text:p text:style-name="P4">
News Source: <text:a xlink:type="simple" xlink:href="https://www.bbc.com/zhongwen/simp/business-66118150" text:style-name="Internet_20_link" text:visited-style-name="Visited_20_Internet_20_Link">
https://www.bbc.com/zhongwen/simp/business-66118150</text:a>
</text:p>
      <!--NEWS-->
      <text:h text:style-name="P10" text:outline-level="1">
<text:span text:style-name="T4">
Fed officials: Data provides support for further interest rate actions</text:span>
</text:h>
      <text:p text:style-name="P4">
Author: 联合早报 (Person)</text:p>
      <text:p text:style-name="P4">
Publisher: 联合早报 (Organization)</text:p>
      <text:p text:style-name="P4">
Published Time: 2023-07-06T08:02</text:p>
      <text:p text:style-name="P4">
Modified Time: 2023-07-06T08:19</text:p>
      <text:p text:style-name="P4">
Description: John Williams, president of the New York Federal Reserve Bank, said that decision makers' predictions show that they believe that more jobs must be done in interest rates to reduce inflation to 2 %. John Williams on Wednesday (July 5) in New ...</text:p>
      <text:p text:style-name="P4">
Videos: []</text:p>
      <text:p text:style-name="P4">
Audios: []</text:p>
      <text:p text:style-name="P4">
Images: []</text:p>
      <text:p text:style-name="P4">
Type: NewsArticle</text:p>
      <text:p text:style-name="P4">
Breadcrumbs: ['即时', '国际']</text:p>
      <text:p text:style-name="P4">
Keywords: ['美国', '利率', '通货膨胀', '美国联邦储备局']</text:p>
      <!--METADATA-->
      <text:p text:style-name="P4">
John Williams, president of the New York Federal Reserve Bank, said that decision makers' predictions show that they believe that more jobs must be done in interest rates to reduce inflation to 2 %.</text:p>
      <text:p text:style-name="P4">
Johnwilliams said on Wednesday (July 5) at a seminar held in the Federal Reserve Bank of New York: "We can spend some time to evaluate and collect more information, and then we can take action. The situation we know, through our prediction, convey a message, that is, we think that we have not completed the mission ... Obviously, we are absolutely committed to achieving a 2%inflation target. "</text:p>
      <text:p text:style-name="P4">
Bloomberg quoted Williams that when determining the next step of the Federal Reserve Bureau, he would depend on data, and pointed out that the recent economic data showed that the real estate market was stronger than expected, economic growth was strong, and consumer expenditure slowed. Useful information ".</text:p>
      <text:p text:style-name="P4">
He also pointed out that the data received by the Federal Reserve has supported the central bank to do this "hypothesis" in terms of monetary policy.</text:p>
      <text:p text:style-name="P4">
Williams said that the core inflation rate is still very high, but he recognizes the progress of reducing inflation so far, including the service price indicators that the Federal Reserve officials pay close attention to the cost of housing.</text:p>
      <text:p text:style-name="P4">
He said: "Even if the core service category does not include housing, we have seen that inflation has slowed to a certain extent."</text:p>
      <text:p text:style-name="P4">
The Fed will receive two key economic reports before the July meeting, including the June employment report released on Friday (7th) and the June consumer price data released on July 12.</text:p>
      <text:p text:style-name="P4">
Williams said that the medium value of Fed officials' predictions show that it is expected to reduce interest rates in 2024 and 2025 with inflation, but he believes that the actual interest rate will be at a limited level within a "period of time". He pointed out that the ultimate path of nominal interest rate (Nominalinterest Rates) will depend on the inflation and economic situation.</text:p>
      <text:p text:style-name="P4">
News Source: <text:a xlink:type="simple" xlink:href="https://www.zaobao.com.sg/realtime/world/story20230706-1411146" text:style-name="Internet_20_link" text:visited-style-name="Visited_20_Internet_20_Link">
https://www.zaobao.com.sg/realtime/world/story20230706-1411146</text:a>
</text:p>
      <!--NEWS-->
      <text:h text:style-name="P10" text:outline-level="1">
<text:span text:style-name="T4">
Planning to implement terrorist attacks in Germany? Several extreme Islamic suspects were arrested</text:span>
</text:h>
      <text:p text:style-name="P4">
Author: None (Language: zh)</text:p>
      <text:p text:style-name="P4">
Publisher: None</text:p>
      <text:p text:style-name="P4">
Time: 2023-07-06T09:09:00Z</text:p>
      <text:p text:style-name="P4">
Description: The German Federal Procuratorate said that a suspected terrorist organization was found and seven suspects were arrested. At the same time, two other suspects in the Netherlands were arrested. They are suspected of exploring the targets and locations in Germany.</text:p>
      <text:p text:style-name="P4">
Videos: []</text:p>
      <text:p text:style-name="P4">
Images: []</text:p>
      <text:p text:style-name="P4">
Subject: 时政风云</text:p>
      <text:p text:style-name="P4">
Subjects: ['欧债危机', '欧盟', '德国', '留学德国', '留学德国', '德国联邦大选', '恐怖袭击', '伊斯兰国', '法国沙尔利周刊枪击案', '德中关系']</text:p>
      <text:p text:style-name="P4">
Keywords: ['德国', '恐怖主义', '极端伊斯兰', '极端伊斯兰恐怖主义', '极端伊斯兰恐怖组织', '恐怖袭击', '袭击', '伊斯兰国', '恐袭']</text:p>
      <text:p text:style-name="P4">
Id: 66133923</text:p>
      <!--METADATA-->
      <text:p text:style-name="P4">
<text:a xlink:type="simple" xlink:href="https://www.dw.com/zh/overlay/image/article/66133923/66132260" text:style-name="Internet_20_link" text:visited-style-name="Visited_20_Internet_20_Link">
 </text:a>
The German Federal Procuratorate announced the arrest of seven extreme Islamic terrorist suspects (information pictures)</text:p>
      <text:p text:style-name="P4">
(Voice of Germany) <text:a xlink:type="simple" xlink:href="https://www.dw.com/zh/zh/德国警方逮捕一名策划炸弹袭击的嫌犯/a-65431056" text:style-name="Internet_20_link" text:visited-style-name="Visited_20_Internet_20_Link">
Germany</text:a>
The Federal Procuratorate found suspected extreme Islamic terrorist organizations and arrested seven suspects in Beiwi Prefecture. These seven people are mainly from Tajikistan. The Federal Procuratorate announced on Thursday (July 6) in Karlsroe that seven people were suspected of establishing terrorist organizations in Germany and planning to implement attacks. In addition, they are allegedly related to terrorist organizations <text:a xlink:type="simple" xlink:href="https://www.dw.com/zh/zh/投奔伊斯兰国的德国女性被判刑十年/a-59619440" text:style-name="Internet_20_link" text:visited-style-name="Visited_20_Internet_20_Link">
"Islamic State"</text:a>
Support.</text:p>
      <text:p text:style-name="P4">
In addition, a man from Tagikistan and his wife from Gilgisstan were arrested by the relevant Dutch department. The Dutch police said the couple were also suspected of planning to implement crimes of terrorism.</text:p>
      <text:p text:style-name="P4">
Of the seven men arrested in Germany, five were from Tagikistan, and the two were from Kyrgyzstan and Turkmenistan. They are said to have an extreme Islamic position. It is said that shortly after the Ukrainian war, they came to Germany together and formed a terrorist organization. The Federal Procuratorate said that its goal was to "attack in Germany in accordance with the Islamic State's thoughts on the public."</text:p>
      <text:p text:style-name="P4">
The Tagikistan man arrested in the Netherlands also belongs to the organization. It is said that the organization is related to <text:a xlink:type="simple" xlink:href="https://www.dw.com/zh/zh/伊斯兰国伊拉克成员在德获终身监禁/a-59988418" text:style-name="Internet_20_link" text:visited-style-name="Visited_20_Internet_20_Link">
"Islamic State"</text:a>
The regional branch "Islamic State Horosen" (ISPK) has contact. It is said that the suspect has set possible attack targets in the German circle and inspects the possible attack place. In addition, the suspect also tried to obtain weapons. However, the Federal Procuratorate said the suspect has not yet developed a specific attack plan. Of the seven suspects arrested in Germany, six have raised funds for the "Islamic State" and transferred foreign transfers since April 2022.</text:p>
      <text:p text:style-name="P4">
Seven suspects in Germany were arrested in different locations in North Viagra. On Thursday and Friday, they will be questioned by investigating judges in the Federal Court of Carsuhe. The two suspects in the Netherlands will be questioned by the investigation judge in Rotterdam on Friday.</text:p>
      <text:p text:style-name="P4">
(Germany)</text:p>
      <text:p text:style-name="P4">
News Source: <text:a xlink:type="simple" xlink:href="https://www.dw.com/zh/策划在德实施恐怖袭击？多名极端伊斯兰嫌犯被捕/a-66133923" text:style-name="Internet_20_link" text:visited-style-name="Visited_20_Internet_20_Link">
https://www.dw.com/zh/策划在德实施恐怖袭击？多名极端伊斯兰嫌犯被捕/a-66133923?maca=chi-rss-chi-all-1127-rdf</text:a>
</text:p>
      <!--NEWS-->
      <text:h text:style-name="P10" text:outline-level="1">
<text:span text:style-name="T4">
Two Russian frigates visited Shanghai for the first time during the Cold War</text:span>
</text:h>
      <text:p text:style-name="P4">
Author: None (Language: zh)</text:p>
      <text:p text:style-name="P4">
Publisher: None</text:p>
      <text:p text:style-name="P4">
Time: 2023-07-06T09:10:00Z</text:p>
      <text:p text:style-name="P4">
Description: The Russian Navy's Pacific Fleet two frigates from the Cold War to Shanghai arrived in Shanghai and launched a 7 -day visit. The two frigates, namely "Liang Liang" and "Perfect", were visited Shanghai for the first time. After the visit to Shanghai, the Chinese and Russian Navy will also hold a joint exercise.</text:p>
      <text:p text:style-name="P4">
Videos: []</text:p>
      <text:p text:style-name="P4">
Images: []</text:p>
      <text:p text:style-name="P4">
Subject: 时政风云</text:p>
      <text:p text:style-name="P4">
Subjects: ['俄罗斯', '乌克兰', '岛屿主权争端', '专题报道：全景观看“习马会”', '中国', '中共十九大', '德中关系', '普京', '俄罗斯入侵乌克兰']</text:p>
      <text:p text:style-name="P4">
Keywords: ['中国', '俄罗斯', '海军', '联合军演', '乌克兰', '乌克兰战争']</text:p>
      <text:p text:style-name="P4">
Id: 66133941</text:p>
      <!--METADATA-->
      <text:p text:style-name="P4">
<text:a xlink:type="simple" xlink:href="https://www.dw.com/zh/overlay/image/article/66133941/66131018" text:style-name="Internet_20_link" text:visited-style-name="Visited_20_Internet_20_Link">
 </text:a>
Russia arrived in Shanghai to visit Shanghai.</text:p>
      <text:p text:style-name="P4">
(Voice of Germany) According to Chinese national media reports, after two Russian frigates visiting the Shanghai frigates, the Sino -Russian naval fleet will hold joint exercises such as communications, mobile formations, and maritime rescue.</text:p>
      <text:p text:style-name="P4">
Three days ago, Li Shangfu, a Chinese State Councilor and Minister of Defense, met with the Russian Naval Chief Commander of the Russian Navy, Yefimov in Beijing. This is the first formal military talks held by the Russian mercenaries Wagner's rebellion.</text:p>
      <text:p text:style-name="P4">
During the meeting, Li Shangfu said that the two sides should continue to promote the relationship between the two armies. The navy of the two countries should strengthen communication at all levels, expand pragmatic cooperation in professional fields, and make positive contributions to maintaining the peaceful and stability of the region. Yev Menov responded that Russia attaches great importance to strengthening pragmatic cooperation in various fields of Russia and China, and is willing to maintain close coordination with the Chinese side and continuously push the relationship between the two armies and the two armies to a new height.</text:p>
      <text:p text:style-name="P4">
From the calculation of the number of ships, China already has the world's largest navy. Whether it is a ship's tonnage or technical capabilities, it has far exceeded the Russian Navy.</text:p>
      <text:p text:style-name="P4">
Since Russia's invasion of Ukraine last year, both the Navy and the Air Force of China and Russia have held <text:a xlink:type="simple" xlink:href="https://www.dw.com/zh/zh/中俄第六次联合巡航-日韩派战机紧急起飞/a-65848825" text:style-name="Internet_20_link" text:visited-style-name="Visited_20_Internet_20_Link">
a series of joint military exercises</text:a>
Essence</text:p>
      <text:p text:style-name="P4">
In February of this year, China, Russia, and South Africa in the East China Sea Airspace in the East China Sea in Duban, South Africa <text:a xlink:type="simple" xlink:href="https://www.dw.com/zh/zh/南非捍卫与中俄的军演-和朋友的演习/a-64502105" text:style-name="Internet_20_link" text:visited-style-name="Visited_20_Internet_20_Link">
Holding a Maritime Co -Association</text:a>
Essence The South African opposition stated that the joint exercise was equivalent to recognizing Russia's invasion of Ukraine.</text:p>
      <text:p text:style-name="P4">
The Associated Press reported that the military cooperation between Russia and China showed the informal alliance between the two countries. The foreign policies of the two countries are coordinated with their positions in the United Nations. Beijing has always provided diplomatic cover for Russia in the United Nations.</text:p>
      <text:p text:style-name="P4">
Although Beijing claims to be in <text:a xlink:type="simple" xlink:href="https://www.dw.com/zh/zh/俄罗斯入侵乌克兰/t-60868685" text:style-name="Internet_20_link" text:visited-style-name="Visited_20_Internet_20_Link">
Ukrainian War</text:a>
China has maintained neutrality, but China has always stood firmly on Russia, while accusing the United States and NATO for provoking Moscow to extend the bleeding war by transporting weapons to Ukraine.</text:p>
      <text:p text:style-name="P4">
Nevertheless, China has repeatedly stated that it will not provide weapons to any of the conflict and pay close attention to the export of military and civilian materials.</text:p>
      <text:p text:style-name="P4">
(Associated Press)</text:p>
      <text:p text:style-name="P4">
News Source: <text:a xlink:type="simple" xlink:href="https://www.dw.com/zh/俄罗斯两艘冷战时期护卫舰首次访问上海/a-66133941" text:style-name="Internet_20_link" text:visited-style-name="Visited_20_Internet_20_Link">
https://www.dw.com/zh/俄罗斯两艘冷战时期护卫舰首次访问上海/a-66133941?maca=chi-rss-chi-all-1127-rdf</text:a>
</text:p>
      <!--NEWS-->
      <text:h text:style-name="P10" text:outline-level="1">
<text:span text:style-name="T4">
Believe or not justice will come to Palestine</text:span>
</text:h>
      <text:p text:style-name="P4">
Author: None</text:p>
      <text:p text:style-name="P4">
Publisher: Al Jazeera</text:p>
      <text:p text:style-name="P4">
Published Time: 2023-07-06T09:43:28</text:p>
      <text:p text:style-name="P4">
Modified Time: 2023-07-06T09:43:28</text:p>
      <text:p text:style-name="P4">
Description: The United Nations diplomacy and global citizenships have shown that the Palestinians are obtaining more and more support from the interests of Jewish recovery and Western colonial interests, and these interests have rarely opposed in the past few decades.</text:p>
      <text:p text:style-name="P4">
Images: ["<text:a xlink:type="simple" xlink:href="https://chinese.aljazeera.net/wp-content/uploads/2023/07/2023-04-14T154939Z_877117989_RC2EE0AD6KWY_RTRMADP_3_SAFRICA-ALQUDS-DAY-1688565286-1688636348.jpg" text:style-name="Internet_20_link" text:visited-style-name="Visited_20_Internet_20_Link">
2023-04-14T15...</text:a>
"]</text:p>
      <text:p text:style-name="P4">
Topics: ['巴勒斯坦问题', '政治', '新闻']</text:p>
      <text:p text:style-name="P4">
Keywords: ['巴勒斯坦问题', '政治', '新闻', '世界', '巴勒斯坦']</text:p>
      <text:p text:style-name="P4">
Type: Article</text:p>
      <!--METADATA-->
      <text:p text:style-name="P4">
<draw:frame draw:style-name="fr1" draw:name="Image25" text:anchor-type="as-char" svg:width="6.9236in" svg:height="4.60791in" draw:z-index="0">
<draw:image xlink:href="../Images/Aljazeera Chinese/2023-07-06T09-43-28/2023-04-14T154939Z_877117989_RC2EE0AD6KWY_RTRMADP_3_SAFRICA-ALQUDS-DAY-1688565286-1688636348.jpg" xlink:type="simple" xlink:show="embed" xlink:actuate="onLoad" draw:mime-type="image/jpeg"/>
</draw:frame>
On April 14, 2023, during the annual "Holy City Day" (Jerusalem Day) event held by South Africa, a person who raised the Palestinian national flag(Reuters)US civil rights leader Martin Luther Kim once said that the arc of the moral universe is long, but it will be biased towards justice. He believes that this will be reflected in the struggle of black people and their right to fight for equal rights. And he is right.</text:p>
      <text:p text:style-name="P4">
For a whole century, the Palestinians who have been struggling to fight for their own rights may doubt whether the arc can stretch justice for them, especially under the shadow of the latest attack on Jining refugee camps this week- The attack has killed 12 Palestinians, and destroyed local water, electricity and sanitary facilities, and 80%of residential houses.</text:p>
      <text:p text:style-name="P4">
The invasion of Joning perfectly reflects and continues the aggression implemented by Jewish stateism and Israel in this century -this aggression has caused Palestinian death, injury, detention, spiritual trauma and exile. Most Palestinian land has more space for a Jewish country.</text:p>
      <text:p text:style-name="P4">
Since the beginning of this year, the Israeli army and settlers have killed more than 170, including nearly 30 children. According to the latest data provided by the United Nations, the latest assault forces of Jewish settlers and Jewish stateism have launched 570 attacks on the Palestinian villages and towns in the past 6 months, with an average of 3 times a day.</text:p>
      <text:p text:style-name="P4">
The situation in Palestine is indeed very serious, but the development of many other things in various countries and departments shows that the Palestinian cause is progressing in two specific areas. The United Nations diplomacy and global citizenships have shown that the Palestinians are obtaining more and more support from Jewish recovery and Western colonial interests. These interests have been almost uncomfortable over the past few decades and stifled the Palestinian people. And its rights.</text:p>
      <text:p text:style-name="P4">
In May of this year, for the first time, the UN General Assembly officially commented on Palestine's "Disaster Day"(Nakba)The 75th anniversary is a signs of changes with profound symbolic significance. The Palestinians used the term "NAKBA" to describe the racial cleaning and forcibly expelction of Israel's race cleaning and forcibly deportation of the 750,000 Palestan people from 1947 to 1948.</text:p>
      <text:p text:style-name="P4">
In 1947, the UN General Assembly passed the decision to divide Palestinian into the Jewish and Arab countries, and gently mentioned the "Palestinian issue" at the time, but this year, this was replaced by the "Disaster Day" commemorative activity. Many Palestinian people believe that this is the suffering and national trauma suffered by the Palestinian by the UN General Assembly, and these sufferings and trauma were caused by the United Nations decision 75 years ago. In view of the Palestinian people think that "Nakba" continues, this is particularly important. This week, Jenning's Palestinian refugees once again experienced this suffering -the Israeli army forced thousands of people to leave their home in the refugee camp.</text:p>
      <text:p text:style-name="P4">
In 1947, Jewish Repeated State and the United States had lobned lobbying for this divisional resolution and achieved victory. 75 years later, they once again stopped the "Disaster Day" commemorative event, but they lost miserable.</text:p>
      <text:p text:style-name="P4">
When the representatives participating in the commemorative activity (the most of them represent the majority of human beings) condemned the colonial policies of Israeli settlers and asked to protect the Palestinians and the founding of the Palestinians, they echoed an unprecedented support for the international mobilization of Palestine's business -especially in particular In terms of law, diplomacy, politics, media, education.</text:p>
      <text:p text:style-name="P4">
In the world, especially in the northern hemispheres that are concentrated and intimidated in Israel, the Palestinians and their progressive ally often challenged Jewish recovery on this conflict new battlefield, and they beat them. The right to view. Israel and its agents are crazy about trying to prevent the support of Palestine from all over the world, or suppress human rights organizations (such as human rights observation, amnesty international, etc.) criticism of Israel's policy -these organizations believe that this is a racial isolation policy.</text:p>
      <text:p text:style-name="P4">
The core of this conflict is that Palestine has the right to take legal and non -violent political actions through resistance, withdrawal and sanctions (BDS). Resisting, withdrawal, and sanctions have called on the international community to put pressure on Israel's deprivation of Palestinian human rights. This sport echoed the global resistance of South Africa to end the racial racial isolation system decades ago. Jewish compound nationals do not like this comparison. But they couldn't stop it. They tried to stop it through their favorite methods, that is, to label any "anti -Seminists" label for anyone who echoed Palestine's rights or criticized the Israeli policy, but it was very difficult.</text:p>
      <text:p text:style-name="P4">
In order to prevent the radicals of Palestinian, Israel put pressure on public and private institutions, and requires it to use the definition of "anti -Semitism" by the International Holocaus Memorial Alliance (IHRA) -this definition will be incorrectly hate and hate to Jews Criticism on Israel is equal to the same.</text:p>
      <text:p text:style-name="P4">
However, the definition of the International Holocaust Commemorative Alliance has also suffered setbacks. It was not only resisted by academic circles around the world, but also surprisingly, the Bayeng government also resisted it. In late May of this year, the Bayeng government released a national strategy to combat anti -Semitism, and this strategy does not accept the definition adopted by the International Holocaust Commemorative Alliance, but only as one of the definitions of people's reference.</text:p>
      <text:p text:style-name="P4">
In the past century, Jewish Repeated State-Israel's actions have never received such extensive and successful challenges from legal actions and public information movements. Palestine's racial isolation and the threat of freedom of speech in the world.</text:p>
      <text:p text:style-name="P4">
The Palestinians and their progressive allies (such as the American Citizen Freedom Alliance and the Constitutional Rights Center) challenged their legislation on anti -resistance, withdrawal, and sanctions, and won in more and more cases.</text:p>
      <text:p text:style-name="P4">
Universities, media organizations and other institutions in the United States, Europe, and other places must also objectively judge whether peaceful resistance or criticizing Israel's racial isolation policy constitutes anti -Semitism, and their answers are often: "No", and also confirmed that political advocacy And criticism should be guaranteed by the constitution's freedom of speech.</text:p>
      <text:p text:style-name="P4">
At present, hundreds of groups around the world are monitoring, recording and challenging the intimidation behavior of Israel, especially like the Palestinian legal organization and Adalah JusticeProject, the Makan Organization (MAKAN) in the United States, the British A non -governmental organizations such as the European Law Support Center. Their lawsuits and public mobilization have responded to thousands of attempts to dismiss Palestinian spokesman or staff. The Palestinian legal organization reports that about 70%of the cases they handle are involved in attempts to target students and scholars.</text:p>
      <text:p text:style-name="P4">
The efforts of Israel's memory of Palestine's history and the memory of the "Disaster Day" have also been challenged by the initiative initiated by the research organization ForensicArchitecture. The organization records the massacre of the Jewish reconciled state in 1948.When the Israeli occupation forces killed Palestinian American journalist Hirine Abu Aglet, a year ago in Jenning, the main media of the world who had long been accused of the prejudice of Israel for a long time conducted a thorough investigation of the murder. Among them, it was Including the New York Times and the Washington Post, and they concluded that Israeli sniper killed her.</text:p>
      <text:p text:style-name="P4">
Even the personal level of resistance to anti -Palestine's pressure on anti -Palestine has now received a lot of attention. Earlier this year, Steve Feldman, a Jewish American dermatologist, refused to sign a letter of anti -resistance, withdrawal, and sanctions to obtain labor expenses for his speech at a state university in the United States. After he publicized the above, he won the victory and got the cost he deserved, but he decided to donate the money to the organization that supports resistance, withdrawal, and sanctions- "Jewish Voice".</text:p>
      <text:p text:style-name="P4">
The Palestinians of the United States were further encouraged for young and progressive politicians who were elected state and federal -level members. Participation in the isolation system. It is true that they are small. However, their number will continue to rise, and their voice has accelerated the slow and stable attitude on the Israeli-Palestinian issue since 1948-from overwhelming support for Israel, to a more fair attitude.</text:p>
      <text:p text:style-name="P4">
Recently conducted Gallp Police Survey shows that American Democrats now sympathize with Palestinians have exceeded their sympathy for Israel (49%: 38%). And this trend will continue, because young American people, including Jewish Americans, now tend to take a more balanced way to resolve this conflict.</text:p>
      <text:p text:style-name="P4">
The global continuous change in Palestinian justice -including diplomacy, civil society activities and public opinion will eventually cause sufficient pressure to force Israel to reverse its racial isolation and occupation policies and enter true peaceful negotiations to give Israeli Israeli People and safety of equal people in Palestinians.</text:p>
      <text:p text:style-name="P4">
And this takes time, as it happened in South Africa, as it happened to all moral arcs that biased justice.</text:p>
      <text:h text:style-name="P13" text:outline-level="4">
<text:span text:style-name="T4">
This article only expresses the author's personal point of view, and does not reflect the position of the editorial editor of the Peninsula.</text:span>
</text:h>
      <text:p text:style-name="P4">
News Source: <text:a xlink:type="simple" xlink:href="https://chinese.aljazeera.net/opinions/2023/7/6/%e7%9b%b8%e4%bf%a1%e4%b8%8e%e5%90%a6-%e6%ad%a3%e4%b9%89%e9%83%bd%e5%b0%86%e9%99%8d%e4%b8%b4%e5%b7%b4%e5%8b%92%e6%96%af%e5%9d%a6" text:style-name="Internet_20_link" text:visited-style-name="Visited_20_Internet_20_Link">
https://chinese.aljazeera.net/opinions/2023/7/6/%e7%9b%b8%e4%bf%a1%e4%b8%8e%e5%90%a6-%e6%ad%a3%e4%b9%89%e9%83%bd%e5%b0%86%e9%99%8d%e4%b8%b4%e5%b7%b4%e5%8b%92%e6%96%af%e5%9d%a6</text:a>
</text:p>
      <!--NEWS-->
      <text:h text:style-name="P10" text:outline-level="1">
<text:span text:style-name="T4">
TSMC: China's export control will not have a direct impact</text:span>
</text:h>
      <text:p text:style-name="P4">
Author: None (Language: zh)</text:p>
      <text:p text:style-name="P4">
Publisher: None</text:p>
      <text:p text:style-name="P4">
Time: 2023-07-06T10:57:00Z</text:p>
      <text:p text:style-name="P4">
Description: TSMC stated in an email statement: "After evaluation, we expect that the export restrictions of raw materials 镓 and 锗 will not have any direct impact on the production of TSMC." Other semiconductor companies in Taiwan also expressed their weak impact.</text:p>
      <text:p text:style-name="P4">
Videos: []</text:p>
      <text:p text:style-name="P4">
Images: []</text:p>
      <text:p text:style-name="P4">
Subject: 经济纵横</text:p>
      <text:p text:style-name="P4">
Subjects: ['专题报道：习近平访美', '稀土元素', '南希·佩洛西']</text:p>
      <text:p text:style-name="P4">
Keywords: ['稀土', '半导体', '芯片', '晶圆', '出口管制', '中美关系', '中美贸易战', '台积电']</text:p>
      <text:p text:style-name="P4">
Id: 66136216</text:p>
      <!--METADATA-->
      <text:p text:style-name="P4">
<text:a xlink:type="simple" xlink:href="https://www.dw.com/zh/overlay/image/article/66136216/58915040" text:style-name="Internet_20_link" text:visited-style-name="Visited_20_Internet_20_Link">
 </text:a>
TSMC stated in an email statement: "After evaluation, we expect that the export restrictions of raw materials 镓 and 锗 will not have any direct impact on the production of TSMC."</text:p>
      <text:p text:style-name="P4">
(Voice of Germany Chinese), the world's largest chip manufacturer in Taiwan, TSMC said on Thursday (July 6) that China is expected to restrict key metal exports of semiconductors from any direct impact on its production.</text:p>
      <text:p text:style-name="P4">
Previously, Wei Jianguo, the former deputy minister of the Ministry of Commerce China, warned that the move was "just the beginning." On July 3, the Ministry of Commerce of China announced that from August 1st, <text:a xlink:type="simple" xlink:href="https://www.dw.com/zh/zh/反制美荷晶片圍堵中國限制半導體金屬出口/a-66107196" text:style-name="Internet_20_link" text:visited-style-name="Visited_20_Internet_20_Link">
export control of the two metal minerals of 镓 and 锗 锗</text:a>
The purpose is to protect national security. Earlier, the United States decided to implement export restrictions to curb China's key technologies for artificial intelligence.</text:p>
      <text:p text:style-name="P4">
Taiwan is from <text:a xlink:type="simple" xlink:href="https://www.dw.com/zh/zh/中国管制出口的镓锗究竟是什么/a-66113298" text:style-name="Internet_20_link" text:visited-style-name="Visited_20_Internet_20_Link">
smartphones, cars to fighters and other chips</text:a>
The main production place is supplied to companies such as Apple and Nvidia.</text:p>
      <text:p text:style-name="P4">
TSMC stated in an email statement: "After evaluation, we expect that the export restrictions of raw materials 镓 and 锗 will not have any direct impact on the production of TSMC."</text:p>
      <text:p text:style-name="P4">
"We will continue to pay close attention to the development of the situation," the statement supplements the road, but no detailed instructions are made.</text:p>
      <text:p text:style-name="P4">
TSMC's stocks listed in Taipei continued to be founded on Thursday, and closed down by 2.9%, while Taiwan stock market fell 1.7%. In some reason, the trade situation was even more tight and US Treasury Minister Yellen worsened with Sino -US relations before visiting Beijing this week. Worries.</text:p>
      <text:p text:style-name="P4">
Liao Chien-Yu, the first securities analyst, said, "If the negotiations between the two parties are progressing smoothly, many restrictions may relax; but if the negotiations are not going smoothly, the two parties may impose more sanctions after Yellen returned to China."</text:p>
      <text:p text:style-name="P4">
The Taiwan Stone Semiconductor Company, which uses 镓 manufacturing optoelectronic components, told Reuters that only the "small" substrate was purchased from China, and most of them were supplied from Germany and Japan.</text:p>
      <text:p text:style-name="P4">
The steady semiconductor added that China's restrictions on the company's short -term procurement and wafer production and delivery are very limited.</text:p>
      <text:p text:style-name="P4">
Another Taiwanese company's new optoelectronics technology (Visual Photonics Epitaxy) told Reuters that the company also has many substrate suppliers, one of which is the American semiconductor wafer manufacturer AXT. Axt said on Monday that he would seek a license to continue exporting from China and Gravity Board products.</text:p>
      <text:p text:style-name="P4">
Another semiconductor manufacturer in Taiwan, new Optoelectronics Technology Co., Ltd. said that so far, China's export restrictions have a weak impact on it. The company's stock price closed 3.5%on Thursday.</text:p>
      <text:p text:style-name="P4">
News Source: <text:a xlink:type="simple" xlink:href="https://www.dw.com/zh/台积电：中国镓锗出口管制不会产生直接影响/a-66136216" text:style-name="Internet_20_link" text:visited-style-name="Visited_20_Internet_20_Link">
https://www.dw.com/zh/台积电：中国镓锗出口管制不会产生直接影响/a-66136216?maca=chi-rss-chi-all-1127-rdf</text:a>
</text:p>
      <!--NEWS-->
      <text:h text:style-name="P10" text:outline-level="1">
<text:span text:style-name="T4">
German media: I do n’t treat it when I get rid of raw materials</text:span>
</text:h>
      <text:p text:style-name="P4">
Author: None (Language: zh)</text:p>
      <text:p text:style-name="P4">
Publisher: None</text:p>
      <text:p text:style-name="P4">
Time: 2023-07-06T13:51:00Z</text:p>
      <text:p text:style-name="P4">
Description: The "Business Daily" commented that Europe has key metals and other minerals, and should be self -mining and processing, even if the cost is higher. Because this involves security issues. "New Zurich" wrote about Hong Kong activities. The democratic state should pay attention to the CCP's overseas monitoring activities and resolutely stop it.</text:p>
      <text:p text:style-name="P4">
Videos: []</text:p>
      <text:p text:style-name="P4">
Images: []</text:p>
      <text:p text:style-name="P4">
Subject: 评论分析</text:p>
      <text:p text:style-name="P4">
Subjects: ['欧债危机', '欧盟', '谷歌', '欧洲', '香港', '德国', '稀土元素', '雨伞革命', '香港政改', '留学德国']</text:p>
      <text:p text:style-name="P4">
Keywords: ['锗 镓', '稀土', '原材料', '关键金属', '出口管制', '中美', '德国', '欧洲', '香港', '悬赏通缉', '悬赏', '海外警察站', '统一战线']</text:p>
      <text:p text:style-name="P4">
Id: 66141108</text:p>
      <!--METADATA-->
      <text:p text:style-name="P4">
<text:a xlink:type="simple" xlink:href="https://www.dw.com/zh/overlay/image/article/66141108/64364413" text:style-name="Internet_20_link" text:visited-style-name="Visited_20_Internet_20_Link">
 </text:a>
A considerable rare earth mine was found in northern Sweden</text:p>
      <text:p text:style-name="P4">
(Voice of Germany Chinese website) "Commercial Daily" commented: "Although (although (China) announced <text:a xlink:type="simple" xlink:href="https://www.dw.com/zh/zh/中國管制鎵鍺出口-各國如何嚴防供應鏈中斷/a-66118831" text:style-name="Internet_20_link" text:visited-style-name="Visited_20_Internet_20_Link">
镓 镓 export control</text:a>
It is mainly targeted at the United States and Japan, but <text:a xlink:type="simple" xlink:href="https://www.dw.com/zh/zh/中国管制镓锗出口德国做好准备了吗/a-66136843" text:style-name="Internet_20_link" text:visited-style-name="Visited_20_Internet_20_Link">
may also be a problem that Germany and Europe need to face</text:a>
Essence "</text:p>
      <text:p text:style-name="P4">
Comments: "The theoretical danger alone should be enough to promote the EU as soon as possible to implement the so -called raw material bill as soon as possible and promote key metals in local production and processing."</text:p>
      <text:p text:style-name="P4">
Comments: "<text:a xlink:type="simple" xlink:href="https://www.dw.com/zh/zh/挪威发现大量稀土矿藏-环保组织担忧/a-64545935" text:style-name="Internet_20_link" text:visited-style-name="Visited_20_Internet_20_Link">
There are resources</text:a>
Essence Sweden has discovered a graphite mine, which can be supplied to the entire Europe for many years. This raw material is particularly important for the production of electric vehicle batteries. <text:a xlink:type="simple" xlink:href="https://www.dw.com/zh/zh/瑞典发现欧洲已知最大稀土矿床/a-64378894" text:style-name="Internet_20_link" text:visited-style-name="Visited_20_Internet_20_Link">
Sweden also found a lot of rare earth minerals</text:a>
Essence There are many raw materials in Europe: for example, there are lithium mines in the Erz Mountains or the upstream of the upstream of the Rhine. The metal exists almost all over the world, but is almost processed in China. "</text:p>
      <text:p text:style-name="P4">
The comments wrote: "Although Europe plans to minimize lithium mines and then processes independently, these projects have been waiting for government decisions for several years. Others, such as Schitad in North Germany, have a lot of money because they have no economic profits. . This situation often occurs, because the other side is that Chinese machines ensure that their own companies have the lowest cost production conditions. "</text:p>
      <text:p text:style-name="P4">
Comments wrote that it is impossible to completely replace imported raw materials from China, nor is it the goal that should be pursued. "The goal should be to make the supplier as diverse as possible. <text:a xlink:type="simple" xlink:href="https://www.dw.com/zh/zh/稀土有多重要中国主导地位为何难以撼动/a-66136145" text:style-name="Internet_20_link" text:visited-style-name="Visited_20_Internet_20_Link">
Europe currently imports rare earths from China accounted for 90%. This proportion should be significantly reduced</text:a>
Essence "</text:p>
      <text:p text:style-name="P4">
Comments say that the production of key raw materials should be carried out in Europe. "This is not a question of whether it is profitable, but it should become a national security issue." Therefore, even if the cost is high, it should be allowed.</text:p>
      <text:p text:style-name="P4">
Hong Kong activists Luo Guancong and other eight people were wanted by the Hong Kong Government's reward</text:p>
      <text:h text:style-name="P12" text:outline-level="3">
<text:span text:style-name="T4">
The so -called "Guoan" is actually the power of the person who wants to protect his own power</text:span>
</text:h>
      <text:p text:style-name="P4">
"New Zurich" wrote: "Information is clear: China's long -arm stretching to <text:a xlink:type="simple" xlink:href="https://www.dw.com/zh/zh/港警通緝8位民主人士-國際社會譴責/a-66101360" text:style-name="Internet_20_link" text:visited-style-name="Visited_20_Internet_20_Link">
Overseas Delivery</text:a>
No matter who they are, what kind of residence they have, which country they are. Because the so -called 'national security' refers to their own power to be guaranteed for those in Beijing. They feel threatened because they cannot be like <text:a xlink:type="simple" xlink:href="https://www.dw.com/zh/zh/涉嫌金援海外通緝犯-数名港人被捕/a-66130659" text:style-name="Internet_20_link" text:visited-style-name="Visited_20_Internet_20_Link">
as in your domestic territory</text:a>
Strict monitoring of overseas people. "</text:p>
      <text:p text:style-name="P4">
The article wrote that the way China used to increase the control of overseas people is not just a rough way for international rewards and wanted peace demonstrators. China is also abroad <text:a xlink:type="simple" xlink:href="https://www.dw.com/zh/zh/美國加強打擊中國海外警務站-fbi投入搜查/a-64374464" text:style-name="Internet_20_link" text:visited-style-name="Visited_20_Internet_20_Link">
Operating a network</text:a>
The so -called "united front".</text:p>
      <text:p text:style-name="P4">
The article wrote: "The Spanish non -governmental organization Safeguard Defenders found that China has 100 illegal police stations overseas <text:a xlink:type="simple" xlink:href="https://www.dw.com/zh/zh/德语媒体非官方使命-中国海外警察站/a-65531193" text:style-name="Internet_20_link" text:visited-style-name="Visited_20_Internet_20_Link">
illegal police station</text:a>
Essence The Chinese government said that these offices are the service centers of overseas Chinese and are also to combat certain criminal acts. There are at least 11 such in Italy with a large number of Chinese.(https://www.dw.com/zh/zh/英國中國稱已關閉在英警察站/a-65845374)Essence The Italian government does not face this issue. "</text:p>
      <text:p text:style-name="P4">
"This is the real scandal. If the Chinese government can stifle the opponents in democratic countries, it will be the shame of these countries. Democratic countries must try to understand the increasingly cunning activities outside China as much as possible and resolutely stop it."</text:p>
      <text:p text:style-name="P4">
The article wrote: "Overseas Chinese, whether they are students, scholars, artists, media industry, writers, dissidents, Tibetans, Uyghur, they enjoy their rights in democratic countries. expression ](https://www.dw.com/zh/zh/邝颂晴最大的改变是不再有表达的自由/a-66083995)Participate in the event, contact each other, and establish organizations. All of this is the right of their deprivation in China. "</text:p>
      <text:p text:style-name="P4">
<text:span text:style-name="T5">
Inding the content of other media, does not represent the position or point of view of the Voice of Germany</text:span>
</text:p>
      <text:p text:style-name="P4">
News Source: <text:a xlink:type="simple" xlink:href="https://www.dw.com/zh/德语媒体：摆脱原材料依赖-时不我待/a-66141108" text:style-name="Internet_20_link" text:visited-style-name="Visited_20_Internet_20_Link">
https://www.dw.com/zh/德语媒体：摆脱原材料依赖-时不我待/a-66141108?maca=chi-rss-chi-all-1127-rdf</text:a>
</text:p>
      <!--NEWS-->
      <text:h text:style-name="P10" text:outline-level="1">
<text:span text:style-name="T4">
Arrive in Yellen, China: avoid misunderstanding and communicate with each other</text:span>
</text:h>
      <text:p text:style-name="P4">
Author: None (Language: zh)</text:p>
      <text:p text:style-name="P4">
Publisher: None</text:p>
      <text:p text:style-name="P4">
Time: 2023-07-06T14:27:00Z</text:p>
      <text:p text:style-name="P4">
Description: US Treasury Secretary Yellen arrived in China on Thursday. She said that the interview provided the two parties with opportunities to communicate and avoid misunderstanding. Yang Yingming, director of the International Economic Relations of the Ministry of Finance of China, and the US ambassador to China Burns greeted at the airport. Will she meet with Chinese officials in this visit?</text:p>
      <text:p text:style-name="P4">
Videos: []</text:p>
      <text:p text:style-name="P4">
Images: []</text:p>
      <text:p text:style-name="P4">
Subject: 经济纵横</text:p>
      <text:p text:style-name="P4">
Subjects: ['德中关系', '奥巴马', '岛屿主权争端', '专题报道：全景观看“习马会”', '中国', '中共十九大', '美国', '中美关系']</text:p>
      <text:p text:style-name="P4">
Keywords: ['耶伦', '美国', '中国', '经济', '中美', '拜登']</text:p>
      <text:p text:style-name="P4">
Id: 66142735</text:p>
      <!--METADATA-->
      <text:p text:style-name="P4">
<text:a xlink:type="simple" xlink:href="https://www.dw.com/zh/overlay/image/article/66142735/66136239" text:style-name="Internet_20_link" text:visited-style-name="Visited_20_Internet_20_Link">
 </text:a>
Yang Yingming, Director of the Department of International Economic Relations of the Ministry of Finance, and the US ambassador to China, Burns, went to the airport to welcome Yellen</text:p>
      <text:p text:style-name="P4">
(Voice of Germany) US Treasury Secretary Yellen has opened a 4 -day trip to China. Shortly after arriving in Beijing on Thursday (July 6), she said on Twitter: "We seek healthy economic competition for American workers and companies, and hope to cooperate in global challenges." She pointed out that this time, this time, this time The interview provides the opportunity to communicate and avoid misunderstanding. However, Yellen also made it clear that if necessary, measures will be taken to "protect the security of our country."</text:p>
      <text:p text:style-name="P4">
Agence France -Presse reported that Yang Yingming, director of the Department of International Economic Relations of the Ministry of Finance and Nicholasburn, US ambassador to China, greeted the airport. Senior U.S. officials revealed that she would meet with the Prime Minister of the Chinese State Council on Friday to communicate with former Vice Premier Liu He, and it is expected that Yellen will exchange opinions from the economic conditions and global prospects on the two countries on the economic conditions of the two countries. She will also attend a dinner hosted by Zhou Xiaochuan, a governor of former China Central Bank. The outside world also pays attention to whether she meets with He Lifeng, the new Vice Premier of the State Council in China. She also expected to meet with representatives of American companies in China, <text:a xlink:type="simple" xlink:href="https://www.dw.com/zh/zh/中国反间谍法生效-外企忧心忡忡/a-66088954" text:style-name="Internet_20_link" text:visited-style-name="Visited_20_Internet_20_Link">
China Anti -Spy Law, which was implemented since the beginning of this month</text:a>
Many foreign companies in China are nervous and worried, because the new law may bring more legal risks to foreign companies and individuals.</text:p>
      <text:p text:style-name="P4">
*#</text:p>
      <text:h text:style-name="P13" text:outline-level="4">
<text:span text:style-name="T4">
Who invents "de -risk"?</text:span>
</text:h>
      <text:h text:style-name="P12" text:outline-level="3">
<text:span text:style-name="T4">
Feng Delin Think Tank Speech</text:span>
</text:h>
      <text:p text:style-name="P4">
On March 30, 2023, the Chairman of the European Commission Feng Delin gave a speech in English in the event hosted by the two European think tanks in Brussels. She pointed out that the economic relations between China and Europe are becoming increasingly unbalanced. The practice of "clearly integrating the military and business sectors" in China brings risks to European security. Therefore Use existing tools to safeguard European economic interests. "The relationship between us is not black or white, and our answers cannot be the case. Therefore, we must focus on de-Risking instead of deciring."</text:p>
      <text:p text:style-name="P4">
*#</text:p>
      <text:h text:style-name="P13" text:outline-level="4">
<text:span text:style-name="T4">
Who invents "de -risk"?</text:span>
</text:h>
      <text:h text:style-name="P12" text:outline-level="3">
<text:span text:style-name="T4">
New keywords for China relations</text:span>
</text:h>
      <text:p text:style-name="P4">
Feng Derine's speech has received great attention. The saying "risk" also began to be cited by the media and politicians in Germany and the United States. The New York Times believes that this statement is a new summary of the European Union's relations with China. German and French diplomats have since promoted the concept of "de -risk" in international organizations and reflected it in the statement of the G7 Summit of the Hiroshima G7 summit in May of that year. In the content. The German Mirror Weekly pointed out that Feng Delin hopes to retain space on the words, which is different from the "decourse" used in the United States for a period of time.</text:p>
      <text:p text:style-name="P4">
*#</text:p>
      <text:h text:style-name="P13" text:outline-level="4">
<text:span text:style-name="T4">
Who invents "de -risk"?</text:span>
</text:h>
      <text:h text:style-name="P12" text:outline-level="3">
<text:span text:style-name="T4">
Dependence is a "good choice"?</text:span>
</text:h>
      <text:p text:style-name="P4">
Germany Foreign Minister Berbak also stated during the April China Celery China that Germany did not want to "decume" with China, but to "reduce risks", that is, Europe should reduce its dependence on "unhealthy" in China. At the same time, Qin Gang, a Chinese foreign minister who attended the press conference at the same time, responded that "China and Germany are partners, not opponents", and the two parties rely on the supply chain "the best choice in market rules"; as long as both countries remain open, "there is no need to be necessary to be unnecessary. Worry about the so -called dependence. "</text:p>
      <text:p text:style-name="P4">
*#</text:p>
      <text:h text:style-name="P13" text:outline-level="4">
<text:span text:style-name="T4">
Who invents "de -risk"?</text:span>
</text:h>
      <text:h text:style-name="P12" text:outline-level="3">
<text:span text:style-name="T4">
Shawrtz is the initial figurine?</text:span>
</text:h>
      <text:p text:style-name="P4">
Some German media noticed that it was not Feng Delin, but the German Chancellor Salz that was the first to publicly use the word "de -risk". In November 2022, the German "Star" magazine (Stern) quoted his relying on the Chinese industrial chain in a report before Salz's visit to China: "Risks and diversification are the top priority." But At the time, this statement did not attract special public opinion.</text:p>
      <text:p text:style-name="P4">
*#</text:p>
      <text:h text:style-name="P13" text:outline-level="4">
<text:span text:style-name="T4">
Who invents "de -risk"?</text:span>
</text:h>
      <text:h text:style-name="P12" text:outline-level="3">
<text:span text:style-name="T4">
Financial term</text:span>
</text:h>
      <text:p text:style-name="P4">
The term "de-Risking" is not a new invention, but a term in the financial industry that refers to the contraction or termination of transactions in banks or investors to reduce the risk of paying contracts. In January 2023, the Chairman of the European Executive Committee Feng Delin also stated at the World Economic Forum that although the EU needs to "cooperate with China and trade", it still needs to amend the direction of business transactions with China and seek to seek this world with this world. The second largest economy "reduces risks, not decoupling."</text:p>
      <text:p text:style-name="P4">
*#</text:p>
      <text:h text:style-name="P13" text:outline-level="4">
<text:span text:style-name="T4">
Who invents "de -risk"?</text:span>
</text:h>
      <text:h text:style-name="P12" text:outline-level="3">
<text:span text:style-name="T4">
Sha Liwen: Free of stress</text:span>
</text:h>
      <text:p text:style-name="P4">
Officials in Washington also began to use the "risk" expression. At the end of April this year, Jakesullivan, a US national security adviser, said in a speech at the Brukinson Society in Washington, saying, "Risk of risk means an effective supply chain with elasticity and ensure that we will not be coerced by any country." " We just need to ensure that the technology of the United States and the allies will not be used to deal with ourselves, "instead of cutting off trade. He emphasized that" as President Feng Delin said recently. "</text:p>
      <text:p text:style-name="P4">
*#</text:p>
      <text:h text:style-name="P13" text:outline-level="4">
<text:span text:style-name="T4">
Who invents "de -risk"?</text:span>
</text:h>
      <text:h text:style-name="P12" text:outline-level="3">
<text:span text:style-name="T4">
Consensus on the Atlantic Ocean</text:span>
</text:h>
      <text:p text:style-name="P4">
The German "Business Daily" pointed out that on this issue, Feng Delin, German Chancellor Shulz, and US national security adviser Su Liwen have obviously formed a consensus. "Different from the" decoustal "is that the purpose of" risk "is not to be economical in economics, but to enhance Europe's own economic pressure resistance."</text:p>
      <text:p text:style-name="P4">
*#</text:p>
      <text:h text:style-name="P13" text:outline-level="4">
<text:span text:style-name="T4">
Who invents "de -risk"?</text:span>
</text:h>
      <text:h text:style-name="P12" text:outline-level="3">
<text:span text:style-name="T4">
G7 Summit Yu Yin</text:span>
</text:h>
      <ul>
        <li>
#</li>
      </ul>
      <text:h text:style-name="P13" text:outline-level="4">
<text:span text:style-name="T4">
Who invents "de -risk"?</text:span>
</text:h>
      <text:h text:style-name="P12" text:outline-level="3">
<text:span text:style-name="T4">
Beijing: Don't "Learn the Tongue"</text:span>
</text:h>
      <text:p text:style-name="P4">
Beijing, which was very dissatisfied with the G7 meeting, had a fierce reaction. The Chinese Ministry of Foreign Affairs (pictured) previously stated on the G7 bulletin: "For the so -called" economic stress ", the United States engaged in unilateral sanctions and 'detachable chains' is the true' coercion" of political and trade relations. We advise the Seven Kingdoms Group not to do the same conspiracy and accomplices of economic coercion. "</text:p>
      <text:p text:style-name="P4">
*#</text:p>
      <text:h text:style-name="P13" text:outline-level="4">
<text:span text:style-name="T4">
Who invents "de -risk"?</text:span>
</text:h>
      <text:h text:style-name="P12" text:outline-level="3">
<text:span text:style-name="T4">
强 强 强</text:span>
</text:h>
      <text:p text:style-name="P4">
Chinese Prime Minister Li Qiang said at the opening ceremony of the World Economic Forum (WEF) "Summer Davos Forum" held in Tianjin on June 27, saying: "Now in the West, some people are hype, so -called 'dependence, risks to risks' , I think to a certain extent, these two sentences are a pseudo -proposition. "He believes that risk control should be" corporate to make corresponding judgments and choices ". Risk expansion, politicalization, and ideology "will be extended.</text:p>
      <text:p text:style-name="P4">
*#</text:p>
      <text:h text:style-name="P13" text:outline-level="4">
<text:span text:style-name="T4">
Who invents "de -risk"?</text:span>
</text:h>
      <text:h text:style-name="P12" text:outline-level="3">
<text:span text:style-name="T4">
String into the European Union's strategy to China</text:span>
</text:h>
      <text:p text:style-name="P4">
The common policy for China is also an important issue at the EU summit ended on June 30. Summit jointly stated that it will support the continued economic and trade relations with China while reducing Europe's economic dependence on China. "Risk of Risk" officially appeared in this statement and became a concept. In the future, the European Union will use it as a guidance policy to launch a strategy to China. However, some criticisms have stated that the "de -risk" currently expressed by the European Union still lacks specific plans and responsibilitie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It is expected that Yellen will have a major breakthrough in this trip, but according to U.S. officials, Yellen will promote the consequences of providing key aid to Russia with key assistance to Russia. Yellen once again stood between China and the United States. This Monday, <text:a xlink:type="simple" xlink:href="https://www.dw.com/zh/zh/中國管制鎵鍺出口-各國如何嚴防供應鏈中斷/a-66118831" text:style-name="Internet_20_link" text:visited-style-name="Visited_20_Internet_20_Link">
China ’s Ministry of Commerce announced export control on the metal 镓 镓 and 锗 related items required to manufacture high -performance chips</text:a>
Essence The Wall Street Journal also reported this week that the United States plans to issue a ban, but Yellen may establish a bridge with China with China in terms of common global challenges. Jakecolvin, president of the National Foreign Trade Association, believes that the interview may help the two parties establish a "new normal" and establish a foundation in bilateral relations. However, the tariff measures imposed by the former Trump administration will not be canceled, as well as export control issued by Biden.</text:p>
      <text:p text:style-name="P4">
Bloomberg reports that the US Climate Special Envoy Cry also plans to go to China this month to conduct global warming negotiations. The report quoted people familiar with the matter and said that Kerry's visit may be carried out around July 16. Before the visit of Yellen, the US Secretary of State visited China last month and met with Chinese President Xi Jinping.</text:p>
      <text:h text:style-name="P12" text:outline-level="3">
<text:span text:style-name="T4">
How to hurt the transnational business of Sino -US relations</text:span>
</text:h>
      <text:p text:style-name="P4">
(Reuters, Agence France -Presse, etc.)</text:p>
      <text:p text:style-name="P4">
News Source: <text:a xlink:type="simple" xlink:href="https://www.dw.com/zh/抵达中国-耶伦：避免误会-相互沟通/a-66142735" text:style-name="Internet_20_link" text:visited-style-name="Visited_20_Internet_20_Link">
https://www.dw.com/zh/抵达中国-耶伦：避免误会-相互沟通/a-66142735?maca=chi-rss-chi-all-1127-rdf</text:a>
</text:p>
      <!--NEWS-->
      <text:h text:style-name="P10" text:outline-level="1">
<text:span text:style-name="T4">
What is the purpose of Xi Jinping's continuous inspection of the southern and eastern theater?</text:span>
</text:h>
      <text:p text:style-name="P4">
Author: None</text:p>
      <text:p text:style-name="P4">
Publisher: Radio Free Asia (Organization)</text:p>
      <text:p text:style-name="P4">
Published Time: 2023-07-06T15:05:00-04:00</text:p>
      <text:p text:style-name="P4">
Modified Time: 2023-07-07T09:55:07-04:00</text:p>
      <text:p text:style-name="P4">
Description: None</text:p>
      <text:p text:style-name="P4">
Videos: []</text:p>
      <text:p text:style-name="P4">
Audios: ["<text:a xlink:type="simple" xlink:href="https://www.rfa.org/mandarin/yataibaodao/zhengzhi/jw-070620231047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3.852648in" draw:z-index="0">
<draw:image xlink:href="../Images/rfamandarin/2023-07-06T15-05-00-04-00/000000.png" xlink:type="simple" xlink:show="embed" xlink:actuate="onLoad" draw:mime-type="image/png"/>
</draw:frame>
On July 6, 2023, Xi Jinping inspected the eastern theater. <text:a xlink:type="simple" xlink:href="https://www.rfa.org/mandarin/yataibaodao/zhengzhi/jw-07062023104707.html/@@images/image" text:style-name="Internet_20_link" text:visited-style-name="Visited_20_Internet_20_Link">
</text:a>
Video screenshot/cctv <text:a xlink:type="simple" xlink:href="https://www.rfa.org/mandarin/yataibaodao/zhengzhi/jw-07062023104707.html/@@stream" text:style-name="Internet_20_link" text:visited-style-name="Visited_20_Internet_20_Link">
Audio-Link: https://www.rfa.org/mandarin/yataibaodao/zhengzhi/jw-07062023104707.html/@stream</text:a>
On Thursday, Xi Jinping, the leader of the Communist Party of China, inspected the Eastern theater and emphasized the military goal of training for military training. Some scholars have pointed out that since this year, Xi Jinping has twice inspections to undertake the southern and eastern theater that mainly mainly for Taiwan's military mission, which is preparing for the promotion of unified Taiwan.</text:p>
      <text:p text:style-name="P4">
<text:span text:style-name="T4">
<text:span text:style-name="T5">
 <text:a xlink:type="simple" xlink:href="https://www.rfa.org/mandarin/Xinwen/cmh1-04122023065333.html" text:style-name="Internet_20_link" text:visited-style-name="Visited_20_Internet_20_Link">
Xi Jinping inspected the southern theater navy to emphasize deepening training for war</text:a>
</text:span>
</text:span>
<text:a xlink:type="simple" xlink:href="https://www.rfa.org/mandarin/Xinwen/3-11082022114432.html" text:style-name="Internet_20_link" text:visited-style-name="Visited_20_Internet_20_Link">
<text:span text:style-name="T4">
 Xi Jinping inspected the Military Commission to emphasize the comprehensive strengthening of training for military training </text:span>
</text:a>
According to the Chinese official media Xinhua News Agency, Xi Jinping emphasized when inspecting the Eastern Theater organs on July 6, "" It is necessary to thoroughly implement the party's 20th spirit, implement the new era of the party's strong military thought, implement the military strategy policy of the new era, anchor to build construction The army has been struggling for a hundred years, and strives to create a new situation in the war zone construction and preparations for war. "In addition, Xi Jinping also fully affirmed the contribution of the Eastern theater to" safeguard the sovereignty of national territorial sovereignty and marine rights and the unity of the motherland. "</text:p>
      <text:p text:style-name="P4">
The Eastern theater of the PLA was established in 2016 and ranked first in the five major theater in China. It has most military and land -to -air strike capabilities. Public information shows that the strategic direction of the Eastern theater is the Pacific and Taiwan, which have repeatedly implemented military operations such as exercises around Taiwan Island.</text:p>
      <text:p text:style-name="P4">
Li Weidong, the president of the magazine of the Overseas Political Political Publication "China Strategic Analysis", said in an interview with this station that Xi Jinping's selection of inspecting the Eastern theater at this time node is a response to the latest military sales in the United States.</text:p>
      <text:p text:style-name="P4">
"(Xi Jinping) The inspection of the Eastern theater is definitely aimed at Taiwan, that is, to promote Taiwan. Because the United States has recently sold military sales in Taiwan, it is now a bit of action in the United States and China is relatively active. It is a strategic and tactical contest. "</text:p>
      <text:p text:style-name="P4">
Xi Jinping also emphasized in the inspection of the Eastern Theater that the world has entered a new turbulent change period. It is necessary to "go all out to perform the functions of the main war zone in the war zone" and "greatly grasp military exercises and accelerate the improvement of winning." The outside world noticed that on the day of Xi Jinping's inspection, the US Finance Minister Yellen arrived in Beijing. Recently, the United States and China have also occurred in military frictions in the South China Sea and the Taiwan Strait.</text:p>
      <text:p text:style-name="P4">
On July 6, 2023, Xi Jinping inspected the eastern theater organs and delivered a speech.(Video screenshot/CCTV)  <text:a xlink:type="simple" xlink:href="https://www.rfa.org/mandarin/yataibaodao/zhengzhi/jw-07062023104707.html/capture.jpg" text:style-name="Internet_20_link" text:visited-style-name="Visited_20_Internet_20_Link">
</text:a>
At the end of last month, the U.S. State Department announced a total of $ 440 million in Taiwan's military sales case. This is also the tenth of the US President Bayeng's tenth time since taking office. At the same time, the Foreign Affairs Commission of the House of Representatives of the Congress also announced the establishment of a "tiger" working group to supervise the delivery procedure for Taiwan's military sales.</text:p>
      <text:p text:style-name="P4">
Li Weidong believes that Xi Jinping's goal of consolidating power internally has been achieved, and the training of military training is intended to outside.</text:p>
      <text:p text:style-name="P4">
The goal of deepening military training and preparing for war was mentioned when Xi Jinping inspected the southern theater in mid -April this year. The growth of China's military expenditure and military power has also been the focus of attention from the outside world. The Wall Street Journal of the United States previously disclosed that China ’s total defense budget in 2023 will reach 1.55 trillion yuan, with a expenditure increase of more than 7%, breaking the highest record of China's military expenses in the past 5 years, and far exceeding the GDP set by the government Growth goal.</text:p>
      <text:p text:style-name="P4">
Since Xi Jinping came to power in 2012, Xi Jinping has regarded the so -called "building a world -class army" as a priority, and has repeatedly emphasized that it has comprehensively strengthened the training of troops. During the 20th CPC National Congress of the Communist Party of China last year, Xi Jinping's successful achievements won the third five -year term. China will resolutely oppose and curb the "Taiwan independence" to the CPC Constitution for the first time, and reiterate that "building the people's army into a world -class army."</text:p>
      <text:p text:style-name="P4">
However, in the opinion of the former Lieutenant General Staff of the Chinese Navy Command, there are still differences in the goals of Xi Jinping's Taiwan internally, and it cannot be said to be a iron plate.</text:p>
      <text:p text:style-name="P4">
"He (Xi Jinping) is now rectifying the troops because the troops do not listen to him. Not only do you have to rectify but also to appease, and to go to the army to cover people's hearts. Having said that, the southern Chinese theater and the eastern theater assumed the huge task of fighting against the Taiwan Strait, which is one of the reasons why Xi Jinping inspected the two major theater this year.</text:p>
      <text:p text:style-name="P4">
"Now the entire army holds different opinions on Xi Jinping's mobilization of war. They all know that this battle will not win, and it is better not to win." Yao Cheng analyzed that the Chinese army has risen in fear of war. This signal was released in poor combat in the western theater. Therefore, Xi Jinping is now in trouble, and he is afraid that the PLA will not be able to complete his unity cause, but also afraid that once the war is launched, "it will be unsatisfactory."</text:p>
      <text:p text:style-name="P4">
He said: "Xi Jinping is about to press them, and the troops will be reversed."</text:p>
      <text:p text:style-name="P4">
Shouting the slogan, expanding reserve, and increasing military expenditure, Xi Jinping's war intention to trigger concerns about the international community. In February this year, Williamburns, director of the Central Intelligence Agency, publicly stated that some intelligence showed that Xi Jinping had ordered the Chinese military to unify Taiwan by 2027. Therefore, Xi Jinping's ambitions for Taiwan should not be underestimated. The US Secretary of State Brillings also warned Congress in March this year that the Chinese People's Liberation Army will have the ability to commit martial arts in 2027.</text:p>
      <text:p text:style-name="P4">
Reporter: Jingwei Responsible Editor: He Ping.com editor: Hong Wei</text:p>
      <text:p text:style-name="P4">
News Source: <text:a xlink:type="simple" xlink:href="https://www.rfa.org/mandarin/yataibaodao/zhengzhi/jw-07062023104707.html" text:style-name="Internet_20_link" text:visited-style-name="Visited_20_Internet_20_Link">
https://www.rfa.org/mandarin/yataibaodao/zhengzhi/jw-07062023104707.html</text:a>
</text:p>
      <!--NEWS-->
      <text:h text:style-name="P10" text:outline-level="1">
<text:span text:style-name="T4">
AIT's new chairman: No matter who is elected in Taiwan, they will cooperate closely with them</text:span>
</text:h>
      <text:p text:style-name="P4">
Author: None</text:p>
      <text:p text:style-name="P4">
Publisher: Radio Free Asia (Organization)</text:p>
      <text:p text:style-name="P4">
Published Time: 2023-07-06T21:06:00-04:00</text:p>
      <text:p text:style-name="P4">
Modified Time: 2023-07-07T09:21: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4.757183in" draw:z-index="0">
<draw:image xlink:href="../Images/rfamandarin/2023-07-06T21-06-00-04-00/000000.png" xlink:type="simple" xlink:show="embed" xlink:actuate="onLoad" draw:mime-type="image/png"/>
</draw:frame>
Laura Roseberger, the new chairman of the United States in Taiwan (AIT), held the first round table with Chinese media reporters in the Washington Office on July 6 after taking office on July 6. <text:a xlink:type="simple" xlink:href="https://www.rfa.org/mandarin/Xinwen/15-07062023210317.html/@@images/image" text:style-name="Internet_20_link" text:visited-style-name="Visited_20_Internet_20_Link">
</text:a>
Reporter Cadi Photography</text:p>
      <text:p text:style-name="P4">
The new chairman of the United States in the Taiwan Association (AIT) Lauraroseberger, Lauraroseberger, said on July 6th in the Washington office to be interviewed by some Chinese media that no matter who the people of Taiwan choose to be the next leader, the United States will continue Work closely. US policies will not change based on which candidate is elected. She also said that the United States opposes external forces to intervene in Taiwan's democracy, and Taiwan elections should not be an excuse for Beijing's upgrading tensions.</text:p>
      <text:p text:style-name="P4">
Rosenberg has served as chairman of the Taiwan Association in March this year since the Senior Director of China and Taiwan Affairs of the White House National Security Council. Since taking office, she has visited Taiwan twice, including the president Tsai Ing -wen and the government's senior officials and business leaders, and met with the candidate of the Taiwan presidential election in 2024. This Thursday (6th) was the first time she held a round table with a Chinese media reporter after taking office.</text:p>
      <text:p text:style-name="P4">
Speaking of her recent visit to Taiwan and meeting with three presidential candidates from different parties, Rosenberg said that because it was a private conversation, the content was inconvenient to disclose, but she said that this was a dialogue for mutual understanding and sharing views. It is important to understand the policies and priorities of each candidate, and it is also to let them understand the US policy. She did not agree with the so -called "interview" saying.</text:p>
      <text:p text:style-name="P4">
Rosenberg emphasized that dialogue is very important to build a understanding, and this is very important for partners like the United States and Taiwan. Because no matter who the Taiwanese people choose the next leader, the United States intends to work closely with it. US policies will not change based on which candidate is elected. Therefore, it is important to have a solid foundation and mutual understanding. Frankly speaking, it is that relationship and trust, which are very important. This is the reason for these dialogues, and the reason for the past.</text:p>
      <text:p text:style-name="P4">
Rosenberg has reiterated that the United States respects Taiwan's democracy and supports Taiwan's free and fair elections. It will not favor any party in the election. She also said that the United States has clearly stated to all parties that the United States opposes external forces to intervene in democracy in Taiwan. This should not be an excuse for Beijing's upgrading.</text:p>
      <text:p text:style-name="P4">
During the meeting, the reporter from this station inspected the Eastern theater organs on the 6th, and emphasized that it is necessary to deepen the war and combat planning, accelerate the improvement of win -win ability, and ask how Rosenberg thinks of the urgency of preventing the conflict of the Taiwan Strait. Rosenberg responded that this obviously emphasized how important the work of maintaining the Taiwan Strait and the stability.</text:p>
      <text:p text:style-name="P4">
She also said that the United States has several practices in dealing with this issue. First of all, it continues the United States' efforts to support Taiwan's self -defense capabilities for a long time, which is part of the United States promised under the Taiwan Relations Law. In addition, according to the Taiwan Relations Law, the United States must also ensure that there is sufficient deterrence in the Taiwan Strait, so that Beijing dare not act lightly. Another key factor is the role of the international community. The international community is increasingly willing to state, emphasizing their own interests in the peace and stability of the Taiwan Strait. This is also reflected in the recent joint communiqué of the Seventh Kingdom Group (G7). In the future, this trend continues to continue.</text:p>
      <text:p text:style-name="P4">
In response to the latest US $ 440 million military sales case approved by the United States, a spokesman for the Chinese Ministry of Defense recently criticized that the United States's move "deliberately pushing the tension of Taiwan Straits" is tantamount to "accelerating Taiwan into a gunpowder barrel". Essence In response, Rosenberg responded that the United States' commitment to Taiwan's self -defense and the position of supporting Taiwan's self -defense will continue, and even in the face of strong complaints in Beijing, it will not change the attitude of the United States. She emphasized that the fundamental interests of the United States have always been the peace and stability of the Taiwan Strait, but it is also important to communicate with Beijing. It is also important to be able to talk to these issues. This is not to change the American approach, but that this understanding is very important.</text:p>
      <text:p text:style-name="P4">
Editor -in -chief: Kaidi</text:p>
      <text:p text:style-name="P4">
News Source: <text:a xlink:type="simple" xlink:href="https://www.rfa.org/mandarin/Xinwen/15-07062023210317.html" text:style-name="Internet_20_link" text:visited-style-name="Visited_20_Internet_20_Link">
https://www.rfa.org/mandarin/Xinwen/15-07062023210317.html</text:a>
</text:p>
      <!--NEWS-->
      <text:h text:style-name="P10" text:outline-level="1">
<text:span text:style-name="T4">
Talk to a 40+ blogger to talk about the daily entrepreneurial daily after leaving from the big factory</text:span>
</text:h>
      <text:p text:style-name="P4">
Authors: ['']</text:p>
      <text:p text:style-name="P4">
Publisher: 英国《金融时报》</text:p>
      <text:p text:style-name="P4">
Time: 2023-07-06T22:59:46+00:00</text:p>
      <text:p text:style-name="P4">
Published Time: 2023-07-06T12:00:99+08:00</text:p>
      <text:p text:style-name="P4">
Modified Time: 2023-07-06T19:01:99+08:00</text:p>
      <text:p text:style-name="P4">
Description: Zhang Leyu: Zhao Peizheng himself, chose to start a business, was originally a rising class. As a result, she turned from a worker who spent money and a big footage to a small boss who was relegated.</text:p>
      <text:p text:style-name="P4">
Images: ["<text:a xlink:type="simple" xlink:href="https://thumbor.ftacademy.cn/unsafe/picture/9/000186639_piclink.jpg" text:style-name="Internet_20_link" text:visited-style-name="Visited_20_Internet_20_Link">
000186639_pic...</text:a>
", "<text:a xlink:type="simple" xlink:href="https://thumbor.ftacademy.cn/unsafe/picture/7/000186627_piclink.jpg" text:style-name="Internet_20_link" text:visited-style-name="Visited_20_Internet_20_Link">
000186627_pic...</text:a>
"]</text:p>
      <text:p text:style-name="P4">
Themes: ['专栏', '35岁之后的人生', '关注']</text:p>
      <text:p text:style-name="P4">
Keywords: ['35岁之后的人生', '创业', '生活']</text:p>
      <text:p text:style-name="P4">
Type: Article</text:p>
      <!--METADATA-->
      <text:p text:style-name="P4">
<draw:frame draw:style-name="fr1" draw:name="Image47" text:anchor-type="as-char" svg:width="6.9236in" svg:height="4.617987in" draw:z-index="0">
<draw:image xlink:href="../Images/FT Chinese Free Version/2023-07-06T22-59-46-00-00/000186639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the era of everyone, what would a woman who walked through a blogger to start a business?</text:p>
      <text:p text:style-name="P4">
Zhao Pei was 42 years old. Since she became a blogger, she later resigned from work to invest in live broadcasts with full -time work. With her own clothing brand, I almost witnessed the whole process. The executives of the former Internet manufacturer gave up the annual salary of one million, naked to start a business ... These words are placed on social media, which will be the traffic password that attracts clicks. For a long time, this has become her Write on your homepage to introduce your own keywords to the outside world, and you can tell a story behind each keyword. But I always think that these words are too thin for a 40 -year -old entrepreneurial woman.</text:p>
      <text:p text:style-name="P4">
Mr. Zhao Pei is a partner of a law firm, and his son is in the fifth grade of elementary school. She did not have three pieces of death in the middle class that was popular some time ago, but she was 揶揄 herself, and her entrepreneurial was originally a rising class. As a result, she changed from a migrant worker who originally consumed to downgrade consumption downgrade. Little boss.</text:p>
      <text:p text:style-name="P4">
In 2022, her company's cash flow has always been negative. Although it has improved in the first half of this year, she chose to stop her high -end commercial medical insurance for 4 consecutive years ago. Before, she kept saying that she didn't want to go to the public hospital because she was sick. She had much time than this. This year, she thought about it, comforting her should be squeezed, and heard these. I decided to sit down again. Talk to her.</text:p>
      <text:p text:style-name="P4">
In 2019, she shared her own dressing and home consumption on Xiaohongshu to gradually accumulate fans. This is due to her "burning money" experience she bought and buying for many years. She has always been Taobao among her friends around her. KOL, friends called her to "buy and buy." Because of a few notes sharing medical beauty and home, she gradually became a fashion blogger on a little red book.</text:p>
      <text:p text:style-name="P4">
At the end of 2019, a brand began to find her advertising. She had cooperated with many big -name big names. At that time, she felt that money was easy. In 2021, the platform began to formally support the bloggers to make live broadcasts, and she reached the traffic dividend. For a long time, her live broadcast room remained in the top ten in the list of goods. At that time, her daily life was to work in Sina Building in the Houchang Village in the northwest corner of Beijing every Monday to Friday from Monday to Friday. She didn't feel tired, but always lingered a sense of excitement. Later, the courier piled up by the brand could not push the house, and she decided to rent an office near home.</text:p>
      <text:p text:style-name="P4">
In mid -2021, the live broadcast was fully rolled out. She chose to leave from the position of Sina Weibo management. She thought that everything was successful. From a team that controls nearly 100 people to a small company with 4 people, she is frank and there is no psychological gap. It is good at the scene. It takes millions of decoration office to expand the team in accordance with the Internet salary standards. People around said that she "starts a business and experience life."</text:p>
      <text:p text:style-name="P4">
In the two years of full -time entrepreneurship, the company's business progress has been accelerating, and the team has expanded to more than 20 people. After her self -operated clothing brand, she founded the jewelry brand. From a blogger who only understands dressing to the top of the industrial chain, she started to learn from scratch without a lot of details. She ran the factory by herself, selected the fabrics, and placed an order with the factory while broadcasting the factory. … During this period, she experienced the separation of the clothing partners, and the shop stopped operating for two months. Facing the high temperature of more than 40 degrees in Hangzhou in summer, she took people outside the warehouse for 5 consecutive days. In the end, she said that it was nothing. The biggest shortcoming on the road of entrepreneurship was still managing.</text:p>
      <text:p text:style-name="P4">
The flow dividends have caught up, and the lessons brought by the tide faded have not fallen.</text:p>
      <text:p text:style-name="P4">
After going through the sleepy 2022, to 2023 when the uncertainties were magnified, "there are not so many stands to do business now, but if you squat down, you can make business." Fortunately, our team can survive steadily, and even have some new things to see. "From the sense of intentions of two years ago, she has more awe and pragmatic today. I even have such a change for her. feel happy.</text:p>
      <text:p text:style-name="P4">
We are sitting in her office, a LOFT two -story building near the East Fourth Ring Road in Beijing. Planting live equipment and carton, letting us sit down in a small piece of place.</text:p>
      <text:p text:style-name="P4">
The scene in front of me is a bit like witnessing a boat under the Big Times of the live broadcast business, and this boat is accompanied by the ups and downs of the tide of the times. We reviewed the various experiences of her entrepreneurial, and asked her the significance of continued tossing, as well as the cognition of women in career and entrepreneurship along the way.</text:p>
      <text:p text:style-name="P4">
_ The following is Zhao Pei's dictation, after being sorted out: _</text:p>
      <text:p text:style-name="P4">
A friend recently asked me about entrepreneurship. My answer is: entrepreneurial is good, but next time it is innovative.</text:p>
      <text:p text:style-name="P4">
Since the influence of the family environment, I know very well that I can't sit at home as a full -time wife to bring their children to counsel homework. I can even accept my family and let my husband bring children at home. This particularly profound experience originated from my time after I failed to start a business in India in 2019.</text:p>
      <text:p text:style-name="P4">
In 2018, I resigned from Ali Entertainment and went to India with colleagues in Ali to start a business. At that time, if I could wait two more months, I could be fulfilled in Ali's stock, and it could probably reach millions. However, I think there are few opportunities for life to go through a bloody thing as the core staff of the founding team like this. I am also the only woman who has long been stationed in India for a long time in the 13th person in the founding team. I was always at Delhi at the time and managed about 100 Indian employees. In Indian culture, women are not encouraged to work. I remember on the day of Women's Day, I shared with all female employees inside, and encouraged them to come out to work or even start a business. In retrospect, I feel that this is the choice in my bones, and I will not have such an experience in this life. So since then I have learned to choose not to be abducted by the world according to my heart, and do not complain.</text:p>
      <text:p text:style-name="P4">
<draw:frame draw:style-name="fr1" draw:name="Image48" text:anchor-type="as-char" svg:width="6.9236in" svg:height="5.190383in" draw:z-index="0">
<draw:image xlink:href="../Images/FT Chinese Free Version/2023-07-06T22-59-46-00-00/000186627_piclink.jpg" xlink:type="simple" xlink:show="embed" xlink:actuate="onLoad" draw:mime-type="image/jpeg"/>
</draw:frame>
(Zhao Pei in 2018 in India's entrepreneurial period)</text:p>
      <text:p text:style-name="P4">
Later, India banned China ’s Internet app continuously, and our projects were also implicated. Back to Beijing from Delhi, the four months of finding a job at home are the days when I have suffered from suffering for so many years. Although I didn't need to go out to work at all at that time, when I found that I was not needed by the outside world, it was a particularly terrible thing for me. Essence</text:p>
      <text:p text:style-name="P4">
But after I came out of that period of emotional trough, I clearly knew that I had the living law in the second half of my life. The happiest thing of people was to connect with the society, and I could always have my own thing to do. I think I will work until the age of eighty.At first I sharing some consumer experience on Xiaohongshu is my daily life. Double Eleven every year before, many friends around me will let me share the list of shopping carts, and may also buy too much. I find that I have some talent in buying things. In addition, my own media origin, expression and output content The basic skills are still there, so I accidentally embarked on the road of bloggers.</text:p>
      <text:p text:style-name="P4">
Many people think that bloggers have the least threshold, but in fact, the threshold for bloggers to start a business is the highest. It is difficult to keep the attraction to fans, so whether you are a big blogger of millions of fans or hundreds of thousands or even tens of thousands of little bloggers, everyone has a common. The daily life is traffic anxiety. So how can there be an easy occupation? In the end, the places where the spotlight could not be taken on the ground was lying on the ground.</text:p>
      <text:p text:style-name="P4">
When I start myself full -time, my identity has changed from a part -time blogger to the CEO of a small company. In addition to maintaining the content of the blogger's content and starting regularly, we must start looking at financial statements, team management, and business direction. "Step on the pit" re -learning. In the middle of last year, I ended cooperation with the partners of the clothing because of the idea of ideas. Because I wanted to maintain brand independence, I finally got all the clothing inventory. In the summer vacation, I took my son to Hangzhou, under the high temperature of more than 40 degrees in Hangzhou, and I moved the warehouse with the team, and then started to run a new supply chain everywhere. From the beginning, I started learning the "doorway" of the clothing industry.</text:p>
      <text:p text:style-name="P4">
The store had to stop for two months, and the mentality was extremely anxious. At that time, the cost of the clothing business fixed every month would spend hundreds of thousands. From then on, I started to understand the industry chain of the entire clothing. From the selection to the board to the supply chain, the inventory, I asked myself to do it in person. I was very impressed. Who comes out of the auxiliary materials? I asked the master, "What is the auxiliary material?" ... In short, it ’s so bit by bit into every link of the industry to learn to make up lessons, which is also awe of each industry.</text:p>
      <text:p text:style-name="P4">
At the end of last year, one -third of the brand advertisement that had an income of one -third of the revenue was gained overnight, and the courier could not be issued. It owed tens of thousands of costs every day. When I paid my salary from a few months to the end of the month, I started to be anxious. During that time, my mother felt my anxiety, and secretly told me privately, "I still have money, you can give it to you at any time if you need it." I realize that the boss works for employees is a real thing. It turned out that I had seen a lot of money and spent a lot of money on an Internet company, but I really learned that it was not a simple matter to make my small company make money.</text:p>
      <text:p text:style-name="P4">
After starting a business, many people, including relatives and friends around their parents, think that you are so tossing every day, go out early and return, and ask so many employees to pay them every month, then you must make a lot of money outside It's right. Every time I smile, I smile hard and bypass the topic. It can be said that after this round of economic cycle, we have not yet fallen, and the team survives, and we can also calculate other businesses. To some extent, it is a self -consistent success.</text:p>
      <text:p text:style-name="P4">
In December, the team was sick and asked for leave. On Christmas day, I was still burning, running to the empty office, wearing a dressed dress to take a selfie, I am new ... when people are sick, I can particularly realize that human beings can especially realize human beings. Sadness and joy are not lonely. I used to be a little disgusted in the chicken soup that I succeeded in learning. However, when people can really come from the low tide, they will grow naturally in the face of the confidence in the face of life. What to say that starting a business is the most to get this kind of confidence. I still have the enthusiasm for doing it. At the critical moment, I can force myself to be courageous. For me, this is more valuable than making money. This made me really taste the game itself was a brave game. Once I got on the road, I couldn't turn back.</text:p>
      <text:p text:style-name="P4">
In recent years, I jumped out of the original Internet circle and contacted people from all walks of life. I found that the original world was open. Putting on the elite thinking, lowering my mentality and then lowering, I learned that there is a respect for practitioners who are reliable in each industry from the heart, even if it is a supplier that is small enough to make clothes buttons. Their common point is that there is no talent for talent. The "10,000 -hour law" is a kind of solid and reliable that can be seen there. In the case of poor economic environment, they can even do it. Increased in the trend. So we can see from this, what are the restrictions on age? I see that some people are late.</text:p>
      <text:p text:style-name="P4">
At the age of 28, I was editor -in -chief, 38 -year -old as a blogger, and a 40 -year -old full -time entrepreneurial business. Judging from the comparison of work and entrepreneurship, it is just like snorkeling and deep diving. The underwater scenery must be different. If you can have any suggestions for women after 35 years of age, don't hopes that it has always been uphill, twists and turns are normal, forget the halo given by the platform before, lower your posture, lower your posture, and then lower it. Life will naturally bloom flowers when low to dust. From this perspective, the opportunity of this world is still equal.</text:p>
      <text:p text:style-name="P4">
For women, whether from marriage to career, the sense of insecurity at each stage will always be accompanied by. Along the way, I am the practitioner of the chicken soup "obey your heart". I will not be rhythmic by the comments of others. This will live stretch and not put my precious energy on the internal consumption. For example, many fans will ask me: You are so busy, how to balance your career and family. My answer is that there is no balance, only choice. I never take this for myself.</text:p>
      <text:p text:style-name="P4">
Forty entrepreneurship, but seeking life is not faint.</text:p>
      <text:p text:style-name="P4">
(The topic of "Life after 35" is still continuing. This article is the sixth of the series. The author exchange WeChat Gentlely824, edit mailbox: zhen.zhu@ftchinese.com.)</text:p>
      <text:p text:style-name="P4">
News Source: <text:a xlink:type="simple" xlink:href="http://www.ftchinese.com/story/001100177" text:style-name="Internet_20_link" text:visited-style-name="Visited_20_Internet_20_Link">
http://www.ftchinese.com/story/001100177</text:a>
</text:p>
      <!--NEWS-->
      <text:h text:style-name="P10" text:outline-level="1">
<text:span text:style-name="T4">
President Belarus, known as Perigo, recently in Russia (Free Version)</text:span>
</text:h>
      <text:p text:style-name="P4">
Authors: ['波琳娜•伊万诺娃']</text:p>
      <text:p text:style-name="P4">
Publisher: 英国《金融时报》</text:p>
      <text:p text:style-name="P4">
Time: 2023-07-07T00:02:21+00:00</text:p>
      <text:p text:style-name="P4">
Published Time: 2023-07-06T12:00:99+08:00</text:p>
      <text:p text:style-name="P4">
Modified Time: 2023-07-06T20:02:99+08:00</text:p>
      <text:p text:style-name="P4">
Description: Lukashenko said that Wagner Group's combatants have not been transferred to Belarus in accordance with the agreement, and suggest that Pryigon has not faced the threat of the Russian security department.</text:p>
      <text:p text:style-name="P4">
Images: ["<text:a xlink:type="simple" xlink:href="https://thumbor.ftacademy.cn/unsafe/picture/8/000186768_piclink.jpg" text:style-name="Internet_20_link" text:visited-style-name="Visited_20_Internet_20_Link">
000186768_pic...</text:a>
"]</text:p>
      <text:p text:style-name="P4">
Themes: ['乌克兰战争', '关注']</text:p>
      <text:p text:style-name="P4">
Keywords: ['乌克兰战争', '叶夫根尼•普里戈任', '卢卡申科', '普京']</text:p>
      <text:p text:style-name="P4">
Type: Article</text:p>
      <!--METADATA-->
      <text:p text:style-name="P4">
<draw:frame draw:style-name="fr1" draw:name="Image49" text:anchor-type="as-char" svg:width="6.9236in" svg:height="4.617987in" draw:z-index="0">
<draw:image xlink:href="../Images/FT Chinese Free Version/2023-07-07T00-02-21-00-00/000186768_piclink.jpg" xlink:type="simple" xlink:show="embed" xlink:actuate="onLoad" draw:mime-type="image/jpeg"/>
</draw:frame>
Belarus President Alexander • Lukashenko(Alexander Lycasenko)Said, Russian warlord Yavigan Porigo(Evgeno -Opigin)Recently spent a period of time in Russia, although he had previously reached a "peace agreement" to move to Belarus with Russian officials.</text:p>
      <text:p text:style-name="P4">
Lukashenko claims that the Wagner Group’s Vagna Group(WagnerGroup)The combatants have not been transferred to Belarus in accordance with the provisions of the agreement. He also hinted that the mercenary leader was unlikely to face the Kremlin's crackdown. He said that Porigo went to St. Petersburg, but he didn't know the exact where the warlord was currently.</text:p>
      <text:p text:style-name="P4">
News Source: <text:a xlink:type="simple" xlink:href="http://www.ftchinese.com/story/001100182" text:style-name="Internet_20_link" text:visited-style-name="Visited_20_Internet_20_Link">
http://www.ftchinese.com/story/001100182</text:a>
</text:p>
      <!--NEWS-->
      <text:h text:style-name="P10" text:outline-level="1">
<text:span text:style-name="T4">
Atlas: Free Version, a headache for Chinese headaches,</text:span>
</text:h>
      <text:p text:style-name="P4">
Author: Stella Yifan Xie</text:p>
      <text:p text:style-name="P4">
Publisher: 华尔街日报中文网</text:p>
      <text:p text:style-name="P4">
Published Time: 2023-07-07T00:40:00.000Z</text:p>
      <text:p text:style-name="P4">
Modified Time: 2023-07-07T00:40:00.000Z</text:p>
      <text:p text:style-name="P4">
Created Time: 2023-07-06T23:13:00.000Z</text:p>
      <text:p text:style-name="P4">
Description: China has failed to reverse the sharp rise in the unemployment rate of young people. This is a matter of a headache for the government. This atlas takes you to fully understand the causes, severity, and influence of this issue.</text:p>
      <text:p text:style-name="P4">
Images: []</text:p>
      <text:p text:style-name="P4">
Categories: ['经济', '中国经济']</text:p>
      <text:p text:style-name="P4">
Keywords: SYND</text:p>
      <text:p text:style-name="P4">
Type: Article</text:p>
      <!--METADATA-->
      <text:p text:style-name="P4">
<text:span text:style-name="T4">
 20.8%</text:span>
 -This is the unemployment rate of young people aged 16 to 24 in May in May, which has increased sharply from several months ago, and is much higher than the level of no more than 13%in 2019 before the new crown epidemic.</text:p>
      <text:p text:style-name="P4">
News Source: <text:a xlink:type="simple" xlink:href="https://cn.wsj.com/articles/%E5%9B%BE%E9%9B%86-%E8%AE%A9%E4%B8%AD%E5%9B%BD%E5%A4%B4%E7%96%BC%E7%9A%84%E9%9D%92%E5%B9%B4%E5%A4%B1%E4%B8%9A%E7%8E%87-b204ea40" text:style-name="Internet_20_link" text:visited-style-name="Visited_20_Internet_20_Link">
https://cn.wsj.com/articles/%E5%9B%BE%E9%9B%86-%E8%AE%A9%E4%B8%AD%E5%9B%BD%E5%A4%B4%E7%96%BC%E7%9A%84%E9%9D%92%E5%B9%B4%E5%A4%B1%E4%B8%9A%E7%8E%87-b204ea40</text:a>
</text:p>
      <!--NEWS-->
      <text:h text:style-name="P10" text:outline-level="1">
<text:span text:style-name="T4">
China &amp; quot; simulation exercise &amp; quot; twenty -four missile sank U.S. aircraft carriers?</text:span>
</text:h>
      <text:p text:style-name="P4">
Author: None</text:p>
      <text:p text:style-name="P4">
Publisher: Radio Free Asia (Organization)</text:p>
      <text:p text:style-name="P4">
Published Time: 2023-07-07T00:50:00-04:00</text:p>
      <text:p text:style-name="P4">
Modified Time: 2023-07-07T12:29:00-04:00</text:p>
      <text:p text:style-name="P4">
Description: None</text:p>
      <text:p text:style-name="P4">
Videos: []</text:p>
      <text:p text:style-name="P4">
Audios: ["<text:a xlink:type="simple" xlink:href="https://www.rfa.org/mandarin/yataibaodao/junshiwaijiao/hcm1-070720230042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4.612011in" draw:z-index="0">
<draw:image xlink:href="../Images/rfamandarin/2023-07-07T00-50-00-04-00/000000.png" xlink:type="simple" xlink:show="embed" xlink:actuate="onLoad" draw:mime-type="image/png"/>
</draw:frame>
China's simulation exercises (called "Bing Push") claim that it can use superb missiles to hit the US ship combat group. However, many prerequisite settings have problems in Taiwan's experts. The picture shows Dongfeng 21D missile. <text:a xlink:type="simple" xlink:href="https://www.rfa.org/mandarin/yataibaodao/junshiwaijiao/hcm1-07072023004223.html/@@images/image" text:style-name="Internet_20_link" text:visited-style-name="Visited_20_Internet_20_Link">
</text:a>
Reuters information. <text:a xlink:type="simple" xlink:href="https://www.rfa.org/mandarin/yataibaodao/junshiwaijiao/hcm1-07072023004223.html/@@stream" text:style-name="Internet_20_link" text:visited-style-name="Visited_20_Internet_20_Link">
Audio-Link: https: //www.rfa.org/mandarin/yataibaODAO/JUNSHIWAIJIAO/hcm1-07072023004223.html/@stream</text:a>
Recently, a simulation exercise published by China Central University (Taiwan said: "Bing Qi Dao" Bing Dao ") report claimed that" the average sinking 5.6 US ships with 24 high -super -anti -ship missiles "caused heated discussions on both sides of the Taiwan Strait. What is the motivation for China to release the above news? How will Taiwan cope with this false information promotion?</text:p>
      <text:p text:style-name="P4">
<text:a xlink:type="simple" xlink:href="https://www.rfa.org/mandarin/yataibaodao/junshiwaijiao/hcm2-07072023005553.html" text:style-name="Internet_20_link" text:visited-style-name="Visited_20_Internet_20_Link">
<text:span text:style-name="T4">
 Taiwan Army Hanguang Hanguang exercise "Cai Yingwen Escape" and other miscalculated information involved in the election </text:span>
</text:a>
Hong Kong English "South China Morning Post" reported on the 23rd of last month that Central North University sang average 5.6 US ships with 24 high -super -warming missile missiles in 20 rounds of digital simulation exercises to achieve a basic guarantee for reliable "Ford". The purpose of the battle group. In the exercise setting, the "Ford" is composed of the "St. Hargoto" cruiser ("Titkidroa" class) and four "Berke II" class destroyers. SM-3 of Geopymid missiles.</text:p>
      <text:p text:style-name="P4">
During the simulation exercise of Central North University, the PLA Rocket Army first launched the first wave of 8 missiles from Central and South China, attracting densely interceptions of US ships, and consumed most of the SM-3 missiles. Then, another type of missile launched from the north and northwest, four aimed at the "Ford", and the remaining 4 aimed at 4 "Berke II" class battleships. In addition, 2 missiles fired from Central China and South China. "No." warship. After this wave, only four US ships survived. After 20 rounds of different settings, Central North claimed that "the average results were 5.6, and it can be basically believed that the entire" Ford "battle group sank."</text:p>
      <text:p text:style-name="P4">
<text:span text:style-name="T4">
 Taiwan soldiers pushed face faces of Central North University simulation exercise </text:span>
</text:p>
      <text:p text:style-name="P4">
Lin Chuankai, an associate researcher at the Institute of Cyber Security and Decision Research, Taiwan's Institute of National Defense Security, believes that the anti -syndrome and credibility of the dissertation of Central North University is yet to be questioned.</text:p>
      <text:p text:style-name="P4">
Lin Chuankai pointed out that the simulation system of the Chinese version of "Mozi" jointly used the Chinese version of "Mozi" to design a three -wave "tap, attack, and shooting" attack combat steps to review the strike strategy, solve the future anti -ship operations or ammunition in anti -ship operations or ammunition in the future Waste. The CL-20, which is touted by the Chinese media as the "King of explosives". In the desperation of Central Beibei, the power of the CL-20 is 7 times the traditional TNT (triaderylene). The warriors and cruisers were all one.</text:p>
      <text:p text:style-name="P4">
In June of this year, Lin Chuankai and his team simulated the simulation exercise of Central North with two weeks. Even with the same 7x power, the simulation results found that the war loss obtained with three waves of attacks was 2.22, (the destroyer was only 0.55 0.55 The aircraft carrier 0.69, the cruiser 0.97), far from the 5.6 ships declared in the Central North, not to mention the data from 5 times to 1.4 times as the power is reduced by 5 to 1.4 times, and there are only 1.58 to 2 ships.</text:p>
      <text:p text:style-name="P4">
In addition, even the war loss obtained by the super -saturated attack (one project) was 2.15, and the simulation results were very different from the three waves of attacks, which shows that China is limited in tactical value to save ammunition combat strategies.</text:p>
      <text:p text:style-name="P4">
<text:span text:style-name="T4">
 The premise of the Central Northern Simulation Exercise "Leaves from Reality" </text:span>
</text:p>
      <text:p text:style-name="P4">
First of all, the setting of the above -mentioned simulation exercises of Central North University is the successful test of the Chinese hypersonic anti -ship ballistic missile. At the same time, the US military standard six (standard 6) missile test failed. But Lin Chuankai believes that such a setting is too arbitrary. In fact, in March this year, the United States re -fired the six missiles in Hawaii: "The premise is not established, and the simulation results are not established."</text:p>
      <text:p text:style-name="P4">
Ultra -high -speed missile concept map (Reuters) <text:a xlink:type="simple" xlink:href="https://www.rfa.org/mandarin/yataibaodao/junshiwaijiao/hcm1-07072023004223.html/image.jpg" text:style-name="Internet_20_link" text:visited-style-name="Visited_20_Internet_20_Link">
</text:a>
Secondly, in the exercise, the deployment position of the US aircraft carrier was settled at 174.58 kilometers in the northeast of Taiwan, and it was extremely unreasonable within the range of the Chinese shore anti -ship missile. Because the American aircraft carrier always keeps near the second island chain, there must be room for a safe distance to react. This can't help but doubt whether China has doubts about its ability to "Anti-ACCESS/Area Denial (AD). In addition, the exercise uses early warning aircraft to detect whether it lacks confidence in the Beidou satellite detection capacity developed by China.</text:p>
      <text:p text:style-name="P4">
Third, simulation exercises also underestimate the number of US aircraft carrier crackdowns missiles. The "Ford" aircraft carrier is the latest aircraft carrier in the United States. The exercise assumes that the "Ford" leads one cruiser and four destroyers to form an aircraft carrier battle group to launch an attack on China. Only the assumptions of carrying the "18" missiles are too unreasonable.</text:p>
      <text:p text:style-name="P4">
<text:span text:style-name="T4">
 Chinese version of Mozi simulation exercise system is credible to be suspicious </text:span>
</text:p>
      <text:p text:style-name="P4">
In the United States CMO (Command) system, there are 22 countries and more than 2,000 units internationally internationally. China and Russia are limited by the US output permit. They cannot get professional editions, only the commercial version. Lin Chuankai said that according to their research and judgment, China is a simulation system for the development of the "Mozi Future Commander" to refer to the commercial version of CMO. It cannot obtain the resources of the original function and database update. This time, Central North University simulated only 20 times, which also affects the credibility of the simulation exercise. Lin Chuankai's team simulates at least 300 times.</text:p>
      <text:p text:style-name="P4">
?</text:p>
      <text:p text:style-name="P4">
This time, the so -called "24 high -super -converted missile missiles sinking 5.6 US ships" of the so -called "24 high -super -superior missile missiles" was first disclosed by the South China Morning Post. Reprinting has become a topic of discussion of some political theory programs.China's hypersonic missile is considered to be the same as Russian system. The national security people in Taiwan pointed out that the hypersonic missile was intercepted by the Patriot missiles, but it was very different to see the media in China. They judged that this "psychological red line" in China, how can China's proud hypersonic missile be intercepted by the American Patriot missile? Therefore, with the simulation exercise plus a series of news operations, the power of boasting Dongfeng missile is enough to annihilate the US aircraft carrier.</text:p>
      <text:p text:style-name="P4">
** Soldiers can be promoted by politics.</text:p>
      <text:p text:style-name="P4">
Huang Jiezheng, the chairman of the China Strategy and Army Push Research Association in Taiwan, said in an interview with this station that the purpose of the deduction of soldiers is to achieve the result of the desired, and to discover why the goals can be achieved quickly in the process, " Its methodology and designed design are very critical. "</text:p>
      <text:p text:style-name="P4">
For example, the soldiers are the same as the poll design. The design topic is then guided. The design is called planning unification in advance. The soldier pushes the process to help diagnose and take the pulse, but do not open the prescription. Huang Jiezheng emphasized that the deduction of soldiers is a chance, not fortune -telling: "Hitting 100 missiles or 50 missiles can kill how many people can be killed. Come to be operated by politics, the results of the soldiers can also be operated. "</text:p>
      <text:p text:style-name="P4">
Huang Jiezheng pointed out that most people are only interested in fighting against damage, who wins who lose, the number of deaths and injuries, and the consumption of weapons and equipment. He was worried that most of the soldiers were deduced only for the comparison of military forces, but did not deduce on social toughness, and this was the weakest part of Taiwanese society.</text:p>
      <text:p text:style-name="P4">
Reporter: Huang Chunmei Responsible: Chen Meihua Xu Shuting He Ping.com Edited: Ruizhe</text:p>
      <text:p text:style-name="P4">
News Source: <text:a xlink:type="simple" xlink:href="https://www.rfa.org/mandarin/yataibaodao/junshiwaijiao/hcm1-07072023004223.html" text:style-name="Internet_20_link" text:visited-style-name="Visited_20_Internet_20_Link">
https://www.rfa.org/mandarin/yataibaodao/junshiwaijiao/hcm1-07072023004223.html</text:a>
</text:p>
      <!--NEWS-->
      <text:h text:style-name="P10" text:outline-level="1">
<text:span text:style-name="T4">
Senior Federal Reserve to support restarting interest rate hikes to curb the "Free Version)</text:span>
</text:h>
      <text:p text:style-name="P4">
Authors: ['科尔比•史密斯']</text:p>
      <text:p text:style-name="P4">
Publisher: 英国《金融时报》</text:p>
      <text:p text:style-name="P4">
Time: 2023-07-07T00:58:26+00:00</text:p>
      <text:p text:style-name="P4">
Published Time: 2023-07-06T12:00:99+08:00</text:p>
      <text:p text:style-name="P4">
Modified Time: 2023-07-06T20:55:99+08:00</text:p>
      <text:p text:style-name="P4">
Description: Dallas Federal Reserve's president Lori Logan said there was no evidence that the inflation pressure in the United States relieved. She also does not think that the bank closure that has occurred this year has a great impact on the supply of credit.</text:p>
      <text:p text:style-name="P4">
Images: ["<text:a xlink:type="simple" xlink:href="https://thumbor.ftacademy.cn/unsafe/picture/7/000186777_piclink.jpg" text:style-name="Internet_20_link" text:visited-style-name="Visited_20_Internet_20_Link">
000186777_pic...</text:a>
"]</text:p>
      <text:p text:style-name="P4">
Themes: ['通胀', '关注']</text:p>
      <text:p text:style-name="P4">
Keywords: ['通胀', '美联储', '货币政策', '中央银行', '美国经济', '美国银行']</text:p>
      <text:p text:style-name="P4">
Type: Article</text:p>
      <!--METADATA-->
      <text:p text:style-name="P4">
<draw:frame draw:style-name="fr1" draw:name="Image54" text:anchor-type="as-char" svg:width="6.9236in" svg:height="4.617987in" draw:z-index="0">
<draw:image xlink:href="../Images/FT Chinese Free Version/2023-07-07T00-58-26-00-00/000186777_piclink.jpg" xlink:type="simple" xlink:show="embed" xlink:actuate="onLoad" draw:mime-type="image/jpeg"/>
</draw:frame>
Federal Reserve(Federal Reserve)A senior official called on the Bank of the United States to restore interest rates immediately after giving up interest rates last month. The reason was that there was no evidence that the inflation pressure was alleviating.</text:p>
      <text:p text:style-name="P4">
Dallas Federal Reserve(Dallas Fed)President, Federal Open Market Committee(FOMC)Lori Logan, this year's voting member(Lorielogan)It was revealed that at the June meeting, she believed that strong data meant one of the officials who raised 0.25 percentage points "completely suitable". She discussed the reason for the Bank of the United States to take further action to suppress the economy.</text:p>
      <text:p text:style-name="P4">
News Source: <text:a xlink:type="simple" xlink:href="http://www.ftchinese.com/story/001100183" text:style-name="Internet_20_link" text:visited-style-name="Visited_20_Internet_20_Link">
http://www.ftchinese.com/story/001100183</text:a>
</text:p>
      <!--NEWS-->
      <text:h text:style-name="P10" text:outline-level="1">
<text:span text:style-name="T4">
Taiwan &amp; quot; Hanguang exercise &amp; quot; former China appeared &amp; quot; Cai Yingwen escaped &amp; quot; and other false information</text:span>
</text:h>
      <text:p text:style-name="P4">
Author: None</text:p>
      <text:p text:style-name="P4">
Publisher: Radio Free Asia (Organization)</text:p>
      <text:p text:style-name="P4">
Published Time: 2023-07-07T01:00:00-04:00</text:p>
      <text:p text:style-name="P4">
Modified Time: 2023-07-07T12:26:32-04:00</text:p>
      <text:p text:style-name="P4">
Description: None</text:p>
      <text:p text:style-name="P4">
Videos: []</text:p>
      <text:p text:style-name="P4">
Audios: ["<text:a xlink:type="simple" xlink:href="https://www.rfa.org/mandarin/yataibaodao/junshiwaijiao/hcm2-070720230055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88615in" draw:z-index="0">
<draw:image xlink:href="../Images/rfamandarin/2023-07-07T01-00-00-04-00/000000.png" xlink:type="simple" xlink:show="embed" xlink:actuate="onLoad" draw:mime-type="image/png"/>
</draw:frame>
Before the Taiwan Army Hanguang exercise, China operated various false information to disrupt Taiwanese society. <text:a xlink:type="simple" xlink:href="https://www.rfa.org/mandarin/yataibaodao/junshiwaijiao/hcm2-07072023005553.html/@@images/image" text:style-name="Internet_20_link" text:visited-style-name="Visited_20_Internet_20_Link">
</text:a>
Network screenshot/RFA chart. <text:a xlink:type="simple" xlink:href="https://www.rfa.org/mandarin/yataibaodao/junshiwaijiao/hcm2-07072023005553.html/@@stream" text:style-name="Internet_20_link" text:visited-style-name="Visited_20_Internet_20_Link">
Audio-Link: https: //www.rfa.org/mandarin/yataibaodao/junshiwaijiao/hcm2-07072023005553.html/@stream</text:a>
As Taiwan is about to hold the "Hanguang Exercise" this month, the so -called "Taiwan Army exercise is Tsai Ing -wen's" Escape Rhent "and the exercise to help Americans withdraw overseas Chinese" appearing in the Chinese media. Some analysts believe that before the presidential election of Taiwan next year, China's involvement in the election will become increasingly serious.</text:p>
      <text:p text:style-name="P4">
<text:span text:style-name="T4">
<text:span text:style-name="T5">
 <text:a xlink:type="simple" xlink:href="https://www.rfa.org/mandarin/yataibaodao/gangtai/hcm2-06272023075352.html" text:style-name="Internet_20_link" text:visited-style-name="Visited_20_Internet_20_Link">
Taiwan "Hanguang Exercise" anti -airborne first move Taoyuan Airport for the first time</text:a>
</text:span>
</text:span>
<text:a xlink:type="simple" xlink:href="https://www.rfa.org/mandarin/Xinwen/st1-06272023045212.html" text:style-name="Internet_20_link" text:visited-style-name="Visited_20_Internet_20_Link">
<text:span text:style-name="T4">
 Taiwan Hanguang Exercise will perform for the first time at Taoyuan Airport for a ban on navigation on July 26 </text:span>
</text:a>
The Chinese Communist Party's mouthpiece "Dagao" recently published a photo of the "Hai'an No. 11" exercise in Kaohsiung, with a shaking title "Anti -Hive" and Cai Yingwen "escape" "; while China official media CCTV.com Xiaoying video also broadcasts "Analysis states that the military exercise has become Cai Yingwen 'Escape Rooking'", and the background screen edits the data picture of Cai Yingwen's step out of the plane.</text:p>
      <text:p text:style-name="P4">
This year, the "Hanguang Exercise" of the Taiwan Army moved to the civilian Taoyuan Airport for the first time. Before the exercise, Chinese official media and even social media were full of false information. Guoan people in Taiwan revealed that before the "Hanguang exercise", a series of cognitive operations in China were discovered. The theme comes from abroad. Internationally cognition. As a democratic country, we must prevent these information operations from causing misunderstanding of the people. "</text:p>
      <text:p text:style-name="P4">
<text:span text:style-name="T4">
 Director of Guoan: The CCP's ability to launch the war is not enough </text:span>
</text:p>
      <text:p text:style-name="P4">
In an exclusive interview with the online media on the 5th, the national security director of Taiwan also mentioned that the tension atmosphere of the Taiwan Strait's "murderous war" was shaped by the Communist Party of China. not enough."</text:p>
      <text:p text:style-name="P4">
He disclosed in the interview that the National Security Bureau seized 1,800 disputed fake information in the first half of the year this year, and it increased a lot with the 1,400 items in the same period last year. I believe that more fake information will appear in the hot season in the election in the second half of the year. Including, shaping the sense of fear of war, differentiation of Taiwan with international allies, and discussions between Taiwan's public policy.</text:p>
      <text:p text:style-name="P4">
National Security Director of Taiwan Cai Mingyan (provided by the Ministry of Foreign Affairs of Taiwan) <text:a xlink:type="simple" xlink:href="https://www.rfa.org/mandarin/yataibaodao/junshiwaijiao/hcm2-07072023005553.html/570b5b894e8c.jpg" text:style-name="Internet_20_link" text:visited-style-name="Visited_20_Internet_20_Link">
</text:a>
<text:span text:style-name="T4">
 Drag the Chinese offense Taiwan Taiwan to refer to "common control risks" </text:span>
 **</text:p>
      <text:p text:style-name="P4">
However, while the internationalization of the Taiwan Strait issue, the frequency and number of PLA aircraft and ship disturbances continued to increase, and the Chinese military aircraft crossing the strait midline has become the norm. How Taiwan will effectively achieve the effect of scaring is the focus of attention from the outside world.</text:p>
      <text:p text:style-name="P4">
The national security person said that, in addition to the increase in the deployment of the Indian -in -area region such as the United States and other Western democratic countries, the Taiwan side can turn all parties into a stakeholder through the use of economy or various forces. For example, TSMC goes to foreign countries to set up factories. In contrast, some investments must go to Taiwan; for example, Taiwan's solid -lithium battery large plant Huoneng Technology builds a factory in France, which is to closely combine the interested parties.</text:p>
      <text:p text:style-name="P4">
This national security person analyzed that this move will have two benefits: "First, to ensure that Taiwan still has nutrients, and will not be isolated due to intimidation. (Economy and industry) cannot grow; second ) Pick up the gun and stand on the middle of the Taiwan Strait together, but make everyone a stake related person. When the Taiwan Strait has a situation, more than half of the world's trade is forced to stop. 70 % of the world's high -end chip supply will break off chain".</text:p>
      <text:p text:style-name="P4">
The above -mentioned national security sources also said that the more countries attach importance to the safety of the sea, and the risks can be reduced in industrial and security cooperation, and the risk can be reduced to achieve the effect of scaring. This is the concept of "co -control risk". He uses Taiwan's president Tsai Ing -wen, which is often mentioned by "allowing Taiwan to continue in security and supply chain to become the key force for the global supply chain." Actual obstruction effect ".</text:p>
      <text:p text:style-name="P4">
<text:span text:style-name="T4">
 China tries to intervene in Taiwan's election transfer fear </text:span>
</text:p>
      <text:p text:style-name="P4">
With the increasingly heating of the Taiwan election, China's cognitive war against Taiwan has gradually warmed. The DPP government ruling in Taiwan has recently been connected from the National Security Council, the Ministry of Foreign Affairs to the relevant national units, the press conference, and the media briefing of the media to counter the interference of false information.</text:p>
      <text:p text:style-name="P4">
Wu Se, a researcher at Taiwan's Cross -Strait Policy Association, accepted the analysis of the Taiwan interview that China ’s cognitive operations against Taiwan have changed a lot with the past. In the 2000 Taiwan election, China created fear of China in Taiwan. Assisting Tsai Ing -wen won an overwhelming victory with 8.17 million votes; now, China ’s handling method is more delicate, transferring fear to the people’ s fear of war, and further shifting the fear of war to the DPP government.</text:p>
      <text:p text:style-name="P4">
"Its ultimate purpose hopes to affect Taiwan's political development and question the Taiwan government within the Taiwan government. reduce.</text:p>
      <text:p text:style-name="P4">
Reporter: Huang Chunmei Responsible: Chen Meihua Xu Shuting He Ping.com Edited: Ruizhe</text:p>
      <text:p text:style-name="P4">
News Source: <text:a xlink:type="simple" xlink:href="https://www.rfa.org/mandarin/yataibaodao/junshiwaijiao/hcm2-07072023005553.html" text:style-name="Internet_20_link" text:visited-style-name="Visited_20_Internet_20_Link">
https://www.rfa.org/mandarin/yataibaodao/junshiwaijiao/hcm2-07072023005553.html</text:a>
</text:p>
      <!--NEWS-->
      <text:h text:style-name="P10" text:outline-level="1">
<text:span text:style-name="T4">
Chip war: China restricts exported semiconductor raw materials "to teeth with teeth" can it shake the global supply chain</text:span>
</text:h>
      <text:p text:style-name="P4">
Author: https://www.facebook.com/bbcworldservice/</text:p>
      <text:p text:style-name="P4">
Publisher: BBC News 中文</text:p>
      <text:p text:style-name="P4">
Published Time: 2023-07-07T01:19:22.000Z</text:p>
      <text:p text:style-name="P4">
Modified Time: 2023-07-07T01:19:22.000Z</text:p>
      <text:p text:style-name="P4">
Description: 半 制 制 is the key raw material for manufacturing semiconductors. China's move is generally considered to be the latest countermeasures in the US -China chip war. What are these two metals? what is it used for? How will the export ban affect the supply chain?</text:p>
      <text:p text:style-name="P4">
Images: ["<text:a xlink:type="simple" xlink:href="https://ichef.bbci.co.uk/news/640/cpsprodpb/11CCE/production/_128301927_whatsubject.jpg" text:style-name="Internet_20_link" text:visited-style-name="Visited_20_Internet_20_Link">
_128301927_wh...</text:a>
"]</text:p>
      <text:p text:style-name="P4">
Videos: []</text:p>
      <text:p text:style-name="P4">
Tags: ['科学天地', '金融财经', '技术新知', '日本', '中國', '韩国', '美国', '欧洲联盟', '贸易']</text:p>
      <text:p text:style-name="P4">
Type: Article</text:p>
      <!--METADATA-->
      <text:h text:style-name="P12" text:outline-level="3">
<text:span text:style-name="T4">
chip war: China restricts export semiconductor raw materials "to teeth with teeth" can it shake the global supply chain</text:span>
</text:h>
      <text:p text:style-name="P4">
1:19 am on July 7, 2023![] <text:a xlink:type="simple" xlink:href="Images/BBC Chinese/2023-07-07T01-19-22.000Z/_128301927_whatsubject.jpg" text:style-name="Internet_20_link" text:visited-style-name="Visited_20_Internet_20_Link">
</text:a>
Image source, getty images</text:p>
      <text:p text:style-name="P4">
Image adding text,</text:p>
      <text:p text:style-name="P4">
The "Chip and Science Act" passed by the United States in 2022 provided US $ 53 billion aid and subsidies to companies producing semiconductors in the United States.</text:p>
      <text:p text:style-name="P4">
<text:a xlink:type="simple" xlink:href="http://www.mofcom.gov.cn/article/zwgk/gkzcfb/202307/20230703419666.shtml" text:style-name="Internet_20_link" text:visited-style-name="Visited_20_Internet_20_Link">
China announced</text:a>
<text:span text:style-name="T4">
 Export control of the correlation items of the two metals, the two metals, from August 1st, is called the purpose of "maintaining national security and interests." </text:span>
</text:p>
      <text:p text:style-name="P4">
These two metals are the key raw materials for manufacturing semiconductors. China's move is generally considered to be the latest countermeasures in the US -China chip war. Both the United States and China hope to occupy a dominant position in military core technology.</text:p>
      <text:p text:style-name="P4">
When the move was announced, US Treasury Secretary Janet Yellen visited China.</text:p>
      <text:p text:style-name="P4">
The Trump administration and the Biden government have adopted a series of measures in restricting the exports of Hua Gao technology. Especially in October last year, the Bayeng government has implemented more comprehensive restrictions to prohibit the use of American equipment and technology manufacturing. High -end chip exports to China. These measures have severely damaged China's high -end semiconductor industry.</text:p>
      <text:p text:style-name="P4">
China currently has no advantages in designing and manufacturing high -end semiconductors. Some analysts point out that China is using its dominant position in the rare metal market to try to counter Western export control.</text:p>
      <text:p text:style-name="P4">
"The Biden government has taken very targeted actions for the supply of high -end semiconductor chips, and Beijing has no other choices to confront them." Said Aadil Bra, a visiting scholar of Taipei National University of Political University.</text:p>
      <text:p text:style-name="P4">
"There is no doubt that Beijing is taking action through export control and taking action in the scientific and technological warfare with Washington." He said, "This is a pure way of scientific and technological competition with teeth."</text:p>
      <text:p text:style-name="P4">
Wei Jianguo, deputy director of the China International Economic Exchange Center and former deputy minister of the Ministry of Commerce, said in an interview with the Chinese Daily Newspaper "China Daily" recently, "This is just the beginning of China's countermeasures. . If the restrictions on Hua Ga's technology will continue to be upgraded, China's countermeasures will be further upgraded. "</text:p>
      <text:p text:style-name="P4">
<text:a xlink:type="simple" xlink:href="https://www.bbc.com/zhongwen/simp/science-65854500" text:style-name="Internet_20_link" text:visited-style-name="Visited_20_Internet_20_Link">
Why does the US -China Semiconductor War entering the artificial intelligence AI chip in Deepwater District become the key</text:a>
* <text:a xlink:type="simple" xlink:href="https://www.bbc.com/zhongwen/simp/world-64280940" text:style-name="Internet_20_link" text:visited-style-name="Visited_20_Internet_20_Link">
Chip Wars: Why is the United States leading China? </text:a>
</text:p>
      <text:p text:style-name="P4">
Image source, getty images</text:p>
      <text:p text:style-name="P4">
Image adding text,</text:p>
      <text:p text:style-name="P4">
The Trump administration and the Biden government have adopted a series of measures in restricting the exports of Hua Gao technology. Especially in October last year, the Bayeng government has implemented more comprehensive restrictions to prohibit the use of American equipment and technology manufacturing. High -end chip exports to China. These measures have severely damaged China's high -end semiconductor industry.</text:p>
      <text:h text:style-name="P12" text:outline-level="3">
<text:span text:style-name="T4">
American, Europe expressed concerns</text:span>
</text:h>
      <text:p text:style-name="P4">
A spokesman for the US Department of Commerce said on Wednesday that the United States "resolutely" opposed China's export control of 镓 and 锗 material, and said that Washington will negotiate with partners and allies to solve this problem.</text:p>
      <text:p text:style-name="P4">
"These actions highlight the diversification of the supply chain. The United States will solve this problem with our allies and partners and establish flexibility in the critical supply chain," said Reuters, a spokesman for the US Department of Commerce.</text:p>
      <text:p text:style-name="P4">
EUROPEANCOMMISION also expressed concerns. His spokesman said on Tuesday afternoon that "镓 and 锗" is vital to our industry, especially in the strategic field, and (in a sense), we rely on a single supplier. "</text:p>
      <text:p text:style-name="P4">
The spokesman publicly questioned China's defense on the grounds of "national security", and urged China to consistent its trade policies with the World Trade Organization and based on "clear security considerations".</text:p>
      <text:h text:style-name="P12" text:outline-level="3">
<text:span text:style-name="T4">
镓? What is it? What is the purpose?</text:span>
</text:h>
      <text:p text:style-name="P4">
Both 色 and 镓 are silver -white metals, and usually do not exist in nature. They are by -products for processing zinc, coal, and aluminum mine, which can be used after recycling.</text:p>
      <text:p text:style-name="P4">
These two metals are widely used in manufacturing semiconductors, communication equipment and solar panels.</text:p>
      <text:p text:style-name="P4">
In terms of semiconductors, combining 锗 and 锗 and other elements, respectively, can improve the speed and efficiency of transmission. For example, the compound of the pupa is nitride, and the U.S. military uses it for radar manufacturing. Another arsenide is more resistant to high temperature and humidity than commonly used semiconductor materials, and has better conductivity, so it is widely used for high -performance chips.</text:p>
      <text:p text:style-name="P4">
According to data from the market research institution Precept, the sales of chips using nitride last year reached US $ 2.47 billion, and it is expected to climb to 19.3 billion US dollars in 2030.</text:p>
      <text:p text:style-name="P4">
In addition, according to Research and Markets of research institutions, it is expected that by 2030, chips produced with gallium arsenidium will increase from $ 1.4 billion last year to $ 3.4 billion.</text:p>
      <text:p text:style-name="P4">
Image source, getty images</text:p>
      <text:h text:style-name="P12" text:outline-level="3">
<text:span text:style-name="T4">
How important is China?</text:span>
</text:h>
      <text:p text:style-name="P4">
China is the largest producer of Kazuki, which has led China to occupy a strong dominant position on the global supply chain.</text:p>
      <text:p text:style-name="P4">
According to data from the European Industry Association Key Raw Materials Alliance (CRMA), China's cricket output accounts for about 80%of the global total output; 锗 output accounts for about 60%of the world's.</text:p>
      <text:p text:style-name="P4">
According to the US Geologicalsurvey (US Geologicalsurvey), 53%of the United States from 2018 to 2021 came from China, followed by Germany, Japan, Ukraine, etc. After the United States levied higher tariffs on China, imports in 2019 declined significantly.</text:p>
      <text:p text:style-name="P4">
According to Chinese customs data, in 2022, the largest importing country of Chinese products is Japan, Germany and the Netherlands. 是 The main import countries of products are Japan, France, Germany and the United States.</text:p>
      <text:h text:style-name="P12" text:outline-level="3">
<text:span text:style-name="T4">
What other countries are produced?</text:span>
</text:h>
      <text:p text:style-name="P4">
Both metals of 金 and 两 are not particularly rare, but the processing costs are high. Because China has been exporting at relatively low prices for a long time, there are almost no mining facilities elsewhere.</text:p>
      <text:p text:style-name="P4">
According to CRU Group, the metal industry intelligence provider, other countries producing crickets include Japan, South Korea, Russia and Ukraine.</text:p>
      <text:p text:style-name="P4">
Image source, getty images</text:p>
      <text:h text:style-name="P12" text:outline-level="3">
<text:span text:style-name="T4">
How to affect the supply chain?</text:span>
</text:h>
      <text:p text:style-name="P4">
Comprehensive analysis pointed out that China ’s export ban will have a certain degree of impact in the short term, but it still needs to be observed in the long run.</text:p>
      <text:p text:style-name="P4">
Hindu scholar Bi Qingdian in Taiwan said, "In the short term, the cost of semiconductor chips may increase because suppliers need to purchase these two substances from other sources. China's output of these two substances has begun to top."</text:p>
      <text:p text:style-name="P4">
He also said, "The United States and other countries are seeking to replace China's share in the global mineral trade. If it cannot be reached an agreement on some semiconductor sanctions on China, Beijing's export control may accelerate this process."</text:p>
      <text:p text:style-name="P4">
According to many foreign media reports, the United States is considering expanding export control over the Chinese chip industry. It is unclear what the specific measures are.</text:p>
      <text:p text:style-name="P4">
Bi Qingdian believes that because the United States is about to enter the presidential election stage, it is unlikely to cancel sanctions so soon. When the alternative supply of and 锗 锗 is established, the price of semiconductors will eventually decline.</text:p>
      <text:p text:style-name="P4">
"In this case, China will be a loser."</text:p>
      <text:p text:style-name="P4">
Image source, getty images</text:p>
      <text:p text:style-name="P4">
Paultriolo, a senior researcher at the Senior Researcher of the CNTER for Strategic and Internationalstudies, told Hong Kong media that "If China chooses these supply chain weapons, it will reduce the United States, the European Union and Asia to reduce The consideration of China's dependence is greatly complicated. "</text:p>
      <text:p text:style-name="P4">
He also said, "Even if it is only part of the reconstruction of the key mineral supply chain, it takes a long time and investment."</text:p>
      <text:p text:style-name="P4">
Joo Young-Joon, the first official of the Ministry of Commerce Resources of South Korea, told the media that China's latest export control measures may have limited impact in the short term, but uncertainty still exists. He said: "It is unclear how long China's export control will last, and the possibility of expanding the ban to other projects cannot be ruled out."</text:p>
      <text:p text:style-name="P4">
The South Korean government plans to further diversify the procurement route of key materials and develop alternative materials for industries imported from specific countries.</text:p>
      <text:p text:style-name="P4">
The Japanese government also said on Tuesday that it is evaluating the relevant influence and promised to take measures to diversify the procurement of materials.</text:p>
      <text:p text:style-name="P4">
News Source: <text:a xlink:type="simple" xlink:href="https://www.bbc.com/zhongwen/simp/world-66118850" text:style-name="Internet_20_link" text:visited-style-name="Visited_20_Internet_20_Link">
https://www.bbc.com/zhongwen/simp/world-66118850</text:a>
</text:p>
      <!--NEWS-->
      <text:h text:style-name="P10" text:outline-level="1">
<text:span text:style-name="T4">
How far can the Threads challenge the Twitter? (Free version)</text:span>
</text:h>
      <text:p text:style-name="P4">
Authors: ['Lex专栏']</text:p>
      <text:p text:style-name="P4">
Publisher: 英国《金融时报》</text:p>
      <text:p text:style-name="P4">
Time: 2023-07-07T01:47:32+00:00</text:p>
      <text:p text:style-name="P4">
Published Time: 2023-07-06T12:00:99+08:00</text:p>
      <text:p text:style-name="P4">
Modified Time: 2023-07-06T22:01:99+08:00</text:p>
      <text:p text:style-name="P4">
Description: LeX column: This highly popular social media application will not have much impact on Meta's net profit margin, but it will consolidate Meta as the world's most important social media company.</text:p>
      <text:p text:style-name="P4">
Images: ["<text:a xlink:type="simple" xlink:href="https://thumbor.ftacademy.cn/unsafe/picture/9/000186789_piclink.jpg" text:style-name="Internet_20_link" text:visited-style-name="Visited_20_Internet_20_Link">
000186789_pic...</text:a>
"]</text:p>
      <text:p text:style-name="P4">
Themes: ['社交媒体', '关注']</text:p>
      <text:p text:style-name="P4">
Keywords: ['社交媒体', 'Twitter', 'Meta', 'TikTok', '马斯克', 'Snap', '扎克伯格']</text:p>
      <text:p text:style-name="P4">
Type: Article</text:p>
      <!--METADATA-->
      <text:p text:style-name="P4">
<draw:frame draw:style-name="fr1" draw:name="Image63" text:anchor-type="as-char" svg:width="6.9236in" svg:height="4.638271in" draw:z-index="0">
<draw:image xlink:href="../Images/FT Chinese Free Version/2023-07-07T01-47-32-00-00/000186789_piclink.jpg" xlink:type="simple" xlink:show="embed" xlink:actuate="onLoad" draw:mime-type="image/jpeg"/>
</draw:frame>
In just one day, THRADS's new social media application of Meta has become the most popular Twitter substitute. Mastodon's registration volume took nearly seven years to reach the same threshold of 10 million. The number of users who are invited to register, Blusky, are only one of the total number of users. POST, TruthSocial, Hive, T2 and other competitors.</text:p>
      <text:p text:style-name="P4">
For Meta, Threads represents the fruit that is easy to pick. This application is associated with the existing Instagram account, so that it has more than 100 million potential user bases in the United States. The interface is quite simple. This release coincides with Twitter in the owner Elon Musk(ElonMusk)Under the leadership, there are some very unprepared measures, including the ridiculous limit of setting up the number of views of tweets.</text:p>
      <text:p text:style-name="P4">
News Source: <text:a xlink:type="simple" xlink:href="http://www.ftchinese.com/story/001100184" text:style-name="Internet_20_link" text:visited-style-name="Visited_20_Internet_20_Link">
http://www.ftchinese.com/story/001100184</text:a>
</text:p>
      <!--NEWS-->
      <text:h text:style-name="P10" text:outline-level="1">
<text:span text:style-name="T4">
Promoting China to combat Fantani desire group antivirus global alliance</text:span>
</text:h>
      <text:p text:style-name="P4">
Author: None (Language: zh)</text:p>
      <text:p text:style-name="P4">
Publisher: None</text:p>
      <text:p text:style-name="P4">
Time: 2023-07-07T02:06:00Z</text:p>
      <text:p text:style-name="P4">
Description: The United States will host an online meeting about Fennei on the 7th, hoping that countries around the world will negotiate with China and promote their campaign to crack down on drug circulation. Earlier, the United States sanctions and prosecuted Chinese companies on the grounds of participating in the manufacture of fentanyl, causing dissatisfaction in China. What do you say for the Fantnea supply chain?</text:p>
      <text:p text:style-name="P4">
Videos: []</text:p>
      <text:p text:style-name="P4">
Images: []</text:p>
      <text:p text:style-name="P4">
Subject: 时政风云</text:p>
      <text:p text:style-name="P4">
Subjects: ['南希·佩洛西', '专题报道：习近平访美']</text:p>
      <text:p text:style-name="P4">
Keywords: ['芬太尼', '走私毒品', '美墨边境', '鸦片', '中美关系']</text:p>
      <text:p text:style-name="P4">
Id: 66146207</text:p>
      <!--METADATA-->
      <text:p text:style-name="P4">
<text:a xlink:type="simple" xlink:href="https://www.dw.com/zh/overlay/image/article/66146207/66078979" text:style-name="Internet_20_link" text:visited-style-name="Visited_20_Internet_20_Link">
 </text:a>
According to US CDC data, the case related to excessive deaths related to synthetic opium drugs in 2020 is more than 18 times that of 2013. (Data photo)</text:p>
      <text:p text:style-name="P4">
(Voice of Germany) Facing synthetic opium drugs such as FENTANYL, the United States has recently criticized China that China has not actively cooperated with illegal trade to combat fentanyl. The US State Department is responsible for international drugs and law enforcement, Toddrobinson (July 6) that China should do more and hope that other countries can communicate with China together to promote China to restrict synthetic drug circulation.</text:p>
      <text:p text:style-name="P4">
US Secretary of State AntonyBlinken will hold an online meeting on Friday (7th); according to the U.S. State Department, the goal of this meeting is to "unite the joint efforts of all countries in the world, prevent the illegal manufacturing and trafficking of synthetic drugs, and identify new drug trends. And effectively affect its public health. " Reuters pointed out that at least 84 countries participated in this meeting, and the United States hopes to establish a "global alliance" to combat synthetic drugs.</text:p>
      <text:p text:style-name="P4">
"We invited China, but there are no signs now showing that they are going to participate." Robinson said. On the issue of Fentney, China has not been in contact with US officials in recent months, but the United States is still actively seeking China assistance.</text:p>
      <text:p text:style-name="P4">
Directors of the United States Anti -Drug Administration (DEA) Annemilgram also said on the 2nd that the US media NBC also said that the United States has always "prepared to cooperate with anyone who wants to cooperate", but China has not released a positive intention of cooperation. She also called on Mexico to take more actions.</text:p>
      <text:p text:style-name="P4">
"This is not accusing, nor is it to put pressure." Robinson said that the reason why the United States wanted to form this alliance was partly because of contact with other countries to combat the Fentany supply chain; although China did not communicate with the United States, it did not communicate with the United States, but it did not communicate with the United States, but it did not communicate with the United States, but China did not communicate with the United States. There are exchanges with other countries. "We think let other countries negotiate with China, and will eventually have results."</text:p>
      <text:p text:style-name="P4">
For the Friday meeting, the Chinese Embassy in China did not respond immediately.</text:p>
      <text:p text:style-name="P4">
The United States claims that China is the main source of fentini chemicals, but China calls Fennes a problem of the United States itself. (Data photo)</text:p>
      <text:h text:style-name="P12" text:outline-level="3">
<text:span text:style-name="T4">
What role does China play in the Fentini supply chain?</text:span>
</text:h>
      <text:p text:style-name="P4">
Medicated Fentny is usually used for pain relief. For example, the treatment of advanced cancer is 50 to 100 times stronger than that of morphine. However, illegal manufacturing and synthetic fentanyls have inflow into the drug market in recent years; according to the American Centers for Disease Control and Prevention (CDC), from 2019 to 2020, the proportion of deaths due to excessive synthetic opium drugs has increased by 56%.</text:p>
      <text:p text:style-name="P4">
Reuters pointed out that Fantne, which is circulating in the United States, often <text:a xlink:type="simple" xlink:href="https://www.dw.com/zh/zh/為打擊芬太尼走私-墨西哥向習近平求援/a-65231251" text:style-name="Internet_20_link" text:visited-style-name="Visited_20_Internet_20_Link">
smuggling from the border between the United States and Mexico</text:a>
The chemicals required for manufacturing Fantne mainly come from China.</text:p>
      <text:p text:style-name="P4">
In 2019, <text:a xlink:type="simple" xlink:href="https://www.dw.com/zh/zh/回应美方要求中国将芬太尼列入管制清单/a-48148446" text:style-name="Internet_20_link" text:visited-style-name="Visited_20_Internet_20_Link">
China incorporates fentini into the category of drug control</text:a>
Essence With the deterioration of geopolitical relations in the United States and China, from the perspective of U.S. officials, China has not provided too much help to combat the circulation of fentini pre -body chemicals and trafficking. China advocates that the abuse of fentanyl is the problem of "made in the United States" and the root cause is in the United States itself. Therefore, the United States believes that the United States should strengthen supervision by itself.</text:p>
      <text:p text:style-name="P4">
This year, the United States has repeatedly adopted actions to combat Fantne's multinational supply chain. At the end of May, the US Treasury Department on the grounds of selling pill pressure machines and participating in the production of illegal synthesis on the grounds that <text:a xlink:type="simple" xlink:href="https://www.dw.com/zh/zh/打擊芬太尼-美國制裁中國13個實體與個人/a-65775810" text:style-name="Internet_20_link" text:visited-style-name="Visited_20_Internet_20_Link">
17 entities and individuals in China and Mexico</text:a>
Essence In late June, 4 Chinese companies and eight executives and employees were suspected of participating in the manufacture of fentanyl and fraudulent customs.(https://www.dw.com/zh/zh/美起诉涉芬太尼中国公司-中方批钓鱼执法/a-66021314)Essence In this regard, China has condemned the United States for "arbitrarily detaining" and harming the interests of Chinese citizens and the interests of Chinese enterprises.</text:p>
      <text:p text:style-name="P4">
(Comprehensive report)</text:p>
      <text:p text:style-name="P4">
News Source: <text:a xlink:type="simple" xlink:href="https://www.dw.com/zh/促中國打擊芬太尼-美欲組抗毒全球聯盟/a-66146207" text:style-name="Internet_20_link" text:visited-style-name="Visited_20_Internet_20_Link">
https://www.dw.com/zh/促中國打擊芬太尼-美欲組抗毒全球聯盟/a-66146207?maca=chi-rss-chi-all-1127-rdf</text:a>
</text:p>
      <!--NEWS-->
      <text:h text:style-name="P10" text:outline-level="1">
<text:span text:style-name="T4">
Meta push application Threads Pushing Twitter will be referred to</text:span>
</text:h>
      <text:p text:style-name="P4">
Author: None (Language: zh)</text:p>
      <text:p text:style-name="P4">
Publisher: None</text:p>
      <text:p text:style-name="P4">
Time: 2023-07-07T02:07:00Z</text:p>
      <text:p text:style-name="P4">
Description: Meta recently launched a new application Threads, which has attracted tens of millions of users for one day. However, Twitter believes that this program stole its commercial secrets and intellectual property rights, and threatened to sue Meta.</text:p>
      <text:p text:style-name="P4">
Videos: []</text:p>
      <text:p text:style-name="P4">
Images: []</text:p>
      <text:p text:style-name="P4">
Subject: 科技环境</text:p>
      <text:p text:style-name="P4">
Subjects: ['Facebook', '推特', '社交媒体']</text:p>
      <text:p text:style-name="P4">
Keywords: ['马斯克', '社交媒体', '推特', 'Facebook', 'Meta', 'Instagram']</text:p>
      <text:p text:style-name="P4">
Id: 66146205</text:p>
      <!--METADATA-->
      <text:p text:style-name="P4">
<text:a xlink:type="simple" xlink:href="https://www.dw.com/zh/overlay/image/article/66146205/66145876" text:style-name="Internet_20_link" text:visited-style-name="Visited_20_Internet_20_Link">
 </text:a>
Meta recently launched a new application Threads, which threatened to report to it (schematic diagram).</text:p>
      <text:p text:style-name="P4">
(Voice of Germany) Meta launched the application Threads on Wednesday (July 5), which was described as a "Twitter killer" by the outside world. Threads presents the content and operation mode of text messages and the operation mode. It may shake the status of Twitter's social media giants. Reuters reported that Twitter threatened to take legal operations to this new competition program launched by Meta.</text:p>
      <text:p text:style-name="P4">
American media SemaFor reported that Twitter's lawyer Alex Spiro, Markzuckerberg, CEO of Meta, accused Threads of "cottage" application and criticized Meta to hire push for THREADS Special employees and steal Twitter's commercial secrets and smart property rights.</text:p>
      <text:p text:style-name="P4">
Speiro said that Twitter "intends to strictly implement its smart property rights" and requires Meta to immediately take measures and stop using any confidential information from Twitter. Related documents to deal with possible legal lawsuits.</text:p>
      <text:p text:style-name="P4">
In response, the Meta spokesman Andystone responded on the Threads platform that Sipiro said: "In THREADS's engineering team, no one is a former employee -this is nothing."</text:p>
      <text:p text:style-name="P4">
Twitter Director Elon Musk has not yet made a formal response to the matter. He only issued a message in the relevant news, "Competition is okay, cheating is not the case."</text:p>
      <text:p text:style-name="P4">
Twitter Director Musk said to Threads's related news: "Competition is okay, cheating is not like this." (Experience diagram)</text:p>
      <text:p text:style-name="P4">
<text:a xlink:type="simple" xlink:href="https://www.dw.com/zh/zh/马斯克找到推特新任ceo她将于六周后上任/a-65600560" text:style-name="Internet_20_link" text:visited-style-name="Visited_20_Internet_20_Link">
Twitter Linda Yaccarino</text:a>
It is also written on Twitter: "We are often imitated, but the Twitter's community ecology can never be copied."</text:p>
      <text:p text:style-name="P4">
The Associated Press reported on the 6th that the reporter contacted Twitter for comment, and the system automatically responded to the poop emoji.</text:p>
      <text:p text:style-name="P4">
The Threads recently launched by META was created by Instagram employees. In just 24 hours after the shelves, it attracted tens of millions of users.</text:p>
      <text:p text:style-name="P4">
Since Musk took over Twitter, he <text:a xlink:type="simple" xlink:href="https://www.dw.com/zh/zh/马斯克限制用户推文浏览量远离手机去看看亲朋/a-66093998" text:style-name="Internet_20_link" text:visited-style-name="Visited_20_Internet_20_Link">
repeated public behavior</text:a>
The remarks let some users start seeking a replacement community platform. Therefore, public opinion believes that at this time, it was META's good opportunity to launch Twitter competitive products, but Meta also had a record of "smashing" records of project failure.</text:p>
      <text:p text:style-name="P4">
Due to the strict data security law of the EU, none of the 100 countries on the first wave of Threads were EU countries.</text:p>
      <text:h text:style-name="P12" text:outline-level="3">
<text:span text:style-name="T4">
"Roll King" Musk: The workload has increased for seven days without stopping</text:span>
</text:h>
      <text:p text:style-name="P4">
(Comprehensive report)</text:p>
      <text:p text:style-name="P4">
News Source: <text:a xlink:type="simple" xlink:href="https://www.dw.com/zh/meta推新應用程序threads-傳推特將提告/a-66146205" text:style-name="Internet_20_link" text:visited-style-name="Visited_20_Internet_20_Link">
https://www.dw.com/zh/meta推新應用程序threads-傳推特將提告/a-66146205?maca=chi-rss-chi-all-1127-rdf</text:a>
</text:p>
      <!--NEWS-->
      <text:h text:style-name="P10" text:outline-level="1">
<text:span text:style-name="T4">
Fu Zhenghua &amp; Quot; Tiantan Mansion &amp; Quot; Luxury House low -cost auction but no one bids</text:span>
</text:h>
      <text:p text:style-name="P4">
Author: None</text:p>
      <text:p text:style-name="P4">
Publisher: Radio Free Asia (Organization)</text:p>
      <text:p text:style-name="P4">
Published Time: 2023-07-07T02:41:00-04:00</text:p>
      <text:p text:style-name="P4">
Modified Time: 2023-07-07T11:58:39-04:00</text:p>
      <text:p text:style-name="P4">
Description: None</text:p>
      <text:p text:style-name="P4">
Videos: []</text:p>
      <text:p text:style-name="P4">
Audios: ["<text:a xlink:type="simple" xlink:href="https://www.rfa.org/mandarin/yataibaodao/zhengzhi/gt-070720230240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4.612011in" draw:z-index="0">
<draw:image xlink:href="../Images/rfamandarin/2023-07-07T02-41-00-04-00/000000.png" xlink:type="simple" xlink:show="embed" xlink:actuate="onLoad" draw:mime-type="image/png"/>
</draw:frame>
The former ministerial -level official, Fu Zhenghua, who was "slow" last year, was listed nearly 26 million yuan in real estate agencies. The court auction nearly 20 million, and no one bid. The picture shows the similar apartment type of Tiantan Mansion. <text:a xlink:type="simple" xlink:href="https://www.rfa.org/mandarin/yataibaodao/zhengzhi/gt-07072023024054.html/@@images/image" text:style-name="Internet_20_link" text:visited-style-name="Visited_20_Internet_20_Link">
</text:a>
RFA Drawing [Audio-Link: https://www.rfa.org/mandarin/yataibaODAO/Zhengzhi/GT -GT -GT -GT -GT -GT -GT -GT -GT -GT -GT -GT -GT -GT -GT -GT -GT -GT -GT -GT -GT -GT -GT -GT -GT -GT -GT -GT -GT -GT -GT -HTML/@stream]](https://www.rfa.org/mandarin/yataibaodao/zhengzhi/gt-07072023024054.html/@@stream)Fu Zhenghua, a Chinese -level official of the Chinese -level official who was sentenced to death in the death penalty period last year, was auctioned by Room 602, Unit 602, Unit of the "Tiantan Mansion" in Beijing on Thursday (6th). The starting price of the mansion is nearly 20 million yuan, which is 6 million yuan lower than the market price, but no one bids. Beijing real estate and industry insiders said that politicians and business people are worried about the trees, and even if they have money, they dare not buy Fu Zhenghua's house.</text:p>
      <text:p text:style-name="P4">
<text:span text:style-name="T5">
<text:span text:style-name="T4">
 <text:a xlink:type="simple" xlink:href="https://www.rfa.org/mandarin/Xinwen/7-01072023160044.html" text:style-name="Internet_20_link" text:visited-style-name="Visited_20_Internet_20_Link">
Former Chinese Minister of Justice Fu Zhenghua, bribery and sentenced to a slow -to -came to repent in front of the camera</text:a>
</text:span>
 </text:span>
<text:a xlink:type="simple" xlink:href="https://www.rfa.org/mandarin/yataibaodao/zhengzhi/tj-09222022103614.html" text:style-name="Internet_20_link" text:visited-style-name="Visited_20_Internet_20_Link">
<text:span text:style-name="T4">
 Twenty former Fu Zhenghua was sentenced to death to "Xi"? </text:span>
</text:a>
According to the real estate agency, this time the auction was one of Fu Zhenghua's set of "Tiantan Mansion" on the "Tiantan Mansion" in Chongwenmen Xingfu Street, Beijing. 19.6738 million yuan. The market estimates given by multiple real estate agencies in Beijing are more than 25 million yuan. On July 6, Red Star Journalists learned from people familiar with the matter that the former owner of the real estate was Fu Zhenghua, the former deputy director of the Social and Legal Committee of the CPPCC. A real estate agency told reporters on the afternoon of the 6th: "At present, there are many people onlookers, but no one has registered for the first day."</text:p>
      <text:p text:style-name="P4">
In an interview with this station, Mr. Song, a Beijing Real Estate Intermediary, said that Fu Zhenghua's house dared to buy it, and did not dare to live: "Chongwenmen in Dongcheng District is the essence area. It is better to live at a normal house, and you will buy it (this house) will become the focus of attention after you. This is a special situation. "</text:p>
      <text:p text:style-name="P4">
** Fu Zhenghua has participated in all kinds of suppression of luxury homes.</text:p>
      <text:p text:style-name="P4">
Fu Zhenghua was a member of the Standing Committee of the Beijing Municipal Party Committee, Deputy Secretary of the Political and Legal Committee, Secretary of the Party Committee and Director of the Beijing Municipal Public Security Bureau; Deputy Minister of the Ministry of Public Security and Deputy Secretary of the Party Committee; Minister of Justice and Deputy Secretary of the Party Group. He also served as the deputy team leader and director of the 610 office of the Central Committee for preventing and dealing with the cultivation of cult issues to participate in suppressing Falun Gong practitioners and 709 lawyers. Since May 2020, he has been the deputy director of the Social and Legal Committee of the CPPCC National Committee. In October 2021, due to serious disciplinary violations and disciplinary violations, he was accused of bribery for more than 117 million yuan in September of the following year, and was sentenced to death in the Changchun Intermediate Court in September the following year.</text:p>
      <text:p text:style-name="P4">
On September 22, 2022, the Intermediate People's Court of Changchun City, Jilin Province, publicly sentenced Fu Zhenghua, former deputy director of the Social and Legal Committee of the National Committee of the Chinese People's Political Consultative Conference of the National Committee of the Chinese People's Political Consultative Conference. (CCTV/AFP) <text:a xlink:type="simple" xlink:href="https://www.rfa.org/mandarin/yataibaodao/zhengzhi/gt-07072023024054.html/image.jpg" text:style-name="Internet_20_link" text:visited-style-name="Visited_20_Internet_20_Link">
</text:a>
Zhang Jianping, a commentator from Yixing current affairs in Jiangsu, told this station that the real estate market is currently weak and the property market is in a downward trend. Many people are selling houses and selling houses instead of buying a house: "There are so much money, most of them are not very clean people, and there are people who are not very clean. Now the real estate is unsatisfactory. As for Fu Zhenghua's sentence to death, he was punished and punished by the crime of bribery, the crime of privacy, and the crime of abuse of power.</text:p>
      <text:p text:style-name="P4">
Mr. Sun, a person in the industry in Beijing, believes that the buyer dare not take over the luxury houses only a few kilometers away from Tiananmen Square. It is mainly worried that the "trees are attracting the wind" and the luxury house they purchased will become a "attraction" in Beijing. He said to this station: "Under the current market of real estate, this house has a background. Is there a famous hall when decoration? The key is the big move. This house is too windy. If there is this strength, you won't buy his house. Can you stop this house? Those day when you come to Beijing to travel to Beijing, there is nothing to come and look at it. How do you say how to deal with it and see what the Fu Zhenghua family looks like, how can it be!</text:p>
      <text:p text:style-name="P4">
Official media have never disclosed the details of the high official's house being auctioned</text:p>
      <text:p text:style-name="P4">
Feng Chongyi, a professor at the University of Science and Technology of Sydney, Australia, was surprised by the authorities that the media allowed the media to disclose that the Fu Zhenghua mansion was auctioned. He told this station that Fu Zhenghua was dismissed by political reasons such as the central government. Many people were worried about political consequences and did not dare to buy a hidden mystery in his house or the house: "The risk is too high, and there are too many unknown. Some people dare not buy this way. House. His news report is also very strange. For this kind of information, the Chinese government usually controls and will not let the outside world know the dark side inside. In the past, senior officials were dismissed, and the houses that confiscated houses were processed inside. He now operates this operation. It's a bit strange. "</text:p>
      <text:p text:style-name="P4">
Feng Chongyi said that dozens of houses held by corrupt officials are not novel by the court, but the subsequent auction is never disclosed.</text:p>
      <text:p text:style-name="P4">
Red Star News quoted a person familiar with the matter and revealed that around May this year, the house was commissioned by the Changchun Intermediate People's Court to entrust the Industrial and Commercial Bank of China to Rong E Buy E -commerce Platform for online inquiry.</text:p>
      <text:p text:style-name="P4">
Reporter: Ancient Pavilion Editor: Xu Shuting Chen Meihua, Editor: Ruizhe</text:p>
      <text:p text:style-name="P4">
News Source: <text:a xlink:type="simple" xlink:href="https://www.rfa.org/mandarin/yataibaodao/zhengzhi/gt-07072023024054.html" text:style-name="Internet_20_link" text:visited-style-name="Visited_20_Internet_20_Link">
https://www.rfa.org/mandarin/yataibaodao/zhengzhi/gt-07072023024054.html</text:a>
</text:p>
      <!--NEWS-->
      <text:h text:style-name="P10" text:outline-level="1">
<text:span text:style-name="T4">
Russia reports: After one month of launch, does Ukraine attack as planned?</text:span>
</text:h>
      <text:p text:style-name="P4">
Author: 俄罗斯媒体</text:p>
      <text:p text:style-name="P4">
Publisher: Al Jazeera</text:p>
      <text:p text:style-name="P4">
Published Time: 2023-07-07T03:01:53</text:p>
      <text:p text:style-name="P4">
Modified Time: 2023-07-07T03:01:53</text:p>
      <text:p text:style-name="P4">
Description: According to the Russian Bulletin, the Ukrainian armed forces launched a counterattack for a month, and West and East both realized that Kiev did not launch a counterattack as planned.</text:p>
      <text:p text:style-name="P4">
Images: ["<text:a xlink:type="simple" xlink:href="https://chinese.aljazeera.net/wp-content/uploads/2023/07/1-1688695977.png" text:style-name="Internet_20_link" text:visited-style-name="Visited_20_Internet_20_Link">
1-1688695977.pn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72" text:anchor-type="as-char" svg:width="6.9236in" svg:height="4.612736in" draw:z-index="0">
<draw:image xlink:href="../Images/Aljazeera Chinese/2023-07-07T03-01-53/1-1688695977.png" xlink:type="simple" xlink:show="embed" xlink:actuate="onLoad" draw:mime-type="image/png"/>
</draw:frame>
The Ukrainian army launched a counterattack to regain the territory controlled by Russia (Reuters)</text:p>
      <text:p text:style-name="P4">
According to Russia's "Bulletin" <text:a xlink:type="simple" xlink:href="https://www.gazeta.ru/army/2023/07/05/17233634.shtml" text:style-name="Internet_20_link" text:visited-style-name="Visited_20_Internet_20_Link">
Report</text:a>
After the Ukrainian armed forces launched a counterattack for a month, both the West and the East both realized that Kiev did not launch a counterattack as planned.</text:p>
      <text:p text:style-name="P4">
Former Russian air defense forces officer Mihail Ho Darnak talked about the results of the Ukrainian armed forces launched a monthly counterattack and predicted the next offensive operation of the Ukrainian army.</text:p>
      <text:p text:style-name="P4">
Odarino said that protecting citizens during the war means not allowing them to face unreasonable risks during fighting and action, and emphasized that the Ukrainian expert community preach the Ukrainian armed forces is currently undergoing "formation" and "testing" operations. And slowly destroy the point of view of enemy forces and equipment, which ensures that its defense is either eliminated in a region or was eliminated at the same time in several areas.</text:p>
      <text:p text:style-name="P4">
Zelei Sky has accused Western countries in progress slowly in training their Chinese pilots</text:p>
      <text:h text:style-name="P13" text:outline-level="4">
<text:span text:style-name="T4">
</text:span>
</text:h>
      <text:p text:style-name="P4">
Hoidornak said that if Ukraine's plan is to fight a national battle with a national defense industry with limited capacity and a small population density, its plan may be successful. And the other party has a strong defense industry, which is one of the factors that make Ukraine worry and cannot calm down.</text:p>
      <text:p text:style-name="P4">
Hodarnak added that counterattacks have caused Ukrainian resources to be increasingly exhausted, losses of soldiers and equipment have continued to increase, and rare ammunition owned by Ukrainian armed forces also exhausted.</text:p>
      <text:p text:style-name="P4">
The author pointed out that it is necessary to absorb the painful experience of German Chief of Staff Eriho von Fargen in 1916, before the military and economic capabilities were better than Ukrainian countries in 1916 Please conduct in -depth research.</text:p>
      <text:p text:style-name="P4">
What aid did West provide it before the launch of Ukraine?</text:p>
      <text:h text:style-name="P13" text:outline-level="4">
<text:span text:style-name="T4">
Tactical success .. But</text:span>
</text:h>
      <text:p text:style-name="P4">
It is worth noting that the Ukrainian armed forces have achieved a certain tactical success, regaining some settlements, and promoting some directions, but did not reach the level of the expected results of the process expected at the next NATO summit.</text:p>
      <text:p text:style-name="P4">
The author believes that due to the lack of comprehensive air and firepower advantages and lack of strategic reserves, the counterattack of Ukrainian armed forces is destined to fail, and the foreign forces are accused of pushing Ukrainian military and political leadership to take this step.</text:p>
      <text:p text:style-name="P4">
At the same time, the author expects Ukrainian armed forces on June 4th's offensive operations will end in failure.</text:p>
      <text:p text:style-name="P4">
Although the Kiev authorities show an optimistic attitude, the impression of most Western experts is that at the current stage of the armed struggle, the Ukrainian armed forces will not win. They exclude the possibility of a conversion point of hostile action before the NATO summit held this month. Essence</text:p>
      <text:p text:style-name="P4">
Ukraine's counterattack has made a few progress ... What will happen next?</text:p>
      <text:h text:style-name="P13" text:outline-level="4">
<text:span text:style-name="T4">
Normal conditions</text:span>
</text:h>
      <text:p text:style-name="P4">
On the other hand, the second offensive operation of the Ukrainian armed forces requires a large number of multi -functional fighters to increase the supply of self -propelled artillery, tanks, and attack helicopters and material transportation.</text:p>
      <text:p text:style-name="P4">
In other words, breaking through enemy defense like the Russian army requires various missile forces, artillery and armored forces, and engineering soldiers. The end of the end is still far away.</text:p>
      <text:p text:style-name="P4">
However, the report emphasized that at this stage, the results of hostile operations made clear conclusions is too early, especially in consideration of the development of the situation, the main force of the Ukrainian army has not yet invested in the battle.</text:p>
      <text:p text:style-name="P4">
News Source: <text:a xlink:type="simple" xlink:href="https://chinese.aljazeera.net/news/war-in-ukraine/2023/7/7/%e4%bf%84%e7%bd%97%e6%96%af%e6%8a%a5%e9%81%93%e5%8f%91%e5%8a%a8%e4%b8%80%e4%b8%aa%e6%9c%88%e5%90%8e%e4%b9%8c%e5%85%8b%e5%85%b0%e6%98%af%e5%90%a6%e6%8c%89%e8%ae%a1%e5%88%92%e8%bf%9b%e8%a1%8c%e5%8f%91" text:style-name="Internet_20_link" text:visited-style-name="Visited_20_Internet_20_Link">
https://chinese.aljazeera.net/news/war-in-ukraine/2023/7/7/%e4%bf%84%e7%bd%97%e6%96%af%e6%8a%a5%e9%81%93%e5%8f%91%e5%8a%a8%e4%b8%80%e4%b8%aa%e6%9c%88%e5%90%8e%e4%b9%8c%e5%85%8b%e5%85%b0%e6%98%af%e5%90%a6%e6%8c%89%e8%ae%a1%e5%88%92%e8%bf%9b%e8%a1%8c%e5%8f%91</text:a>
</text:p>
      <!--NEWS-->
      <text:h text:style-name="P10" text:outline-level="1">
<text:span text:style-name="T4">
Yellen criticized China in Beijing to suppress it in Huamei Enterprise</text:span>
</text:h>
      <text:p text:style-name="P4">
Creator: ALAN RAPPEPORT</text:p>
      <text:p text:style-name="P4">
Publisher: https://www.facebook.com/nytimeschinese</text:p>
      <text:p text:style-name="P4">
Published Time: 2023-07-07T03:16:10+08:00</text:p>
      <text:p text:style-name="P4">
Description: Yellen criticized China to treat foreign enterprises severely and implement export control over certain minerals during the exchange with the executives of Huamei Enterprises. She aims to alleviate Sino -US relations, but this statement highlights the challenges facing the pursuit of different differences. POOL Photo by Pedro Pardo arrived in Beijing on Thursday to meet with members of the US Chamber of Commerce in China on Friday.</text:p>
      <text:p text:style-name="P4">
Images: ["<text:a xlink:type="simple" xlink:href="https://static01.nyt.com/images/2023/07/06/multimedia/00dc-yellen-twzk/00dc-yellen-twzk-master1050.jpg" text:style-name="Internet_20_link" text:visited-style-name="Visited_20_Internet_20_Link">
00dc-yellen-t...</text:a>
"]</text:p>
      <text:p text:style-name="P4">
Category: 美国</text:p>
      <text:p text:style-name="P4">
Type: Article</text:p>
      <!--METADATA-->
      <text:p text:style-name="P4">
<draw:frame draw:style-name="fr1" draw:name="Image76" text:anchor-type="as-char" svg:width="6.9236in" svg:height="4.609139in" draw:z-index="0">
<draw:image xlink:href="../Images/cnnytimes/2023-07-07T03-16-10-08-00/00dc-yellen-twzk-master1050.jpg" xlink:type="simple" xlink:show="embed" xlink:actuate="onLoad" draw:mime-type="image/jpeg"/>
</draw:frame>
The US Treasury Secretary Yellen criticized the Chinese government on Friday that the company with foreign backgrounds had strictly treated foreign backgrounds, and the decision to implement export control on some key minerals not long ago. The efforts made by dependence are correct.</text:p>
      <text:p text:style-name="P4">
On the first day of meeting in Beijing, she made a strong defense for the US industry; Yellen's trip <text:a xlink:type="simple" xlink:href="https://cn.nytimes.com/usa/20230706/janet-yellen-china-treasury/" text:style-name="Internet_20_link" text:visited-style-name="Visited_20_Internet_20_Link">
significant</text:a>
It aims to ease the tension between China and the United States. She made the above -mentioned expressions on a group of high -rise enterprise executives, and her words highlighted the challenges faced by the world's two largest economies in seeking beyond profound differences.</text:p>
      <text:p text:style-name="P4">
"In the meeting with China, I conveyed the concerns that I learned from the American business community -including Chinese use of non -marketing tools, such as expanding subsidies to state -owned enterprises and domestic companies, and setting market access barriers to foreign companies." Yeah Lun said to members of the US Chamber of Commerce in China at a round table. "In recent months, the punishment actions adopted by American companies have made me particularly disturbing." Representatives including Boeing, Bank of America, and agricultural giant Cargan have attended the round table meeting.</text:p>
      <text:p text:style-name="P4">
In March of this year, the Chinese authorities detained the Beijing Office of the Beijing Office of Mei Sizi Group <text:a xlink:type="simple" xlink:href="https://cn.nytimes.com/china/20230327/china-business-company-raid/" text:style-name="Internet_20_link" text:visited-style-name="Visited_20_Internet_20_Link">
Five Chinese Citizens</text:a>
And closed the office, a US consulting company with 18 offices worldwide. The following month, the employee of the Shanghai Office of the Shanghai Office of the United States Management Consulting Company <text:a xlink:type="simple" xlink:href="https://cn.nytimes.com/china/20230428/bain-china/" text:style-name="Internet_20_link" text:visited-style-name="Visited_20_Internet_20_Link">
questioned by the authorities</text:a>
Essence</text:p>
      <text:p text:style-name="P4">
advertise</text:p>
      <text:p text:style-name="P4">
Prior to reviewing China in China, the Bayeng Government <text:a xlink:type="simple" xlink:href="https://cn.nytimes.com/usa/20221008/biden-chip-technology/" text:style-name="Internet_20_link" text:visited-style-name="Visited_20_Internet_20_Link">
Obtained China</text:a>
Key semiconductor manufacturing technology and tools have taken restrictions.</text:p>
      <text:p text:style-name="P4">
The Biden government is preparing to implement more restrictions on the technical trade between the two parties, including <text:a xlink:type="simple" xlink:href="https://cn.nytimes.com/business/20230629/biden-administration-ai-chips-china/" text:style-name="Internet_20_link" text:visited-style-name="Visited_20_Internet_20_Link">
Advanced Chip</text:a>
And <text:a xlink:type="simple" xlink:href="https://www.nytimes.com/2023/02/09/business/us-china-investing-tech-biden.html" text:style-name="Internet_20_link" text:visited-style-name="Visited_20_Internet_20_Link">
Investment in the United States in China</text:a>
Potential restrictions. The U.S. government also prepares to restrict Chinese companies from getting <text:a xlink:type="simple" xlink:href="https://www.nytimes.com/2023/06/21/technology/china-cloud-computing-concern.html" text:style-name="Internet_20_link" text:visited-style-name="Visited_20_Internet_20_Link">
American Cloud Computing Service</text:a>
In order to block the vulnerabilities of advanced chips that have been restricted by China to obtain artificial intelligence.</text:p>
      <text:p text:style-name="P4">
This week, the relative situation of tit -tit is still continuing, and Beijing has retaliated with the restrictions on the Bayeng government's semiconductor, announcing that it will restrict the export of some key minerals used to produce some chips.</text:p>
      <text:p text:style-name="P4">
An official of the Chinese Ministry of Finance stated on Friday that the meeting with Yellen would improve the economic relations between the two countries, and said that the United States needed measures to achieve this goal. The official also said that neither of the two countries benefited from "decoupling" and supply chain interruption.</text:p>
      <text:p text:style-name="P4">
Yelun said on Friday that she was "worried" about China's decision to implement export control.</text:p>
      <text:p text:style-name="P4">
Yellen said, "We are still evaluating the impact of these actions, but they remind us that it is important to establish a flexible and diversified supply chain." She said that the United States may respond more Get fairly.</text:p>
      <text:p text:style-name="P4">
advertise</text:p>
      <text:p text:style-name="P4">
"I will always defend your interests and strive to ensure a fair competitive environment," Yellen also said. "This includes coordination with our allies and responding to China's unfair economic behavior."</text:p>
      <text:p text:style-name="P4">
Enterprises also treat China <text:a xlink:type="simple" xlink:href="https://cn.nytimes.com/china/20230704/janet-yellen-china/" text:style-name="Internet_20_link" text:visited-style-name="Visited_20_Internet_20_Link">
The National Security Law of continuous tightening</text:a>
I feel worried, including a [strict anti -spy method] last Saturday <text:a xlink:type="simple" xlink:href="https://cn.nytimes.com/business/20230515/china-anti-espionage-law/" text:style-name="Internet_20_link" text:visited-style-name="Visited_20_Internet_20_Link">
strict anti -spy method</text:a>
Essence The U.S. State Department warned this week, suggesting that Americans re -consider traveling to China because they may be detained by mistake.</text:p>
      <text:p text:style-name="P4">
Yellen plans to ask these problems in dense meetings with Chinese officials in the next two days.</text:p>
      <text:p text:style-name="P4">
In addition to business leaders, Yelun also met with former Chinese Vice Premier Liu He and Yi Gang, the governor of the People's Bank of China who was about to leave. An official of the Ministry of Finance said Yellen had more than an informal discussion with these pre -peer officials, talking about economic prospects.</text:p>
      <text:p text:style-name="P4">
Late on Friday afternoon, she will meet with Prime Minister Li Qiang in the Great Hall of the People.</text:p>
      <text:p text:style-name="P4">
News Source: <text:a xlink:type="simple" xlink:href="https://cn.nytimes.com/usa/20230707/yellen-china-companies-meetings/" text:style-name="Internet_20_link" text:visited-style-name="Visited_20_Internet_20_Link">
https://cn.nytimes.com/usa/20230707/yellen-china-companies-meetings/</text:a>
</text:p>
      <!--NEWS-->
      <text:h text:style-name="P10" text:outline-level="1">
<text:span text:style-name="T4">
Talent loss may laid hidden dangers for China's future development</text:span>
</text:h>
      <text:p text:style-name="P4">
Author: Nathaniel Taplin</text:p>
      <text:p text:style-name="P4">
Publisher: 华尔街日报中文网</text:p>
      <text:p text:style-name="P4">
Published Time: 2023-07-07T03:45:00.000Z</text:p>
      <text:p text:style-name="P4">
Modified Time: 2023-07-07T03:45:00.000Z</text:p>
      <text:p text:style-name="P4">
Created Time: 2023-07-06T02:59:00.000Z</text:p>
      <text:p text:style-name="P4">
Description: In a new era with slower economic growth, high unemployment rates, and populism, Chinese citizens, including many high net worth individuals, are increasingly considered to move abroad.</text:p>
      <text:p text:style-name="P4">
Images: []</text:p>
      <text:p text:style-name="P4">
Categories: ['金融市场', '股闻天下']</text:p>
      <text:p text:style-name="P4">
Keywords: SYND,LINK:EN|WP-WSJ-0001030950</text:p>
      <text:p text:style-name="P4">
Type: Article</text:p>
      <!--METADATA-->
      <text:p text:style-name="P4">
Is China open the door to the world again, or is it re -"closing the country"?</text:p>
      <text:p text:style-name="P4">
News Source: <text:a xlink:type="simple" xlink:href="https://cn.wsj.com/articles/%E4%BA%BA%E6%89%8D%E6%B5%81%E5%A4%B1%E6%81%90%E4%B8%BA%E4%B8%AD%E5%9B%BD%E6%9C%AA%E6%9D%A5%E5%8F%91%E5%B1%95%E5%9F%8B%E4%B8%8B%E9%9A%90%E6%82%A3-5f618add" text:style-name="Internet_20_link" text:visited-style-name="Visited_20_Internet_20_Link">
https://cn.wsj.com/articles/%E4%BA%BA%E6%89%8D%E6%B5%81%E5%A4%B1%E6%81%90%E4%B8%BA%E4%B8%AD%E5%9B%BD%E6%9C%AA%E6%9D%A5%E5%8F%91%E5%B1%95%E5%9F%8B%E4%B8%8B%E9%9A%90%E6%82%A3-5f618add</text:a>
</text:p>
      <!--NEWS-->
      <text:h text:style-name="P10" text:outline-level="1">
<text:span text:style-name="T4">
The key figure of the Japanese chip manufacturing industry reproduces the glory: a FREE Version who is proficient in American rugby (Free Version)</text:span>
</text:h>
      <text:p text:style-name="P4">
Author: Peter Landers / Yang Jie</text:p>
      <text:p text:style-name="P4">
Publisher: 华尔街日报中文网</text:p>
      <text:p text:style-name="P4">
Published Time: 2023-07-07T04:29:00.000Z</text:p>
      <text:p text:style-name="P4">
Modified Time: 2023-07-07T04:29:00.000Z</text:p>
      <text:p text:style-name="P4">
Created Time: 2023-07-07T02:51:00.000Z</text:p>
      <text:p text:style-name="P4">
Description: The start -up company Rapidus President Xiaochi Chunyi is taking a ball for Japan in the Global Semiconductor Manufacturing League, cooperating with the United States, and investing in huge buildings to contribute to China's ambition in high -tech technology.</text:p>
      <text:p text:style-name="P4">
Images: []</text:p>
      <text:p text:style-name="P4">
Categories: ['科技']</text:p>
      <text:p text:style-name="P4">
Keywords: SYND,LINK:EN|WP-WSJ-0001033576</text:p>
      <text:p text:style-name="P4">
Type: Article</text:p>
      <!--METADATA-->
      <text:p text:style-name="P4">
71 -year -old Japanese engineer Xiaochi Chunyi(Atsushi Koike)During his rare break, he liked to wear protective gear and played a tail in the weekend rugby game.</text:p>
      <text:p text:style-name="P4">
News Source: <text:a xlink:type="simple" xlink:href="https://cn.wsj.com/articles/%E6%97%A5%E6%9C%AC%E8%8A%AF%E7%89%87%E5%88%B6%E9%80%A0%E4%B8%9A%E5%86%8D%E7%8E%B0%E8%BE%89%E7%85%8C%E7%9A%84%E5%85%B3%E9%94%AE%E4%BA%BA%E7%89%A9-%E4%B8%80%E4%BD%8D%E7%B2%BE%E9%80%9A%E7%BE%8E%E5%BC%8F%E6%A9%84%E6%A6%84%E7%90%83%E7%9A%84%E5%B7%A5%E7%A8%8B%E5%B8%88-2e387f90" text:style-name="Internet_20_link" text:visited-style-name="Visited_20_Internet_20_Link">
https://cn.wsj.com/articles/%E6%97%A5%E6%9C%AC%E8%8A%AF%E7%89%87%E5%88%B6%E9%80%A0%E4%B8%9A%E5%86%8D%E7%8E%B0%E8%BE%89%E7%85%8C%E7%9A%84%E5%85%B3%E9%94%AE%E4%BA%BA%E7%89%A9-%E4%B8%80%E4%BD%8D%E7%B2%BE%E9%80%9A%E7%BE%8E%E5%BC%8F%E6%A9%84%E6%A6%84%E7%90%83%E7%9A%84%E5%B7%A5%E7%A8%8B%E5%B8%88-2e387f90</text:a>
</text:p>
      <!--NEWS-->
      <text:h text:style-name="P10" text:outline-level="1">
<text:span text:style-name="T4">
Is ChatGPT the largest revolution in AI history? (Free version)</text:span>
</text:h>
      <text:p text:style-name="P4">
Authors: ['']</text:p>
      <text:p text:style-name="P4">
Publisher: 英国《金融时报》</text:p>
      <text:p text:style-name="P4">
Time: 2023-07-07T04:31:30+00:00</text:p>
      <text:p text:style-name="P4">
Published Time: 2023-07-06T12:00:99+08:00</text:p>
      <text:p text:style-name="P4">
Modified Time: 2023-07-06T23:07:99+08:00</text:p>
      <text:p text:style-name="P4">
Description: What kind of work will be replaced by artificial intelligence? Does artificial intelligence cause more false information and bring more business monopolies, will people be more controlled and monitored because of this?</text:p>
      <text:p text:style-name="P4">
Images: []</text:p>
      <text:p text:style-name="P4">
Themes: ['ChatGPT', '关注']</text:p>
      <text:p text:style-name="P4">
Keywords: ['ChatGPT', 'AI', '人工智能']</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text:span text:style-name="T4">
 [FT Chinese Network and China Institute jointly held a discussion on artificial intelligence in New York on June 20. </text:span>
</text:p>
      <text:p text:style-name="P4">
This forum explores the subversive potential and reasons that ChatGPT has attracted great attention in the capital industry, as well as the possible impact of the development of artificial intelligence on various industries. What kind of work will be replaced by artificial intelligence? Does artificial intelligence cause more false information to bring more business monopolies, will people receive more control and monitoring? Will it even affect the survival of human beings itself? And how will the competition between China and the United States in the field of artificial intelligence will be launched? ]</text:p>
      <text:p text:style-name="P4">
Moderator: Feng Yuqing: FT Chinese website column writer</text:p>
      <text:p text:style-name="P4">
Guest: Kathleen R. McKEOWN: Founding of the Institute of Data Science and Engineering, Columbia University, professor, natural language processing expert</text:p>
      <text:p text:style-name="P4">
FranceSca Rossi: IBM Researcher, IBM Global AI Ethics Leader</text:p>
      <text:p text:style-name="P4">
David Chen Angelves: Founder &amp; Director</text:p>
      <text:p text:style-name="P4">
<text:span text:style-name="T4">
 Feng Yuqing </text:span>
: First of all, I want to mention this book. "A Brief History of Artificial Intelligence" was written by Professor Woodbridge, director of the Department of Computer, Cambridge University. This book was published in January 2021. The book mentioned that artificial intelligence cannot answer the question freely in the foreseeable future, to reach the translation of human level, explain the situation in the photo, and write interesting stories. Just two years later, ChatGPT did it. Has ChatGPT challenged this prediction and achieved a real technical breakthrough?</text:p>
      <text:p text:style-name="P4">
<text:span text:style-name="T4">
 Kathleen R. McKeown: </text:span>
 I do think this is a milestone, ChatGPT's current ability is far more than before. ChatGPT is a large language model. I think large language models play a disruptive role. New capabilities are emerging rapidly every day, and even changes our way of researching and developing new models. In the past six months, we have tested the ability to write an article abstract in large language models. This is the theme I have been studying for many years.</text:p>
      <text:p text:style-name="P4">
The results we find are very interesting. We make people judge the results written by various large language models, compared with articles written by free professional writers. We found that GPT3 (ChatGPT's predecessor) is equivalent to humans. This shows that a single document news Abstract is a problem that has been solved. In this work, we also found that the instructions issued by the model are very important, not just the size of the model.</text:p>
      <text:p text:style-name="P4">
<text:span text:style-name="T4">
 Feng Yuqing: </text:span>
 Do you think the appearance of ChatGPT is not foreseeable in the AI field?</text:p>
      <text:p text:style-name="P4">
<text:span text:style-name="T4">
 FranceSca Rossi: </text:span>
 Specific neural network architecture is there, but it has not been found that it can make the public use. This ChatGPT did it. This is not only a subversive change compared to 12 years or even 7 months ago, but also how to make more people, not only experts, but also really use this technology. So many companies are now aware of this new ability.</text:p>
      <text:p text:style-name="P4">
This is why the company wants to provide customers with the possibility of AI. In this way, they can do what they can't do before. But some customers, such as IBM customers, are asking us a question. What should I do if there is an error message? What about fairness? What about copyright or data privacy? There are many questions about companies willing to use this technology. They asked, what did you do about this? If there is a problem, who is responsible? They want to know this.</text:p>
      <text:p text:style-name="P4">
<text:span text:style-name="T4">
 Feng Yuqing: </text:span>
 Dr.Rossi, I know that IBM is the real pioneer of AI, especially your Watson laboratory. In 1997, IBM's deep blue defeated the world chess championship. In 2011, IBM's Watson won Jeopardy. So how do you compare the achievements of ChatGPT with the previous AI?</text:p>
      <text:p text:style-name="P4">
<text:span text:style-name="T4">
 FranceSca Rossi </text:span>
: Chess challenges are mainly achieved through computing power. At that time, AI was more limited in terms of ability. Therefore, there are some AI technologies, but the computer's prediction ability is far more than the best international chess player. Watson's situation of Jeopardy is different because it is already using some more advanced AI technologies, such as machine learning. It can understand the question of natural language and understand what is the correct answer. So this is the second wave of AI. Now the third wave of AI. AI can not only do these, but also generate content. This is why this is a milestone, because so far, the use of AI to explain images or texts, predict or classify, or make decisions, but does not generate content. So ChatGPT really changed the rules of the game.</text:p>
      <text:p text:style-name="P4">
<text:span text:style-name="T4">
 Feng Yuqing: </text:span>
 What do you think of the current enthusiasm for AI investment? What impact will it have on the innovation of the entire industry? Will there be a bubble like the Internet era in early 2000? David, you have a lot of investment experience in the AI field, what do you think?</text:p>
      <text:p text:style-name="P4">
<text:span text:style-name="T4">
 David Chen: </text:span>
 The past six months of artificial intelligence is different from the artificial intelligence boom in previous generations. It really affects the market that we cannot ignore. In the first five months of 2023, the funds invested in AI have exceeded four times that of 2022, and AI's gold rush wave rushed.</text:p>
      <text:p text:style-name="P4">
This reminds me of the Internet company more than 20 years ago. As long as it is about .com, get the funds immediately. This is the mentality that investors are afraid to miss. This is the wave of investment AI we see now. This time will pass. We may currently be in an AI investment bubble. The question is when this bubble will break, just like the previous Internet bubble. However, even though the Internet bubble comes and goes, it still changes the operation of society and the lifestyle of people. So we have an AI boom today. Not every company will succeed, and some companies will fail. This is the natural law of investment. But in general, we still use all aspects of AI technology.</text:p>
      <text:p text:style-name="P4">
<text:span text:style-name="T4">
 Feng Yuqing: </text:span>
 ChatGPT may bring fundamental changes in various fields such as education, finance and medical care. According to Goldman Sachs report, artificial intelligence may automate up to 18%of work, which has significant impact on high -income countries. Taking the United States as an example, 15%-35%of the work will be replaced. Among them, the most vulnerable to replacement is the work such as office, administrative, lawyer and engineering. Do it with work, such as NURSE and Psychological Counselor. The biggest affected is the white -collar class that has been educated, so the danger is the flow of the middle class and the middle class from top to bottom. IBM recently announced that about 7,800 jobs may be replaced by artificial intelligence and automation. What does this mean for young professionals who want to flourish in their own field? Do you have any suggestions for them? "<text:span text:style-name="T4">
 Feng Yuqing: </text:span>
 Many students now want to learn computer and finance, because the salary in this field is very good and has been respected. However, in the future, if AI can replace primary computers, finance, lawyers, accounting work, what kind of profession will be the most popular?</text:p>
      <text:p text:style-name="P4">
<text:span text:style-name="T4">
 Kathleen R. McKEOWN: </text:span>
 I will recommend 18 -year -old children to learn about existing technology and what these technologies can do, even 18 -year -old children who are interested in humanities, history, literature and art. I think there are many opportunities for cooperation between humanities and computer science. I think it is necessary for students to understand what is possible and how to use it. Before, you need to learn computer majors to consider involved in these fields. Now, tools have become more popular, and people can do more. There are a lot of art in the data, and there are a lot of data in art.</text:p>
      <text:p text:style-name="P4">
<text:span text:style-name="T4">
 David: </text:span>
 Due to the development of technology, work seems to be disappearing. The question is, can we let everyone adapt to these new technology? There are many examples in history to prove this. For example, the invention of the elevator, I came from the second floor to the 45th floor. Who would have a job to promote the elevator operation, or who would connect your phone call in the background? In the 1940s, these tasks still existed, but today, these tasks have disappeared. The question is, can we improve ourselves as humans and do more meaningful work? I always give such an example: if you go to the store, if there is a cashier or someone wants to clean the bathroom. When you are a child, you will tell your parents when you are 10 years old. I want to be the best in the world in the world. Is the bathroom cleaner? If your child say so, how would you respond to your child? The sad reality is that some people do doing such a job because we need these tasks. However, with the development of advanced technology, most people can upgrade to better jobs. This means that we need to re -train ourselves as humans, which is my answer.</text:p>
      <text:p text:style-name="P4">
<text:span text:style-name="T4">
 Feng Yuqing: </text:span>
 AI has a huge impact on the revolutionary changes and future work prospects of all walks of life. Another thing that is very concerned is that the false information brought by AI is easier to spread in the society. When people become more and more It is difficult to distinguish between authenticity, which will have a very negative impact on the operation of society.</text:p>
      <text:p text:style-name="P4">
<text:span text:style-name="T4">
 FranceSca Ross: </text:span>
 I think we must be careful, because about two years ago, people's trust in AI is still a question. People want to know that I should trust AI? The current situation is a bit opposite. People are too trusting this technology and tend to excessively attribute to AI. why? Because the machine seems to be manifested like humans. Therefore, because these machines can write text like humans, we tend to think that it also has other abilities owned by humans.</text:p>
      <text:p text:style-name="P4">
<text:span text:style-name="T4">
 David Chen: </text:span>
 I think this is a combination of trust and dislike. The reason why people trust it is because it is so simple to use. The interface of ChatGPT is based on the browser. You enter the problem and get the answer. The answer sounds credible. But it may be wrong. Solutions like IBM do not mean that everyone can use it, and ChatGPT can make the general public that does not understand AI can use it, and the result is so powerful.</text:p>
      <text:p text:style-name="P4">
<text:span text:style-name="T4">
 Feng Yuqing: </text:span>
 but also brought a lot of trouble. Like what you just said, there will be some false information. For example, a recent lawyer Stevenschwartz in New York apologized to the judge because he submitted a statement to use Chatgpt to help find the writing information. However, ChatGPT generates a case that does not exist at all. Schwartz admits that he does not know that ChatGPT will make up cases and ruling. People know what we don't know, so do ChatGPT know what it doesn't know?</text:p>
      <text:p text:style-name="P4">
<text:span text:style-name="T4">
 Kathleen R. McKeown: </text:span>
 I don't know in many cases. ChatGPT is produced by a company, and we cannot see the situation behind the scenes. We don't know the model method it uses. We don't know what data we use, these data are confidential. So in order to determine what it can do, we really need to spend some time to describe it.</text:p>
      <text:p text:style-name="P4">
<text:span text:style-name="T4">
 FranceSca Rossi: </text:span>
 The problem of lies on ChatGPT, the construction of these systems cannot identify what is true and what is false. There will be no conscious lying. They are just trained to generate the most likely next word. They use a lot of data and a lot of computing power, and have a good natural language model. But there is no ability to really establish the facts of identification and what really happened. This is why many technologies can be adopted to prevent it from generating these illegal information after building a model. But even if the content is real, it may be a problem in this context, because the generated content may be harmful, permitted, racism, and may not meet human values.</text:p>
      <text:p text:style-name="P4">
News Source: <text:a xlink:type="simple" xlink:href="http://www.ftchinese.com/story/001100185" text:style-name="Internet_20_link" text:visited-style-name="Visited_20_Internet_20_Link">
http://www.ftchinese.com/story/001100185</text:a>
</text:p>
      <!--NEWS-->
      <text:h text:style-name="P10" text:outline-level="1">
<text:span text:style-name="T4">
The brotherhood of Xi Jinping and Putin may have seen the top</text:span>
</text:h>
      <text:p text:style-name="P4">
Creator: RYAN HASS</text:p>
      <text:p text:style-name="P4">
Publisher: https://www.facebook.com/nytimeschinese</text:p>
      <text:p text:style-name="P4">
Published Time: 2023-07-07T04:53:42+08:00</text:p>
      <text:p text:style-name="P4">
Description: After Wagner's soldiers changed, Xi Jinping's treasures that were kept on Putin seemed to be no longer secure. Chinese leaders still need his "close friends", but continue to strongly support Putin that it is not beneficial to Xi Jinping. Sergei Karpukhin/Sputnik, VIA Agence-Presse-Getty Images</text:p>
      <text:p text:style-name="P4">
Images: ["<text:a xlink:type="simple" xlink:href="https://static01.nyt.com/images/2023/07/06/opinion/06Hass/06Hass-master1050.jpg" text:style-name="Internet_20_link" text:visited-style-name="Visited_20_Internet_20_Link">
06Hass-master...</text:a>
"]</text:p>
      <text:p text:style-name="P4">
Category: 观点与评论</text:p>
      <text:p text:style-name="P4">
Type: Article</text:p>
      <!--METADATA-->
      <text:p text:style-name="P4">
<draw:frame draw:style-name="fr1" draw:name="Image77" text:anchor-type="as-char" svg:width="6.9236in" svg:height="4.615733in" draw:z-index="0">
<draw:image xlink:href="../Images/cnnytimes/2023-07-07T04-53-42-08-00/06Hass-master1050.jpg" xlink:type="simple" xlink:show="embed" xlink:actuate="onLoad" draw:mime-type="image/jpeg"/>
</draw:frame>
Ten years ago, when Xi Jinping reached the top of China's power, he regarded Putin as a strong leader who was hostile to the Western -led international system like himself. They all have the best means of threats facing their own ruling institutes and the best means to control the domestic situation and tolerate their dictatorships in the country. <text:a xlink:type="simple" xlink:href="https://www.mfa.gov.cn/web/gjhdq_676201/gj_676203/oz_678770/1206_679110/1207_679122/202303/t20230322_11046188.shtml" text:style-name="Internet_20_link" text:visited-style-name="Visited_20_Internet_20_Link">
Communication</text:a>
Essence Xi Jinping said that Putin was his "best and closest friend."</text:p>
      <text:p text:style-name="P4">
After the Wagner incident, Xi Jinping's bet on the Russian leader didn't look so stable.</text:p>
      <text:p text:style-name="P4">
Last month, Russia's catastrophic war worked hard to reach a climax in the abortion rebellion launched by Wagner Group's quasi -military leader, Yafgeni Porigo, exposed the essence of Russia under the leadership of Putin: this is a border with China, the strength is being bordered, the strength is being bordered by China, the strength is being bordered by China, the strength is being bordered by China, the strength is being bordered by China, the strength is being bordered by China. In the weakened and difficult -to -predictive nuclear countries, the frustrated leaders have been unable to guarantee that they can take power for a long time.</text:p>
      <text:p text:style-name="P4">
Xi Jinping could not completely abandon Putin. He has invested too much in this relationship, and Russia is still useful to China. But they have caused so much worried brotherhood in the West.</text:p>
      <text:p text:style-name="P4">
advertise</text:p>
      <text:p text:style-name="P4">
If Xi Jinping wants to achieve the strategic goal of catching up with the United States globally, he must consider Putin's fragility and re -adjust his foreign policy. This may mean that China will more strongly support the end of this war that has caused serious blows to Putin, and may adopt a counter -downgrade against the United States and Taiwan.</text:p>
      <text:p text:style-name="P4">
There are signs that the friendship between Xi Jinping and Putin may have cooled down. China ’s [response is very restrained] on the Wagner incident(https://asiatimes.com/2023/07/parsing-chinas-response-to-the-wagner-rebellion/)It is only called "internal affairs", but the Chinese official media seems to have changed the attempted soldiers <text:a xlink:type="simple" xlink:href="http://www.chinadaily.com.cn/a/202306/26/WS6498e508a310bf8a75d6b900.html" text:style-name="Internet_20_link" text:visited-style-name="Visited_20_Internet_20_Link">
revealing an restless attitude</text:a>
Essence Now a blank check that supports Putin is not good for Xi Jinping. This approach may lead to domestic questions about Xi Jinping's foreign policy judgment. If Putin further frustrated, this question may only intensify.</text:p>
      <text:p text:style-name="P4">
China may be forced to adjust its position in the Ukrainian war. So far, although there is no sincere peace appealed, China still properly proper this war to prevent NATO's expansion or Western provocation, bringing important diplomatic cover to Russia. China also provides economic life pulse for Russia, offset Western sanctions by significantly expanding the scale of Sino -Russian trade.</text:p>
      <text:p text:style-name="P4">
Although there have been [signs] for a long time(https://www.nytimes.com/live/2022/09/15/world/ukraine-russia-war)It shows that the Chinese leadership does not fully support the war of Putin, but at the beginning of the conflict, China hopes that it can take the United States from Asia, and China has always sought its influence to expand in Asia. However, this has not become a reality. On the contrary, since the beginning of the Ukraine, the United States and its Asian allies have established a stronger military existence around China, and now they are more united in restricting China's key technologies.</text:p>
      <text:p text:style-name="P4">
Putin is alone. But China is now aware that Ukraine's long -term war may further threaten Russia's partner country and damage China's own foreign policy agenda. China has a reason to go further in the vague expression of the war principles before, and uses its unique influence on Russia to urge the realization of the armistice.</text:p>
      <text:p text:style-name="P4">
One key reason for this situation is Europe, where China is damaged by supporting Russia. The European business community has deteriorated in China, and foreign direct investment has slowed down, and the coordination of the two sides of the Atlantic has strengthened its coordination on China.</text:p>
      <text:p text:style-name="P4">
advertise</text:p>
      <text:p text:style-name="P4">
Xi Jinping must resolutely weaken the United States to curb China's efforts. A hostile Europe will make him face difficulties. Russia's isolation has put pressure on China and allows it to improve European relations to prevent Europe from uniting to fight against China. One of the best ways to achieve this goal is to find a clearer re -positioning in the conflict of this European home and play the role of peaceful creators.</text:p>
      <text:p text:style-name="P4">
Russia's issue has also made Xi Jinping's planning on Taiwan's issues complicated. The Ukrainian war shows two things: it is not possible to win the battle by relying on military forces; but not winning the battle may lead to the challenge of the power of the leadership. Faced with these situations, through the increasingly fighting moves, the Taiwan Strait War may be disastrous for Xi Jinping.</text:p>
      <text:p text:style-name="P4">
The autonomous island of Taiwan will hold a presidential election in January next year. Cai Yingwen's successor will be selected. Tsai Ing -wen will make Beijing a fiery three feet because he goes closer and closer to the United States. China is believed to have used <text:a xlink:type="simple" xlink:href="https://www.geopoliticalmonitor.com/the-battle-for-reality-chinese-disinformation-in-taiwan/" text:style-name="Internet_20_link" text:visited-style-name="Visited_20_Internet_20_Link">
a series of means</text:a>
Applying economic pressure on Taiwan, or spreading error information to support candidates who improve relations with Beijing.</text:p>
      <text:p text:style-name="P4">
However, the aggressive speech of the Chinese side and the threat of military exercises around Taiwan may be counterproductive. Not only will it not only make the candidates who oppose China stronger, but also stimulate the stronger and clear support of the United States and the international community for Taiwan. For Xi Jinping, the best balance point is to show a tough and firm position while not leading to the continuous upgrade of the situation.</text:p>
      <text:p text:style-name="P4">
In view of these changes, Chinese leaders may now realize that they must ease the tension with the United States. Sino -US relations that have been in a deadlock due to the spy balloon incident in February have recently appeared signs of thawing.(https://cn.nytimes.com/china/20230619/blinken-china-xi-diplomacy/)Visit Beijing, the itinerary includes meeting with Xi Jinping, and this week's finance minister <text:a xlink:type="simple" xlink:href="https://cn.nytimes.com/business/20230703/janet-yellen-china-visit/" text:style-name="Internet_20_link" text:visited-style-name="Visited_20_Internet_20_Link">
Yelun</text:a>
It also started a trip to China.</text:p>
      <text:p text:style-name="P4">
Chinese President still needs his "close friend". If the role of human rights and democratic governance in the international system, Russia is still the only country that has the ability and motivation to cooperate with China on this issue. Stable relationships will also ensure the stability of the long land boundary between the two countries and allow China to obtain Russia's energy, imported food and military equipment at preferential prices. It is expected that the two countries will maintain everything.</text:p>
      <text:p text:style-name="P4">
advertise</text:p>
      <text:p text:style-name="P4">
However, it has continued to strongly support Putin for Xi Jinping, and Putin's trouble has not helps China's great career.</text:p>
      <text:p text:style-name="P4">
News Source: <text:a xlink:type="simple" xlink:href="https://cn.nytimes.com/opinion/20230707/xi-putin-relationship-china/" text:style-name="Internet_20_link" text:visited-style-name="Visited_20_Internet_20_Link">
https://cn.nytimes.com/opinion/20230707/xi-putin-relationship-china/</text:a>
</text:p>
      <!--NEWS-->
      <text:h text:style-name="P10" text:outline-level="1">
<text:span text:style-name="T4">
Looking at Sino -US relations from numbers: fierce competition but indispensable to each other</text:span>
</text:h>
      <text:p text:style-name="P4">
Creator: ANA SWANSON</text:p>
      <text:p text:style-name="P4">
Publisher: https://www.facebook.com/nytimeschinese</text:p>
      <text:p text:style-name="P4">
Published Time: 2023-07-07T05:20:58+08:00</text:p>
      <text:p text:style-name="P4">
Description: Sino -US competition in terms of security and economy has been increasing, and US leaders regard China as the biggest long -term challenger. However, in terms of trade, business, personal and cultural connections, China and the United States are still an indispensable partner of each other. POOL Photo by Pedro Pardo on Thursday, US Treasury Secretary Jennite Yellen arrived in Beijing.</text:p>
      <text:p text:style-name="P4">
Images: ["<text:a xlink:type="simple" xlink:href="https://static01.nyt.com/images/2023/07/06/multimedia/00dc-uschina-numbers-kvlz/00dc-uschina-numbers-kvlz-master1050.jpg" text:style-name="Internet_20_link" text:visited-style-name="Visited_20_Internet_20_Link">
00dc-uschina-...</text:a>
"]</text:p>
      <text:p text:style-name="P4">
Category: 中国</text:p>
      <text:p text:style-name="P4">
Type: Article</text:p>
      <!--METADATA-->
      <text:p text:style-name="P4">
<draw:frame draw:style-name="fr1" draw:name="Image78" text:anchor-type="as-char" svg:width="6.9236in" svg:height="4.615733in" draw:z-index="0">
<draw:image xlink:href="../Images/cnnytimes/2023-07-07T05-20-58-08-00/00dc-uschina-numbers-kvlz-master1050.jpg" xlink:type="simple" xlink:show="embed" xlink:actuate="onLoad" draw:mime-type="image/jpeg"/>
</draw:frame>
The competition between China and the United States in national security and economic competition is becoming increasingly fierce, and US leaders often regard China as their largest long -term challengers.</text:p>
      <text:p text:style-name="P4">
However, the two largest economies in the world -accounting for 40%of the total output of the world -still indispensable partners in many aspects: buying and selling important products with each other, providing financing for each other's companies, and frequent people's walks. And develop applications and make movies for audiences of the two countries.</text:p>
      <text:p text:style-name="P4">
The Minister of Finance Jennite Yellen met with senior Chinese officials in Beijing this week. How she will face how to control this relationship, including conflicts and cooperation. The following numbers illustrate the connection between the two countries.</text:p>
      <text:p text:style-name="P4">
<text:span text:style-name="T4">
 Economic and military strength </text:span>
</text:p>
      <text:p text:style-name="P4">
• Based on the US dollar value, the US economy <text:a xlink:type="simple" xlink:href="https://data.worldbank.org/indicator/NY.GDP.MKTP.CD" text:style-name="Internet_20_link" text:visited-style-name="Visited_20_Internet_20_Link">
Continue to surpass China</text:a>
: In 2022, China's GDP was <text:span text:style-name="T4">
 $ 18 trillion </text:span>
, while the United States was <text:span text:style-name="T4">
 $ 25.5 trillion </text:span>
.</text:p>
      <text:p text:style-name="P4">
• But China's population is more than four times that of the United States. If you make adjustments at the local price, the economic situation will seem different. According to <text:a xlink:type="simple" xlink:href="https://www.imf.org/external/datamapper/PPPSH@WEO/EU/CHN/USA" text:style-name="Internet_20_link" text:visited-style-name="Visited_20_Internet_20_Link">
International Monetary Fund</text:a>
The data of the purchasing power is calculated that China ’s GDP accounts for <text:span text:style-name="T4">
 18.9%</text:span>
, surpassing the United States’<text:span text:style-name="T5">
15.4%</text:span>
*.</text:p>
      <text:p text:style-name="P4">
• China adopts <text:a xlink:type="simple" xlink:href="https://www.cfr.org/backgrounder/chinas-massive-belt-and-road-initiative" text:style-name="Internet_20_link" text:visited-style-name="Visited_20_Internet_20_Link">
Belt and Road "initiative</text:a>
It provides a global infrastructure that provides <text:span text:style-name="T4">
 more than $ 1 trillion </text:span>
. Analysts believe that this is its efforts to projected power worldwide.</text:p>
      <text:p text:style-name="P4">
• The rapid development and modernization of the Chinese army have triggered concerns about the United States. China has more naval ships and [more military personnel] than the United States <text:a xlink:type="simple" xlink:href="https://data.worldbank.org/indicator/MS.MIL.TOTL.P1" text:style-name="Internet_20_link" text:visited-style-name="Visited_20_Internet_20_Link">
more military personnel</text:a>
There were 2.5 million people in 2019 **.</text:p>
      <text:p text:style-name="P4">
• But the equipment of the American armed forces is much more advanced, and the defense expenditure in the United States is still [more than the sum of the total 10 countries in the following)(https://www.pgpf.org/chart-archive/0053_defense-comparison)——In 2022, it reached <text:span text:style-name="T4">
 877 billion US dollars </text:span>
, while China's defense expenditure was said to reach $ 292 billion **.</text:p>
      <text:p text:style-name="P4">
<text:span text:style-name="T4">
trade relations</text:span>
</text:p>
      <text:p text:style-name="P4">
advertise</text:p>
      <text:p text:style-name="P4">
• Although the tension between the two countries has continued to intensify, the trade between the two sides is still extremely strong. China is the third largest trading partner in the United States, second only to Canada and Mexico.</text:p>
      <text:p text:style-name="P4">
• Last year, the United States imported products and services from China to a record of $ 563.6 billion **. But the proportion of imports from China has been <text:a xlink:type="simple" xlink:href="https://apps.bea.gov/international/factsheet/factsheet.html#650" text:style-name="Internet_20_link" text:visited-style-name="Visited_20_Internet_20_Link">
decline</text:a>
This shows that some companies are cutting off with China.</text:p>
      <text:p text:style-name="P4">
• China is also a major export market.(https://www.fas.usda.gov/data/record-us-fy-2022-agricultural-exports-china#:~:text=Corn%2C%20Sorghum%2C%20and%20Alfalfa%20Hay&amp;text=China%20is%20also%20a%20major,volumes%20of%20feed%20grain%20imports.)Sell to China. The National Committee of the United States and China Trade <text:a xlink:type="simple" xlink:href="https://www.uschina.org/sites/default/files/us_exports_to_china_2023_0.pdf" text:style-name="Internet_20_link" text:visited-style-name="Visited_20_Internet_20_Link">
Estimated</text:a>
In 2021, the US export to China supported nearly 1.1 million jobs in the United States **.</text:p>
      <text:p text:style-name="P4">
• Whether it is key products or daily commodities, China dominates the supply chain. In the fields of steel, solar panels, electronics, coal, plastics, buttons, and automobile battery fields, China is the world's largest producer.(https://cn.nytimes.com/business/20230629/china-exports-economy/)With its increasing influence in the field of electric vehicles, it has become the world's largest vehicle exporter.</text:p>
      <text:p text:style-name="P4">
• Due to the consideration of national security and concerns about human rights, the United States has continuously expanded sanctions on Chinese enterprises and organizations. According to data from the Ministry of Commerce, the United States includes 721 Chinese companies, organizations, and individuals in the "physical list". Buy products from the United States.</text:p>
      <text:p text:style-name="P4">
<text:span text:style-name="T4">
 Financial and enterprise contact </text:span>
</text:p>
      <text:p text:style-name="P4">
advertise</text:p>
      <text:p text:style-name="P4">
• China is one of the largest loan countries in the United States and holds nearly $ 1 trillion in US debt.</text:p>
      <text:p text:style-name="P4">
• The S &amp; P 500 Index tracks the performance of the largest listed company in the United States. According to the data of Huizhi, the revenue of the index member company <text:span text:style-name="T4">
 7.6%</text:span>
 comes from mainland China, and is by far the largest source of international sales. The revenue obtained by large US companies from China exceeds the sum of revenue obtained from the next three countries -Japan, Britain and Germany.</text:p>
      <text:p text:style-name="P4">
• But for American companies that develop business in China, the prospects are becoming more and more dim. American Chamber of Commerce <text:a xlink:type="simple" xlink:href="https://www.amchamchina.org/takeaways-from-the-2023-china-business-climate-survey-launch/" text:style-name="Internet_20_link" text:visited-style-name="Visited_20_Internet_20_Link">
Recently conducted a survey in Huamei Enterprises</text:a>
<text:span text:style-name="T4">
 56%</text:span>
 Company said it was not profitable in 2022, and some of them believed that it was caused by China's strict new crown blockade measures.</text:p>
      <text:p text:style-name="P4">
• In the same survey, <text:span text:style-name="T4">
 46%</text:span>
 American companies believe that US -China relations will deteriorate in 2023, and only <text:span text:style-name="T4">
 13%</text:span>
 survey targets will be improved.</text:p>
      <text:p text:style-name="P4">
<text:span text:style-name="T4">
 Personal and cultural contact </text:span>
</text:p>
      <text:p text:style-name="P4">
• There are nearly 2.4 million Chinese immigrants in the United States, which is the first choice of Chinese immigrants in the world. The possibility of Chinese immigrants in the United States has more than twice the adults born in the United States.</text:p>
      <text:p text:style-name="P4">
advertise• <text:a xlink:type="simple" xlink:href="https://www.committee100.org/press_release/national-survey-data-shows-nearly-3-out-of-every-4-chinese-americans-have-experienced-racial-discrimination-in-the-past-12-months/" text:style-name="Internet_20_link" text:visited-style-name="Visited_20_Internet_20_Link">
According to a survey by the "Hundred People Conferences" of Columbia University and Chinese Americans</text:a>
The Chinese Americans of about three -quarters of <text:span text:style-name="T4">
 have experienced racial discrimination in the past 12 months, of which </text:span>
 9%** has been intimidated or attacked.</text:p>
      <text:p text:style-name="P4">
• China has been considered a low -end manufacturer for a long time, but now it has become the source of innovation and cultural creativity. The parent company of the popular social media application Tiktok is China's byte beating. Tiktok said it has more than 150 million ** users in the United States.</text:p>
      <text:p text:style-name="P4">
• According to the data of the Company of the Conmeko analysis, there were 20 <text:span text:style-name="T4">
 American films released in China last year. The total box office was about $ 673 million </text:span>
. By the end of 2021, China had more than 80,000 <text:span text:style-name="T4">
 screens, while the United States had about 39,000 </text:span>
 **.</text:p>
      <text:p text:style-name="P4">
• Epidemic prevention measures during the epidemic make people travel between the two countries. At present, the two -party airline division <text:span text:style-name="T4">
 is only every week <text:a xlink:type="simple" xlink:href="https://www.reuters.com/business/aerospace-defense/us-china-plan-increase-commercial-flights-between-countries-us-official-2023-06-28/" text:style-name="Internet_20_link" text:visited-style-name="Visited_20_Internet_20_Link">
operation</text:a>
24 flights </text:span>
, and about 350 before the epidemic.</text:p>
      <text:p text:style-name="P4">
News Source: <text:a xlink:type="simple" xlink:href="https://cn.nytimes.com/china/20230707/us-china-relationship-facts/" text:style-name="Internet_20_link" text:visited-style-name="Visited_20_Internet_20_Link">
https://cn.nytimes.com/china/20230707/us-china-relationship-facts/</text:a>
</text:p>
      <!--NEWS-->
      <text:h text:style-name="P10" text:outline-level="1">
<text:span text:style-name="T4">
Wagner hires a organizer rebellion: Belarus leader Lukashenko said no one in the rebellion became a hero</text:span>
</text:h>
      <text:p text:style-name="P4">
Author: https://www.facebook.com/bbcworldservice/</text:p>
      <text:p text:style-name="P4">
Publisher: BBC News 中文</text:p>
      <text:p text:style-name="P4">
Published Time: 2023-07-07T05:35:37.000Z</text:p>
      <text:p text:style-name="P4">
Modified Time: 2023-07-07T05:35:37.000Z</text:p>
      <text:p text:style-name="P4">
Description: Belarus leader Lukashenko told BBC that groups such as Wagner's mercenaries must receive close attention to stop the rebellion.</text:p>
      <text:p text:style-name="P4">
Images: []</text:p>
      <text:p text:style-name="P4">
Videos: ["<text:a xlink:type="simple" xlink:href="https://www.bbc.com/ws/av-embeds/cps/zhongwen/simp/world-66130115/p0fzj2zf/zh-hans" text:style-name="Internet_20_link" text:visited-style-name="Visited_20_Internet_20_Link">
zh-hans</text:a>
"]</text:p>
      <text:p text:style-name="P4">
Tags: ['核武器', '乌克兰局势升温', '俄国', '弗拉基米尔·普京', '军事', '乌克兰']</text:p>
      <text:p text:style-name="P4">
Type: Article</text:p>
      <!--METADATA-->
      <text:h text:style-name="P12" text:outline-level="3">
<text:span text:style-name="T4">
Wagner's mercenary rebellion: Belarus leader Lukashenko said no one in the rebellion became a hero</text:span>
</text:h>
      <ul>
        <li>
Steve Rosenberg * BBC Reporter in Russia from Minsk</li>
      </ul>
      <text:p text:style-name="P4">
5:35 am on July 7, 2023 [VIDEO-Link:/WS/AV-Embeds/CPS/ZHONGWEN/SIMP/World-66130115/P0FZJ2ZF/ZH-HansS]](https://www.bbc.com/ws/av-embeds/cps/zhongwen/simp/world-66130115/p0fzj2zf/zh-hans)<text:span text:style-name="T4">
 Your equipment does not support playing multimedia materials </text:span>
 video plus injection text,</text:p>
      <text:p text:style-name="P4">
Will Belarus use nuclear weapons deployed by Russia? President Lukashenko answered like this</text:p>
      <text:p text:style-name="P4">
<text:span text:style-name="T4">
 It is said that Alexander Lukashenko, a Belarusian leader, promoted an agreement to end Wagner's mercenary rebellion. </text:span>
</text:p>
      <text:p text:style-name="P4">
If this rumor is true, it will be the most vague part of this story. Therefore, if anyone can reveal the truth of this unknown story, it must be the Belarusian leader. At least we want this.</text:p>
      <text:p text:style-name="P4">
We are one of the few reporters who have been invited to the Minsk Independence Palace and Lukashenko.</text:p>
      <text:p text:style-name="P4">
Just a few weeks ago, people kept guessing what his health was. However, the Belarusian strong man in front of me obviously had good energy. The "dialogue" lasted for nearly four hours.</text:p>
      <text:p text:style-name="P4">
However, he did not provide any key information for the recent Russian uprising, but made the information more chaotic.</text:p>
      <text:p text:style-name="P4">
According to the agreement between the Wagner Group and the Kremlin, the leader of the Wagner Group Yaviggeni Porigerin should move to Belarus with his mercenaries.</text:p>
      <text:p text:style-name="P4">
But this did not happen. At least not yet.</text:p>
      <text:p text:style-name="P4">
Lukashenko said: "Until this morning, these important Wagner soldiers are still stationed on the camp after the evacuation of the Bach Murut."</text:p>
      <text:p text:style-name="P4">
Image source, Belarus Presidential Pool</text:p>
      <text:p text:style-name="P4">
Image adding text,</text:p>
      <text:p text:style-name="P4">
Russia claims to transport nuclear warheads to Belarus.</text:p>
      <text:p text:style-name="P4">
"As for Porigin, he is in St. Petersburg. Or maybe he flew to Moscow this morning. Or he may be in other places. But he is not in Belarus."</text:p>
      <text:p text:style-name="P4">
I asked Lukashenko whether this this means that the agreement is broken? He denied it. But I feel that there may be a conversation that we will not be told behind the scenes.</text:p>
      <text:p text:style-name="P4">
When discussing the problem of Wagner's rebellion, in fact, the positions of Moscow and Minsk were not completely consistent.</text:p>
      <text:p text:style-name="P4">
Last weekend, the Russian National Television announced that Putin became a hero after these dramatic events.</text:p>
      <text:p text:style-name="P4">
"I think no one can become a hero in that case," Lukashenko said to me.</text:p>
      <text:p text:style-name="P4">
"Purigzin is not, Putin is not, and Lukashenko is not. There are no heroes. What are the lessons from this? If we create such armed organizations, we need to pay close attention to them and give serious attention. "</text:p>
      <text:p text:style-name="P4">
Image source, getty images</text:p>
      <text:p text:style-name="P4">
Image adding text,</text:p>
      <text:p text:style-name="P4">
When discussing the problem of the rebellion of the Wagner, the positions of Moscow and Minsk were not consistent.</text:p>
      <text:p text:style-name="P4">
<text:a xlink:type="simple" xlink:href="https://www.bbc.com/zhongwen/simp/world-66012863" text:style-name="Internet_20_link" text:visited-style-name="Visited_20_Internet_20_Link">
What is the impact of the end of the Wagner rebellion, Russia, Ukraine and the world? </text:a>
<text:span text:style-name="T5">
 <text:a xlink:type="simple" xlink:href="https://www.bbc.com/zhongwen/simp/world-64314486" text:style-name="Internet_20_link" text:visited-style-name="Visited_20_Internet_20_Link">
Ukraine War: Who is the leader of the Russian mercenary "Wagner Group" who recruited criminals to participate in the war</text:a>
</text:span>
 <text:a xlink:type="simple" xlink:href="https://www.bbc.com/zhongwen/simp/world-64779290" text:style-name="Internet_20_link" text:visited-style-name="Visited_20_Internet_20_Link">
How does the fate of Putin closely connected to the Ukrainian war</text:a>
* <text:a xlink:type="simple" xlink:href="https://www.bbc.com/zhongwen/simp/world-60995486" text:style-name="Internet_20_link" text:visited-style-name="Visited_20_Internet_20_Link">
Ukrainian War: Unveil the mystery of the Russian secret mercenaries "Wagner Group"</text:a>
Our "dialogue" turned to nuclear weapons. In particular, Russia claims to transport nuclear warheads to Belarus.</text:p>
      <text:p text:style-name="P4">
"God bless me without having to make a decision to use them," said Lukashenko. But he recently said, "But I will not hesitate to use them."</text:p>
      <text:p text:style-name="P4">
I remind him of these words.</text:p>
      <text:p text:style-name="P4">
"Joe Biden can also say the same thing, and Prime Minister Sonak," Lukashenko answered me. He added, "There are also my friends Xi Jinping and my elder brother President Putin."</text:p>
      <text:p text:style-name="P4">
I added, "But what we talk about is not your weapon, they are Russian weapons. This will not be your decision."</text:p>
      <text:p text:style-name="P4">
The leader retorted me, "In Ukraine, the entire army is using foreign weapons to fight, right? And NATO weapons. This is because Ukraine has exhausted his weapon. So why can't I use other people's weapons to fight combat Woolen cloth?"</text:p>
      <text:p text:style-name="P4">
But we are talking about nuclear weapons, not pistols, I replied.</text:p>
      <text:p text:style-name="P4">
"Nuclear weapons, yes. They are also weapons, tactical nuclear weapons." He answered me like this.</text:p>
      <text:p text:style-name="P4">
From these reviews about nuclear weapons, you may guess that Lukashenko is a controversial person.</text:p>
      <text:p text:style-name="P4">
The United States, the European Union and the United Kingdom do not recognize him as a legal president of Belarus.</text:p>
      <text:p text:style-name="P4">
In 2020, the Belarusi people stepped on the street and accused him of stealing the presidential election of the country. The protests were brutally suppressed.</text:p>
      <text:p text:style-name="P4">
I mentioned the case of Maria Kolesnikova, Maria Kolesnikova.</text:p>
      <text:p text:style-name="P4">
"For a few months, her relatives and lawyers have been banned from visiting her. Why?" I asked.</text:p>
      <text:p text:style-name="P4">
"I know nothing about this," he claims.</text:p>
      <text:p text:style-name="P4">
I reminded Mr. Lukashenko, "When I visited you in the fall of 2021, there were 873 political prisoners in Belarus, and it has now increased to 1,500 people."</text:p>
      <text:p text:style-name="P4">
"There is no clause on political crimes in our criminal law," he answered me.</text:p>
      <text:p text:style-name="P4">
However, I pointed out that there is no political prisoner without law about political crimes.</text:p>
      <text:p text:style-name="P4">
However, he insisted on responding, "If there are no relevant laws, prisoners cannot be regarded as political prisoners. How could they be a political prisoner?"</text:p>
      <text:p text:style-name="P4">
News Source: <text:a xlink:type="simple" xlink:href="https://www.bbc.com/zhongwen/simp/world-66130115" text:style-name="Internet_20_link" text:visited-style-name="Visited_20_Internet_20_Link">
https://www.bbc.com/zhongwen/simp/world-66130115</text:a>
</text:p>
      <!--NEWS-->
      <text:h text:style-name="P10" text:outline-level="1">
<text:span text:style-name="T4">
Stoltenberg: NATO follows Russia's Wagner Mercenary Movement</text:span>
</text:h>
      <text:p text:style-name="P4">
Author: 半岛电视台＋通讯社</text:p>
      <text:p text:style-name="P4">
Publisher: Al Jazeera</text:p>
      <text:p text:style-name="P4">
Published Time: 2023-07-07T05:40:18</text:p>
      <text:p text:style-name="P4">
Modified Time: 2023-07-07T05:40:18</text:p>
      <text:p text:style-name="P4">
Description: The Secretary -General of the Western Military Alliance said that NATO is closely paying close attention to the movement of Russian Wagner's mercenaries and his leaders Yfgeni Pleigo. Previously, it was reported that the soldiers and leaders of this private army had not exiled to exile to exile. Belarus.</text:p>
      <text:p text:style-name="P4">
Images: ["<text:a xlink:type="simple" xlink:href="https://chinese.aljazeera.net/wp-content/uploads/2023/07/1-1688706312.jpg" text:style-name="Internet_20_link" text:visited-style-name="Visited_20_Internet_20_Link">
1-1688706312.jpg</text:a>
", "<text:a xlink:type="simple" xlink:href="https://chinese.aljazeera.net/wp-content/uploads/2023/07/2-1688706382.jpg" text:style-name="Internet_20_link" text:visited-style-name="Visited_20_Internet_20_Link">
2-1688706382.jpg</text:a>
", "<text:a xlink:type="simple" xlink:href="https://chinese.aljazeera.net/wp-content/uploads/2023/07/1-1688706434.jpg" text:style-name="Internet_20_link" text:visited-style-name="Visited_20_Internet_20_Link">
1-1688706434.jp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82" text:anchor-type="as-char" svg:width="6.9236in" svg:height="3.826739in" draw:z-index="0">
<draw:image xlink:href="../Images/Aljazeera Chinese/2023-07-07T05-40-18/1-1688706312.jpg" xlink:type="simple" xlink:show="embed" xlink:actuate="onLoad" draw:mime-type="image/jpeg"/>
</draw:frame>
Lukashenko said the person in charge of the Wagner Group returned to Russia</text:p>
      <text:p text:style-name="P4">
The Secretary -General of the Western Military Alliance said that NATO is closely paying close attention to the movement of Russian Wagner's mercenaries and his leaders Yfgeni Pleigo. Previously, it was reported that the soldiers and leaders of this private army had not exiled to exile to exile. Belarus.</text:p>
      <text:p text:style-name="P4">
NATO Secretary -General Yanus Stoltenberg made the above remarks on Thursday, which reported that Perigen had returned to Russia and did not accept the proposal of exile Belarus. After the 24 -hour rebellion of the Russian military leadership, the two sides reached relevant agreements.</text:p>
      <text:p text:style-name="P4">
Peninsula TV diplomatic editor James Bass asked to comment on Porigen's renewal of returning to St. Petersburg Russia. Stoltenberg said that NATO has tracked the recent formation of the Wagner leader. "" ".</text:p>
      <text:p text:style-name="P4">
Stoltenberg said in Brussels, "About the Poligon, we can say that we closely monitor the movement position of the Wagner soldiers and his (Porigen) mobile position."</text:p>
      <text:p text:style-name="P4">
"I won't disclose the details, but we have seen some preparations for receiving a large number of Wagner soldiers in Belarus. So far, we have not seen so many people to Belarus."</text:p>
      <text:p text:style-name="P4">
"Then we saw some changes in Mr. Pryigor Ren," said he would not disclose more details.</text:p>
      <text:p text:style-name="P4">
<draw:frame draw:style-name="fr1" draw:name="Image83" text:anchor-type="as-char" svg:width="6.9236in" svg:height="3.826739in" draw:z-index="0">
<draw:image xlink:href="../Images/Aljazeera Chinese/2023-07-07T05-40-18/2-1688706382.jpg" xlink:type="simple" xlink:show="embed" xlink:actuate="onLoad" draw:mime-type="image/jpeg"/>
</draw:frame>
After Belarus's short stay, the person in charge of the Wagner Group returned to Russia: Luchenko</text:p>
      <text:p text:style-name="P4">
Belarusian President Alexander Luchenko revealed the news of Porigen's return to Russia on Thursday.</text:p>
      <text:p text:style-name="P4">
Lukashenko -The mediation last month reached an exile agreement that ended the Wagner rebellion -said that after Belarus's short stop, the head of the Wagner Group returned to Russia.</text:p>
      <text:p text:style-name="P4">
Lukashenko told reporters, "As for Pryigon, he is not in Belarus territory in St. Petersburg."</text:p>
      <text:p text:style-name="P4">
According to the Berlos National News Agency, Lukashenko said, "Where is he this morning? Maybe he went to Moscow, or elsewhere, but he was not in Belarus."</text:p>
      <text:p text:style-name="P4">
Lukashenko also said that the Wagner troops were in their camps, but he did not specify the position of the camp. He did say that the Wagner forces were proposed to use the Belarusian barracks, but the private armed organization has not made the final decision. Wagna is in Russia in Russia. There is a camp with the Ukraine region occupied by Russia.</text:p>
      <text:p text:style-name="P4">
According to the National News Agency, Lukashenko said that he planned to meet with Russian President Vladimir Putin soon to discuss the situation of Wagner. There will be no "any problems" of interests.</text:p>
      <text:p text:style-name="P4">
<draw:frame draw:style-name="fr1" draw:name="Image84" text:anchor-type="as-char" svg:width="6.9236in" svg:height="3.826739in" draw:z-index="0">
<draw:image xlink:href="../Images/Aljazeera Chinese/2023-07-07T05-40-18/2-1688706382.jpg" xlink:type="simple" xlink:show="embed" xlink:actuate="onLoad" draw:mime-type="image/jpeg"/>
</draw:frame>
After Belarus's short stay, the person in charge of the Wagner Group returned to Russia: Luchenko</text:p>
      <text:p text:style-name="P4">
According to the White Ross National News Agency, Lukashenko said: "Although the details are delicate, we should not lose such a unit."</text:p>
      <text:p text:style-name="P4">
He added, "I hope the entire army can fight like these people, but these are issues between the Russian Federation and President Putin."</text:p>
      <text:h text:style-name="P13" text:outline-level="4">
<text:span text:style-name="T4">
Return to Russia</text:span>
</text:h>
      <text:p text:style-name="P4">
Shortly after the failure of the Wagner rebellion in Russia, the Wagner militants approached the range of 200 kilometers (124 miles) in Moscow, and Stoltenberg said that NATO is preparing for the Wagner forces to arrive in Belarus. "One -inch territory" is free from the threat from "Moscow or Minsk".</text:p>
      <text:p text:style-name="P4">
Poligon's return to Russia has triggered many questions about the end of Wagner's military challenges of Putin's power.</text:p>
      <text:p text:style-name="P4">
When asked about the whereabouts of Pryigo, the Kremlin spokesman Dimitri Peskov shrugged on Thursday that Moscow had neither willingness nor to track his whereabouts, but the agreement to reiterate the rebellion allowed Wagner Group to be responsible for the responsibility People go to Belarus.</text:p>
      <text:p text:style-name="P4">
<draw:frame draw:style-name="fr1" draw:name="Image85" text:anchor-type="as-char" svg:width="6.9236in" svg:height="4.545215in" draw:z-index="0">
<draw:image xlink:href="../Images/Aljazeera Chinese/2023-07-07T05-40-18/1-1688706434.jpg" xlink:type="simple" xlink:show="embed" xlink:actuate="onLoad" draw:mime-type="image/jpeg"/>
</draw:frame>
Explanation of Wagner Group</text:p>
      <text:p text:style-name="P4">
The Think Tank War Institute (ISW) headquartered in Washington Special Economic Zone described Peskov's statement on Porigen as "ridiculous" and pointed out that the Russian security department "has the ability to detain Perigo or restrict his actions in Russia in Russia "If they want.</text:p>
      <text:p text:style-name="P4">
The Institute of War also stated on Thursday that Lukashenko seemed to try to keep a distance from the exile agreement and "blame the responsibility to execute the agreement on the Kremlin."</text:p>
      <text:p text:style-name="P4">
The Institute of War stated that "Pryigon's ability in Russia's free activity shows that Pryigon is still protected by some security and/or the Kremlin. Aimed at Porigen. "</text:p>
      <text:p text:style-name="P4">
Although the Kremlin has tried to dilute the fact that Pryigon has escaped punishment for rebellion so far, Russia's National Television Station launched a violent attack on Waigner's person in charge on Wednesday, saying that the criminal investigation of the Russian military leadership rebellion was still underway.</text:p>
      <text:p text:style-name="P4">
In a show called "60 minutes" broadcast on Russia-1 TV station Russia-1 TV station, Perigo was labeled with "traitors", and the audience was informed that his case was in full swing.</text:p>
      <text:p text:style-name="P4">
News Source: <text:a xlink:type="simple" xlink:href="https://chinese.aljazeera.net/news/war-in-ukraine/2023/7/7/%e6%96%af%e6%89%98%e5%b0%94%e6%bb%95%e8%b4%9d%e6%a0%bc%e5%8c%97%e7%ba%a6%e8%bf%bd%e8%b8%aa%e4%bf%84%e7%bd%97%e6%96%af%e7%93%a6%e6%a0%bc%e7%ba%b3%e9%9b%87%e4%bd%a3%e5%85%b5%e5%8a%a8%e5%90%91" text:style-name="Internet_20_link" text:visited-style-name="Visited_20_Internet_20_Link">
https://chinese.aljazeera.net/news/war-in-ukraine/2023/7/7/%e6%96%af%e6%89%98%e5%b0%94%e6%bb%95%e8%b4%9d%e6%a0%bc%e5%8c%97%e7%ba%a6%e8%bf%bd%e8%b8%aa%e4%bf%84%e7%bd%97%e6%96%af%e7%93%a6%e6%a0%bc%e7%ba%b3%e9%9b%87%e4%bd%a3%e5%85%b5%e5%8a%a8%e5%90%91</text:a>
</text:p>
      <!--NEWS-->
      <text:h text:style-name="P10" text:outline-level="1">
<text:span text:style-name="T4">
Putin regime to withstand the test (free version)</text:span>
</text:h>
      <text:p text:style-name="P4">
Authors: ['为FT中文网撰稿']</text:p>
      <text:p text:style-name="P4">
Publisher: 英国《金融时报》</text:p>
      <text:p text:style-name="P4">
Time: 2023-07-07T05:49:01+00:00</text:p>
      <text:p text:style-name="P4">
Published Time: 2023-07-06T12:00:99+08:00</text:p>
      <text:p text:style-name="P4">
Modified Time: 2023-07-07T01:47:99+08:00</text:p>
      <text:p text:style-name="P4">
Description: Lin Yuan: The "Blossom" Pleigo has changed its soldiers, and has an impact on Russia's domestic politics. The possibility of Putin's step down is very small, and its regime is still relatively stable.</text:p>
      <text:p text:style-name="P4">
Images: []</text:p>
      <text:p text:style-name="P4">
Themes: ['乌克兰战争', '关注']</text:p>
      <text:p text:style-name="P4">
Keywords: ['俄罗斯', '普京', '乌克兰战争', '瓦格纳']</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China News Network published Lu Bohua's article on June 27, "Wagner's Troop has changed to Putin Stability? "(Note: The original text is" Putin ", the same below), which mentioned:" Although the Wagner soldiers are not successful on the surface, the weak Putin regime has been stabbed slightly by Wagner. In the case, the embarrassment of Putin's prestige has been exposed ... It is only Putin stepped down. In severe cases, Moscow may repeat the political storm that is dizzying and let the Soviet Union quickly disintegrate, and re -establish a new new new. Slavic National Federation. "</text:p>
      <text:p text:style-name="P4">
The author believes that this article is biased on issues such as the influence of Porigo's reform, and its predictions are not objective enough. In fact, the transformation of Pryo in the "Flowers", which has an impact on Russia's domestic politics. The possibility of Putin's step down is very small, and its regime is still relatively stable. As for Russia's views of disintegration like the former Soviet Union at the present stage, it is almost "day and night." This article will be the influence of Pingpurigen's altitude.</text:p>
      <text:p text:style-name="P4">
The soldiers launched by Porigon soon ended quickly after Belarusian President Lukashenko's intervention. As for the change of soldiers, the contradictions between Porigen and Russian Defense Minister Shohgu and others have continued to accumulate, and they have been sharp in the near future. Pricig, who believes that he and Wagner Group have important achievements, the goal of launching a mutiny includes persecution of Shoyu and others to step down, and prevent the Russian Ministry of Defense from strengthening the control of Wagner's mercenaries. But is there any other goals in Porigen? From the end of the situation without frustration, he may lack political ambitions, and his goal should not include the end of Putin regime (he will not lightly believe that the Putin regime is not stable enough).</text:p>
      <text:p text:style-name="P4">
After Putin made a speech on the morning of June 24, after a change in "betrayal" and saying that "the betrayer" would pay the price, Pricigen knew that the goal of his forcing Shogu and others to step down was unable to achieve. Putin has clearly stood on his hostility. If the soldiers continue, it will evolve to his conflict with Putin (not limited to his conflict with Hasia and others). He knew that he could not win the final victory in such a conflict.</text:p>
      <text:p text:style-name="P4">
Lukashenko provided the "step" to Porigo, and also gave him retreat -Pryigor quickly accepted arrangements to Belarus. Lukashenko may take the initiative to intervene so that the soldiers will end as soon as possible, which can help their allies Putin. In addition, if the situation of Russia worsen, it also has an important negative impact on Belarus, which he does not want to see. It is worth noting that Putin took the initiative to call Lukashenko to inform the situation on the morning of June 24th, which did not rule out that he was actually willing to see the latter's specific role. Putin must have thought that "the soldiers who are fighting without fighting" will end the mutiny through the way of not bleeding. At that time, the person who could not find the right person in Russia could not be negotiated with Pleigo, and Lukashenko was suitable for playing such a role -because he was an outsider, Pryigo was not hostile to him. Suspect.</text:p>
      <text:p text:style-name="P4">
Originally, Putin could withdraw from the Minister of Defense and others in order to make Purig's launch of the launch of a mutiny. Emperor Han Jing was wrongly advocated to cut the princes, and King Wu and King Jiaoxi started the troops on the pretext of wrong. He wronged that Jingdi led his soldiers and stayed in his own stay. Jingdi sent Zhou Yafa and others to face the army and killed the wrong. Putin's approach is different from Emperor Han Jing. It may be that the removal of the National Defense Minister (and Chief of Staff) may affect the military's hearts when considering the fierce battle at the front line of Russia and Ukraine.</text:p>
      <text:p text:style-name="P4">
It can be roughly believed that the longer the duration of the soldiers, the more unstable the hearts of Russian people will become, the greater the morale of the front line, and the higher the possibility of major progress in the Ukraine offensive -the farther the impact of the mutiny will be. However, this mutiny ended quickly, involving small regions and almost no casualties, so the impact was also very limited -not only for the Russian domestic affairs bureau, but also the process of the Russian and Ukraine War.</text:p>
      <text:p text:style-name="P4">
Someists claim that the soldiers show that Putin's control over power is more vulnerable than him at any time. This kind of view seems a bit arbitrary. In the past, Pricigo was the supporters of Putin, just like Haguku. Even if he launched a soldier, he did not completely transform into Putin's opponents. In the case of his unsuccessful troops (not to mention being defeated), he ended his mutiny and avoided Belarus. If the soldiers are regarded as the "internal fighting" between Putin's supporters, and not the "serious challenges" of the opponent of Pujing, it will not overestimate the negative impact of this mutiny on Putin's rule.</text:p>
      <text:p text:style-name="P4">
It is worth noting that after Pryigon launched the army, there was no political force in Russia to respond and cooperate with practical actions. Except for Wagna, there are no other Russian armed forces to participate in the military change. Putin mentioned "the unity of the entire Russian society" in a TV speech on June 26, and this is not serious. It can be roughly judged that the "Putin system" can still maintain stability after being challenged by the challenge of the mutiny -currently lacks a sufficient basis for any predictions that end.</text:p>
      <text:p text:style-name="P4">
The most affected by the "aquarium" soldier this time is actually Porigen himself -he can be said to be the loser and failed to achieve his mutiny goal. One of the direct consequences of this incident was that Pryigon lost his command and control of the front line Wagner mercenaries. In the future, he could not threaten the "important factor" that threatened Russia's political stability, and it was difficult to affect the Russian and Uchia war.</text:p>
      <text:p text:style-name="P4">
Will anyone follow the change of Poriger in the future? The possibility is not high. The Russian regular army is still controlled by Hagu and others. The Wagner mercenaries that have been difficult to control in the past period of time will definitely not become a military force that can fight against Shaoyigu and others after the mutiny.</text:p>
      <text:p text:style-name="P4">
Some people may think that this change provided "new opportunities" for Ukraine to continue the offensive. Ukrainian President Zelei Sky claimed that the country's army made progress in all directions of the front line on June 26. However, the preliminary judgment of the current judgment quickly obtained a peaceful resolution, which has a small impact on the Russian army's defense operations. Generally speaking, the situation of the front line of Russia and Ukraine is still difficult to get rid of the stagnation, and the casualties of both sides will continue to increase. Ukraine counterattacks still have to face many obstacles and difficulties.</text:p>
      <text:p text:style-name="P4">
_ (Note: Lin Yuan, a doctor of history, a time -sized judge, researcher at contemporary China. This article only represents the author's personal point of view.</text:p>
      <text:p text:style-name="P4">
News Source: <text:a xlink:type="simple" xlink:href="http://www.ftchinese.com/story/001100186" text:style-name="Internet_20_link" text:visited-style-name="Visited_20_Internet_20_Link">
http://www.ftchinese.com/story/001100186</text:a>
</text:p>
      <!--NEWS-->
      <text:h text:style-name="P10" text:outline-level="1">
<text:span text:style-name="T4">
President Belarus: Wagner's head is in Russia</text:span>
</text:h>
      <text:p text:style-name="P4">
Author: None (Language: zh)</text:p>
      <text:p text:style-name="P4">
Publisher: None</text:p>
      <text:p text:style-name="P4">
Time: 2023-07-07T06:13:00Z</text:p>
      <text:p text:style-name="P4">
Description: The dramatic rebellion occurred in Russia at the end of June. The leader of the rebels, the leader of the rebels, had reportedly exiled Belarus, but the President of the country said on the 6th that Porigin is now in Russia. In this regard, Russia claims that there is no or intended to track the whereabouts of Pleigo.</text:p>
      <text:p text:style-name="P4">
Videos: []</text:p>
      <text:p text:style-name="P4">
Images: []</text:p>
      <text:p text:style-name="P4">
Subject: 时政风云</text:p>
      <text:p text:style-name="P4">
Subjects: ['俄罗斯', '乌克兰', '拜罗伊特音乐节', '普京', '俄罗斯入侵乌克兰']</text:p>
      <text:p text:style-name="P4">
Keywords: ['俄罗斯', '俄乌战争', '瓦格纳', '白俄', '卢卡申科']</text:p>
      <text:p text:style-name="P4">
Id: 66147076</text:p>
      <!--METADATA-->
      <text:p text:style-name="P4">
<text:a xlink:type="simple" xlink:href="https://www.dw.com/zh/overlay/image/article/66147076/66049302" text:style-name="Internet_20_link" text:visited-style-name="Visited_20_Internet_20_Link">
 </text:a>
On June 24, Porigin led the Wagner Group to initiate a rebellion.</text:p>
      <text:p text:style-name="P4">
(Voice of Germany Chinese) Alexander Lukashenko, President of Belarus, said on Thursday (July 6) that Russian mercenaries <text:a xlink:type="simple" xlink:href="https://www.dw.com/zh/zh/普里戈津何许人也他有多大影响力/a-66020810" text:style-name="Internet_20_link" text:visited-style-name="Visited_20_Internet_20_Link">
leader of Wagner Group Porigoin</text:a>
(Yevgenyprigozhin) is now in St. Petersburg, Russia.</text:p>
      <text:p text:style-name="P4">
<text:a xlink:type="simple" xlink:href="https://www.dw.com/zh/zh/瓦格纳叛变-如何影响中俄关系/a-66061110" text:style-name="Internet_20_link" text:visited-style-name="Visited_20_Internet_20_Link">
Wagner's short rebellion</text:a>
The end of June 24, after that, the whereabouts of Porigjin have been clicked. According to the previous agreement that Lukashenko promoted, after Wagner finished the rebellion, Pleigo will move to Belarus.(https://www.dw.com/zh/zh/普里戈津抵達白俄羅斯-卢卡申科-普京本要干掉他/a-66050667)Essence</text:p>
      <text:p text:style-name="P4">
However, Lukashenko stated on July 6 that Porigjin was no longer in Belarus, but in St. Petersburg. He claimed that he "confirmed" Priegojin was a freedom and said that the two called yesterday.</text:p>
      <text:p text:style-name="P4">
On the same day, the Kremlin spokesman Dmitry Peskov said that Moscow did not and did not intend to track the whereabouts of Porigabin.</text:p>
      <text:p text:style-name="P4">
Earlier, Russian media also reported that some people saw Priegopin appear in St. Petersburg and believed that he was allowed to solve some transactions there.</text:p>
      <text:p text:style-name="P4">
Belarusian President Lukashenko said in Minsk on the 6th that Porigin was in Russia at this moment.</text:p>
      <text:h text:style-name="P12" text:outline-level="3">
<text:span text:style-name="T4">
?</text:span>
</text:h>
      <text:p text:style-name="P4">
Lukashenko said the Wagner troops are still in their camp, but they do not specifically explain the location of the camp.</text:p>
      <text:p text:style-name="P4">
He added that the proposal from Wagner to the Belarusian garrison was still valid, but the matter was still not concluded, and Belarus has not yet built a base for Wagner: "If they (Wagner's troops) agree, we will provide several military camps used in the Soviet Union in the Soviet Union. Give them a camp near Asipovichy. "</text:p>
      <text:p text:style-name="P4">
He said Wagner had different ideas for deployment of the army.</text:p>
      <text:p text:style-name="P4">
Russian independent media recently reported that Belarus has established multiple camps, one of which is located near Asxovich with an area of 24,000 square meters and can accommodate 8,000 beds.</text:p>
      <text:p text:style-name="P4">
*#</text:p>
      <text:h text:style-name="P13" text:outline-level="4">
<text:span text:style-name="T4">
佣 24 -hour short -lived riot</text:span>
</text:h>
      <text:h text:style-name="P12" text:outline-level="3">
<text:span text:style-name="T4">
戈: This is not a coup</text:span>
</text:h>
      <text:p text:style-name="P4">
On June 23, Porigo suddenly released news on social media saying that the Russian Ministry of Defense launched a missile attack on the rear camps of the Wagner Mercenary Corps, and the Wagner Corps prepared to respond to this. However, Pricigo only targeted the Secretary of Defense, Shi Yigu and the Chief of Staff of the Russian Army Gracimov, and did not target Putin himself for the time being. He said, "This is not a military coup, but a march in justice."</text:p>
      <text:p text:style-name="P4">
*#</text:p>
      <text:h text:style-name="P13" text:outline-level="4">
<text:span text:style-name="T4">
佣 24 -hour short -lived riot</text:span>
</text:h>
      <text:h text:style-name="P12" text:outline-level="3">
<text:span text:style-name="T4">
管 Rostov on the River</text:span>
</text:h>
      <text:p text:style-name="P4">
On June 24, in Rostov on the Russian River in southern Russia, Wagner's mercenaries announced that they took over the major military headquarters in the region. There was a video there in Porigin, saying that his man went to Moscow to start "justice". He also said that "Russia will soon have a new president." Then, the Russian Procuratorate filed a case on the "armed riots", and the National Security Agency began to investigate the whereabouts of Perigzin.</text:p>
      <text:p text:style-name="P4">
*#</text:p>
      <text:h text:style-name="P13" text:outline-level="4">
<text:span text:style-name="T4">
佣 24 -hour short -lived riot</text:span>
</text:h>
      <text:h text:style-name="P12" text:outline-level="3">
<text:span text:style-name="T4">
Chechen armed for armed for intervention</text:span>
</text:h>
      <text:p text:style-name="P4">
It seems to be on the string. Cadrov, leader of Chechen area(Ramzan Kadyrov)It was said on June 24 that his armed forces had been opened to "intense areas" and prepared to assist the Kremlin Ping Ping Wagner Mercenary Corps rebellion. He wrote on social media: "We will do our best to maintain Russia's unity and defend the country."</text:p>
      <text:p text:style-name="P4">
*#</text:p>
      <text:h text:style-name="P13" text:outline-level="4">
<text:span text:style-name="T4">
佣 24 -hour short -lived riot</text:span>
</text:h>
      <text:h text:style-name="P12" text:outline-level="3">
<text:span text:style-name="T4">
Putin: The dagger from behind</text:span>
</text:h>
      <text:p text:style-name="P4">
Facing the "rebels north", Russian President Putin delivered a TV speech. "In 1917, Russia suffered such a blow. At that time, it was the first world war. But the victory was taken away. Various political adventurers and Foreign forces killed Russians by themselves, and they tear up the country in order to seek private interests. We will not let this happen again. "He said that armed resistance was" betrayal of the country "," dagger who came over "from behind," every Those who participate in the rebels will be punished. " But Putin also said that Wagner soldiers can be called "heroes", and they have liberated the Donbass region in southern Ukraine.</text:p>
      <text:p text:style-name="P4">
*#</text:p>
      <text:h text:style-name="P13" text:outline-level="4">
<text:span text:style-name="T4">
佣 24 -hour short -lived riot</text:span>
</text:h>
      <text:h text:style-name="P12" text:outline-level="3">
<text:span text:style-name="T4">
Moscow City Enter "Very Period"</text:span>
</text:h>
      <text:p text:style-name="P4">
On June 24, when the Trojan troops were allegedly 200 kilometers away from the capital, Moscow implemented the martial law of the counter -terrorism action model. Authorities require residents to restrict travel. The Moscow's municipal department also ordered that for the sake of safety, the city continued to maintain martial law on Monday's working day.</text:p>
      <text:p text:style-name="P4">
*#</text:p>
      <text:h text:style-name="P13" text:outline-level="4">
<text:span text:style-name="T4">
佣 24 -hour short -lived riot</text:span>
</text:h>
      <text:h text:style-name="P12" text:outline-level="3">
<text:span text:style-name="T4">
The military team suddenly turned around: I don’t want to "let Russia bleed"</text:span>
</text:h>
      <ul>
        <li>
#</li>
      </ul>
      <text:h text:style-name="P13" text:outline-level="4">
<text:span text:style-name="T4">
佣 24 -hour short -lived riot</text:span>
</text:h>
      <text:h text:style-name="P12" text:outline-level="3">
<text:span text:style-name="T4">
戈</text:span>
</text:h>
      <text:p text:style-name="P4">
Born in 1961 in Leningrad, the current St. Petersburg. He has served in Soviet prison for 9 years for robbery and fraud. After being released from prison, he started making hot dog food cars in his hometown and set up a catering company Concord to provide catering for the national banquet. This kind of cooperation brings him the title of "Putin Chef". In 2014, Porigin founded a private mercenary "Wagner Group".</text:p>
      <text:p text:style-name="P4">
*#</text:p>
      <text:h text:style-name="P13" text:outline-level="4">
<text:span text:style-name="T4">
佣 24 -hour short -lived riot</text:span>
</text:h>
      <text:h text:style-name="P12" text:outline-level="3">
<text:span text:style-name="T4">
Wagner Legion</text:span>
</text:h>
      <text:p text:style-name="P4">
Wagner's mercenaries involved in Ukraine for the first time in 2014 to help Russia illegally annexes the Crimean Peninsula. After Russia's full invasion of Ukraine in February 2022, the fighting power of the Wagner Corps in the fierce battle in eastern Ukraine became an important military asset of the Kremlin. The source of the soldiers comes from Russia's retired officers, police, and prisoners who want to be released in advance. Foreigners can also join in addition to NATO countries and Ukraine. His commander Ulin worshiped German musician Wagner, and the legion was named.</text:p>
      <text:p text:style-name="P4">
*#</text:p>
      <text:h text:style-name="P13" text:outline-level="4">
<text:span text:style-name="T4">
佣 24 -hour short -lived riot</text:span>
</text:h>
      <text:h text:style-name="P12" text:outline-level="3">
<text:span text:style-name="T4">
Porigo does not accept the leadership of the Ministry of National Defense</text:span>
</text:h>
      <text:p text:style-name="P4">
The Wagner Legion has been active on the front line of the war, such as playing an extremely important role in Bachmum's surrounding war. However, in recent months, fierce quarrels broke out with the senior executives of the Russian army, and believed that the Ministry of National Defense did not provide enough ammunition supply during the Bach Murut Campaign. Husbands should be responsible for the large number of casualties of the Wagner Mercenary Soldiers. Since June, the Russian Ministry of Defense demanded that the mercenaries have signed an agreement to obey the command before the end of the month. This seems to be tantamount to disarm, and the contradictions have been further intensified.</text:p>
      <text:p text:style-name="P4">
*#</text:p>
      <text:h text:style-name="P13" text:outline-level="4">
<text:span text:style-name="T4">
佣 24 -hour short -lived riot</text:span>
</text:h>
      <text:h text:style-name="P12" text:outline-level="3">
<text:span text:style-name="T4">
?</text:span>
</text:h>
      <text:p text:style-name="P4">
On June 26, the Russian Defense Minister Shao Yigu, who was accused of "incompetence", was named "incompetent" on TV, explaining that he inspected the frontline troops, but no time and place were not explained. However, people are more concerned about the whereabouts of Porigerin. According to the agreement reached with Belarus, he should go there. Reached? His journalist informed, "Porigerjin asked everyone. Once you can send and receive information, he will answer everyone's question."</text:p>
      <text:p text:style-name="P4">
*#</text:p>
      <text:h text:style-name="P13" text:outline-level="4">
<text:span text:style-name="T4">
佣 24 -hour short -lived riot</text:span>
</text:h>
      <text:h text:style-name="P12" text:outline-level="3">
<text:span text:style-name="T4">
How many people will follow him?</text:span>
</text:h>
      <text:p text:style-name="P4">
In theory, he can take his mercenaries to Belarus. Not sure how many people will follow him. However, the business of the Wagner Legion is all over the world. Libya, Syria, Africa, and Venezuela in Latin America are the place where the mercenaries are made. Soldiers who were on the battlefield allegedly could get 5,000 US dollars per month. Porigabin claims that there are still 25,000 troops, and the US intelligence unit estimates that this number should doubl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白俄總統：瓦格納首腦身處俄羅斯/a-66147076" text:style-name="Internet_20_link" text:visited-style-name="Visited_20_Internet_20_Link">
https://www.dw.com/zh/白俄總統：瓦格納首腦身處俄羅斯/a-66147076?maca=chi-rss-chi-all-1127-rdf</text:a>
</text:p>
      <!--NEWS-->
      <text:h text:style-name="P10" text:outline-level="1">
<text:span text:style-name="T4">
AI prosperity has not helped the storage chip industry to get rid of the downturn (Free Version)</text:span>
</text:h>
      <text:p text:style-name="P4">
Author: Jiyoung Sohn</text:p>
      <text:p text:style-name="P4">
Publisher: 华尔街日报中文网</text:p>
      <text:p text:style-name="P4">
Published Time: 2023-07-07T06:20:00.000Z</text:p>
      <text:p text:style-name="P4">
Modified Time: 2023-07-07T06:20:00.000Z</text:p>
      <text:p text:style-name="P4">
Created Time: 2023-07-07T03:06:00.000Z</text:p>
      <text:p text:style-name="P4">
Description: The AI boom led by ChatGPT is a great driving force for future chip companies' performance. However, from Samsung Electronics, it can be seen that the current influence of AI is not enough.</text:p>
      <text:p text:style-name="P4">
Images: []</text:p>
      <text:p text:style-name="P4">
Categories: ['科技']</text:p>
      <text:p text:style-name="P4">
Keywords: SYND,LINK:EN|WP-WSJ-0001036140</text:p>
      <text:p text:style-name="P4">
Type: Article</text:p>
      <!--METADATA-->
      <text:p text:style-name="P4">
Current <text:a xlink:type="simple" xlink:href="https://cn.wsj.com/articles/CN-TEC-20230706145648" text:style-name="Internet_20_link" text:visited-style-name="Visited_20_Internet_20_Link">
AI boom</text:a>
It is expected to promote the storage chip industry to advance. But it has not yet arrived.</text:p>
      <text:p text:style-name="P4">
News Source: <text:a xlink:type="simple" xlink:href="https://cn.wsj.com/articles/ai%E7%B9%81%E8%8D%A3%E5%B0%9A%E6%9C%AA%E5%8A%A9%E5%8A%9B%E5%AD%98%E5%82%A8%E8%8A%AF%E7%89%87%E4%B8%9A%E6%91%86%E8%84%B1%E4%BD%8E%E8%BF%B7-84f768a1" text:style-name="Internet_20_link" text:visited-style-name="Visited_20_Internet_20_Link">
https://cn.wsj.com/articles/ai%E7%B9%81%E8%8D%A3%E5%B0%9A%E6%9C%AA%E5%8A%A9%E5%8A%9B%E5%AD%98%E5%82%A8%E8%8A%AF%E7%89%87%E4%B8%9A%E6%91%86%E8%84%B1%E4%BD%8E%E8%BF%B7-84f768a1</text:a>
</text:p>
      <!--NEWS-->
      <text:h text:style-name="P10" text:outline-level="1">
<text:span text:style-name="T4">
Tesla and Chinese car companies promise to end the electric vehicle price war (Free Version)</text:span>
</text:h>
      <text:p text:style-name="P4">
Author: Raffaele Huang / Yoko Kubota</text:p>
      <text:p text:style-name="P4">
Publisher: 华尔街日报中文网</text:p>
      <text:p text:style-name="P4">
Published Time: 2023-07-07T06:25:00.000Z</text:p>
      <text:p text:style-name="P4">
Modified Time: 2023-07-07T06:25:00.000Z</text:p>
      <text:p text:style-name="P4">
Created Time: 2023-07-06T22:38:00.000Z</text:p>
      <text:p text:style-name="P4">
Description: After the price war disturbed the Chinese electric vehicle industry for several months, Tesla and 15 Chinese auto manufacturers promised to avoid abnormal pricing and help promote China's economic growth.</text:p>
      <text:p text:style-name="P4">
Images: []</text:p>
      <text:p text:style-name="P4">
Categories: ['商业']</text:p>
      <text:p text:style-name="P4">
Keywords: SYND,LINK:EN|WP-WSJ-0001034119</text:p>
      <text:p text:style-name="P4">
Type: Article</text:p>
      <!--METADATA-->
      <text:p text:style-name="P4">
In <text:a xlink:type="simple" xlink:href="https://cn.wsj.com/articles/CN-HRD-20230306151556" text:style-name="Internet_20_link" text:visited-style-name="Visited_20_Internet_20_Link">
Test of Price War</text:a>
A few months after disturbing the Chinese electric vehicle industry, Tesla(Tesla, TSLA)Together with 15 Chinese auto manufacturers, they promised to avoid non -normal pricing and promote the "socialist core values".</text:p>
      <text:p text:style-name="P4">
News Source: <text:a xlink:type="simple" xlink:href="https://cn.wsj.com/articles/%E7%89%B9%E6%96%AF%E6%8B%89%E4%B8%8E%E4%B8%AD%E5%9B%BD%E6%B1%BD%E8%BD%A6%E5%88%B6%E9%80%A0%E5%95%86%E4%B8%80%E8%B5%B7%E6%89%BF%E8%AF%BA%E7%BB%93%E6%9D%9F%E7%94%B5%E5%8A%A8%E8%BD%A6%E4%BB%B7%E6%A0%BC%E6%88%98-8144138d" text:style-name="Internet_20_link" text:visited-style-name="Visited_20_Internet_20_Link">
https://cn.wsj.com/articles/%E7%89%B9%E6%96%AF%E6%8B%89%E4%B8%8E%E4%B8%AD%E5%9B%BD%E6%B1%BD%E8%BD%A6%E5%88%B6%E9%80%A0%E5%95%86%E4%B8%80%E8%B5%B7%E6%89%BF%E8%AF%BA%E7%BB%93%E6%9D%9F%E7%94%B5%E5%8A%A8%E8%BD%A6%E4%BB%B7%E6%A0%BC%E6%88%98-8144138d</text:a>
</text:p>
      <!--NEWS-->
      <text:h text:style-name="P10" text:outline-level="1">
<text:span text:style-name="T4">
The experience of participating in the British professional campaign training</text:span>
</text:h>
      <text:p text:style-name="P4">
Authors: ['为FT中文网撰稿']</text:p>
      <text:p text:style-name="P4">
Publisher: 英国《金融时报》</text:p>
      <text:p text:style-name="P4">
Time: 2023-07-07T06:45:23+00:00</text:p>
      <text:p text:style-name="P4">
Published Time: 2023-07-06T12:00:99+08:00</text:p>
      <text:p text:style-name="P4">
Modified Time: 2023-07-07T02:43:99+08:00</text:p>
      <text:p text:style-name="P4">
Description: He Yue: In this training, not only is he studying for campaign, but also a good place to continue to study British politics. All of them are Liberal Democratic Party, and the opening of the mouth is politics, and the like -mindedness makes me very intoxicated.</text:p>
      <text:p text:style-name="P4">
Images: []</text:p>
      <text:p text:style-name="P4">
Themes: ['专栏', '英国', '关注']</text:p>
      <text:p text:style-name="P4">
Keywords: ['英国', '英国政治', '英国社会', '越陌度阡']</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Last weekend, I participated in the Association of Liberal Democratcillors (ALDC) hosted by the British Liberal Democratic Party. Although I have participated in the campaign in May, the systematic study is the first time.</text:p>
      <text:p text:style-name="P4">
As the third largest party in the United Kingdom, the scale of the Liberal Democratic Party's training base surprised me -700 people can be trained at the same time, equipped with a full set of supporting and residential equipment, which is no different from hotel facilities. There are members of the training, as well as supporters and candidates who are preparing to run.</text:p>
      <text:p text:style-name="P4">
The training course is very compact. There are four courses a day. There is a tea break in the middle and the social time of the bar at night. In fact, I started from breakfast. The number of supporters on Twitter is less than 500, but the number of senior members often supports thousands. So I hope to know more people to support future campaign.</text:p>
      <text:p text:style-name="P4">
During each lecture period, there are two or six different training themes, and the participants choose at will according to their needs. After nearly 300 students were dispersed, there was no crowded in the classroom.</text:p>
      <text:p text:style-name="P4">
Course covers "Finding Volunteers", "Finding Council Candidates", "Community Campaign", "On -door Communication Skills", "Raising Project Fund", "Photos of Picking a Propaganda", "Design Single", "Application Writing" etc.</text:p>
      <text:p text:style-name="P4">
I also invited five people with the highest number of people in the British Liberal Democratic Party Canvass on the spot to introduce experience -people who like to chat with voters on the spot, one even said, "Enjoy an accident at the moment of each door."</text:p>
      <text:p text:style-name="P4">
I also came to chat with voters during the May election, but because I was in a hurry to enter the election, I did not have enough preparations, and I did n’t understand the political platform, so I did n’t dare to talk to the voters. In this course, I learned that in addition to understanding the opinions of voters on the community, the purpose of the door is not only a ticket, but also a good opportunity to find supporters, party members, and even future council candidates. This matter has entered the plan, and we will soon make a letter of thanks to voters (thanks to the voters for their support in May), and then I will visit one by one from house to visit to find suitable candidates for the future election team.</text:p>
      <text:p text:style-name="P4">
The production of thanks is not a trouble. Thanks to the letter, the community affairs notification, the campaign list, etc., the Liberal Democratic Party has a complete set of electronic templates that have already been produced. The text and picture location have been designed. Just fill in the required content and upload the picture.</text:p>
      <text:p text:style-name="P4">
The cost of printing the thank you letter is responsible for the party branch of our region. Most of the conservative campaign funds come from the donations of rich people, while the Liberal Democratic Party relies on personal donations from party members and supporters and free obligation services. For example, this training, all teachers (experienced members/former members) are free lectures. The current parliament pays 10%of wages is the norm of the Liberal Democratic Party.</text:p>
      <text:p text:style-name="P4">
In the regional election in May, in view of the disappointing performance of the Conservative Party in the past year, voters punished the Conservative Party with votes, benefiting the Labor Party, Liberal Democratic Party and other parties, and increased their own sites. Two newly -elected members of the training class appeared in the training class to talk about the experience of winning. The conclusion is: every step of tutoring in the training of ALDC will be successful!</text:p>
      <text:p text:style-name="P4">
As far as me is concerned, the power of the Liberal Democratic Party in my area is the most headache. In this training, I asked several members from different regions of England to ask if there was a situation where there was no candidate for parliamentarians. It was found that the situation in our region was the worst -in the best regions (such as London and the surrounding), even the candidates of members of the parliament must be selected in the party first, and it was almost impossible to find town councilors (that is, the lowest minimum (the lowest minimum minimum Levels, sub -level members have no salary) candidates; our town is not unable to find candidates at DISTRICT levels here, but that is why I can suddenly become a regional candidate for regional members in March this year -a sudden fall in the sky falls off the sky in the sky. In my enthusiastic elements, our party branch was really happy.</text:p>
      <text:p text:style-name="P4">
I have also increased their understanding of the political structure of England. Earlier I learned two levels of members: the lowest is Parish/Town (town) parliamentarians, and the second level is distribution of DISTRICT/CITY. This time, he communicated with LondonColney Parish Councille, Karlmugele, and found that there are three levels of his area, that is, in addition to the two levels mentioned earlier, there is also the third -county. There are many small constituencies in England. There are many names as stars, and the levels are different. The names are different. Except for professional and politicians, few outsiders understand the political division of the English region.</text:p>
      <text:p text:style-name="P4">
I have communicated with people in the party in the party, such as the District Sarahmurray. She joined the Liberal Democratic Party from the supporters of the Labor Party, but the opposite of I was the past. On many issues, we have a relative explanation. For example, why are the poor British poor? The Conservative Party's explanation is "because many people are lazy, are unwilling to work, and are willing to apply for benefits." The Labor Party explained that "they are trapped in a strange circle and need to obtain education and fair employment opportunities." Another example is "how do you think of British Treasury bonds getting higher and higher?" The Conservative Party may say "to try its best to reduce", and other parties may say that "compared with the United States, British Treasury bonds are low, and appropriate national debt is conducive to economic development."</text:p>
      <text:p text:style-name="P4">
And how to view the relationship between the poor and the rich? Britain has a hostile elite emotion, namely contempt for power, money, and intellectuals. No one dares to publicly say "some British are lazy", and the British may not even have the concept of "the British lazy" in their heads. I couldn't understand the fact that this was obvious in my opinion. Jeremydable (Candidate Candidate) from Langcast provided me with an explanation: "The rich stole the money of the poor." I asked where this view comes from? He said "Marx?"</text:p>
      <text:p text:style-name="P4">
Therefore, the British social perspectives are different, and even the opposition has the principles and uses -can check and balance each other without taking extremes. It is said that the various social concepts invented since the Revolution of the Enlightenment Revolution and the future are mostly intertwined to form various claims andism. Its degree of richness requires a lot of communication with the British in various positions in the political spectrum. perhaps. In the past, I only looked at the United Kingdom with the common sense and views brought by mainland China.</text:p>
      <text:p text:style-name="P4">
I first came to the UK and felt that the fairness of this place was stunning. The Conservative Party was quite good!But recently I realized that the existence of the Labor Party and the Liberal Democratic Party is because Britain is not fair enough!Several Liberal Democratic Party members said to me: "Britain is the sixth richest country in the world, and there are still poor people. It really does not say." Without these Zhongzu parties with the Conservative Party, it is estimated that the Conservative Party's conservativeism is. It also stayed in the 19th century, and capitalists continued to exploit the working class.</text:p>
      <text:p text:style-name="P4">
Therefore, this training is not only studying campaign, but also a good place to continue to study British politics -the British in life do not talk about politics, and even the political tendencies are secret. But all of them are Liberal Democratic Party, and the opening of the mouth is politics, and the like -mindedness makes me very intoxicated._ (Note: This article only represents the author's personal point of view. Responsible for the mailbox bo.liu@ftchinese.com) _</text:p>
      <text:p text:style-name="P4">
News Source: <text:a xlink:type="simple" xlink:href="http://www.ftchinese.com/story/001100188" text:style-name="Internet_20_link" text:visited-style-name="Visited_20_Internet_20_Link">
http://www.ftchinese.com/story/001100188</text:a>
</text:p>
      <!--NEWS-->
      <text:h text:style-name="P10" text:outline-level="1">
<text:span text:style-name="T4">
Threads registered users broke 30 million Musk</text:span>
</text:h>
      <text:p text:style-name="P4">
Author: 联合早报 (Person)</text:p>
      <text:p text:style-name="P4">
Publisher: 联合早报 (Organization)</text:p>
      <text:p text:style-name="P4">
Published Time: 2023-07-07T07:10</text:p>
      <text:p text:style-name="P4">
Modified Time: 2023-07-07T08:25</text:p>
      <text:p text:style-name="P4">
Description: THRADS, the new social media application of Meta, the parent company of Facebook, has more than 30 million registered users in the first 18 hours, which constitutes a real threat to Musk's dilemma. The media claimed that Musk sent a lawyer's letter and sued Meta "Non ...</text:p>
      <text:p text:style-name="P4">
Videos: []</text:p>
      <text:p text:style-name="P4">
Audios: []</text:p>
      <text:p text:style-name="P4">
Images: []</text:p>
      <text:p text:style-name="P4">
Type: NewsArticle</text:p>
      <text:p text:style-name="P4">
Breadcrumbs: ['即时', '国际']</text:p>
      <text:p text:style-name="P4">
Keywords: ['推特', '扎克伯格', '马斯克', 'Meta']</text:p>
      <!--METADATA-->
      <text:p text:style-name="P4">
Facebook parent company Meta's newly launched <text:a xlink:type="simple" xlink:href="https://www.zaobao.com/realtime/world/story20230706-1411168" text:style-name="Internet_20_link" text:visited-style-name="Visited_20_Internet_20_Link">
social media application Threads</text:a>
There were more than 30 million registered users in the first 18 hours, which constituted a real threat to Musk's dilemma. The media claimed that Musk sent a lawyer's letter, suing Meta "illegally stole commercial secrets."</text:p>
      <text:p text:style-name="P4">
Comprehensive Reuters and Bloomberg reported that Threads, known as the "Twitter Killer", has become the first download application in the British and American Apple App Stores on Thursday (July 6).</text:p>
      <text:p text:style-name="P4">
Many celebrities include Jennifer Lopez, Latin Shakira, "Golden Steel Wolf" Hughjackman, and the Washington Post and Economists. Threads account.</text:p>
      <text:p text:style-name="P4">
Thread was originally scheduled to be launched at 10 am on Thursday, Eastern time, but META dialed the countdown to the Apple and Android app stores in 100 countries at 7 pm on Wednesday, Eastern time.</text:p>
      <text:p text:style-name="P4">
Meta President Zuckerberg said on Thursday that Threads has more than 30 million people downloaded in the first few hours.</text:p>
      <text:p text:style-name="P4">
Zuckerberg wrote on his official Threads account: "There is a feeling of innovating the world, but our application has a lot of work to do."</text:p>
      <text:h text:style-name="P13" text:outline-level="4">
<text:span text:style-name="T4">
Zuckerberg believes that users will reach 1 billion people</text:span>
</text:h>
      <text:p text:style-name="P4">
Zuckerberg wrote in Threads: "This takes some time, but I believe this will become a public dialogue application of 1 billion people." Twitter said that its daily active users have more than 200 million.</text:p>
      <text:p text:style-name="P4">
The two technology giants of Zuckerberg and Musk have been resentment for a long time, and have been tattooing in recent months. Last month, Musk even launched a "iron cage fighting" challenge to Zuckerberg.</text:p>
      <text:p text:style-name="P4">
According to the online news media Semafor, Musk sent a letter to Zuckerberg through a lawyer after launching on Threads, accusing Meta of "illegally stealing Twitter's commercial secrets and other intellectual property rights", and threatened to take legal action to META.</text:p>
      <text:p text:style-name="P4">
The letter accused Meta of hiring dozens of former Twitter employees, saying that these former Twitter employees still "still master the commercial secrets and other high confidential information of Twitter."</text:p>
      <text:p text:style-name="P4">
Twitter did not immediately respond to the media inquiry. However, Musk sent a tweet saying: "There is no problem with each other, and theft is another matter."</text:p>
      <text:p text:style-name="P4">
Meta said that there was no former Twitter employee in the Threads engineering team.</text:p>
      <text:p text:style-name="P4">
Former Twitter's former senior employees told Reuters that they did not know that any previous Twitter employees worked in Threads, nor did they know that any executive landed on Meta.</text:p>
      <text:p text:style-name="P4">
Threads users can publish short essays, attached links and pictures within 500 words, and 5 minutes of videos. They can also like, forward and reply to posts, but they cannot send private messages (DM).</text:p>
      <text:p text:style-name="P4">
News Source: <text:a xlink:type="simple" xlink:href="https://www.zaobao.com.sg/realtime/world/story20230707-1411467" text:style-name="Internet_20_link" text:visited-style-name="Visited_20_Internet_20_Link">
https://www.zaobao.com.sg/realtime/world/story20230707-1411467</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7-07T07:53:40</text:p>
      <text:p text:style-name="P4">
Modified Time: 2023-07-07T14:04:06</text:p>
      <text:p text:style-name="P4">
Description: According to Turkish official media, Ukrainian President Zelezki will visit Turkey and hold talks with Turkish President Erdogan on the Black Sea Food Agreement and war with Russia.</text:p>
      <text:p text:style-name="P4">
Images: ["<text:a xlink:type="simple" xlink:href="https://chinese.aljazeera.net/wp-content/uploads/2023/07/2023-07-07T113536Z_129198157_RC2UX1A2DHFB_RTRMADP_3_UKRAINE-CRISIS-ZELENSKIY-CZECH-1688731704-1688734751.jpg" text:style-name="Internet_20_link" text:visited-style-name="Visited_20_Internet_20_Link">
2023-07-07T11...</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99" text:anchor-type="as-char" svg:width="6.9236in" svg:height="4.613265in" draw:z-index="0">
<draw:image xlink:href="../Images/Aljazeera Chinese/2023-07-07T07-53-40/2023-07-07T113536Z_129198157_RC2UX1A2DHFB_RTRMADP_3_UKRAINE-CRISIS-ZELENSKIY-CZECH-1688731704-1688734751.jpg" xlink:type="simple" xlink:show="embed" xlink:actuate="onLoad" draw:mime-type="image/jpeg"/>
</draw:frame>
Ukrainian President Zelenezki arrived in Prague and tried to strive for more support before the NATO Summit held next week(Reuters)* President Ukraine is a short visit to NATO countries. The background is that the Western military alliance will hold an important summit at Lithuania next week. * Zelei Sky will hold talks with the President Erdogan in Turkey on the evening of the 7th, and the two sides may discuss the problem of the Black Sea Grain Agreement and Prisoner Exchange.</text:p>
      <text:p text:style-name="P4">
read more</text:p>
      <text:p text:style-name="P4">
News Source: <text:a xlink:type="simple" xlink:href="https://chinese.aljazeera.net/news/war-in-ukraine/liveblog/2023/7/7/%e4%bf%84%e7%bd%97%e6%96%af%e5%af%b9%e4%b9%8c%e5%85%8b%e5%85%b0%e6%88%98%e4%ba%89%e7%9a%84%e4%bb%8a%e6%97%a5%e5%8f%91%e5%b1%95-378" text:style-name="Internet_20_link" text:visited-style-name="Visited_20_Internet_20_Link">
https://chinese.aljazeera.net/news/war-in-ukraine/liveblog/2023/7/7/%e4%bf%84%e7%bd%97%e6%96%af%e5%af%b9%e4%b9%8c%e5%85%8b%e5%85%b0%e6%88%98%e4%ba%89%e7%9a%84%e4%bb%8a%e6%97%a5%e5%8f%91%e5%b1%95-378</text:a>
</text:p>
      <!--NEWS-->
      <text:h text:style-name="P10" text:outline-level="1">
<text:span text:style-name="T4">
The most worthy and unwavering Apple products this summer</text:span>
</text:h>
      <text:p text:style-name="P4">
Author: Joanna Stern</text:p>
      <text:p text:style-name="P4">
Publisher: 华尔街日报中文网</text:p>
      <text:p text:style-name="P4">
Published Time: 2023-07-07T07:55:00.000Z</text:p>
      <text:p text:style-name="P4">
Modified Time: 2023-07-07T07:55:00.000Z</text:p>
      <text:p text:style-name="P4">
Created Time: 2023-07-07T06:43:00.000Z</text:p>
      <text:p text:style-name="P4">
Description: Don't buy iPhone. Want to buy MacBook Air? Take it. This article is an apple product guide in the season.</text:p>
      <text:p text:style-name="P4">
Images: []</text:p>
      <text:p text:style-name="P4">
Categories: ['科技', '数字生活']</text:p>
      <text:p text:style-name="P4">
Keywords: SYND,LINK:EN|WP-WSJ-0000981987</text:p>
      <text:p text:style-name="P4">
Type: Article</text:p>
      <!--METADATA-->
      <text:p text:style-name="P4">
_ Don't use bitter potato chips to dip the sauce. _ _ _ 吧 _</text:p>
      <text:p text:style-name="P4">
News Source: <text:a xlink:type="simple" xlink:href="https://cn.wsj.com/articles/%E8%BF%99%E4%B8%AA%E5%A4%8F%E5%A4%A9%E6%9C%80%E5%80%BC%E5%BE%97%E5%92%8C%E4%B8%8D%E5%80%BC%E5%BE%97%E4%B9%B0%E7%9A%84%E8%8B%B9%E6%9E%9C%E4%BA%A7%E5%93%81-3e433eb4" text:style-name="Internet_20_link" text:visited-style-name="Visited_20_Internet_20_Link">
https://cn.wsj.com/articles/%E8%BF%99%E4%B8%AA%E5%A4%8F%E5%A4%A9%E6%9C%80%E5%80%BC%E5%BE%97%E5%92%8C%E4%B8%8D%E5%80%BC%E5%BE%97%E4%B9%B0%E7%9A%84%E8%8B%B9%E6%9E%9C%E4%BA%A7%E5%93%81-3e433eb4</text:a>
</text:p>
      <!--NEWS-->
      <text:h text:style-name="P10" text:outline-level="1">
<text:span text:style-name="T4">
The rebound of US technology stocks has not brought new vitality to startups</text:span>
</text:h>
      <text:p text:style-name="P4">
Author: Angus Loten</text:p>
      <text:p text:style-name="P4">
Publisher: 华尔街日报中文网</text:p>
      <text:p text:style-name="P4">
Published Time: 2023-07-07T08:10:00.000Z</text:p>
      <text:p text:style-name="P4">
Modified Time: 2023-07-07T08:10:00.000Z</text:p>
      <text:p text:style-name="P4">
Created Time: 2023-07-07T06:39:00.000Z</text:p>
      <text:p text:style-name="P4">
Description: Large -scale American technology companies reproduce their vitality to regain the financing status of the initial creative community, but so far the financing environment of the initial founding enterprises is still bad.</text:p>
      <text:p text:style-name="P4">
Images: []</text:p>
      <text:p text:style-name="P4">
Categories: ['商业']</text:p>
      <text:p text:style-name="P4">
Keywords: SYND,LINK:EN|WP-WSJ-0001035739</text:p>
      <text:p text:style-name="P4">
Type: Article</text:p>
      <!--METADATA-->
      <text:p text:style-name="P4">
Large -scale technology companies have reappeared vitality to technology startups and investors. According to the latest market data, in recent months, American technology startups have continued to put on holding financing transactions and postponed public listing.</text:p>
      <text:p text:style-name="P4">
News Source: <text:a xlink:type="simple" xlink:href="https://cn.wsj.com/articles/%E7%BE%8E%E5%9B%BD%E7%A7%91%E6%8A%80%E8%82%A1%E5%8F%8D%E5%BC%B9%E5%B0%9A%E6%9C%AA%E7%BB%99%E5%88%9D%E5%88%9B%E4%BC%81%E4%B8%9A%E5%B8%A6%E6%9D%A5%E6%96%B0%E6%B4%BB%E5%8A%9B-742bab6b" text:style-name="Internet_20_link" text:visited-style-name="Visited_20_Internet_20_Link">
https://cn.wsj.com/articles/%E7%BE%8E%E5%9B%BD%E7%A7%91%E6%8A%80%E8%82%A1%E5%8F%8D%E5%BC%B9%E5%B0%9A%E6%9C%AA%E7%BB%99%E5%88%9D%E5%88%9B%E4%BC%81%E4%B8%9A%E5%B8%A6%E6%9D%A5%E6%96%B0%E6%B4%BB%E5%8A%9B-742bab6b</text:a>
</text:p>
      <!--NEWS-->
      <text:h text:style-name="P10" text:outline-level="1">
<text:span text:style-name="T4">
Biden does not oppose the "Secret Meeting of the U.S. -Russia" that aims to end the Ukrainian war</text:span>
</text:h>
      <text:p text:style-name="P4">
Author: 联合早报 (Person)</text:p>
      <text:p text:style-name="P4">
Publisher: 联合早报 (Organization)</text:p>
      <text:p text:style-name="P4">
Published Time: 2023-07-07T08:10</text:p>
      <text:p text:style-name="P4">
Modified Time: 2023-07-07T09:19</text:p>
      <text:p text:style-name="P4">
Description: Former US senior national security officials held a series of secret conferences with Russian Foreign Minister Lavrov and other Russian officials. The US State Department said on Thursday (July 6) that the Bayeng government did not oppose the secret meeting of these Ukraine War. National Broadcasting Corporation NB ...</text:p>
      <text:p text:style-name="P4">
Videos: []</text:p>
      <text:p text:style-name="P4">
Audios: []</text:p>
      <text:p text:style-name="P4">
Images: []</text:p>
      <text:p text:style-name="P4">
Type: NewsArticle</text:p>
      <text:p text:style-name="P4">
Breadcrumbs: ['即时', '国际']</text:p>
      <text:p text:style-name="P4">
Keywords: ['美国国务院', '俄罗斯', '拉夫罗夫', '俄乌战争']</text:p>
      <!--METADATA-->
      <text:p text:style-name="P4">
Former US senior national security officials held a series of secret conferences with Russian Foreign Minister Lavrov and other Russian officials. The US State Department said on Thursday (July 6) that the Bayeng government did not oppose the secret meeting of these Ukraine War.</text:p>
      <text:p text:style-name="P4">
National Broadcasting Corporation NBC News previously reported that former US officials met with Russian Foreign Minister Lavrov in New York in April, Richardhaass, chairman of the US Foreign Relations Commission, and two former White House officials.</text:p>
      <text:p text:style-name="P4">
It is reported that it is unclear that the US participants, including the first five -horn building officials, discussed with the core members of the Kremlin. NBC News said at least one unknown American member went to Russia.</text:p>
      <text:p text:style-name="P4">
A spokesman for the State Council answered Reuters on Thursday that the Bayeng government did not oppose these discussions. He also reiterated that "the relationship between Ukraine, we will not make a decision for Ukraine."</text:p>
      <text:p text:style-name="P4">
He refers to the US government's policy on the Ukrainian war, that is, the United States will not negotiate with Russia with Russia without the participation of Ukrainian officials.</text:p>
      <text:p text:style-name="P4">
A spokesman for the State Department said that the U.S. government will continue to provide weapons to Kiev. In Ukrainian officials, "the timing is mature, and they can stand in a strong position to negotiate."</text:p>
      <text:p text:style-name="P4">
The NBC news quotes people to understand the situation of the US Russia discussion. The secret discussion between the United States and Russia is to pave the way for Russia and Ukraine's might end the war.</text:p>
      <text:p text:style-name="P4">
Two of the sources said that these secret discussions were carried out when the government knew the government, but it was not guided by the Biden government. The US representatives would report to the White House after meeting with Lavrov.</text:p>
      <text:p text:style-name="P4">
News Source: <text:a xlink:type="simple" xlink:href="https://www.zaobao.com.sg/realtime/world/story20230707-1411470" text:style-name="Internet_20_link" text:visited-style-name="Visited_20_Internet_20_Link">
https://www.zaobao.com.sg/realtime/world/story20230707-1411470</text:a>
</text:p>
      <!--NEWS-->
      <text:h text:style-name="P10" text:outline-level="1">
<text:span text:style-name="T4">
Threads preliminarily brought a jealousy and was interested in advertising customers -there was also a Twitter lawyer letter (Free Version)</text:span>
</text:h>
      <text:p text:style-name="P4">
Author: Salvador Rodriguez / Patience Haggin</text:p>
      <text:p text:style-name="P4">
Publisher: 华尔街日报中文网</text:p>
      <text:p text:style-name="P4">
Published Time: 2023-07-07T08:15:00.000Z</text:p>
      <text:p text:style-name="P4">
Modified Time: 2023-07-07T08:15:00.000Z</text:p>
      <text:p text:style-name="P4">
Created Time: 2023-07-06T23:58:00.000Z</text:p>
      <text:p text:style-name="P4">
Description: In less than 24 hours after launching, Meta's Threads have more than 30 million registered users. If the platform reaches a sufficient scale, it may become very attractive to advertising customers.</text:p>
      <text:p text:style-name="P4">
Images: []</text:p>
      <text:p text:style-name="P4">
Categories: ['科技']</text:p>
      <text:p text:style-name="P4">
Keywords: SYND</text:p>
      <text:p text:style-name="P4">
Type: Article</text:p>
      <!--METADATA-->
      <text:p text:style-name="P4">
Meta Platforms(META)Wednesday <text:a xlink:type="simple" xlink:href="https://cn.wsj.com/articles/CN-TEC-20230706080715" text:style-name="Internet_20_link" text:visited-style-name="Visited_20_Internet_20_Link">
launched Weibo application Threads</text:a>
In less than 24 hours after launch, there have been more than 30 million registered users. The download volume jumps in the download list of the download list and become a hot topic on Twitter. Essence</text:p>
      <text:p text:style-name="P4">
News Source: <text:a xlink:type="simple" xlink:href="https://cn.wsj.com/articles/threads%E5%88%9D%E6%AD%A5%E5%91%8A%E6%8D%B7-%E8%8E%B7%E5%B9%BF%E5%91%8A%E5%AE%A2%E6%88%B7%E5%85%B4%E8%B6%A3-%E8%BF%98%E6%9C%89%E4%B8%80%E5%B0%81twitter%E5%BE%8B%E5%B8%88%E5%87%BD-83c930cf" text:style-name="Internet_20_link" text:visited-style-name="Visited_20_Internet_20_Link">
https://cn.wsj.com/articles/threads%E5%88%9D%E6%AD%A5%E5%91%8A%E6%8D%B7-%E8%8E%B7%E5%B9%BF%E5%91%8A%E5%AE%A2%E6%88%B7%E5%85%B4%E8%B6%A3-%E8%BF%98%E6%9C%89%E4%B8%80%E5%B0%81twitter%E5%BE%8B%E5%B8%88%E5%87%BD-83c930cf</text:a>
</text:p>
      <!--NEWS-->
      <text:h text:style-name="P10" text:outline-level="1">
<text:span text:style-name="T4">
Still relying on real estate to promote economic growth? China must re -consider</text:span>
</text:h>
      <text:p text:style-name="P4">
Author: https://www.facebook.com/bbcworldservice/</text:p>
      <text:p text:style-name="P4">
Publisher: BBC News 中文</text:p>
      <text:p text:style-name="P4">
Published Time: 2023-07-07T08:18:28.000Z</text:p>
      <text:p text:style-name="P4">
Modified Time: 2023-07-07T08:18:28.000Z</text:p>
      <text:p text:style-name="P4">
Description: After the new crown epidemic restrictions are liberalized, people expect that the Chinese economy will rebound strongly, but this does not appear.</text:p>
      <text:p text:style-name="P4">
Images: ["<text:a xlink:type="simple" xlink:href="https://ichef.bbci.co.uk/news/640/cpsprodpb/12A0D/production/_130310367_2a414963-ef67-479c-9f6d-73f5fec431a7.jpg" text:style-name="Internet_20_link" text:visited-style-name="Visited_20_Internet_20_Link">
_130310367_2a...</text:a>
", "<text:a xlink:type="simple" xlink:href="https://ichef.bbci.co.uk/news/640/cpsprodpb/BAB9/production/_130310874_bbqzibo3.jpg" text:style-name="Internet_20_link" text:visited-style-name="Visited_20_Internet_20_Link">
_130310874_bb...</text:a>
"]</text:p>
      <text:p text:style-name="P4">
Videos: ["<text:a xlink:type="simple" xlink:href="https://www.bbc.com/ws/av-embeds/cps/zhongwen/simp/chinese-news-66131340/p0fzj6jm/zh-hans" text:style-name="Internet_20_link" text:visited-style-name="Visited_20_Internet_20_Link">
zh-hans</text:a>
"]</text:p>
      <text:p text:style-name="P4">
Tags: ['金融财经', '中國', '经济', '就业']</text:p>
      <text:p text:style-name="P4">
Type: Article</text:p>
      <!--METADATA-->
      <text:h text:style-name="P12" text:outline-level="3">
<text:span text:style-name="T4">
Still relying on real estate to promote economic growth? China must re -consider</text:span>
</text:h>
      <ul>
        <li>
Stephen Mcdonell * BBC reporter in China</li>
      </ul>
      <text:p text:style-name="P4">
8:18 am on July 7, 2023![] <text:a xlink:type="simple" xlink:href="Images/BBC Chinese/2023-07-07T08-18-28.000Z/_130310367_2a414963-ef67-479c-9f6d-73f5fec431a7.jpg" text:style-name="Internet_20_link" text:visited-style-name="Visited_20_Internet_20_Link">
</text:a>
Image source, Joyce LiU/BBC</text:p>
      <text:p text:style-name="P4">
Image adding text,</text:p>
      <text:p text:style-name="P4">
Zibo's outdoor barbecue provides people with delicious and low -cost leisure diet.</text:p>
      <text:p text:style-name="P4">
<text:span text:style-name="T4">
<text:span text:style-name="T5">
* Zibo, Shandong Province, is experiencing a wave of outdoor barbecue. </text:span>
* </text:span>
</text:p>
      <text:p text:style-name="P4">
People from all over China come here to taste the famous lamb skewers, which has become a legend in social media.</text:p>
      <text:p text:style-name="P4">
This is a very noisy experience, and it is definitely not suitable for timid people.</text:p>
      <text:p text:style-name="P4">
The streets are crowded with people. You sit on a small plastic chair, drink beer, roll the meat pieces with the local onion cakes, and all sides are karaoke.</text:p>
      <text:p text:style-name="P4">
At first glance, these people seem to show a strong rebound after the emergency state of the crown epidemic -but according to economists, the truth is not the case.</text:p>
      <text:p text:style-name="P4">
They said that this is more that people have found a cheap and delicious choice under the face of great pressure on household income.</text:p>
      <text:p text:style-name="P4">
<draw:frame draw:style-name="fr1" draw:name="Image100" text:anchor-type="as-char" svg:width="6.9236in" svg:height="3.894525in" draw:z-index="0">
<draw:image xlink:href="../Images/BBC Chinese/2023-07-07T08-18-28.000Z/_130310874_bbqzibo3.jpg" xlink:type="simple" xlink:show="embed" xlink:actuate="onLoad" draw:mime-type="image/jpeg"/>
</draw:frame>
Image source, Joyce LiU/BBC</text:p>
      <text:p text:style-name="P4">
Image adding text,</text:p>
      <text:p text:style-name="P4">
The lamb skewers and karaoke of Zibo barbecue restaurants have attracted people from all over the country.</text:p>
      <text:p text:style-name="P4">
A shirtless man told us that this was the ideal place for him and his family on the hot summer night, and the cost performance of this gameplay was in line with the current reality.</text:p>
      <text:p text:style-name="P4">
"This place is very suitable for the people," he said. "It is difficult to make money recently, but it is still easy to spend money. After three years of epidemic, the economy is just recovering slowly."</text:p>
      <text:p text:style-name="P4">
Chinese university graduates are particularly seriously impacted by economic downturn, and the unemployment rate has been hovering at 20%or more.</text:p>
      <text:p text:style-name="P4">
Some students are disturbed by their future.</text:p>
      <text:p text:style-name="P4">
"Yes, I'm worried," said a girl who was about to graduate. "The competition is fierce and it is difficult to find a job. All my classmates have the same pressure."</text:p>
      <text:p text:style-name="P4">
For those who have a job, economic protection is an important reason for their unwillingness to spend more money.</text:p>
      <text:p text:style-name="P4">
They are worried that they may accidentally fall into the ranks of unemployment, and in many cases, the biggest investment of their family is not as valuable as they originally imagined.</text:p>
      <text:p text:style-name="P4">
China's real estate industry is under tremendous pressure.</text:p>
      <text:p text:style-name="P4">
<text:a xlink:type="simple" xlink:href="https://www.bbc.com/ws/av-embeds/cps/zhongwen/simp/chinese-news-66131340/p0fzj6jm/zh-hans" text:style-name="Internet_20_link" text:visited-style-name="Visited_20_Internet_20_Link">
Video-1-Link:/WS/AV-EMBEDS/CPS/ZHONGWEN/SIMP/Chinese-News-66131340/P0FZJ6jm/ZH-HansS</text:a>
<text:span text:style-name="T4">
 Your equipment does not support playing multimedia materials </text:span>
 video plus injection text,</text:p>
      <text:p text:style-name="P4">
The hot Zibo barbecue and vacant Qingdao real estate reflect the reality of China's economic downturn</text:p>
      <text:p text:style-name="P4">
In order to understand this in person, we drove from Zibo to east for a few hours and came to a much larger city of Qingdao.</text:p>
      <text:p text:style-name="P4">
Here, the rapid outbreak of real estate does not match the real needs of buyers or tenants, and as a result, a large number of real estate built is rarely living inside.</text:p>
      <text:p text:style-name="P4">
A woman sells cold noodles on a mobile booth outside her residential area, and she has very few neighbors.</text:p>
      <text:p text:style-name="P4">
A few years ago, her husband bought a apartment here after moving to Qingdao. Because I heard that the school here is good, I want to give the child a better starting point.</text:p>
      <text:p text:style-name="P4">
I asked her if she was worried about her house depreciation.</text:p>
      <text:p text:style-name="P4">
"Of course worry," she said, "But what can I do?"</text:p>
      <text:p text:style-name="P4">
A couple next to the street cleaners were stopped for lunch. They pointed at the building behind them and said that no one lived there.</text:p>
      <text:p text:style-name="P4">
Opposite the road is a small piece of concrete real estate. The outer wall has no painting and no windows. The window frame looks dilapidated because of long exposure.</text:p>
      <text:p text:style-name="P4">
Image source, Joyce LiU/BBC</text:p>
      <text:p text:style-name="P4">
Image adding text,</text:p>
      <text:p text:style-name="P4">
The outbreak of real estate in Qingdao exceeds the needs of buyers and tenants.</text:p>
      <text:p text:style-name="P4">
"The construction project over there suddenly stopped working last year," the man said.</text:p>
      <text:p text:style-name="P4">
According to his wife, the entire block is quite deserted. "There is nothing here, there is no gas station, and you have to go far away. Living here is very inconvenient," she said.</text:p>
      <text:p text:style-name="P4">
This place used to have hope to take off. At that time, the city hosted the Shanghai Cooperation Organization Summit. Chinese President Xi Jinping also recognized the investment and business of this place. Here it may also become the place of the International Expo and other activities.</text:p>
      <text:p text:style-name="P4">
Originally, there would be people who hired houses, startups, or other companies to buy houses here, but the fact is that there are not many companies.</text:p>
      <text:p text:style-name="P4">
According to a local real estate agent, the property sales in the area have been halved in recent years.</text:p>
      <text:p text:style-name="P4">
"The price decline is because of the market saturation," she said. "Too many houses have been built, it is difficult to sell."</text:p>
      <text:p text:style-name="P4">
We put a drone, and the scene overlooking from the air was worse than we saw on the ground.</text:p>
      <text:p text:style-name="P4">
A new real estate that is completely stopped around can be seen around, and the real estate that has been completed is almost not angry.</text:p>
      <text:p text:style-name="P4">
Image source, Joyce LiU/BBC</text:p>
      <text:p text:style-name="P4">
Image adding text,</text:p>
      <text:p text:style-name="P4">
The prosperity of China's real estate has made the housing prices in many large cities exceed the ability of ordinary families.</text:p>
      <text:p text:style-name="P4">
Moreover, supply and demand issues are not unique to this area, or even the city. In China, it is easy to find evidence that real estate bubbles bring in danger.</text:p>
      <text:p text:style-name="P4">
In this country, one of the reasons for the proliferation of real estate speculation is the lack of other investment options. However, the prosperity of real estate has made the housing prices of many large cities exceed the ability of ordinary families. The government's response to this is to limit the number of personal purchase of houses.</text:p>
      <text:p text:style-name="P4">
This is a sincere attempt to make equal reforms, but now there is pressure to reverse this direction. In Qingdao, such measures have been relaxed, so as to bring stimulus to the stagnant real estate market.</text:p>
      <text:p text:style-name="P4">
The challenges faced by Chinese policy makers are to find a way to get economic growth and business confidence from getting rid of the heavy dependence of this real estate sales.He told the BBC in Australia: "China's economy urgently needs to be re -balanced. In the past two or three decades, the Chinese economy has increased huge growth through large -scale infrastructure construction and a substantial growth in the real estate market. The method is not sustainable. "</text:p>
      <text:p text:style-name="P4">
"Look at the world, developed economies need family as a key driving force for economic growth, and this is not available in China."</text:p>
      <text:p text:style-name="P4">
From reducing interest rates to cash allowances, the Chinese government is considering promoting individuals and enterprises to increase consumption in various ways.</text:p>
      <text:p text:style-name="P4">
However, the problem is emotion.</text:p>
      <text:p text:style-name="P4">
When there are more jobs, people will feel more secure. Enterprises need investment to create more employment opportunities, but when consumers lack security, companies are unwilling to do so.</text:p>
      <text:p text:style-name="P4">
As Harry Mufi Cruise said: "This is a bit like a chicken and egg. Without corporate expenditure, there will be no economic recovery. They will not spend before they see the recovery. So they become a The deadlock hinders the development of the key part of the economy. "</text:p>
      <text:p text:style-name="P4">
All these issues may affect global trade.</text:p>
      <text:p text:style-name="P4">
Image source, Joyce LiU/BBC</text:p>
      <text:p text:style-name="P4">
Image adding text,</text:p>
      <text:p text:style-name="P4">
On the other hand, Qingdao's beach shows that tourism is recovering</text:p>
      <text:p text:style-name="P4">
China is a big country. The ripples that occur in the world's second largest economy will cause waves.</text:p>
      <text:p text:style-name="P4">
The production output here has decreased -due to weak international demand -leading to decline in exports and decreased supply in Chinese manufacturing goods globally, the commercial activities of large Asian factories will decrease. After that, China's slowdown consumption means that the import of products of other countries will decrease.</text:p>
      <text:p text:style-name="P4">
For the Chinese government, the headache may have to make a choice or seek short -term stimulus measures. This will delay the re -balance it needs to face, or to bear more instant pain, so as to start a long -term solution to solve the long -term solution faster plan.</text:p>
      <text:p text:style-name="P4">
Naturally, there must be almost someone in Beijing's high levels of power. Some people are considering taking some intermediate routes. They first take slightly promoting measures to stabilize the economy, and then consider greater problems on hand.</text:p>
      <text:p text:style-name="P4">
Because they know that once negative emotions are formed, it may be difficult to reverse the situation.</text:p>
      <text:p text:style-name="P4">
However, if you want to be optimistic about Qingdao and life itself, you can go to the beach. In the famous coastline here, the tourism industry seems to have recovered.</text:p>
      <text:p text:style-name="P4">
There is a smile there, a sand castle piled up by tourists. Whether it is an industrial giant or a truck driver, everyone here is enjoying the embrace of the sea.</text:p>
      <text:p text:style-name="P4">
Whether or not this is in line with reality, here you can hardly feel that although everything is difficult, it will be better in the future.</text:p>
      <text:p text:style-name="P4">
News Source: <text:a xlink:type="simple" xlink:href="https://www.bbc.com/zhongwen/simp/chinese-news-66131340" text:style-name="Internet_20_link" text:visited-style-name="Visited_20_Internet_20_Link">
https://www.bbc.com/zhongwen/simp/chinese-news-66131340</text:a>
</text:p>
      <!--NEWS-->
      <text:h text:style-name="P10" text:outline-level="1">
<text:span text:style-name="T4">
The fake message before the Hanguang exercise flooded Taiwan to worry about the Chinese cognitive war in Taiwan</text:span>
</text:h>
      <text:p text:style-name="P4">
Author: None (Language: zh)</text:p>
      <text:p text:style-name="P4">
Publisher: None</text:p>
      <text:p text:style-name="P4">
Time: 2023-07-07T08:29:00Z</text:p>
      <text:p text:style-name="P4">
Description: Taiwanese Guoan pointed out that every year before the Hanguang exercise, there will be a fake information offensive from China. Some of them claim that Tsai Ing -wen wants to use this to "escape rehearsal".</text:p>
      <text:p text:style-name="P4">
Videos: []</text:p>
      <text:p text:style-name="P4">
Images: []</text:p>
      <text:p text:style-name="P4">
Subject: 时政风云</text:p>
      <text:p text:style-name="P4">
Subjects: ['全球媒体论坛', '奥巴马', '明镜周刊', '美国']</text:p>
      <text:p text:style-name="P4">
Keywords: ['汉光演习', '认知作战', '假讯息', '台海局势', '两岸关系', '台湾大选', '美国', '媒体']</text:p>
      <text:p text:style-name="P4">
Id: 66150093</text:p>
      <!--METADATA-->
      <text:p text:style-name="P4">
<text:a xlink:type="simple" xlink:href="https://www.dw.com/zh/overlay/image/article/66150093/62680523" text:style-name="Internet_20_link" text:visited-style-name="Visited_20_Internet_20_Link">
 </text:a>
The picture shows the anti -landing drills in New Taipei City during the Hanguang exercise in July last year.</text:p>
      <text:p text:style-name="P4">
(Voice of Germany Chinese website) On the occasion of the "Hanguang No. 39" active exercise in Taiwan, China may be starting a cognitive battle. According to Taiwan's national security officials, China has continued to spread false information related to Taiwan or US military exercises through official media since May. Some of them have not been confirmed that Taiwan President Tsai Ing -wen has formulated a "escape plan".</text:p>
      <text:p text:style-name="P4">
"They want to depict the exercise of the Hanguang exercise into an escape plan." Reuters quoted Taiwanese Guoan people who did not want to be named on Friday (July 7), saying at least 10 news reports that Cai Yingwen wanted to use the exercise to "escape his life to escape his life. "Relief", or withdraw from overseas Chinese for American citizens. Taiwanese officials believe that the purpose of Beijing's move is to create panic and weaken the public's trust in Taiwan's leadership.</text:p>
      <text:p text:style-name="P4">
On the Internet platform in China, some unheard claims that Taiwan President Tsai Ing -wen has formulated a "escape plan". The picture shows Tsai Ing -wen received a visit to the US Congress in Taipei on April 8.</text:p>
      <text:h text:style-name="P12" text:outline-level="3">
<text:span text:style-name="T4">
Beijing "Da Waixuan" to Taiwan?</text:span>
</text:h>
      <text:p text:style-name="P4">
This year's Hanguang exercise in Taiwan is divided into 2 stages, which are the military push in May and the actual soldiers' drills at the end of July.(https://www.dw.com/zh/zh/汉光演习前夕-台湾举行天马操演/a-66099632)Essence According to the June report of the Taiwan Central News Agency, the military confirmed that the Hanguang exercise will first perform anti -aircraft downshifts at Taoyuan Airport at the civilian for the first time, and the airport will temporarily ban navigation.</text:p>
      <text:p text:style-name="P4">
DW reporters searched for the "Hanguang Exercise" through Baidu on the 7th. Most of the search results were negative news. For example, the Chinese official media "Global Times" reported in May to quote expert reviews, and claimed: "Han Guangbing pushes no matter how you push it, it is A game of death. The U.S. military is now "watching chess without words". I am afraid that in the future, I may "see death and not rescue." There are also unspeakable news on Weibo that this exercise is used in Taoyuan Airport, which is pressured by the United States; It is also said that Cai Yingwen's "escape" is more convenient for civil airports.</text:p>
      <text:p text:style-name="P4">
At the end of May, Hong Kong's "South China Morning Post" and other media quoted the report of the military push of China Central University in China, saying that the PLA sank the Ford's nuclear -powered aircraft carrier's strike group with 24 supersonic anti -ship missiles. The Central News Agency reported the analysis of the national security people in Taiwan on Friday and criticized the report as the "Case of Publicity Standard".</text:p>
      <text:p text:style-name="P4">
In May, there was a media that the PLA could sink the U.S. ships. Taiwanese Guoan believes that this is a typical "Great Passage". The "psychological red line" that was shot down, Beijing launched a fake message offensive. The picture shows the scene of the US Congress push. (Data photo)</text:p>
      <text:h text:style-name="P12" text:outline-level="3">
<text:span text:style-name="T4">
Fake message offensive affects the Taiwan election</text:span>
</text:h>
      <text:p text:style-name="P4">
Taiwanese people pointed out that every year on the Hanguang exercise, China will have a fake information offensive on Taiwan, but this year is particularly obvious, which is intended to further affect the Taiwan presidential election in January next year.</text:p>
      <text:p text:style-name="P4">
According to the summary of the "Report", Taiwan believes that such fake messages are usually manufactured by China's Taiwan -related and united front departments. They are reproduced and spread to Taiwan media and Hong Kong media through online self -media and official media. Reuters pointed out that Beijing's fake information offensive was implemented by government units such as the State Council and was supervised by the Central Committee of the Communist Party of China on the leadership group of Taiwan. The team leader was Xi Jinping, General Secretary of the CPC Central Committee and President of China.</text:p>
      <text:p text:style-name="P4">
In response to China's fake information and cognitive operations, the Taiwan MAC responded to Reuters, saying that China has always tried to harm the Taiwan government's prestige, thereby "differentiation of Taiwan society and weakening the support of the international community for Taiwan." Taiwan will immediately clarify false information And "show the determination to defend your own with specific actions." The State Council of China and the United States Association in Taiwan did not respond to the request for comment.</text:p>
      <text:p text:style-name="P4">
In addition to fake messages, Taiwan also expressed concerns about other "penetration" methods. Exclusive reports from Reuters in June stated that <text:a xlink:type="simple" xlink:href="https://www.dw.com/zh/zh/路透台湾锁定中共干预明年大选的途径/a-65988337" text:style-name="Internet_20_link" text:visited-style-name="Visited_20_Internet_20_Link">
Taiwan government believes that China will illegate relative candidates through WeChat platforms</text:a>
Or it provides the opportunity to travel to China for free to travel to China in Taiwan, thereby affecting the voting decision.</text:p>
      <text:p text:style-name="P4">
(Comprehensive report)</text:p>
      <text:p text:style-name="P4">
News Source: <text:a xlink:type="simple" xlink:href="https://www.dw.com/zh/漢光演習前假訊息氾濫-台灣憂中國認知戰/a-66150093" text:style-name="Internet_20_link" text:visited-style-name="Visited_20_Internet_20_Link">
https://www.dw.com/zh/漢光演習前假訊息氾濫-台灣憂中國認知戰/a-66150093?maca=chi-rss-chi-all-1127-rdf</text:a>
</text:p>
      <!--NEWS-->
      <text:h text:style-name="P10" text:outline-level="1">
<text:span text:style-name="T4">
His Majesty's SpaceX has a de facto monopoly position in the field of rocket launch (Free Version)</text:span>
</text:h>
      <text:p text:style-name="P4">
Author: Micah Maidenberg</text:p>
      <text:p text:style-name="P4">
Publisher: 华尔街日报中文网</text:p>
      <text:p text:style-name="P4">
Published Time: 2023-07-07T08:40:00.000Z</text:p>
      <text:p text:style-name="P4">
Modified Time: 2023-07-07T08:40:00.000Z</text:p>
      <text:p text:style-name="P4">
Created Time: 2023-07-07T07:25:00.000Z</text:p>
      <text:p text:style-name="P4">
Description: Data show that in 2022, 66%of the Spacex rockets provided motivation in the flight mission of the US launch venue, and the ratio of the first six months of this year was 88%. This dominant position will continue.</text:p>
      <text:p text:style-name="P4">
Images: []</text:p>
      <text:p text:style-name="P4">
Categories: ['商业']</text:p>
      <text:p text:style-name="P4">
Keywords: SYND</text:p>
      <text:p text:style-name="P4">
Type: Article</text:p>
      <!--METADATA-->
      <text:p text:style-name="P4">
Satellite operators and government agencies who show their fists in space are increasingly relying on Musk(Elon Musk)The SpaceX of His Majesty helps them enter the track.</text:p>
      <text:p text:style-name="P4">
News Source: <text:a xlink:type="simple" xlink:href="https://cn.wsj.com/articles/%E9%A9%AC%E6%96%AF%E5%85%8B%E9%BA%BE%E4%B8%8Bspacex%E5%B7%B2%E5%9C%A8%E7%81%AB%E7%AE%AD%E5%8F%91%E5%B0%84%E9%A2%86%E5%9F%9F%E6%8B%A5%E6%9C%89%E4%BA%8B%E5%AE%9E%E4%B8%8A%E7%9A%84%E5%9E%84%E6%96%AD%E5%9C%B0%E4%BD%8D-c9c7959c" text:style-name="Internet_20_link" text:visited-style-name="Visited_20_Internet_20_Link">
https://cn.wsj.com/articles/%E9%A9%AC%E6%96%AF%E5%85%8B%E9%BA%BE%E4%B8%8Bspacex%E5%B7%B2%E5%9C%A8%E7%81%AB%E7%AE%AD%E5%8F%91%E5%B0%84%E9%A2%86%E5%9F%9F%E6%8B%A5%E6%9C%89%E4%BA%8B%E5%AE%9E%E4%B8%8A%E7%9A%84%E5%9E%84%E6%96%AD%E5%9C%B0%E4%BD%8D-c9c7959c</text:a>
</text:p>
      <!--NEWS-->
      <text:h text:style-name="P10" text:outline-level="1">
<text:span text:style-name="T4">
What does Harvard fail? What does the equalization bill of violations mean? (Free version)</text:span>
</text:h>
      <text:p text:style-name="P4">
Authors: ['']</text:p>
      <text:p text:style-name="P4">
Publisher: 英国《金融时报》</text:p>
      <text:p text:style-name="P4">
Time: 2023-07-07T08:44:29+00:00</text:p>
      <text:p text:style-name="P4">
Published Time: 2023-07-06T12:00:99+08:00</text:p>
      <text:p text:style-name="P4">
Modified Time: 2023-07-07T04:33:99+08:00</text:p>
      <text:p text:style-name="P4">
Description: Feng Yuqing: For Asians, the battle has just begun. The judgment of the Supreme Court may not be able to ensure the fair opportunities of Asians in studying and job hunting, but now there are law.</text:p>
      <text:p text:style-name="P4">
Images: ["<text:a xlink:type="simple" xlink:href="https://thumbor.ftacademy.cn/unsafe/picture/7/000119297_piclink.jpg" text:style-name="Internet_20_link" text:visited-style-name="Visited_20_Internet_20_Link">
000119297_pic...</text:a>
"]</text:p>
      <text:p text:style-name="P4">
Themes: ['专栏', '教育', '关注']</text:p>
      <text:p text:style-name="P4">
Keywords: ['教育', '平权', '大学', '亚裔美国人']</text:p>
      <text:p text:style-name="P4">
Type: Article</text:p>
      <!--METADATA-->
      <text:p text:style-name="P4">
<draw:frame draw:style-name="fr1" draw:name="Image108" text:anchor-type="as-char" svg:width="6.9236in" svg:height="4.617987in" draw:z-index="0">
<draw:image xlink:href="../Images/FT Chinese Free Version/2023-07-07T08-44-29-00-00/00011929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A series of judgments from the US Supreme Court last week shaking American society. Among them, the judgments such as Harvard and other universities considering racial factors in enrollment violations based on the equal rights bill, which can be said to be a victory of common sense. It has a significant impact on future Asians' life in the United States.</text:p>
      <text:p text:style-name="P4">
First of all, let's review the history of the equality bill. In the 1960s, the civil rights movement led by Martin Luther King changed the appearance of the United States. The Activity Act is an important result of the civil rights movement and one of the derivatives of the Civil Rights Law in 1964. It aims to take care of ethnic minorities in enrollment and employment. According to this bill, public schools in the United States have the responsibility to adopt a quota or extra point in enrollment to allow ethnic minorities to give priority to admission. In order to promote the diversification of American society, the bill has played an important role in creating equal opportunities for ethnic minorities in universities, workplace, and officialdom.</text:p>
      <text:p text:style-name="P4">
This was undoubtedly progressive under the historical conditions at that time.</text:p>
      <text:p text:style-name="P4">
Activity can be understood as a form of compensation. For the centuries of African -American Americans, they have been deprived of equal protection of law. This is the meaning of Linden Johnson's famous Howard University of Howard. In his speech, he said that it was unfair of. This is the clearest moral case of equal rights -many generations of slavery need to have exceptions to official non -discriminatory principles of non -discrimination within a period of time.</text:p>
      <text:p text:style-name="P4">
But this simple case is getting more and more difficult over time. It is the most direct interpretation of the Civil Rights Law that everyone's equality conflicts. Because with the benefit of each generation of successors, Johnson's logic became less convincing. In order to solve these difficulties, a different theory has entered: it is not a compensation case related to slavery and racial isolation, but to describe the universal racial diversity as a campus experience of an educational necessity, an open -minded campus experience It is important, so enrollment office can consider doing this.</text:p>
      <text:p text:style-name="P4">
The Supreme Court judge Sandra Day O'Connor supports this view in the Grutter V. Bollinger case in 2003. She believes that college admission can consider racial factors, but there is a certain period of time. She believes that it may no longer need to be needed after 25 years. Essence</text:p>
      <text:p text:style-name="P4">
However, as this 25 -year period is getting closer, American universities have no intention to stop considering racial factors. Instead, the diversity of race has now been regarded by the university as an organizational concept, a mantra, and a highest academic academic Vision of interests. In other words, the university campus needs to reflect the racial appearance of the United States. Not just campus, the diverse vision is one of the tenets of employees hired and promoted employees in American companies. Many companies have announced the population statistics of their future employees and leadership. The manufacturing giant 3M announced on its website that "doubles the proportion of our American employees at the grassroots level to the representative group of management." In 2021, United Airlines launched a plan, "By 2030, 5,000 new pilots are trained, at least half of them are women and colored races." McDonald's has paid executive salary with women and minority ethnic groups in senior positions. The proportion is linked.</text:p>
      <text:p text:style-name="P4">
This sounds like a grand, but think about it. Why do university campuses and American companies look like the population of the United States? Could it be that all walks of life must be divided according to the racial proportion to show the diversity of the United States? Do you need to look like the United States? What about the players of the NBA and football teams, the athletes who show their talents in front of the public also need the diversity of race? All agencies can implement racial quotas on the grounds. This is actually promoting racism in a diverse name.</text:p>
      <text:p text:style-name="P4">
University enrollment, the number of workers with enterprises is basically fixed, which is a zero -sum game for applicants. The preferential treatment of one person is bound to be the loss of another person. According to the data in the book of Nolonger Separate, Not Yet Equal: RACE and Class in Elite College Admission andCampus Life, published in 2009, to enter a famous American school in the United States, the Asian SAT score must be higher than that of white students than white students. 140 points, 270 points higher than Western students, 450 points higher than black students. In the diverse big, the actual racial quota has made Asians the most de facto victim. The Asian population has grown rapidly in the United States in the past 10 years, but Harvard Asian students have maintained around 20%. And Asian, especially Asian men, are becoming more and more narrow in the living space of American companies.</text:p>
      <text:p text:style-name="P4">
In recent years, the Democratic Party has been increasingly leaning, and under the extreme atmospheric atmosphere of racial diamonds, the diversified momentum is getting bigger and bigger. DEI (DIVERSITY, EQUITY, Inclusive Diversity, Fairness and Tolerance) is already a huge industry. According to a report from McKinsey, the global DEI market reached $ 7.5 billion in 2020, and it is expected to double in 2026. Not only is the general employment job search, the diversification has spread to key industries. At least 40 medical colleges have canceled the admission test MCAT. MCAT has long been a standard test of American Medical College. It is called the gold standard and is extremely difficult to pass. Perleman Medical College of Pennsylvania at the University of Pennsylvania, the University of Pennsylvania, has expanded a minority project for African and Western descent. These applicants can take the MCAT test without taking the MCAT test.</text:p>
      <text:p text:style-name="P4">
The cancellation of the exam means of course the standard is reduced. At the same time, it becomes more and more difficult to measure whether graduates are ready. The American Medical License Examination has recently abandoned the objective scoring based on diverse reasons and changed to the/failed system. This may make unqualified people a doctor. The above mentioned that United Airlines has decided to decide the future pilot candidates with skin tone.</text:p>
      <text:p text:style-name="P4">
Applying for universities, job hunting is not capable, and racial skin tone is already against fairness. But unqualified doctors and pilots will endanger the lives and safety of the public, and completely violate common sense.</text:p>
      <text:p text:style-name="P4">
Such a bill that does not meet the moral logic, does not meet the original intention of the civil rights movement, and does not conform to common sense. A survey released by Pew ResearchCenter last April showed that nearly three or more Americans said that gender, race or ethnicity, or whether relatives had studied at the school should not affect the admission decision of the university. And the policy of supporting the issuance of equal rights appears on the votes. Even if it is a Democratic parties like a Democratic party like California, voters have rejected it.Investigation, the diversification of university and American companies is to choose winners and losers based on skin tone. This is departure from the constitutional principles that are equal and equal. For the benefits of race diversification, more important principles have been sacrificed -everyone is life and equality. Everyone is not because of ethnicity, skin tone, and gender, but because of personal personality ability to judge this simplest civil rights bill The original intention.</text:p>
      <text:p text:style-name="P4">
The judgment of the Supreme Court once again reiterated the most basic principle that attracted countless people to come to the United States, that is, no matter who you are, no matter what your skin color, no matter where you come from, you can get a fair opportunity. As long as you are enough, you are enough If you work hard, you may be successful here.</text:p>
      <text:p text:style-name="P4">
For Asians, the battle has just begun. The judgment of the Supreme Court may not be able to ensure the fair opportunities of Asians in studying and job hunting, but now there are law. In the United States, the judgment of the Supreme Court is the highest law of this land. The Constitution only protects individuals from the violations of government behavior, but the lawsuit has applied the equal protection clauses of Chapter 6 of the Constitution to Harvard and other private universities. The bill prohibits "any project or activity receiving federal financial assistance" based on "race, skin color, or nationality". Judge Neil Gorsuch pointed out in the conclusion of this case that Chapter 7 of the 1964 Act applied the same anti -discrimination principle to private enterprises with more than 15 employees. If they discriminate based on "race, skin tone, religion, gender or nationality", they will be liable for compensation.</text:p>
      <text:p text:style-name="P4">
Asians need to continue to fight for their legitimate rights, just like the chief judge John G -Roberts claimed to be "the way to stop racial discrimination based on racial discrimination is to stop racial discrimination." It is also for the United States to become a more impartial country, and the ideal of "people's life and equality" claimed by the father.</text:p>
      <text:p text:style-name="P4">
_ (Note: This article only represents the author's personal point of view.) _</text:p>
      <text:p text:style-name="P4">
News Source: <text:a xlink:type="simple" xlink:href="http://www.ftchinese.com/story/001100189" text:style-name="Internet_20_link" text:visited-style-name="Visited_20_Internet_20_Link">
http://www.ftchinese.com/story/001100189</text:a>
</text:p>
      <!--NEWS-->
      <text:h text:style-name="P10" text:outline-level="1">
<text:span text:style-name="T4">
China Customs announced the prohibition of imports of food in Fukushima and other places in Japan</text:span>
</text:h>
      <text:p text:style-name="P4">
Author: None (Language: zh)</text:p>
      <text:p text:style-name="P4">
Publisher: None</text:p>
      <text:p text:style-name="P4">
Time: 2023-07-07T08:46:00Z</text:p>
      <text:p text:style-name="P4">
Description: The comprehensive report of safety review issued by the International Atomic Energy Agency this week states that Japan's plans to store the water in the first nuclear power plant in Fukushima meet the safety standards of the agency. On Friday, the General Administration of Customs of China announced that in order to prevent the losses of Japanese food with radioactive pollution, China Customs banned the import of ten counties (cents) such as Fukushima in Japan.</text:p>
      <text:p text:style-name="P4">
Videos: []</text:p>
      <text:p text:style-name="P4">
Images: []</text:p>
      <text:p text:style-name="P4">
Subject: 科技环境</text:p>
      <text:p text:style-name="P4">
Subjects: ['韩国', '岛屿主权争端', '专题报道：全景观看“习马会”', '中国', '中共十九大', '福岛', '朝鲜', '德中关系']</text:p>
      <text:p text:style-name="P4">
Keywords: ['福岛', '核事故', '核废水排放', '中国', '禁购', '日本海鲜', '韩国', '核辐射']</text:p>
      <text:p text:style-name="P4">
Id: 66142401</text:p>
      <!--METADATA-->
      <text:p text:style-name="P4">
<text:a xlink:type="simple" xlink:href="https://www.dw.com/zh/overlay/image/article/66142401/64968487" text:style-name="Internet_20_link" text:visited-style-name="Visited_20_Internet_20_Link">
 </text:a>
China Customs announced that it is prohibited from the import of ten counties (cadres) such as Fukushima in Japan.</text:p>
      <text:p text:style-name="P4">
(Voice of Germany) <text:a xlink:type="simple" xlink:href="https://www.dw.com/zh/zh/日本核废水排海在即-原子能机构再赴福岛审查/a-65763766" text:style-name="Internet_20_link" text:visited-style-name="Visited_20_Internet_20_Link">
UN International Atomic Energy Agency</text:a>
A comprehensive report of safety review released this week states that Japan will be stored in the Water Election of Water Dedication at the Fukushima First Nuclear Power Station <text:a xlink:type="simple" xlink:href="https://www.dw.com/zh/zh/福岛废水排海iaea评估为安全-中国反对/a-66111067" text:style-name="Internet_20_link" text:visited-style-name="Visited_20_Internet_20_Link">
conforms to the safety standards of atomic energy institutions</text:a>
Essence The agency supports Tokyo Electric Power Corporation to discharge the ocean with a processing nuclear waste water that is equivalent to about 500 Olympic pool capacity. These nuclear waste water is a polluting water used to cool down the tsunami in the 2011 Japanese earthquake that causes tsunami to cool down the nuclear reactor.</text:p>
      <text:p text:style-name="P4">
Although Japan guarantees that the wastewater is safe after filtering and removing most of the isotopes, the emission water plan is still <text:a xlink:type="simple" xlink:href="https://www.dw.com/zh/zh/福岛核废水倾倒海洋-渔民说不-中韩反对-美国支持/a-57244397" text:style-name="Internet_20_link" text:visited-style-name="Visited_20_Internet_20_Link">
being opposed by domestic and foreign at home and abroad</text:a>
 。</text:p>
      <text:p text:style-name="P4">
Tokyo Electric Power Corporation will discharge the ocean to about 500 Olympic pool capacity of the nuclear waste water.</text:p>
      <text:p text:style-name="P4">
The China Customs General Administration announced on Friday (July 7) that "in order to prevent Japanese food in China with radioactive pollution and protect Chinese consumers imported food safety, Chinese Customs prohibits the import of ten counties (cadres), including Fukushima in Japan, Strictly review the attached certification documents, strictly review foods, especially aquatic products (including edible aquatic animals), strengthen supervision, strictly implement 100%inspection, and continue to strengthen the detection and monitoring of radioactive substances to ensure the safety of Japanese food in Japan. Strictly prevent the input of risks. "</text:p>
      <text:p text:style-name="P4">
The General Administration of Customs of China also said: "The International Atomic Energy Agency has recently reported the opinions of the comprehensive evaluation report released by the Fukushima nuclear pollution water in Japan, which failed to fully reflect the opinions of all experts participating in the evaluation work. Approve. There are still many problems in the Japanese side's legitimacy, the reliability of purification devices, and the perfectness of the monitoring solution. "</text:p>
      <text:p text:style-name="P4">
Last year, China was the largest buyer in Japan's seafood exports, although China was one of the countries that restricted food imported from some parts of Japan due to the nuclear accident.</text:p>
      <text:p text:style-name="P4">
China is also the most intense critic of this drainage plan in Japan, saying that this threatens marine life and human health.</text:p>
      <text:p text:style-name="P4">
China had previously warned that Japan must "bear all the consequences of its actions." The implementation of the plan will begin in the next few weeks, and it will take up to 40 years to discharge.</text:p>
      <text:p text:style-name="P4">
Three Japanese government officials and a ruling member of the ruling party have said in an anonymous interview with Reuters in recent days that they expect that China will expand its restrictions on Japanese seafood.</text:p>
      <text:p text:style-name="P4">
"We think they may have a comprehensive ban on Japanese seafood." A official said, "They want to punish Japan economy."</text:p>
      <text:p text:style-name="P4">
He said: "For China, Japanese seafood imports only account for a small part of its market ... but for Japan, this is a large market."</text:p>
      <text:p text:style-name="P4">
The comprehensive report of safety review issued by the United Nations International Atomic Energy Agency this week pointed out that Japan's plans to store the water -rowed sea of water storage in the Fukushima first nuclear power plant meet the safety standards of atomic energy agencies.</text:p>
      <text:h text:style-name="P12" text:outline-level="3">
<text:span text:style-name="T4">
Some Chinese consumers call for resistance to Japanese products</text:span>
</text:h>
      <text:p text:style-name="P4">
The Ministry of Foreign Affairs of Japan stated that Japan had conducted scientific discussions with China on the issue of emissions and will continue.</text:p>
      <text:p text:style-name="P4">
China has prohibited seafood from 10 counties (including Fukushima Prefecture and Capital Tokyo) from 47 counties in Japan since 2011, and prohibit all food and feed from 9 counties from 9 counties. Do radioactive testing.</text:p>
      <text:p text:style-name="P4">
Japan's data show that most of the seafood fishing in Japanese fisheries consume in China. Despite the ban, China was still the largest buyer in Japan's seafood last year (calculated by value).</text:p>
      <text:p text:style-name="P4">
The Chinese market accounts for 22.5%of Japan's seafood exports, worth 87 billion yen (US $ 604 million), followed by Hong Kong (19.5%) and the United States (13.9%). China has purchased more than half of the total exports of Japanese scallops.</text:p>
      <text:p text:style-name="P4">
The Hong Kong government said on Tuesday that when Japan began to implement an emission plan, Hong Kong will "immediately take control measures, including import control to aquatic products from high -risk counties."</text:p>
      <text:p text:style-name="P4">
China said that after the implementation of emissions plans in Japan, it will strengthen monitoring of marine and seafood.</text:p>
      <text:p text:style-name="P4">
South Korean consumers snap up sea salt and other products before the implementation of the emission plan. The South Korean government also promised to strengthen monitoring and try to alleviate public concerns, but did not threaten to expand its ban on Japanese products.</text:p>
      <text:p text:style-name="P4">
In China, some consumers have called for anti -Japanese products on social media. This wave of public opinion briefly cracked down on the stock price of Japanese cosmetics manufacturers.</text:p>
      <text:p text:style-name="P4">
*#</text:p>
      <text:h text:style-name="P13" text:outline-level="4">
<text:span text:style-name="T4">
Fishermen in Fukushima</text:span>
</text:h>
      <text:h text:style-name="P12" text:outline-level="3">
<text:span text:style-name="T4">
</text:span>
</text:h>
      <text:p text:style-name="P4">
When the 71 -year -old fisherman Ono Haruki removed his fishing at Komigou in Shinachi, it was already bright. Ono is the third -generation fisherman and has been in Shinachi for half a century. It was only 55 kilometers north of Fukushima First Nuclear Power Station. In 2011, one of the most serious nuclear accidents in the world occurred there.</text:p>
      <text:p text:style-name="P4">
*#</text:p>
      <text:h text:style-name="P13" text:outline-level="4">
<text:span text:style-name="T4">
Fishermen in Fukushima</text:span>
</text:h>
      <text:h text:style-name="P12" text:outline-level="3">
<text:span text:style-name="T4">
Fishing and survival</text:span>
</text:h>
      <text:p text:style-name="P4">
When cleaning silver fish, Ono remembered the day when he changed the world: On March 11, 2011, a nine -level earthquake triggered a huge tsunami on the east coast of Japan. Ono survived on his boat, but his home on the land was destroyed. He lost a younger brother. The tsunami also impacted the Fukushima nuclear power plant, causing explosion and melting.</text:p>
      <text:p text:style-name="P4">
*#</text:p>
      <text:h text:style-name="P13" text:outline-level="4">
<text:span text:style-name="T4">
Fishermen in Fukushima</text:span>
</text:h>
      <text:h text:style-name="P12" text:outline-level="3">
<text:span text:style-name="T4">
Tragging fisheries</text:span>
</text:h>
      <text:p text:style-name="P4">
The radiation released during the disaster during the reactor caused the fisheries in the area to be completely stagnant. It was not until 12 years later that the price of fish slowly rose. Ono believes that Tokyo Electric Power Corporation will be "unbearable" that the plans of polluting water into the sea again. He was worried, "We are afraid we will return to the origin again."#</text:p>
      <text:h text:style-name="P13" text:outline-level="4">
<text:span text:style-name="T4">
Fishermen in Fukushima</text:span>
</text:h>
      <text:h text:style-name="P12" text:outline-level="3">
<text:span text:style-name="T4">
Place of cooling water</text:span>
</text:h>
      <text:p text:style-name="P4">
The damaged Fukushima First Nuclear Power Station scene at the scene of the Fukushima First Nuclear Power Station is the focus of controversy. According to the authorities, these water storage tanks must be removed before rebuilding. These water is mainly used for cooling reactors after the disaster.</text:p>
      <text:p text:style-name="P4">
*#</text:p>
      <text:h text:style-name="P13" text:outline-level="4">
<text:span text:style-name="T4">
Fishermen in Fukushima</text:span>
</text:h>
      <text:h text:style-name="P12" text:outline-level="3">
<text:span text:style-name="T4">
cooling water is safe?</text:span>
</text:h>
      <text:p text:style-name="P4">
An employee of Tokyo Electric Power Co., Ltd. raised the water sample in front of the camera. These water is treated, filtered and diluted. Dongdian and the government claim that it is safe now. However, it contains trace. Although this radioactive homogenin is considered relatively harmless, fishermen are worried that the water will be discharged into the sea again to destroy their business again.</text:p>
      <text:p text:style-name="P4">
*#</text:p>
      <text:h text:style-name="P13" text:outline-level="4">
<text:span text:style-name="T4">
Fishermen in Fukushima</text:span>
</text:h>
      <text:h text:style-name="P12" text:outline-level="3">
<text:span text:style-name="T4">
In control?</text:span>
</text:h>
      <text:p text:style-name="P4">
The radiation test standards cited by the Tokyo Electric Power Corporation and the Tokyo government are stricter than other countries that are also discharged. This release has also been approved by the International Atomic Energy Agency (IAEA). "We have equipment to make water safe." Tomohikomayuzum, a spokesman for Tokyo Power Company, told Reuters.</text:p>
      <text:p text:style-name="P4">
*#</text:p>
      <text:h text:style-name="P13" text:outline-level="4">
<text:span text:style-name="T4">
Fishermen in Fukushima</text:span>
</text:h>
      <text:h text:style-name="P12" text:outline-level="3">
<text:span text:style-name="T4">
Fish in the wastewater tank</text:span>
</text:h>
      <text:p text:style-name="P4">
In order to prove the processed water innocence and harmless, Tokyo Electric Power Company is breeding fishes in the water tank of the abandoned Fukushima first nuclear power plant. Toshihirowada at the University of Fukushima said that it can understand the fishermen's concerns. He said that Tokyo Electric Power Corporation announced that the emission of polluting water was "unfortunate" for the fisheries that have just recovered in the region.</text:p>
      <text:p text:style-name="P4">
*#</text:p>
      <text:h text:style-name="P13" text:outline-level="4">
<text:span text:style-name="T4">
Fishermen in Fukushima</text:span>
</text:h>
      <text:h text:style-name="P12" text:outline-level="3">
<text:span text:style-name="T4">
Sprinkle salt on the wound?</text:span>
</text:h>
      <text:p text:style-name="P4">
Fisherman Ono Haruki poured the fish he captured into a water tank. He was angry at Tokyo Electric Power Company: "The ocean is not a trash can." He said in an interview with Reuters and asked, "Why do you put water to the waters of Fukushima, why not put water to Tokyo or Osaka?" He said, he said, The people in the region have suffered sufficient pain, and now they have suffered more pain.</text:p>
      <text:p text:style-name="P4">
*#</text:p>
      <text:h text:style-name="P13" text:outline-level="4">
<text:span text:style-name="T4">
Fishermen in Fukushima</text:span>
</text:h>
      <text:h text:style-name="P12" text:outline-level="3">
<text:span text:style-name="T4">
The future of fishermen</text:span>
</text:h>
      <text:p text:style-name="P4">
Ono Chunfu stands in the place where the former house is located. After the tsunami, the area was turned into a park. Although his new home is inland, the 71 -year -old man had to "work at sea" to the end of his life. He felt dim in the future prospects of the fishing industry. He asked: "What do those children who go to elementary and junior high schools?" For them, it was too unstable for them.</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text:p>
      <text:p text:style-name="P4">
News Source: <text:a xlink:type="simple" xlink:href="https://www.dw.com/zh/中国海关宣布禁止进口日本福岛等地食品/a-66142401" text:style-name="Internet_20_link" text:visited-style-name="Visited_20_Internet_20_Link">
https://www.dw.com/zh/中国海关宣布禁止进口日本福岛等地食品/a-66142401?maca=chi-rss-chi-all-1127-rdf</text:a>
</text:p>
      <!--NEWS-->
      <text:h text:style-name="P10" text:outline-level="1">
<text:span text:style-name="T4">
Voice from the suburbs: "How many Naher has not been photographed?"</text:span>
</text:h>
      <text:p text:style-name="P4">
Author: 半岛电视台</text:p>
      <text:p text:style-name="P4">
Publisher: Al Jazeera</text:p>
      <text:p text:style-name="P4">
Published Time: 2023-07-07T08:57:02</text:p>
      <text:p text:style-name="P4">
Modified Time: 2023-07-07T08:57:42</text:p>
      <text:p text:style-name="P4">
Description: Police's incidents of killing a 17 -year -old teenager in Paris were photographed and reprinted crazy on social media. One week later, people's anger was still obvious.</text:p>
      <text:p text:style-name="P4">
Images: ["<text:a xlink:type="simple" xlink:href="https://chinese.aljazeera.net/wp-content/uploads/2023/07/1-1688719300.png" text:style-name="Internet_20_link" text:visited-style-name="Visited_20_Internet_20_Link">
1-1688719300.png</text:a>
", "<text:a xlink:type="simple" xlink:href="https://chinese.aljazeera.net/wp-content/uploads/2023/07/1-1688719359.png" text:style-name="Internet_20_link" text:visited-style-name="Visited_20_Internet_20_Link">
1-1688719359.png</text:a>
", "<text:a xlink:type="simple" xlink:href="https://chinese.aljazeera.net/wp-content/uploads/2023/07/1-1688719404.png" text:style-name="Internet_20_link" text:visited-style-name="Visited_20_Internet_20_Link">
1-1688719404.png</text:a>
", "<text:a xlink:type="simple" xlink:href="https://chinese.aljazeera.net/wp-content/uploads/2023/07/1-1688719446.png" text:style-name="Internet_20_link" text:visited-style-name="Visited_20_Internet_20_Link">
1-1688719446.png</text:a>
", "<text:a xlink:type="simple" xlink:href="https://chinese.aljazeera.net/wp-content/uploads/2023/07/1-1688719497.jpg" text:style-name="Internet_20_link" text:visited-style-name="Visited_20_Internet_20_Link">
1-1688719497.jpg</text:a>
", "<text:a xlink:type="simple" xlink:href="https://chinese.aljazeera.net/wp-content/uploads/2023/07/1-1688719539.png" text:style-name="Internet_20_link" text:visited-style-name="Visited_20_Internet_20_Link">
1-1688719539.png</text:a>
", "<text:a xlink:type="simple" xlink:href="https://chinese.aljazeera.net/wp-content/uploads/2023/07/1-1688719601.jpg" text:style-name="Internet_20_link" text:visited-style-name="Visited_20_Internet_20_Link">
1-1688719601.jpg</text:a>
"]</text:p>
      <text:p text:style-name="P4">
Topics: ['政治', '新闻']</text:p>
      <text:p text:style-name="P4">
Keywords: ['政治', '新闻', '法国']</text:p>
      <text:p text:style-name="P4">
Type: Article</text:p>
      <!--METADATA-->
      <text:p text:style-name="P4">
<draw:frame draw:style-name="fr1" draw:name="Image120" text:anchor-type="as-char" svg:width="6.9236in" svg:height="4.612736in" draw:z-index="0">
<draw:image xlink:href="../Images/Aljazeera Chinese/2023-07-07T08-57-02/1-1688719300.png" xlink:type="simple" xlink:show="embed" xlink:actuate="onLoad" draw:mime-type="image/png"/>
</draw:frame>
On June 27, 2023, people participated in a parade to commemorate Nachr. The 17 -year -old was killed by a French police in a traffic law enforcement in Nanta. .</text:p>
      <text:p text:style-name="P4">
_ <text:span text:style-name="T4">
 In order to protect the identity, the name of the star number is a pseudonym. </text:span>
 _</text:p>
      <text:p text:style-name="P4">
Police's incidents of killing a 17 -year -old teenager in Paris were photographed and reprinted crazy on social media. One week later, people's anger was still obvious.</text:p>
      <text:p text:style-name="P4">
Northern African -American Youth Victim Nahel M.(Nahel)After being shot, riots broke out in various French cities, causing about 4,000 people to be arrested, and the anger scenes of protests swept the world.</text:p>
      <text:p text:style-name="P4">
Police have been conflicting with the angry riots, most of which are young people from low -income suburbs in France, such as Nahr M, damaged and destroyed cars, city halls, public transportation and stores. The person hit a burning car into the home of the mayor of Paris.</text:p>
      <text:p text:style-name="P4">
For some people, protests are like "Cri Decoeur", a crying from the heart, but others in France condemned the riots, saying that the riots used Nayer M's death as a violence. Excuses, because they denied systemic atrocities and racism internal attempts and racism.</text:p>
      <text:p text:style-name="P4">
Peninsula TV interviewed several people in the suburbs, where the relationship between police and teenagers is often tense:</text:p>
      <text:h text:style-name="P13" text:outline-level="4">
<text:span text:style-name="T4">
"I have been called dirty Arabs since I was a child": Tarik*, 52 years old, a water pipe worker, from Nantel, a father of five children</text:span>
</text:h>
      <text:p text:style-name="P4">
"I have been called dirty Arabs every week from childhood. If you have no good parents to express their concern, what do you think you will look like? I am lucky, there is a family full of love."</text:p>
      <text:p text:style-name="P4">
"The problem is on the police, not a child. They are constantly provoking them. Even if (the children) are only doing exercise on the street, I will see the police come over to insult them. Now it is no longer in the 1930s. !I feel hate. "</text:p>
      <text:p text:style-name="P4">
"Violence is the only way of expression, the only way to attract people's attention."</text:p>
      <text:p text:style-name="P4">
<draw:frame draw:style-name="fr1" draw:name="Image121" text:anchor-type="as-char" svg:width="6.9236in" svg:height="4.612736in" draw:z-index="0">
<draw:image xlink:href="../Images/Aljazeera Chinese/2023-07-07T08-57-02/1-1688719359.png" xlink:type="simple" xlink:show="embed" xlink:actuate="onLoad" draw:mime-type="image/png"/>
</draw:frame>
The French riot police stood in the conflict between Lyon, southeast of France. Three days ago, a 17 -year -old teenager was shot and shot in the chest by a police officer in Nantaer in the western suburbs of Paris.</text:p>
      <text:h text:style-name="P13" text:outline-level="4">
<text:span text:style-name="T4">
"Thank God for providing these videos. How many Nahel has not been photographed?": Sarah*, 22 years old, Nantaier resident</text:span>
</text:h>
      <text:p text:style-name="P4">
"This is strange, because the video seems to show that Nachr was shot cold -blooded. At the same time, the media continued to say that the police were defending self -defense, which didn't make any sense at all."</text:p>
      <text:p text:style-name="P4">
"How many Naher has not been photographed? Only by the police judgment can the masses be soothed."</text:p>
      <text:h text:style-name="P13" text:outline-level="4">
<text:span text:style-name="T4">
"I heard that he is a good person": Ines*, 18 years old</text:span>
</text:h>
      <text:p text:style-name="P4">
"Everyone is talking about this. I personally don't know Nahr, but then I heard that he is a good person. This is a word circulating on the street. Driving at eight o'clock will not make you look good, but should you die for this? "</text:p>
      <text:p text:style-name="P4">
"(This is) obvious police mistakes."</text:p>
      <text:p text:style-name="P4">
"All of this is to be listened, not just one time, but every day, otherwise, violence is the only choice."</text:p>
      <text:p text:style-name="P4">
<draw:frame draw:style-name="fr1" draw:name="Image122" text:anchor-type="as-char" svg:width="6.9236in" svg:height="4.612736in" draw:z-index="0">
<draw:image xlink:href="../Images/Aljazeera Chinese/2023-07-07T08-57-02/1-1688719404.png" xlink:type="simple" xlink:show="embed" xlink:actuate="onLoad" draw:mime-type="image/png"/>
</draw:frame>
The place of Nach was placed with flowers, which said "I wish Nahr's breath". May the earth be bright to you '(Reuters)</text:p>
      <text:h text:style-name="P13" text:outline-level="4">
<text:span text:style-name="T4">
"Nahr's story was hijacked": George Gamoteti, 48 years old, Clehis Suba Communication Consultant</text:span>
</text:h>
      <text:p text:style-name="P4">
"There was no Internet at that time," Gam Taetti talked about the large -scale riots that swept France after the death of Clehis Suba and Arab youth in 2005. He also said, " In the broadcast, Sarkoi eventually called these young people, instead of supporting this family and local communities ... The media did not have room for any other version ... the public thinks that we are all criminal media. "</text:p>
      <text:p text:style-name="P4">
<draw:frame draw:style-name="fr1" draw:name="Image123" text:anchor-type="as-char" svg:width="6.9236in" svg:height="5.197196in" draw:z-index="0">
<draw:image xlink:href="../Images/Aljazeera Chinese/2023-07-07T08-57-02/1-1688719446.png" xlink:type="simple" xlink:show="embed" xlink:actuate="onLoad" draw:mime-type="image/png"/>
</draw:frame>
(George Gamoteti)</text:p>
      <text:p text:style-name="P4">
"Nach's story was hijacked by group leaders. They encouraged violence, instead of using this opportunity to finally improve the law."</text:p>
      <text:p text:style-name="P4">
Gam Taetti said that after the Clehich Uprising, the money "poured in", but eventually fell into the hands of the wrong person. "In your hands".</text:p>
      <text:p text:style-name="P4">
"We don't need more sports community groups. Why don't our children learn to become pilots or engineers, but learn to become security and Uber drivers? Why don't we have a big dream?"</text:p>
      <text:h text:style-name="P13" text:outline-level="4">
<text:span text:style-name="T4">
"There are other methods": Rand, 20 years old, accounting students</text:span>
</text:h>
      <text:p text:style-name="P4">
"Things started with the tragic death of a child, and later evolved into robbery and shop robbery. This is not a good solution, and there are other choices. They (thugs) are hurting themselves. They are hurting innocent citizens. Let people hear your voice.</text:p>
      <text:p text:style-name="P4">
"We can't put all the police in the same bag."</text:p>
      <text:h text:style-name="P13" text:outline-level="4">
<text:span text:style-name="T4">
"Police insult me": Mike*, 16 years old</text:span>
</text:h>
      <text:p text:style-name="P4">
"(Police) behavior is incompetent, they insult me, harass me, and say‘ talk well ’,“ shut up, you clowns ”to me.</text:p>
      <text:p text:style-name="P4">
"The way most French treats us is the reason why we are now. Some police should not do this job. They abuse young people, especially young people from the suburbs."</text:p>
      <text:p text:style-name="P4">
<draw:frame draw:style-name="fr1" draw:name="Image124" text:anchor-type="as-char" svg:width="6.9236in" svg:height="3.894525in" draw:z-index="0">
<draw:image xlink:href="../Images/Aljazeera Chinese/2023-07-07T08-57-02/1-1688719497.jpg" xlink:type="simple" xlink:show="embed" xlink:actuate="onLoad" draw:mime-type="image/jpeg"/>
</draw:frame>
The grandmother who was killed for teenagers called for ending French riots</text:p>
      <text:h text:style-name="P13" text:outline-level="4">
<text:span text:style-name="T4">
"These are all executions": Muhammad Camara, the brother of the police shot victims</text:span>
</text:h>
      <text:p text:style-name="P4">
In January 2018, Camara's brother Gai Kamala(Gone rooms)He was hit by the police.</text:p>
      <text:p text:style-name="P4">
"(Nahr's death) video indicates that these are not wrong. These are execution."</text:p>
      <text:p text:style-name="P4">
"When the news of (Gai) died, the neighbors wanted a revolution. Gay never caused any trouble. He was loved and respected. My father said that we should not (the riots) defile his reputation. We should commemorate him. "</text:p>
      <text:p text:style-name="P4">
"I can't force people to violate the law. I told local residents,‘ If you want to fight for Gay ’s death, let us organize and find a solution for our young people’. ”</text:p>
      <text:p text:style-name="P4">
"We will not righteousness for Gaya in France. We have exhausted all the appeals, but they rejected everything and they refused to share the surveillance video .... The police will never be condemned."</text:p>
      <text:p text:style-name="P4">
"For 40 years, we have been asking the police to take responsibility."#### "I agree to burn the police station": Logan, 20 years old, mechanic</text:p>
      <text:p text:style-name="P4">
"I don't want to have any problems. I come here to work and live a good life. Deep in my heart, if you really want to know the truth, I don't agree with people to burn the house. I don't agree with people to burn the fire station, but I am Agree with people's views of burning the police station. "</text:p>
      <text:p text:style-name="P4">
<draw:frame draw:style-name="fr1" draw:name="Image125" text:anchor-type="as-char" svg:width="6.9236in" svg:height="3.82601in" draw:z-index="0">
<draw:image xlink:href="../Images/Aljazeera Chinese/2023-07-07T08-57-02/1-1688719601.jpg" xlink:type="simple" xlink:show="embed" xlink:actuate="onLoad" draw:mime-type="image/jpeg"/>
</draw:frame>
French riots: The mayor of the mayor is peaceful, calling for the end of the conflict</text:p>
      <text:p text:style-name="P4">
News Source: <text:a xlink:type="simple" xlink:href="https://chinese.aljazeera.net/news/political/2023/7/7/%e6%9d%a5%e8%87%aa%e9%83%8a%e5%8c%ba%e7%9a%84%e5%a3%b0%e9%9f%b3%e6%9c%89%e5%a4%9a%e5%b0%91%e7%ba%b3%e8%b5%ab%e5%b0%94%e6%b2%a1%e6%9c%89%e8%a2%ab%e6%8b%8d%e5%88%b0" text:style-name="Internet_20_link" text:visited-style-name="Visited_20_Internet_20_Link">
https://chinese.aljazeera.net/news/political/2023/7/7/%e6%9d%a5%e8%87%aa%e9%83%8a%e5%8c%ba%e7%9a%84%e5%a3%b0%e9%9f%b3%e6%9c%89%e5%a4%9a%e5%b0%91%e7%ba%b3%e8%b5%ab%e5%b0%94%e6%b2%a1%e6%9c%89%e8%a2%ab%e6%8b%8d%e5%88%b0</text:a>
</text:p>
      <!--NEWS-->
      <text:h text:style-name="P10" text:outline-level="1">
<text:span text:style-name="T4">
The United States intends to form a combined drug alliance to fight for China to jointly cut off the supply chain</text:span>
</text:h>
      <text:p text:style-name="P4">
Author: 联合早报 (Person)</text:p>
      <text:p text:style-name="P4">
Publisher: 联合早报 (Organization)</text:p>
      <text:p text:style-name="P4">
Published Time: 2023-07-07T09:20</text:p>
      <text:p text:style-name="P4">
Modified Time: 2023-07-07T09:29</text:p>
      <text:p text:style-name="P4">
Description: The United States hopes to form a combined drug alliance and call on countries to cut off the illegal supply chain to contact China. Washington has accused Beijing accusing Beijing for unwillingness to cooperate with illegal trade in dangerous substances. Reuters reports that the online meeting that restricts synthetic drugs flowing by the United States on Friday (July 7) ...</text:p>
      <text:p text:style-name="P4">
Videos: []</text:p>
      <text:p text:style-name="P4">
Audios: []</text:p>
      <text:p text:style-name="P4">
Images: []</text:p>
      <text:p text:style-name="P4">
Type: NewsArticle</text:p>
      <text:p text:style-name="P4">
Breadcrumbs: ['即时', '国际']</text:p>
      <text:p text:style-name="P4">
Keywords: ['美国', '中国', '毒品']</text:p>
      <!--METADATA-->
      <text:p text:style-name="P4">
The United States hopes to form a combined drug alliance and call on countries to cut off the illegal supply chain to contact China. Washington has accused Beijing accusing Beijing for unwillingness to cooperate with illegal trade in dangerous substances.</text:p>
      <text:p text:style-name="P4">
Reuters reports that the online meeting led by the United States restricted synthetic drug flow was held on Friday (July 7), and at least 84 countries will participate. Toddrobinson, assistant Secretary of State of the United States State Department, said that China said on the eve of the meeting that China needs to do more to cut off the supply chain of illegal synthetic drugs.</text:p>
      <text:p text:style-name="P4">
Robinson added: "We are not accusing anyone or pressure. Some of the reasons we try to form the alliance are to let other countries jointly fight this supply chain. One of the responsibilities of these countries is to contact the People's Republic of China. ","</text:p>
      <text:p text:style-name="P4">
It is unclear whether China will attend Friday meetings.</text:p>
      <text:p text:style-name="P4">
Robinson revealed to the media on Thursday (6th) that the United States had issued an invitation to China, and there were no signs that they would attend. Although Beijing has not recently contacted US officials on this issue, Robinson emphasized that Washington is still actively seeking Chinese help.</text:p>
      <text:p text:style-name="P4">
U.S. Secretary of State Brills will host the first virtual conference that restricts synthetic drug flow on Friday. This meeting aims to establish a "global alliance" to combat synthetic drugs. This is the efforts of the Biden government to curb the high -addictive Fentanyl policy. This strong analgesic drugs have promoted the crisis of abuse of opioid drugs.</text:p>
      <text:p text:style-name="P4">
The Chinese Embassy in Washington did not immediately respond to the request of the conference's comment. China is the main producer of chemicals required for Fantne, and the activities of smuggling fentanyl in the US -Mexico border are rampant.</text:p>
      <text:p text:style-name="P4">
News Source: <text:a xlink:type="simple" xlink:href="https://www.zaobao.com.sg/realtime/world/story20230707-1411486" text:style-name="Internet_20_link" text:visited-style-name="Visited_20_Internet_20_Link">
https://www.zaobao.com.sg/realtime/world/story20230707-1411486</text:a>
</text:p>
      <!--NEWS-->
      <text:h text:style-name="P10" text:outline-level="1">
<text:span text:style-name="T4">
Hong Kong current affairs cartoonist Zunzi: Bullet stop publication does not mean that creation stops</text:span>
</text:h>
      <text:p text:style-name="P4">
Author: https://www.facebook.com/bbcworldservice/</text:p>
      <text:p text:style-name="P4">
Publisher: BBC News 中文</text:p>
      <text:p text:style-name="P4">
Published Time: 2023-07-07T09:22:01.000Z</text:p>
      <text:p text:style-name="P4">
Modified Time: 2023-07-07T09:22:01.000Z</text:p>
      <text:p text:style-name="P4">
Description: Zunzi is a well -known cartoonist in Hong Kong and has been engaged in current affairs comics for more than 40 years. In May 2023, after the Hong Kong Government officials repeatedly criticized its recent works, the Hong Kong newspaper "Ming Pao" announced that its "Zunzi Comic Column" was suspended. In an exclusive interview with BBC Chinese, Zunzi said that the National Security Law implemented in Hong Kong in Hong Kong brought many "red lines" to local news and artistic creation, but he said that he would not stop creating or departing from Hong Kong.</text:p>
      <text:p text:style-name="P4">
Images: []</text:p>
      <text:p text:style-name="P4">
Videos: ["<text:a xlink:type="simple" xlink:href="https://www.bbc.com/ws/av-embeds/cps/zhongwen/simp/chinese-news-66131951/p0fzj8vh/zh-hans" text:style-name="Internet_20_link" text:visited-style-name="Visited_20_Internet_20_Link">
zh-hans</text:a>
"]</text:p>
      <text:p text:style-name="P4">
Tags: ['香港版国安法', '香港']</text:p>
      <text:p text:style-name="P4">
Type: Article</text:p>
      <!--METADATA-->
      <text:h text:style-name="P12" text:outline-level="3">
<text:span text:style-name="T4">
Hong Kong current affairs cartoonist Zunzi: column stop publication does not mean creative stop</text:span>
</text:h>
      <text:p text:style-name="P4">
<text:a xlink:type="simple" xlink:href="https://www.bbc.com/ws/av-embeds/cps/zhongwen/simp/chinese-news-66131951/p0fzj8vh/zh-hans" text:style-name="Internet_20_link" text:visited-style-name="Visited_20_Internet_20_Link">
Video-1-Link:/WS/AV-EMBEDS/CPS/ZHONGWEN/SIMP/Chinese-News-66131951/P0FZJ8vh/ZH-HansS</text:a>
<text:span text:style-name="T4">
 Your equipment does not support playing multimedia materials </text:span>
** Hong Kong current affairs cartoonist Zunzi: Bullet stop publishing does not mean that creation stops at 9:22 am on July 7, 2023</text:p>
      <text:p text:style-name="P4">
Zunzi is a well -known current affairs cartoonist in Hong Kong and has been engaged in creation for more than forty years. Because his theme of his works is mostly related to social and political issues in Hong Kong and mainland China, and his style is bold, it has caused controversy from time to time. In May 2023, after the Hong Kong Government officials repeatedly criticized its recent works, the Hong Kong newspaper "Ming Pao" announced that its "Zunzi Comic Column" was suspended. In an exclusive interview with BBC Chinese, Zunzi said that the National Security Law implemented in Hong Kong in Hong Kong brought many "red lines" to local news and artistic creation, but he said that he would not stop creating or departing from Hong Kong.</text:p>
      <text:p text:style-name="P4">
Interview, photography, editing: Li Luo</text:p>
      <text:p text:style-name="P4">
Special thanks: Leave the book house</text:p>
      <text:p text:style-name="P4">
News Source: <text:a xlink:type="simple" xlink:href="https://www.bbc.com/zhongwen/simp/chinese-news-66131951" text:style-name="Internet_20_link" text:visited-style-name="Visited_20_Internet_20_Link">
https://www.bbc.com/zhongwen/simp/chinese-news-66131951</text:a>
</text:p>
      <!--NEWS-->
      <text:h text:style-name="P10" text:outline-level="1">
<text:span text:style-name="T4">
An anonymous official said that the Biden government announced the provision of a bundle bomb to Wu on the 7th as soon as the 7th on the 7th</text:span>
</text:h>
      <text:p text:style-name="P4">
Author: 联合早报 (Person)</text:p>
      <text:p text:style-name="P4">
Publisher: 联合早报 (Organization)</text:p>
      <text:p text:style-name="P4">
Published Time: 2023-07-07T10:03</text:p>
      <text:p text:style-name="P4">
Modified Time: 2023-07-07T15:47</text:p>
      <text:p text:style-name="P4">
Description: Insiders revealed that US President Biden has agreed to provide a bundle bomb to Ukraine, and will be announced as soon as Friday (July 7) as soon as possible. This is a key requirement for Ukrainian President Zelezki, but people of military control organizations and human rights activities are worried that this may harm civilians. Reuters reported, ...</text:p>
      <text:p text:style-name="P4">
Videos: []</text:p>
      <text:p text:style-name="P4">
Audios: []</text:p>
      <text:p text:style-name="P4">
Images: []</text:p>
      <text:p text:style-name="P4">
Type: NewsArticle</text:p>
      <text:p text:style-name="P4">
Breadcrumbs: ['即时', '国际']</text:p>
      <text:p text:style-name="P4">
Keywords: ['俄乌战争', '美国', '拜登', '炸弹']</text:p>
      <!--METADATA-->
      <text:p text:style-name="P4">
Insiders revealed that US President Biden has agreed to provide a bundle bomb to Ukraine, and will be announced as soon as Friday (July 7) as soon as possible.</text:p>
      <text:p text:style-name="P4">
This is a key requirement for Ukrainian President Zelezki, but people of military control organizations and human rights activities are worried that this may harm civilians.</text:p>
      <text:p text:style-name="P4">
Reuters reports that the three US officials who do not want to be named said that the US government is expected to announce the new military assistance plan for Ukraine as soon as possible on Friday, including a bundle bomb fired with a 155mm howitzer gun. An official said that the US government carefully considered at least one week to make this decision.</text:p>
      <text:p text:style-name="P4">
The White House previously said that it is actively considering transporting a bundle bomb to Ukraine, but has not yet issued any announcements. U.S. President Bynden will go to Lithuania to participate in the NATO Summit next week. It is expected that the summit will mainly discuss the Ukrainian war.</text:p>
      <text:p text:style-name="P4">
According to Bloomberg, two people familiar with the matter said that the Biden government expected to provide Ukraine with a modified conventional ammunition for military and civilians.</text:p>
      <text:p text:style-name="P4">
The White House did not immediately respond to the request of the comment.</text:p>
      <text:p text:style-name="P4">
Human Rights Observation Organization called for Russia and Ukraine to stop using cluster bombs and urge the United States to not provide such ammunition. Human Rights Observation Organization stated that the Russian and Ukraine Army used a bundle bomb, causing Ukrainian civilians to die.</text:p>
      <text:p text:style-name="P4">
More than 120 countries around the world have signed an international treaty for banning bombs. Capital bombs usually spread a large number of small sub -bombs in large areas, threatening civilian security. The uncomfortable bundle bomb still constitutes a danger within many years after the conflict is over.</text:p>
      <text:p text:style-name="P4">
News Source: <text:a xlink:type="simple" xlink:href="https://www.zaobao.com.sg/realtime/world/story20230707-1411496" text:style-name="Internet_20_link" text:visited-style-name="Visited_20_Internet_20_Link">
https://www.zaobao.com.sg/realtime/world/story20230707-1411496</text:a>
</text:p>
      <!--NEWS-->
      <text:h text:style-name="P10" text:outline-level="1">
<text:span text:style-name="T4">
MAD Report: Russia and China Assassinate the Germans of the German Army are the most active</text:span>
</text:h>
      <text:p text:style-name="P4">
Author: None (Language: zh)</text:p>
      <text:p text:style-name="P4">
Publisher: None</text:p>
      <text:p text:style-name="P4">
Time: 2023-07-07T10:27:00Z</text:p>
      <text:p text:style-name="P4">
Description: The German Military Anti-Love News Agency (MAD) released the latest 2021-2022 annual report. The report states that Russia and China are the most active countries in the German Federal Defense Force to engage in spy activities.</text:p>
      <text:p text:style-name="P4">
Videos: []</text:p>
      <text:p text:style-name="P4">
Images: []</text:p>
      <text:p text:style-name="P4">
Subject: 时政风云</text:p>
      <text:p text:style-name="P4">
Subjects: ['德中关系', '欧债危机', '俄罗斯', '欧盟', '乌克兰', '岛屿主权争端', '专题报道：全景观看“习马会”', '德国', '中国', '留学德国']</text:p>
      <text:p text:style-name="P4">
Keywords: ['间谍', 'MAD', '德国军事反情报局', '军事反情报局', '俄罗斯', '中国', '德国', '联邦国防军']</text:p>
      <text:p text:style-name="P4">
Id: 66153262</text:p>
      <!--METADATA-->
      <text:p text:style-name="P4">
<text:a xlink:type="simple" xlink:href="https://www.dw.com/zh/overlay/image/article/66153262/63596402" text:style-name="Internet_20_link" text:visited-style-name="Visited_20_Internet_20_Link">
 </text:a>
The German Military Anti -Love News (MAD) in Cologne (MAD)</text:p>
      <text:p text:style-name="P4">
(Voice of Germany) Since Russia launched the war against Ukraine in February 2022, Germany provided weapons, ammunition, equipment and training in Ukrainian soldiers in Germany, which was thus stabbed densely by the Russian intelligence department. The German Military Anti -Love News Agency (MAD) reported that Russia reached a new scale in Germany's intelligence activities.</text:p>
      <text:p text:style-name="P4">
The report states that the number of intelligence personnel sent by Russia shows the value of German military intelligence. In April 2022, after the outbreak of the Russian war against Ukraine, the German federal government announced that 40 Russian diplomats were "unpopular people." These diplomats were expelled from Germany and caused a blow to Russia's previous efficient spy activity in Germany. However, it can be determined that the Russian intelligence department will take other means to continue to obtain information.</text:p>
      <text:p text:style-name="P4">
According to the report, Russia's intention and ability to exploration of NATO key infrastructure and the intention and ability to destruct in some cases is a threat that must be treated seriously.</text:p>
      <text:p text:style-name="P4">
In addition, from 2021 to 2022, Russia also took a variety of measures to try to impact public opinions. This includes not only in Germany, but also the countries where the Federal Defense Force is stationed, such as the Baltic countries.</text:p>
      <text:p text:style-name="P4">
The Federal Defense Force provides training for Ukrainian soldiers in Germany. This is the badge of a training Ukrainian soldier</text:p>
      <text:p text:style-name="P4">
<text:span text:style-name="T4">
China</text:span>
</text:p>
      <text:p text:style-name="P4">
For China, the report wrote: "China continues to hope to become a world power before 2049. And this idea is realized by the" Made in China 2025 'and the "New Silk Road Movement". "The report stated that it was to achieve this goal. The means also include online spies and traditional <text:a xlink:type="simple" xlink:href="https://www.dw.com/zh/zh/德国内政部长要求加强防范来自中国的间谍活动/a-65840153" text:style-name="Internet_20_link" text:visited-style-name="Visited_20_Internet_20_Link">
espionage</text:a>
Wait for many ways.</text:p>
      <text:p text:style-name="P4">
The report states that for <text:a xlink:type="simple" xlink:href="https://www.dw.com/zh/zh/德国三大情报机构警告不要对专制中国太天真/a-63472850" text:style-name="Internet_20_link" text:visited-style-name="Visited_20_Internet_20_Link">
China</text:a>
In terms of intelligence department, the common activities of the German Federal Defense Force under the framework of military cooperation are of special significance. These military cooperation includes: military training assistance, joint drill plan, and delegation visit. The report said that these military training aids lasted for several months, while Chinese participants used the contact authority of the Federal Defense Force and personnel to collect information intensively. In addition, another piercing focus on Chinese intelligence departments in Germany is in the field of academic research and research and development.</text:p>
      <text:p text:style-name="P4">
The report states that not only the formal staff of the embassy and consulate engaged in intelligence, but also the traditional spy staff who have been recruited or hidden.</text:p>
      <text:p text:style-name="P4">
The main tasks of the German Military Anti -Love News Agency include the protection of the Federal Defense Forces from [Spy activity] <text:a xlink:type="simple" xlink:href="https://www.dw.com/zh/zh/情报机构瑞士成为中俄间谍活动的中心/a-66035871" text:style-name="Internet_20_link" text:visited-style-name="Visited_20_Internet_20_Link">
espionage</text:a>
Damage and inspection of extremist personnel within the Federal Defense Force and a safety review of soldiers and civilian staff. The German Ministry of Defense has previously announced the number of cases of suspected extremism, which has declined significantly. The Military Anti-Love News Agency set seven people as right-wing extremists from 2021-2022.</text:p>
      <text:p text:style-name="P4">
The number of workers in the military anti -intelligence bureau increased. From January 2023, there were 1917 positions (1824 in 2022 and 1632 in 20121). The report believes that the agency has previously merged anti -spy and anti -polar endism into a department. The effect is not good and needs to be restarted. In view of Russia's war against Ukrainian aggression, "strengthening the combat spy activities and preventing possible damage to the unprecedented urgency".</text:p>
      <text:p text:style-name="P4">
(Comprehensive report)</text:p>
      <text:p text:style-name="P4">
News Source: <text:a xlink:type="simple" xlink:href="https://www.dw.com/zh/mad报告：俄、中刺探德军情报最活跃/a-66153262" text:style-name="Internet_20_link" text:visited-style-name="Visited_20_Internet_20_Link">
https://www.dw.com/zh/mad报告：俄、中刺探德军情报最活跃/a-66153262?maca=chi-rss-chi-all-1127-rdf</text:a>
</text:p>
      <!--NEWS-->
      <text:h text:style-name="P10" text:outline-level="1">
<text:span text:style-name="T4">
"What other alternatives to China": German enterprises in geopolitical seams</text:span>
</text:h>
      <text:p text:style-name="P4">
Creator: ERIKA SOLOMON</text:p>
      <text:p text:style-name="P4">
Publisher: https://www.facebook.com/nytimeschinese</text:p>
      <text:p text:style-name="P4">
Published Time: 2023-07-07T10:29:08+08:00</text:p>
      <text:p text:style-name="P4">
Description: SMEs are the economic pillar of Germany, and their business models usually depend on the huge Chinese market. With the intensification of Sino -US tensions, Germany is in a dilemma in geopolitical gaps, and many small and medium -sized enterprises are trying to get rid of dependence on China. Ingmar notting for the new york times</text:p>
      <text:p text:style-name="P4">
Images: ["<text:a xlink:type="simple" xlink:href="https://static01.nyt.com/images/2023/07/06/multimedia/06germany-mittelstand-promo-zvjc/06germany-mittelstand-promo-zvjc-master1050.jpg" text:style-name="Internet_20_link" text:visited-style-name="Visited_20_Internet_20_Link">
06germany-mit...</text:a>
", "<text:a xlink:type="simple" xlink:href="https://static01.nyt.com/images/2023/07/06/multimedia/06germany-mittelstand-04-qpzf/06germany-mittelstand-04-qpzf-master1050.jpg" text:style-name="Internet_20_link" text:visited-style-name="Visited_20_Internet_20_Link">
06germany-mit...</text:a>
"]</text:p>
      <text:p text:style-name="P4">
Category: 国际</text:p>
      <text:p text:style-name="P4">
Type: Article</text:p>
      <!--METADATA-->
      <text:p text:style-name="P4">
<draw:frame draw:style-name="fr1" draw:name="Image129" text:anchor-type="as-char" svg:width="6.9236in" svg:height="5.195997in" draw:z-index="0">
<draw:image xlink:href="../Images/cnnytimes/2023-07-07T10-29-08-08-00/06germany-mittelstand-promo-zvjc-master1050.jpg" xlink:type="simple" xlink:show="embed" xlink:actuate="onLoad" draw:mime-type="image/jpeg"/>
</draw:frame>
In the ruins of the "Second World War", the grandfather of Karl Hoisgen invented a hydraulic pump. Grandfather was very proud of the invention, so he established a company to sell it. At that time, there was no income forecast, and there was no five -year growth strategy. The plan was to survive: "Establishing a company is just to seize the opportunity," Hoisgen said.</text:p>
      <text:p text:style-name="P4">
After 70 years and the three generations, this one is called "Harvey Hydraulic"(HAWE Hydraulik)Family companies sell nearly 2,500 parts to the world. However, Hoygen must no longer consider to compete for sales, but a geopolitics that is increasingly differentiated in the world.</text:p>
      <text:p text:style-name="P4">
"One -third of my business, if not more, depends on how Biden and Xi Jinping get along," he said. "Sometimes I hope I am running a restaurant, so I don't have to care about global politics."</text:p>
      <text:p text:style-name="P4">
Because Harvi ’s largest buyers are in China and North America, Hoisgen must not care about geopolitics. As the tension between the Chinese government and Western countries intensify, Harvi's management is trying to prevent the company from relying too much on the huge Chinese market.</text:p>
      <text:p text:style-name="P4">
Germany has long been the key to trade with Europe and Europe, but now it is increasingly dilemma in foreign disputes in the world's two major economies. When China strives to Germany, and when Treasury Minister Jennite Yellen arrived in Beijing on Thursday, it was for a common foundation of the economy, but the United States was persuading Germany to stay away from Beijing.</text:p>
      <text:p text:style-name="P4">
How Harvi and other German Chinese -style companies should effectively should be vital to these new global forces for future prosperity of Germany. Although Germany has become the largest brand of the country in the country in the 20th century, such as Volkswagen, Mercedes and Siemens -but SMEs are the economic pillar of Germany.</text:p>
      <text:p text:style-name="P4">
With the stagnation of the social and economic order in Germany in the process of modernization, and even under the heavy pressure of the rupture of global political relations, small and medium -sized enterprises, known as the "Mittelstand" (middle level) in German Essence</text:p>
      <text:p text:style-name="P4">
Some executives (such as Hoygen) are accepting changes and exploring new strategies and new markets. However, other companies have been cautious about giving up their existing models. For decades, this model has been booming in Germany, but it is difficult to change.</text:p>
      <text:p text:style-name="P4">
This contradiction can even feel in Harvey's factory workshop.</text:p>
      <text:p text:style-name="P4">
"I just can't see what alternatives are there in China?" Said the workshop manager Holg Rebe.</text:p>
      <text:p text:style-name="P4">
How to deal with international affairs is not just a matter of concern to 2700 employees. The economy of some towns in Germany will also be affected.</text:p>
      <text:p text:style-name="P4">
Kufberon is a colorful Bavarian town located under the Alps. Harvey is its largest employer. It provides 250 jobs for the village of Sarson Cam, 100 kilometers west of the town. The second is the second. The big employer is a local beer factory with 17 employees.</text:p>
      <text:p text:style-name="P4">
<draw:frame draw:style-name="fr1" draw:name="Image130" text:anchor-type="as-char" svg:width="6.9236in" svg:height="5.195997in" draw:z-index="0">
<draw:image xlink:href="../Images/cnnytimes/2023-07-07T10-29-08-08-00/06germany-mittelstand-04-qpzf-master1050.jpg" xlink:type="simple" xlink:show="embed" xlink:actuate="onLoad" draw:mime-type="image/jpeg"/>
</draw:frame>
"Sometimes I really want me to run a restaurant, without having to care about global politics," said Karl Hoisgen, the operator of the Harvey Hydraulic Company in Germany. Ingmar notting for the newyork times</text:p>
      <text:p text:style-name="P4">
"It seems that we have succeeded for too long," said the mayor of Kafv Boyaren Stefan Bos. He wanted to attract other companies to diversify the employer relying on the town. "Now, we are gradually seeing:" Uh -this is not taken for granted. This may also be threatened. "</text:p>
      <text:p text:style-name="P4">
A typical small and medium -sized enterprise headquarters is located in a small rural town in Germany. Few people have heard of equipment, but it is vital to global goods -such as screws required for each plane or passenger car.</text:p>
      <text:p text:style-name="P4">
<text:a xlink:type="simple" xlink:href="https://english.bdi.eu/topics/germany/german-mittelstand#/article/news/the-heart-of-the-german-economy" text:style-name="Internet_20_link" text:visited-style-name="Visited_20_Internet_20_Link">
According to some studies</text:a>
These companies provide most of the economic output in Germany. They hired 60%of German workers, accounting for 99%of the German private sector -this proportion is higher than any industrialized country in the world.</text:p>
      <text:p text:style-name="P4">
"The business model of Germany, especially the business model of small and medium -sized enterprises, is very good at doing one thing: slowly improve a product," said the German SME Association spokesman Mattias Biaqi. "Because this model has been running for many years, small and medium -sized enterprises have no need to adapt to change. But now, they need to adapt to new economic reality."</text:p>
      <text:p text:style-name="P4">
Even in recent decades, the technological revolution and climate change have put pressure on the society, the German model is still making it difficult.</text:p>
      <text:p text:style-name="P4">
But this model depends on the pillar -cheap Russian natural gas and the Chinese market -is disappearing.</text:p>
      <text:p text:style-name="P4">
The invasion of Ukraine in Russia forced Germany to gradually reduce its dependence on the natural gas that provided cheap power for the country's industry. China's self -reliant efforts mean that a market that once seems to provide endless growth is no longer so guaranteed, but also becomes competitors.</text:p>
      <text:p text:style-name="P4">
The national and economic transformation of the country promised by the German Prime Minister Olav Tusolz has become the source of national anxiety.</text:p>
      <text:p text:style-name="P4">
Harvi is the main employer of Kaifibirlen, a small town in the Bavarian town under the Alps. Ingmar notting for the new york times</text:p>
      <text:p text:style-name="P4">
Like the German population, German business owners and entrepreneurs are also aging: the average age of members of the Small and Medium Enterprise Association is 55 years old.</text:p>
      <text:p text:style-name="P4">
Some people refuse to adapt to new technologies and still insist on loyalty -based systems. This system allows employees to work in the enterprise for a lifetime and also provide a permanent customer for enterprises. (The first customer of Harvi in 1949 was a forklift manufacturer who was still buying Harvey's products.)</text:p>
      <text:p text:style-name="P4">
In terms of changing the outdated approach, such as a maze -like bureaucratic bureaucratic institution, it also performs poorly. The government promised in 2017 that by 2022, 575 most commonly used services (such as company registration) realized digitization. Bi Anqi said that the deadline has passed for a year, and only 22%of these services can be used online.</text:p>
      <text:p text:style-name="P4">
Starfans Bos, Mayor of Kaifb, wants to diversify the type of corporate dependence on the town. Ingmar notting for the new york times"Do you still see this at the company's company," said Bianqi.</text:p>
      <text:p text:style-name="P4">
advertise</text:p>
      <text:p text:style-name="P4">
Analysis company Kantar's release on Tuesday [Survey] for small and medium -sized enterprises(https://www.handelsblatt.com/unternehmen/mittelstand/familienunternehmer/ausland-trotz-kritik-will-der-mittelstand-weiter-in-china-investieren/29235960.html?utm_source=sf&amp;utm_medium=nl&amp;utm_campaign=hb-eveningbriefing&amp;utm_content=03072023)It reveals statistics from the province: more than half of the interviewed companies do not want to expand in Germany, 25%of companies are considering moving to other places.</text:p>
      <text:p text:style-name="P4">
Even for companies like Harvey, the speed of geopolitical changes is stunned.</text:p>
      <text:p text:style-name="P4">
On the day when Putin's army invaded Ukraine, Harvey decided to stop business in Russia. It is easy to make this decision because Russia is not a major market.</text:p>
      <text:p text:style-name="P4">
Nevertheless, Hoyrsk said that the move was still a shock: "This is something that has never happened before: due to a political incident, we closed a factory."</text:p>
      <text:p text:style-name="P4">
The anxiety caused by this incident is still lingering in the workshop of the Harvey Factory.</text:p>
      <text:p text:style-name="P4">
Marita Lisner, who is checking parts, said her heating costs have soared from 120 euros per month (about 950 yuan) to 740 euros (about 5,800 yuan). As the country fell into a economic recession, she and her neighbors began to grow vegetables by themselves to relieve the pain of inflation.</text:p>
      <text:p text:style-name="P4">
"I used to have a positive view of things," she said. "But I feel a bit difficult these days. Many things seem to have problems."</text:p>
      <text:p text:style-name="P4">
Marita Rezner, who checked parts in the Harvey factory, was worried about inflation, saying that his winter heating costs increased greatly. Ingmar notting for the new york times</text:p>
      <text:p text:style-name="P4">
Holgen said that if geopolitical events disrupt the company's business in China, the consequences may be to force Harvey to work out of more than half of Kaffberon's job. He said Harvi currently has 20%of its business comes from China.</text:p>
      <text:p text:style-name="P4">
In recent years, some commercial groups have warned Germany's huge risks related to China, and before the government of Merkel, the former Prime Minister Merkel, who encouraged Germany and China, was conscientious.</text:p>
      <text:p text:style-name="P4">
advertise</text:p>
      <text:p text:style-name="P4">
Today, some policy makers are concerned about privately that geopolitical events will bring unavoidable disasters to the German economy, such as China attacking Taiwan. The German government is currently promoting "risks" to find ways to replace Chinese trade.</text:p>
      <text:p text:style-name="P4">
The government intends to release a new strategic document this month to outline how the relationship between Germany and China will progress. It is expected that the government will consider the pressure on the United States in Germany in the United States -it wants Germany to alienate China.</text:p>
      <text:p text:style-name="P4">
However, major brands such as Volkswagen and BASF insisted that China is the second largest economy in the world and the Chinese market is very important and cannot give up. These German multinational companies have increased by 20%of foreign direct investment in China this year.</text:p>
      <text:p text:style-name="P4">
German officials said their strategy is to maintain relations with China, but it will balance their influence by strengthening the relationship with other countries such as India or Vietnam.</text:p>
      <text:p text:style-name="P4">
Small and medium -sized enterprises are also doing the same thing: Harvey is investing strongly in India, plans to build a new factory there, and some companies turn their attention to North America.</text:p>
      <text:p text:style-name="P4">
Harvey Hydraulic Corporation sells nearly 2,500 parts to the world. Ingmar notting for the new york times</text:p>
      <text:p text:style-name="P4">
Macus Schuster, director of the Harvey's department in Harvi, said diversification has brought new challenges.</text:p>
      <text:p text:style-name="P4">
"In the past, most of our sales came from three customers from China," he said. "Now we have a lot of small customers who are distributed around the world."</text:p>
      <text:p text:style-name="P4">
advertise</text:p>
      <text:p text:style-name="P4">
Harvey needs to produce different types of parts for various customers as soon as possible, instead of producing several parts as much as possible.</text:p>
      <text:p text:style-name="P4">
He said that this means to find a way to reduce costs and develop automated systems that can flexibly produce. He pointed out a group of robots that are undergoing complex operations to reporters that these robots drilled and polished metal components.</text:p>
      <text:p text:style-name="P4">
Hoygen believes that trade with China will still be a pillar of the German economy. He will continue to go to China to negotiate with other SME leaders to resolve business differences and repair relationships.</text:p>
      <text:p text:style-name="P4">
The new socio -economic model of Germany may not establish a pillar, but to manage a more complicated international balance.</text:p>
      <text:p text:style-name="P4">
"In my opinion, the ability to endure and manage uncertainty and process complexity has become a core advantage," Hosgen said. "My grandfather's approach can't work today."</text:p>
      <text:p text:style-name="P4">
News Source: <text:a xlink:type="simple" xlink:href="https://cn.nytimes.com/world/20230707/germany-china-business-economy/" text:style-name="Internet_20_link" text:visited-style-name="Visited_20_Internet_20_Link">
https://cn.nytimes.com/world/20230707/germany-china-business-economy/</text:a>
</text:p>
      <!--NEWS-->
      <text:h text:style-name="P10" text:outline-level="1">
<text:span text:style-name="T4">
New Zealand Prime Minister: "Difficult Dialogue" with China is better than no dialogue</text:span>
</text:h>
      <text:p text:style-name="P4">
Author: 联合早报 (Person)</text:p>
      <text:p text:style-name="P4">
Publisher: 联合早报 (Organization)</text:p>
      <text:p text:style-name="P4">
Published Time: 2023-07-07T10:30</text:p>
      <text:p text:style-name="P4">
Modified Time: 2023-07-07T10:30</text:p>
      <text:p text:style-name="P4">
Description: New Zealand Prime Minister Hipkins said New Zealand needs to continue to contact China China, China, and emphasize that dialogue is better than not. Reuters reported that Hipkins said in his speech at the New Zealand Institute of International Affairs on Friday (July 7): "Maintain a firm, mature and recovery ...</text:p>
      <text:p text:style-name="P4">
Videos: []</text:p>
      <text:p text:style-name="P4">
Audios: []</text:p>
      <text:p text:style-name="P4">
Images: []</text:p>
      <text:p text:style-name="P4">
Type: NewsArticle</text:p>
      <text:p text:style-name="P4">
Breadcrumbs: ['即时', '国际']</text:p>
      <text:p text:style-name="P4">
Keywords: ['新西兰', '希普金斯', '中国']</text:p>
      <!--METADATA-->
      <text:p text:style-name="P4">
New Zealand Prime Minister Hipkins said New Zealand needs to continue to contact China China, China, and emphasize that dialogue is better than not.</text:p>
      <text:p text:style-name="P4">
Reuters reported that Hipkins said on Friday (July 7) in his speech at the New Zealand Institute of International Affairs: "Maintain a solid, mature and complex relationship means that we must have a difficult dialogue ... but I think There is a good conversation than no dialogue. "</text:p>
      <text:p text:style-name="P4">
He said that New Zealand needs to continue contact with China. When China challenges New Zealand's national interests, New Zealand will definitely say no to Beijing.</text:p>
      <text:p text:style-name="P4">
Hipkins just visited China a few days ago. He met with Chinese President Xi Jinping and Prime Minister Li Qiang, focusing on discussing economic partnerships and trade issues of the two countries. Accompanying the New Zealand Minister of Trade and Tourism, as well as executives such as Hengnan and New Zealand Airlines.</text:p>
      <text:p text:style-name="P4">
During his visit to China, Hipkins did not have too much concern in New Zealand's concerns about China's infringement of human rights in Xinjiang, and was criticized by domestic. New Zealand Foreign Minister Marhota said in an interview with Reuters on June 30: "The relationship with China is complicated, and we must handle it very cautiously."</text:p>
      <text:p text:style-name="P4">
Malhota said that Hipkins' focus on China has not changed the foreign policy in New Zealand. Instead, it shows that New Zealand has a series of concerns about China. She said that the strategic competition between China and the United States has challenged the Pacific region, and New Zealand will manage important relationships in a way to safeguard national interests.</text:p>
      <text:p text:style-name="P4">
News Source: <text:a xlink:type="simple" xlink:href="https://www.zaobao.com.sg/realtime/world/story20230707-1411500" text:style-name="Internet_20_link" text:visited-style-name="Visited_20_Internet_20_Link">
https://www.zaobao.com.sg/realtime/world/story20230707-1411500</text:a>
</text:p>
      <!--NEWS-->
      <text:h text:style-name="P10" text:outline-level="1">
<text:span text:style-name="T4">
Underworld Update: The United States may provide a bundle bomb to Ukraine</text:span>
</text:h>
      <text:p text:style-name="P4">
Author: None (Language: zh)</text:p>
      <text:p text:style-name="P4">
Publisher: None</text:p>
      <text:p text:style-name="P4">
Time: 2023-07-07T10:44:00Z</text:p>
      <text:p text:style-name="P4">
Description: Some officials revealed that the Biden government will announce a $ 800 million military assistance plan worth about 800 million US dollars, including controversial cluster bombs.</text:p>
      <text:p text:style-name="P4">
Videos: []</text:p>
      <text:p text:style-name="P4">
Images: []</text:p>
      <text:p text:style-name="P4">
Subject: 时政风云</text:p>
      <text:p text:style-name="P4">
Subjects: ['奥巴马', '希腊债务危机', '欧债危机', '欧盟', '乌克兰', '诺贝尔奖', '欧洲难民危机', '欧洲', '埃尔多安', '美国']</text:p>
      <text:p text:style-name="P4">
Keywords: ['乌克兰战争', '美国', '欧盟', '集束炸弹', '扎波罗热', '核电站', '泽连斯基', '埃尔多安']</text:p>
      <text:p text:style-name="P4">
Id: 66153565</text:p>
      <!--METADATA-->
      <text:p text:style-name="P4">
<text:a xlink:type="simple" xlink:href="https://www.dw.com/zh/overlay/image/article/66153565/66146043" text:style-name="Internet_20_link" text:visited-style-name="Visited_20_Internet_20_Link">
 </text:a>
In July 2013, a uninvolled bundle bomb Russia and Ukraine have used cluster bombs since the war</text:p>
      <text:p text:style-name="P4">
(Voice of Germany Chinese) Czech Prime Minister Philla said on Friday (July 7) that he believes that the future of Ukraine is the European Union and NATO, and Ukraine's security is critical to Europe's security.</text:p>
      <text:h text:style-name="P12" text:outline-level="3">
<text:span text:style-name="T4">
Czech Prime Minister Fiara: It will provide more support for Ukraine</text:span>
</text:h>
      <text:p text:style-name="P4">
After meeting with President Ukraine, Fiara said that he would provide more support for Ukraine, including more military helicopters to help Kentel to supplement the invasive Russian army.</text:p>
      <text:p text:style-name="P4">
In addition, Fiara said that EU countries are looking for a method of using frozen Russian assets to pay Ukraine reconstruction costs. He also acknowledged that from a legal perspective, doing so is not a simple matter. Zeelianzki said that Kiev needed remote weapons to defend Russia's invasion.</text:p>
      <text:p text:style-name="P4">
He said at a joint press conference held with Fiara: "If there is no remote weapon, it is not only difficult to perform offensive mission, but it is also difficult to perform defense operations."</text:p>
      <text:h text:style-name="P12" text:outline-level="3">
<text:span text:style-name="T4">
International Atomic Energy Agency: Check the Zapolo Nuclear Power Station "Progress"</text:span>
</text:h>
      <text:p text:style-name="P4">
Grassis, chairman of the International Atomic Energy Agency (IAEA), said on Friday (July 7) that the agency was at <text:a xlink:type="simple" xlink:href="https://www.dw.com/zh/zh/扎波罗热核电站面临威胁最坏情况将会怎样/a-66135537" text:style-name="Internet_20_link" text:visited-style-name="Visited_20_Internet_20_Link">
check the nuclear reactor of the Zapolo Nuclear Power Station</text:a>
"Progress".</text:p>
      <text:p text:style-name="P4">
The power station is said to have more concerns after being resettled. "We have completed the viewing of the cooling pool and other places." He said, "I haven't seen any signs of explosives or mines."</text:p>
      <text:p text:style-name="P4">
He added that officials of international atomic energy agencies have not been authorized to visit the roof of the facility. He pointed out: "This is a theater, an active theater, so sometimes it may take one or two days to get authorized." Kiev and Moscow accused each other of planning to plan this largest European nuclear power plant <text:a xlink:type="simple" xlink:href="https://www.dw.com/zh/zh/中国驻乌克兰大使馆转发核事故应对指南/a-66123550" text:style-name="Internet_20_link" text:visited-style-name="Visited_20_Internet_20_Link">
"Dangerous provocation"</text:a>
Essence</text:p>
      <text:h text:style-name="P12" text:outline-level="3">
<text:span text:style-name="T4">
EU countries have long -term provided weapons to provide weapons to reach an agreement</text:span>
</text:h>
      <text:p text:style-name="P4">
Representatives of EU countries have reached an agreement on increasing long -term ammunition and missile supply in Ukraine.</text:p>
      <text:h text:style-name="P12" text:outline-level="3">
<text:span text:style-name="T4">
What are the air defense weapons and equipment for Ukraine? Are they effective?</text:span>
</text:h>
      <text:p text:style-name="P4">
In May, the European Commission proposed a plan to provide financial incentive measures for the defense industry to improve production capacity. The plan will receive 500 million euros ($ 544 million) funds from the European Union's joint budget.</text:p>
      <text:p text:style-name="P4">
The current EU's rotating chairman of Spain, Margarita Robles, said: "This once again proves that the European Union has unswervingly support Ukraine."</text:p>
      <text:p text:style-name="P4">
Robs added that the plan also aims to strengthen the EU defense technology and industrial foundation to ensure the long -term security of EU citizens and countries.</text:p>
      <text:p text:style-name="P4">
Feng Delin, the chairman of the European Commission, said: "This will accelerate the speed of transporting ammunition to Ukraine at the critical stage of the war."</text:p>
      <text:p text:style-name="P4">
The agreement can take effect after the EU member states and members formally approved. According to media reports, the plan may be officially passed before the end of this month.</text:p>
      <text:h text:style-name="P12" text:outline-level="3">
<text:span text:style-name="T4">
Zelei will hold talks with Erdogan</text:span>
</text:h>
      <text:p text:style-name="P4">
According to Turkish official media Anadolu News Agency, Ukraine President Zeleziski will go to Istanbul with Turkish President Erdogan on Friday on Friday.</text:p>
      <text:p text:style-name="P4">
Anadoru News Agency said that the talks between Zessky and Erdogan will focus on extending the Black Sea Grain Agreement, which will expire on July 11. Zelekiski's team has not yet commented on the news. Last year, Turkey played a key role in the process of promoting the agreement. The agreement ensures that the food transportation channel at sea is exempted from damage in the war.</text:p>
      <text:p text:style-name="P4">
The two leaders will also discuss issues related to the 2023 NATO Summit in Lithuania next week. After Turkey abandoned opposition last year, NATO officially invited Sweden and Finland to join the alliance. <text:a xlink:type="simple" xlink:href="https://www.dw.com/zh/zh/乌克兰何时加盟北约各国仍存在分歧/a-65794083" text:style-name="Internet_20_link" text:visited-style-name="Visited_20_Internet_20_Link">
Ukraine also hopes to receive an invitation to join NATO</text:a>
Although the Secretary -General of NATO has ruled out the possibility of issuing formal invitation to Kiev at the summit next week.</text:p>
      <text:h text:style-name="P12" text:outline-level="3">
<text:span text:style-name="T4">
from Nikopol reports: worrying that the bombing of the Russian army is more worried about nuclear disaster</text:span>
</text:h>
      <text:h text:style-name="P12" text:outline-level="3">
<text:span text:style-name="T4">
U.S. may provide a bundle bomb to Ukraine</text:span>
</text:h>
      <text:p text:style-name="P4">
Some officials revealed that the Bayeng government will announce a US $ 800 million military assistance plan worth about 800 million US dollars, which will include [controversial bundle bombs] for the first time.(https://www.dw.com/zh/zh/联合国禁止集束炸弹公约生效/a-5856666)Essence</text:p>
      <text:p text:style-name="P4">
The plan is expected to be announced on Friday that it may lead to criticism from allies and humanitarian organizations who oppose the use of cluster bombs. When asked about the news, Patryder, spokesman for the Pentagon, said that he had no information to share, but added: "If we do provide this ability, we will choose ammun There are recent test data. "</text:p>
      <text:p text:style-name="P4">
The reduction of "dumb bomb rate" means that the unwanted bombs that have caused civilians to die by accidents will be greatly reduced. The bundle bomb is a form of small bombs into a general gap between bombs and shells. The characteristics of the quantity increase the area and the killing range. Each small bomb is also known as the child bomb.</text:p>
      <text:p text:style-name="P4">
According to the International Red Cross, they can be launched through aircraft, artillery and missiles. In addition to the initial damage caused by ammunition during impact, the explosion failure rate of the child bomb is also very high, as high as 40%of the recent conflicts.</text:p>
      <text:p text:style-name="P4">
This is why the bundle bomb is controversial. People who oppose the use of cluster bombs believe that this weapon causes "huge damage" to civilians, and "can still hurt civilians for decades after the conflict."</text:p>
      <text:p text:style-name="P4">
_ (Reuters, Agence France -Presse, Associated Press, German Press) _</text:p>
      <text:p text:style-name="P4">
News Source: <text:a xlink:type="simple" xlink:href="https://www.dw.com/zh/乌战况更新：美国可能向乌克兰提供集束炸弹/a-66153565" text:style-name="Internet_20_link" text:visited-style-name="Visited_20_Internet_20_Link">
https://www.dw.com/zh/乌战况更新：美国可能向乌克兰提供集束炸弹/a-66153565?maca=chi-rss-chi-all-1127-rdf</text:a>
</text:p>
      <!--NEWS-->
      <text:h text:style-name="P10" text:outline-level="1">
<text:span text:style-name="T4">
Reuters: Director Director of IAEA implies that there are differences in opinions inside Fukushima's reporting expert group</text:span>
</text:h>
      <text:p text:style-name="P4">
Author: None (Language: zh)</text:p>
      <text:p text:style-name="P4">
Publisher: None</text:p>
      <text:p text:style-name="P4">
Time: 2023-07-07T10:47:00Z</text:p>
      <text:p text:style-name="P4">
Description: Reuters reported that the director of the International Atomic Energy Agency (IAEA) acknowledged that the agency issued a comprehensive assessment report of the Fukushima nuclear treatment of the Fukushima nuclear treatment of the Fukushima nuclear processing water row problem. Chinese experts in the working group expressed their rushing to publish the report.</text:p>
      <text:p text:style-name="P4">
Videos: []</text:p>
      <text:p text:style-name="P4">
Images: []</text:p>
      <text:p text:style-name="P4">
Subject: 科技环境</text:p>
      <text:p text:style-name="P4">
Subjects: ['韩国', '伊朗', '岛屿主权争端', '专题报道：全景观看“习马会”', '中国', '日本', '中共十九大', '福岛', '国际原子能机构', '朝鲜']</text:p>
      <text:p text:style-name="P4">
Keywords: ['日本', '福岛', '核处理水', '核污水', '国际原子能机构', 'IAEA', '格罗西', '中国', '韩国', '安全报告']</text:p>
      <text:p text:style-name="P4">
Id: 66153690</text:p>
      <!--METADATA-->
      <text:p text:style-name="P4">
<text:a xlink:type="simple" xlink:href="https://www.dw.com/zh/overlay/image/article/66153690/66128068" text:style-name="Internet_20_link" text:visited-style-name="Visited_20_Internet_20_Link">
 </text:a>
Director of IAEA, Grassis, said that IAEA's assessment report is not the same as supporting the plan, and Tokyo must make a final decision. He also said: "We don't agree with the plan nor do we recommend this. We just say that this plan meets the standard."</text:p>
      <text:p text:style-name="P4">
(Voice of Germany Chinese) Rafaelgrossi, director of the International Atomic Energy Agency (IAEA), was asked in an interview with Reuters on Friday (July 7) that there were 11 experts in the IAEA evaluation technical work group existing different opinions? Gronci replied, "I heard that there is such a say ... but I repeat it again, the content we published in scientific is irrefutable."</text:p>
      <text:p text:style-name="P4">
On Tuesday <text:a xlink:type="simple" xlink:href="https://www.dw.com/zh/zh/福岛废水排海iaea评估为安全-中国反对/a-66111067" text:style-name="Internet_20_link" text:visited-style-name="Visited_20_Internet_20_Link">
International Atomic Energy Agency released an evaluation report</text:a>
Later, Gronci said in an interview with the media for the first time that no experts expressed concern directly to him.</text:p>
      <text:p text:style-name="P4">
China "Guangming Daily" reported on Thursday that Chinese experts and researcher Liu Linlin, a Chinese expert who participated in the IAEA evaluation technology working group and the Chinese Institute of Atomic Energy Sciences, said that it was regrettable that IAEA did not fully negotiate with the technical working group experts.</text:p>
      <text:p text:style-name="P4">
Liu Linlin said: "This report was released in the name of the Director -General of IAEA. Although the IAEA Secretariat had the opinions of the technical working group experts on the draft of the IAEA Secretariat, the time window left to the experts was very limited, and the opinions of the experts were very limited. For reference only, whether the adoption is determined by the IAEA Secretariat. After receiving the feedback, the UAEA Secretariat did not again issue the report with the experts of all parties on the reporting modification and admission of the opinion, and issued the report. "</text:p>
      <text:p text:style-name="P4">
He said that the evaluation of IAEA belongs to the nature of international peer evaluation, mainly based on the data and data provided by the Japanese side to evaluate and put forward opinions. He emphasized that "To ensure the independence of IAEA on -site supervision and sampling monitoring, it should not be judged based on the data and information provided by the Japanese side, but the IAEA's own laboratory and independent third -party laboratory should be performed independently and monitoring "" ".</text:p>
      <text:p text:style-name="P4">
In 2021, the International Atomic Energy Agency established a special working group to conduct a comprehensive safety review of the advanced liquid processing system (ALPS) processing system (ALPS) of the Fukushima first nuclear power plant in Japan. 11 members of the working group come from Argentina, Australia, Canada, France, China, Marshall Islands, South Korea, Russia, Britain, the United States and Vietnam.</text:p>
      <text:p text:style-name="P4">
After the IAEA's evaluation report was released, the Director -General of IAEA Gross said at a press conference that the report was not made in the form of consistent negotiations. The experts in the special working group "may have their personal views."</text:p>
      <text:p text:style-name="P4">
When asked if the experts expressed satisfaction with the content of the report, Gronci said, "Absolutely, yes. If anyone is not satisfied, they should say it."</text:p>
      <text:p text:style-name="P4">
Tokyo Electric Power Corporation will discharge the ocean to about 500 Olympic pool capacity of the nuclear waste water.</text:p>
      <text:p text:style-name="P4">
China holds a resolutely opposed position on the Fukushima nuclear treatment of the Fukushima nuclear treatment water. After the IAEA's evaluation report was released, a spokesman for the Chinese Ministry of Foreign Affairs for several days to publish a harsh protest comment on the incident.</text:p>
      <text:p text:style-name="P4">
Director of IAEA, Grassis, said that IAEA's assessment report is not the same as supporting the plan, and Tokyo must make a final decision.</text:p>
      <text:p text:style-name="P4">
He also said: "We don't agree with the plan nor do we recommend this. We just say that this plan meets the standard."</text:p>
      <text:p text:style-name="P4">
He added: "We don't choose to stand. I don't stand in Japan, don't stand on the side of China, and don't stand on the side of South Korea. These standards are consistent with all countries."</text:p>
      <text:p text:style-name="P4">
<text:a xlink:type="simple" xlink:href="https://www.dw.com/zh/zh/中国海关宣布禁止进口日本福岛等地食品/a-66142401" text:style-name="Internet_20_link" text:visited-style-name="Visited_20_Internet_20_Link">
China Customs General Administration</text:a>
On Friday (July 7), "in order to prevent the losses of Japanese foods with radioactive pollution and protect Chinese consumers imported food safety, Chinese Customs banned the import of ten counties (cadres), including Fukushima, Japan, to other Japan. Regional foods, especially aquatic products (including edible aquatic animals), strictly review the attached certification documents, strengthen supervision, strictly implement 100%inspection, continuously strengthen the detection and monitoring of radioactive substances, ensure that Japan's food safety in China is to prevent risks strictly prevent risks existing risks Product input ".</text:p>
      <text:p text:style-name="P4">
Japan's data show that most of the seafood fishing in Japanese fisheries consume in China. Despite the ban, China was still the largest buyer in Japan's seafood last year (calculated by value).</text:p>
      <text:p text:style-name="P4">
The Chinese market accounts for 22.5%of Japan's seafood exports, worth 87 billion yen (US $ 604 million), followed by Hong Kong (19.5%) and the United States (13.9%). China has purchased more than half of the total exports of Japanese scallops.</text:p>
      <text:p text:style-name="P4">
On the 7th, the South Korean government released a research report on the safety of Nuclear pollution water in Fukushima in Japan, stating that if the Tokyo Electric Power Corporation in Japan complies with the disposal regulations, the radioactive material concentration will meet the emission standards and target values, which also meets international standards.</text:p>
      <text:p text:style-name="P4">
However, South Korea has not canceled the import ban on Fukushima aquatic products. According to the Yonhap News Agency, the South Korean government said that the international atomic agency determined that the Japanese nuclear sewage discharge plan meets the standard and the South Korean government prohibits the import of Fukushima aquatic products. The Changquan of the Korean Food and Medical Products Safety Division pointed out that Japan has not been able to submit high -concentration pollution water flowing into the sea in the Fukushima nuclear leakage accident and data contained in its nuclear. Because it cannot judge its impact, import controls are not judged. The measures will be maintained.</text:p>
      <text:p text:style-name="P4">
South Korea has banned all the aquatic products produced in eight counties such as Fukushima in Fukushima from September 2013.</text:p>
      <text:p text:style-name="P4">
*#</text:p>
      <text:h text:style-name="P13" text:outline-level="4">
<text:span text:style-name="T4">
Fishermen in Fukushima</text:span>
</text:h>
      <text:h text:style-name="P12" text:outline-level="3">
<text:span text:style-name="T4">
</text:span>
</text:h>
      <text:p text:style-name="P4">
When the 71 -year -old fisherman Ono Haruki removed his fishing at Komigou in Shinachi, it was already bright. Ono is the third -generation fisherman and has been in Shinachi for half a century. It was only 55 kilometers north of Fukushima First Nuclear Power Station. In 2011, one of the most serious nuclear accidents in the world occurred there.</text:p>
      <text:p text:style-name="P4">
*#</text:p>
      <text:h text:style-name="P13" text:outline-level="4">
<text:span text:style-name="T4">
Fishermen in Fukushima</text:span>
</text:h>
      <text:h text:style-name="P12" text:outline-level="3">
<text:span text:style-name="T4">
Fishing and survival</text:span>
</text:h>
      <text:p text:style-name="P4">
When cleaning silver fish, Ono remembered the day when he changed the world: On March 11, 2011, a nine -level earthquake triggered a huge tsunami on the east coast of Japan. Ono survived on his boat, but his home on the land was destroyed. He lost a younger brother. The tsunami also impacted the Fukushima nuclear power plant, causing explosion and melting.#</text:p>
      <text:h text:style-name="P13" text:outline-level="4">
<text:span text:style-name="T4">
Fishermen in Fukushima</text:span>
</text:h>
      <text:h text:style-name="P12" text:outline-level="3">
<text:span text:style-name="T4">
Tragging fisheries</text:span>
</text:h>
      <text:p text:style-name="P4">
The radiation released during the disaster during the reactor caused the fisheries in the area to be completely stagnant. It was not until 12 years later that the price of fish slowly rose. Ono believes that Tokyo Electric Power Corporation will be "unbearable" that the plans of polluting water into the sea again. He was worried, "We are afraid we will return to the origin again."</text:p>
      <text:p text:style-name="P4">
*#</text:p>
      <text:h text:style-name="P13" text:outline-level="4">
<text:span text:style-name="T4">
Fishermen in Fukushima</text:span>
</text:h>
      <text:h text:style-name="P12" text:outline-level="3">
<text:span text:style-name="T4">
Place of cooling water</text:span>
</text:h>
      <text:p text:style-name="P4">
The damaged Fukushima First Nuclear Power Station scene at the scene of the Fukushima First Nuclear Power Station is the focus of controversy. According to the authorities, these water storage tanks must be removed before rebuilding. These water is mainly used for cooling reactors after the disaster.</text:p>
      <text:p text:style-name="P4">
*#</text:p>
      <text:h text:style-name="P13" text:outline-level="4">
<text:span text:style-name="T4">
Fishermen in Fukushima</text:span>
</text:h>
      <text:h text:style-name="P12" text:outline-level="3">
<text:span text:style-name="T4">
cooling water is safe?</text:span>
</text:h>
      <text:p text:style-name="P4">
An employee of Tokyo Electric Power Co., Ltd. raised the water sample in front of the camera. These water is treated, filtered and diluted. Dongdian and the government claim that it is safe now. However, it contains trace. Although this radioactive homogenin is considered relatively harmless, fishermen are worried that the water will be discharged into the sea again to destroy their business again.</text:p>
      <text:p text:style-name="P4">
*#</text:p>
      <text:h text:style-name="P13" text:outline-level="4">
<text:span text:style-name="T4">
Fishermen in Fukushima</text:span>
</text:h>
      <text:h text:style-name="P12" text:outline-level="3">
<text:span text:style-name="T4">
In control?</text:span>
</text:h>
      <text:p text:style-name="P4">
The radiation test standards cited by the Tokyo Electric Power Corporation and the Tokyo government are stricter than other countries that are also discharged. This release has also been approved by the International Atomic Energy Agency (IAEA). "We have equipment to make water safe." Tomohikomayuzum, a spokesman for Tokyo Power Company, told Reuters.</text:p>
      <text:p text:style-name="P4">
*#</text:p>
      <text:h text:style-name="P13" text:outline-level="4">
<text:span text:style-name="T4">
Fishermen in Fukushima</text:span>
</text:h>
      <text:h text:style-name="P12" text:outline-level="3">
<text:span text:style-name="T4">
Fish in the wastewater tank</text:span>
</text:h>
      <text:p text:style-name="P4">
In order to prove the processed water innocence and harmless, Tokyo Electric Power Company is breeding fishes in the water tank of the abandoned Fukushima first nuclear power plant. Toshihirowada at the University of Fukushima said that it can understand the fishermen's concerns. He said that Tokyo Electric Power Corporation announced that the emission of polluting water was "unfortunate" for the fisheries that have just recovered in the region.</text:p>
      <text:p text:style-name="P4">
*#</text:p>
      <text:h text:style-name="P13" text:outline-level="4">
<text:span text:style-name="T4">
Fishermen in Fukushima</text:span>
</text:h>
      <text:h text:style-name="P12" text:outline-level="3">
<text:span text:style-name="T4">
Sprinkle salt on the wound?</text:span>
</text:h>
      <text:p text:style-name="P4">
Fisherman Ono Haruki poured the fish he captured into a water tank. He was angry at Tokyo Electric Power Company: "The ocean is not a trash can." He said in an interview with Reuters and asked, "Why do you put water to the waters of Fukushima, why not put water to Tokyo or Osaka?" He said, he said, The people in the region have suffered sufficient pain, and now they have suffered more pain.</text:p>
      <text:p text:style-name="P4">
*#</text:p>
      <text:h text:style-name="P13" text:outline-level="4">
<text:span text:style-name="T4">
Fishermen in Fukushima</text:span>
</text:h>
      <text:h text:style-name="P12" text:outline-level="3">
<text:span text:style-name="T4">
The future of fishermen</text:span>
</text:h>
      <text:p text:style-name="P4">
Ono Chunfu stands in the place where the former house is located. After the tsunami, the area was turned into a park. Although his new home is inland, the 71 -year -old man had to "work at sea" to the end of his life. He felt dim in the future prospects of the fishing industry. He asked: "What do those children who go to elementary and junior high schools?" For them, it was too unstable for them.</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In addition to criticism from different degrees of internationally, Japan has also had many oppositions on the Fukushima nuclear treatment of water and sea programs. Especially after the fishermen are worried that after the discharge starts, the fishing cannot continue to be exported.</text:p>
      <text:p text:style-name="P4">
Gross said that he understood these concerns because the same incident had never happened before. However, he believes that the criticism of the plan also belongs to "certain specific political agenda", but he did not make a detailed explanation of it.</text:p>
      <text:p text:style-name="P4">
(Reuters)</text:p>
      <text:p text:style-name="P4">
News Source: <text:a xlink:type="simple" xlink:href="https://www.dw.com/zh/路透社：iaea总干事暗示福岛报告专家组内部存在意见分歧/a-66153690" text:style-name="Internet_20_link" text:visited-style-name="Visited_20_Internet_20_Link">
https://www.dw.com/zh/路透社：iaea总干事暗示福岛报告专家组内部存在意见分歧/a-66153690?maca=chi-rss-chi-all-1127-rdf</text:a>
</text:p>
      <!--NEWS-->
      <text:h text:style-name="P10" text:outline-level="1">
<text:span text:style-name="T4">
Misunderstanding the fundamentals of Chinese banks? Chinese official media names Goldman Sachs</text:span>
</text:h>
      <text:p text:style-name="P4">
Author: None</text:p>
      <text:p text:style-name="P4">
Publisher: Radio Free Asia (Organization)</text:p>
      <text:p text:style-name="P4">
Published Time: 2023-07-07T10:51:18-04:00</text:p>
      <text:p text:style-name="P4">
Modified Time: 2023-07-07T10:51: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4.612011in" draw:z-index="0">
<draw:image xlink:href="../Images/rfamandarin/2023-07-07T10-51-18-04-00/000000.png" xlink:type="simple" xlink:show="embed" xlink:actuate="onLoad" draw:mime-type="image/png"/>
</draw:frame>
Goldmansachs marked on the New York Stock Exchange <text:a xlink:type="simple" xlink:href="https://www.rfa.org/mandarin/Xinwen/1-07072023105042.html/@@images/image" text:style-name="Internet_20_link" text:visited-style-name="Visited_20_Internet_20_Link">
</text:a>
Reuters pictures</text:p>
      <text:p text:style-name="P4">
The Wall Street Investment Bank Goldman Sachs recently lowered the rating of some Chinese benchmark joint -stock banks and state -owned banks, which triggered a pessimistic market. Although the Goldman Sachs clarified that it was not "singing" bank stocks after the event, the Chinese official media "Securities Times" still published on the 7th "Misunderstanding of the Fundamentals of Chinese Banks Insufficient" and criticized Goldman Sachs.</text:p>
      <text:p text:style-name="P4">
The article states that "the fundamental aspect of the bears the bearishness is not desirable based on pessimistic assumptions, and there are large extent misunderstandings." It also said that the effort of infrastructure investment this year is undoubtedly conducive to the restoration of the cash flow and profitability of the urban investment platform. ; While strictly implementing the resolution of the hidden debt of local governments, "more to see the trend of transformation from platform financing to special debt financing, from infrastructure construction to infrastructure activation, from land finance to industrial finance to data," This will also bring new space to the banking letter business.</text:p>
      <text:p text:style-name="P4">
China's current land revenue has declined, local debt is high, and economic growth has been suffered heavy pressure, which also makes the market worry about China's banking system. Goldman Sachs recently issued a reporting report on bank stocks, giving 5 of the 12 Chinese banks "selling" rating, 4 "buy" rating, and 3 "neutral" rating. Among them, the "selling" rating is Industrial and Commercial Bank of China, Industrial Bank, Agricultural Bank, Bank of Communications and Huaxia Bank; the "neutral" rating is Bank of China, China Merchants Bank, and Nanjing Bank; Bank, Bank of Ningbo and Ping An Bank.</text:p>
      <text:p text:style-name="P4">
The report has aroused market attention. Goldman Sachs responded on July 6 that the report involved 12 banks involved in rating, only 30 % of the current 42 listed banks in A shares, and concentrated on state -owned banks and some joint -stock banks, and "buy" and "China China" and "China China" The total of 7 rating is not as pessimistic as market rumors.</text:p>
      <text:p text:style-name="P4">
Editor -in -chief: Kaidi</text:p>
      <text:p text:style-name="P4">
News Source: <text:a xlink:type="simple" xlink:href="https://www.rfa.org/mandarin/Xinwen/1-07072023105042.html" text:style-name="Internet_20_link" text:visited-style-name="Visited_20_Internet_20_Link">
https://www.rfa.org/mandarin/Xinwen/1-07072023105042.html</text:a>
</text:p>
      <!--NEWS-->
      <text:h text:style-name="P10" text:outline-level="1">
<text:span text:style-name="T4">
End supervision and rectification? Ant Group was fined 7.123 billion yuan</text:span>
</text:h>
      <text:p text:style-name="P4">
Author: None</text:p>
      <text:p text:style-name="P4">
Publisher: Radio Free Asia (Organization)</text:p>
      <text:p text:style-name="P4">
Published Time: 2023-07-07T10:54:10-04:00</text:p>
      <text:p text:style-name="P4">
Modified Time: 2023-07-07T10:54: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4.612011in" draw:z-index="0">
<draw:image xlink:href="../Images/rfamandarin/2023-07-07T10-54-10-04-00/000000.png" xlink:type="simple" xlink:show="embed" xlink:actuate="onLoad" draw:mime-type="image/png"/>
</draw:frame>
 <text:a xlink:type="simple" xlink:href="https://www.rfa.org/mandarin/Xinwen/2-07072023105405.html/@@images/image" text:style-name="Internet_20_link" text:visited-style-name="Visited_20_Internet_20_Link">
</text:a>
Reuters pictures</text:p>
      <text:p text:style-name="P4">
According to a statement issued by the official website of the China Securities Regulatory Commission on the 7th, the financial management department shall impose a fine of Ant Group and its institutions in accordance with the "People's Bank of China Law", "Anti -Money Laundering Law" and "Banking Money Laurether", 7.123 billion yuan, and the Ant Group is required to shut down the "mutual treasure" business carried out in violation of regulations and compensate consumers' interests in accordance with the law.</text:p>
      <text:p text:style-name="P4">
This statement marks the official review of this financial technology giant for many years.</text:p>
      <text:p text:style-name="P4">
According to Reuters recently quoted people familiar with the matter, the Ant Group has been promoting the group's reform after the failure of the first public sales (IPO) at the end of 2020. Judging from the amount of fines, this is one of the highest funds in the history of Chinese Internet companies. However, this will help the Ant Group to obtain a financial holding company license and pave the way for restarting listing in the future.</text:p>
      <text:p text:style-name="P4">
The Chinese regulatory authorities urgently suspended the listing of Ant Group in 2020, which is considered the beginning of the official rectification of the Internet technology industry. The market value of the Chinese Internet giants has evaporated by more than one trillion US dollars.</text:p>
      <text:p text:style-name="P4">
Editor -in -chief: Kaidi</text:p>
      <text:p text:style-name="P4">
News Source: <text:a xlink:type="simple" xlink:href="https://www.rfa.org/mandarin/Xinwen/2-07072023105405.html" text:style-name="Internet_20_link" text:visited-style-name="Visited_20_Internet_20_Link">
https://www.rfa.org/mandarin/Xinwen/2-07072023105405.html</text:a>
</text:p>
      <!--NEWS-->
      <text:h text:style-name="P10" text:outline-level="1">
<text:span text:style-name="T4">
Yellen: The United States seeks benign competition Li Qiang: After the relationship between the two countries, the rainbow must be seen after the relationship between the two countries</text:span>
</text:h>
      <text:p text:style-name="P4">
Author: None (Language: zh)</text:p>
      <text:p text:style-name="P4">
Publisher: None</text:p>
      <text:p text:style-name="P4">
Time: 2023-07-07T10:55:00Z</text:p>
      <text:p text:style-name="P4">
Description: U.S. Treasury Secretary Yellen emphasized when meeting with Prime Minister of the State Council of China on Friday that the United States seemed to compete with China, and she hoped that this trip would promote more normalized communication between the two sides. Li Qiang said that Sino -US relations are overwhelming. Yellen also met with representatives of US companies. The picture of her eating in a Yunnan restaurant hall in Beijing attracted the attention of netizens.</text:p>
      <text:p text:style-name="P4">
Videos: []</text:p>
      <text:p text:style-name="P4">
Images: []</text:p>
      <text:p text:style-name="P4">
Subject: 经济纵横</text:p>
      <text:p text:style-name="P4">
Subjects: ['奥巴马', '专题报道：习近平访美', '岛屿主权争端', '专题报道：全景观看“习马会”', '中国', '中共十九大', '美国', '德中关系', '南希·佩洛西']</text:p>
      <text:p text:style-name="P4">
Keywords: ['耶伦', '中国', '美国', '李强', '经济', '中美关系']</text:p>
      <text:p text:style-name="P4">
Id: 66153705</text:p>
      <!--METADATA-->
      <text:p text:style-name="P4">
<text:a xlink:type="simple" xlink:href="https://www.dw.com/zh/overlay/image/article/66153705/66153956" text:style-name="Internet_20_link" text:visited-style-name="Visited_20_Internet_20_Link">
 </text:a>
She hopes that this visit can promote the more normalized communication between the two parties</text:p>
      <text:p text:style-name="P4">
(Voice of Germany Chinese) <text:a xlink:type="simple" xlink:href="https://www.dw.com/zh/zh/耶伦中国行-旨在建立中美新常态/a-66122822" text:style-name="Internet_20_link" text:visited-style-name="Visited_20_Internet_20_Link">
U.S. Treasury Secretary Yellen, who is visiting China</text:a>
This Friday (July 7) met with the Chinese State Council Prime Minister Li Qiang. She said that the United States sought fair benign competition with China to make both parties benefit, instead of adopting "Winner-Take-ALL" )The way. She hopes that this visit can promote more normalized communication channels between the two largest economies in the world, and added that China and the United States have the responsibility to show leadership in global challenges, such as climate change. She said: "In some cases, we may have differences, but we should not let any installment cause misunderstandings, and then worsen bilateral economic and trade relations." Yellen also mentioned that Li Qiang in January at the Davos Economic Forum in January in the Davos Economic Forum in January At that time, Li Qiang said that "the difference should not be a reason for the gap, but it is precisely the motivation to strengthen communication and exchanges." Yellen emphasized that she hopes to expand communication with China. She said: "We pursue a benign economy competition, not in the way the winners are eating, but through a set of fair rules to benefit the two countries."</text:p>
      <text:p text:style-name="P4">
Li Qiang met in the Great Hall of the People. According to the video released by Phoenix.com, he made an analogy with the weather and said: "Yesterday, when you came to our airport, you saw a rainbow. Natural phenomenon ... but I think Sino -US relations, regardless of any storms, can see the rainbow of the sky after experiencing storms. "</text:p>
      <text:p text:style-name="P4">
An official of the US Treasury also revealed that Yellen also conducted informal talks with the President of the People's Republic of China Yi Gang and former Vice Premier Liu He, and discussed the global, the United States and China.</text:p>
      <text:h text:style-name="P12" text:outline-level="3">
<text:span text:style-name="T4">
How to hurt the transnational business of Sino -US relations</text:span>
</text:h>
      <text:p text:style-name="P4">
Yellen also met with representatives of American companies on the same day. She said that the decoupling of the United States and China is "almost impossible", which will destroy the stability of the global market. She said: "We seek diversification rather than decoupling. The decoupling of the two largest economies in the world will cause unstable global economy."</text:p>
      <text:p text:style-name="P4">
Sino -US relations have not been calm in recent times. The Wall Street Journal reports that the United States plans to issue a ban to restrict Chinese companies using US cloud computer services. China has implemented export controls for important metal raw materials for manufacturing semiconductors this week on the grounds of protecting national security.(https://www.dw.com/zh/zh/中國管制鎵鍺出口-各國如何嚴防供應鏈中斷/a-66118831)Essence Yellen told the participants that Washington was "worried" about these restrictions. She said: "We are still evaluating the influence of these actions, but this reminds us of the importance of establishing a strong and diversified supply chain."</text:p>
      <text:p text:style-name="P4">
Yellen arrived in Beijing for 4 days yesterday. On the day of arrival, netizens sent photos of Yellen and his party in a Yunnan restaurant, which attracted the attention of the people. According to this restaurant called "Sitting and Forget" on Weibo, several Yellen did not book a box, but was in open space to dine. Someone praised Yelun and felt that she was "attached to the ground!" Some netizens think that it must be recommended by the staff of the embassy, and some netizens pay attention to that she will use chopsticks. Some people also commented: "Silverous fungi and then villain", and some people use the restaurant name to make articles, saying that the information that the United States wants to pass on this negotiation "Forget it, the content of the discussion will not recognize the account."</text:p>
      <text:p text:style-name="P4">
The Beijing side expressed an optimistic attitude towards this visit. The Chinese Ministry of Finance said on Friday that the interview will help "strengthen communication and exchanges between the two countries." According to the News Office of the Ministry of Finance, the essence of Sino -US economic and trade relations is mutually beneficial and win -win, and there is no winner in the trade war and "decaptering chain". China hopes that the United States will create a good environment for the healthy development of economic and trade relations between the two countries and achieve mutual benefit and win -win situation. Tao Wenzhao, a researcher at the American Institute of the Chinese Academy of Social Sciences, believes that Yellen in the Biden government seems to be a pragmatic school. He told AFP "I think China welcomes Yellen's interview. From a functional level, this should make both parties closer ... China and the United States are re -reshaping and rebuilding the relationship between the two parties. "</text:p>
      <text:p text:style-name="P4">
An official of the US Treasury said on Thursday (July 6) that the United States does not expect to make a breakthrough in specific policies in this visit, but hopes to have a frank and effective dialogue with China and paving. The official who was unwilling to disclose his name said: "Especially on the issue of we may have differences, communication is even more important."</text:p>
      <text:p text:style-name="P4">
(Reuters, Agence France -Presse, etc.)</text:p>
      <text:p text:style-name="P4">
News Source: <text:a xlink:type="simple" xlink:href="https://www.dw.com/zh/耶伦：美国寻求良性竞争-李强：两国关系风雨过后定见彩虹/a-66153705" text:style-name="Internet_20_link" text:visited-style-name="Visited_20_Internet_20_Link">
https://www.dw.com/zh/耶伦：美国寻求良性竞争-李强：两国关系风雨过后定见彩虹/a-66153705?maca=chi-rss-chi-all-1127-rdf</text:a>
</text:p>
      <!--NEWS-->
      <text:h text:style-name="P10" text:outline-level="1">
<text:span text:style-name="T4">
Solomon Islands Prime Minister will visit next week</text:span>
</text:h>
      <text:p text:style-name="P4">
Author: None</text:p>
      <text:p text:style-name="P4">
Publisher: Radio Free Asia (Organization)</text:p>
      <text:p text:style-name="P4">
Published Time: 2023-07-07T10:57:30-04:00</text:p>
      <text:p text:style-name="P4">
Modified Time: 2023-07-07T10:57: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4.612011in" draw:z-index="0">
<draw:image xlink:href="../Images/rfamandarin/2023-07-07T10-57-30-04-00/000000.png" xlink:type="simple" xlink:show="embed" xlink:actuate="onLoad" draw:mime-type="image/png"/>
</draw:frame>
Solomon Islands Prime Minister Manassehsogavare <text:a xlink:type="simple" xlink:href="https://www.rfa.org/mandarin/Xinwen/3-07072023105726.html/@@images/image" text:style-name="Internet_20_link" text:visited-style-name="Visited_20_Internet_20_Link">
![] [](Images/rfamandarin/2023-07-07T10-57-30-04-00/000001.png)</text:a>
Associated Press Picture</text:p>
      <text:p text:style-name="P4">
Chinese Foreign Ministry spokesman Wang Wenbin announced at a regular press conference on the 6th that at the invitation of Premier Li Qiang, the Solomon Islands Prime Minister Manassehsogavare will visit China from July 9th to 15th, and visit Jiangsu, Guangdong, Guangdong access.</text:p>
      <text:p text:style-name="P4">
The Associated Press reported that this highlighted the intensification of competitive influence in the South Pacific region.</text:p>
      <text:p text:style-name="P4">
The Solomon Islands broke diplomatic relations with Taiwan in 2019 and established diplomatic relations with Beijing. In April 2022, due to the signing of a secret security agreement with China, it aroused concern from the United States, Australia and New Zealand, and was worried that China would use it to strengthen its military deployment in the Pacific. After that, Sogovre assured the Australian authorities that China would not allow China to set up a naval base in the South Pacific, which endangers other countries.</text:p>
      <text:p text:style-name="P4">
At present, the United States Biden government is advancing the plan to reorganize the Solomon Islands Embassy to contribute to Beijing's influence. The United States has sent multiple high -level delegations to the South Pacific. At the end of September last year, Biden held the first Pacific Island Summit and announced a new strategy of the South Pacific, including climate change, maritime safety and avoiding excessive fishing.</text:p>
      <text:p text:style-name="P4">
Wang Wenbin said at a press conference that since the establishment of diplomatic relations with the Solomon Islands, the relationship between the two countries has developed rapidly and "achieved fruitful results." China is willing to use this behavior opportunity to "deepen political mutual trust, expand pragmatic cooperation, and strengthen humanistic exchanges."</text:p>
      <text:p text:style-name="P4">
Editor -in -chief: Kaidi</text:p>
      <text:p text:style-name="P4">
News Source: <text:a xlink:type="simple" xlink:href="https://www.rfa.org/mandarin/Xinwen/3-07072023105726.html" text:style-name="Internet_20_link" text:visited-style-name="Visited_20_Internet_20_Link">
https://www.rfa.org/mandarin/Xinwen/3-07072023105726.html</text:a>
</text:p>
      <!--NEWS-->
      <text:h text:style-name="P10" text:outline-level="1">
<text:span text:style-name="T4">
The European Union plans to conduct an in -depth investigation on Amazon's acquisition of IROobot</text:span>
</text:h>
      <text:p text:style-name="P4">
Author: Ian Walker</text:p>
      <text:p text:style-name="P4">
Publisher: 华尔街日报中文网</text:p>
      <text:p text:style-name="P4">
Published Time: 2023-07-07T11:00:00.000Z</text:p>
      <text:p text:style-name="P4">
Modified Time: 2023-07-07T11:00:00.000Z</text:p>
      <text:p text:style-name="P4">
Created Time: 2023-07-07T04:55:00.000Z</text:p>
      <text:p text:style-name="P4">
Description: The European Commission said on Thursday evening that it plans to conduct an in -depth investigation of Amazon's acquisition of IROBOT transactions for $ 1.7 billion, arguing that the transaction may limit the competition in the scanning robot market.</text:p>
      <text:p text:style-name="P4">
Images: []</text:p>
      <text:p text:style-name="P4">
Categories: ['科技']</text:p>
      <text:p text:style-name="P4">
Keywords: SYND</text:p>
      <text:p text:style-name="P4">
Type: Article</text:p>
      <!--METADATA-->
      <text:p text:style-name="P4">
The European Commission said on Thursday evening that the plan to(Amazon.com,AMZN)In -depth investigations intended to acquire IROBOT transactions with $ 1.7 billion, arguing that the transaction may limit the competition in the scanning robot market.</text:p>
      <text:p text:style-name="P4">
News Source: <text:a xlink:type="simple" xlink:href="https://cn.wsj.com/articles/%E4%BA%9A%E9%A9%AC%E9%80%8A%E6%8B%9F%E4%BB%A517%E4%BA%BF%E7%BE%8E%E5%85%83%E6%94%B6%E8%B4%ADirobot%E7%9A%84%E4%BA%A4%E6%98%93%E9%9D%A2%E4%B8%B4%E6%AC%A7%E7%9B%9F%E6%B7%B1%E5%85%A5%E8%B0%83%E6%9F%A5-95143e3b" text:style-name="Internet_20_link" text:visited-style-name="Visited_20_Internet_20_Link">
https://cn.wsj.com/articles/%E4%BA%9A%E9%A9%AC%E9%80%8A%E6%8B%9F%E4%BB%A517%E4%BA%BF%E7%BE%8E%E5%85%83%E6%94%B6%E8%B4%ADirobot%E7%9A%84%E4%BA%A4%E6%98%93%E9%9D%A2%E4%B8%B4%E6%AC%A7%E7%9B%9F%E6%B7%B1%E5%85%A5%E8%B0%83%E6%9F%A5-95143e3b</text:a>
</text:p>
      <!--NEWS-->
      <text:h text:style-name="P10" text:outline-level="1">
<text:span text:style-name="T4">
China Customs: It is forbidden to import 10 counties such as Fukushima in Japan</text:span>
</text:h>
      <text:p text:style-name="P4">
Author: None</text:p>
      <text:p text:style-name="P4">
Publisher: Radio Free Asia (Organization)</text:p>
      <text:p text:style-name="P4">
Published Time: 2023-07-07T11:03:15-04:00</text:p>
      <text:p text:style-name="P4">
Modified Time: 2023-07-07T11:03: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4.612011in" draw:z-index="0">
<draw:image xlink:href="../Images/rfamandarin/2023-07-07T11-03-15-04-00/000000.png" xlink:type="simple" xlink:show="embed" xlink:actuate="onLoad" draw:mime-type="image/png"/>
</draw:frame>
Profile picture: The Fukushima Prefecture, Fukushima Prefecture, Fukushima Prefecture, Fukushima Prefecture, Japan's Fukushima Power Station. <text:a xlink:type="simple" xlink:href="https://www.rfa.org/mandarin/Xinwen/4-07072023110309.html/@@images/image" text:style-name="Internet_20_link" text:visited-style-name="Visited_20_Internet_20_Link">
</text:a>
Reuters pictures</text:p>
      <text:p text:style-name="P4">
The person in charge of the Food Safety Administration of the General Administration of Customs of China said on the 7th that in order to prevent the losses of Japanese foods with radioactive pollution and protect Chinese consumers imported food safety, China Customs banned the import of ten counties (cadres) such as Fukushima in Japan.</text:p>
      <text:p text:style-name="P4">
The General Administration of Customs also stated that the International Atomic Energy Agency recently issued a comprehensive evaluation report released by the Fukushima nuclear pollution water rowing plan in Japan recently. "" ". There are still many problems in the Japanese side in terms of "the legitimacy of the sea, the reliability of the purification device, and the perfectness of the monitoring plan".</text:p>
      <text:p text:style-name="P4">
The United Nations International Atomic Energy Agency released a comprehensive report of security review this week. It is pointed out that Japan will store the plan to deal with water in the Fukushima first nuclear power plant to meet the safety standards of atomic energy agencies. The agency also stated that the emissions of water treatment on people and the environment can be ignored. These nuclear waste water is a polluting water used to cool down the nuclear reactor when a nuclear accident occurred in Fukushima in Japan in 2011.</text:p>
      <text:p text:style-name="P4">
Chinese Foreign Ministry spokesman Wang Wenbin said on the 7th that China urged the Japanese side to "do not try to report institutional reports as a passage of the sea" and stop the forced pushing plan to dispose of nuclear pollution water in a responsible manner.</text:p>
      <text:p text:style-name="P4">
According to the Kyodo News Agency, Tokyo Power Fukushima First Nuclear Power Station processing water start -up discharge of water in the sea has all been available on the 7th. The Japanese government plans to set up a public announcement period and start discharge after the Prime Minister Kishida Hiroshi held a relevant cabinet party meeting. According to analysis, the launch time of emissions is likely to be within August.</text:p>
      <text:p text:style-name="P4">
Editor -in -chief: Kaidi</text:p>
      <text:p text:style-name="P4">
News Source: <text:a xlink:type="simple" xlink:href="https://www.rfa.org/mandarin/Xinwen/4-07072023110309.html" text:style-name="Internet_20_link" text:visited-style-name="Visited_20_Internet_20_Link">
https://www.rfa.org/mandarin/Xinwen/4-07072023110309.html</text:a>
</text:p>
      <!--NEWS-->
      <text:h text:style-name="P10" text:outline-level="1">
<text:span text:style-name="T4">
Column | Labor Communication: Shougang Industrial Park Cultural and Creative Building Project Wage disputes in Fengtai District, Fengtai District, Beijing (4)</text:span>
</text:h>
      <text:p text:style-name="P4">
Author: None</text:p>
      <text:p text:style-name="P4">
Publisher: Radio Free Asia (Organization)</text:p>
      <text:p text:style-name="P4">
Published Time: 2023-07-07T11:25:35-04:00</text:p>
      <text:p text:style-name="P4">
Modified Time: 2023-07-07T11:25:35-04:00</text:p>
      <text:p text:style-name="P4">
Description: None</text:p>
      <text:p text:style-name="P4">
Videos: []</text:p>
      <text:p text:style-name="P4">
Audios: ["<text:a xlink:type="simple" xlink:href="https://www.rfa.org/mandarin/zhuanlan/laogongtongxun/hdf-070720231125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4.634345in" draw:z-index="0">
<draw:image xlink:href="../Images/rfamandarin/2023-07-07T11-25-35-04-00/000000.png" xlink:type="simple" xlink:show="embed" xlink:actuate="onLoad" draw:mime-type="image/png"/>
</draw:frame>
 <text:a xlink:type="simple" xlink:href="https://www.rfa.org/mandarin/zhuanlan/laogongtongxun/hdf-07072023112523.html/@@images/image" text:style-name="Internet_20_link" text:visited-style-name="Visited_20_Internet_20_Link">
</text:a>
Photo: RFA <text:a xlink:type="simple" xlink:href="https://www.rfa.org/mandarin/zhuanlan/laogongtongxun/hdf-07072023112523.html/@@stream" text:style-name="Internet_20_link" text:visited-style-name="Visited_20_Internet_20_Link">
Audio-1-Link: https: // Woohoo. Hair dye .org/mandarin/column/labor communication/good place -07072023112523.html/@@ stream</text:a>
From the end of December last year to early May this year, more than 30 construction carpenters from different provinces, in the project support of the Cultural and Creative Building of Shougang Industrial Park, Shougang Construction Group, Fengtai District, Beijing. However, until the project was completed on May 5, the salary was still not settled, and it was still owed to more than 300,000 yuan.</text:p>
      <text:p text:style-name="P4">
Migrant workers' salary representative Ye Xiangming went online <text:a xlink:type="simple" xlink:href="https://weibo.com/3068651823/N3ri1BAxD" text:style-name="Internet_20_link" text:visited-style-name="Visited_20_Internet_20_Link">
Post for help</text:a>
Said, they "Find Shougang Construction Group for working money, Shougang lets the labor service company ask for, the person in charge of the labor service company calls not to answer, send text messages, and go to the Labor Supervisory Brigade of Fengtai District, Huaxiang. There can be results in a month. " I called Zhang Rui, the person in charge of the project department left by the worker's salary post to express the attention of the media, and said with a sneer and said: Ha, then you pay attention!</text:p>
      <text:p text:style-name="P4">
Shougang Erzhong Industrial Park Creative Building Project, December 2018 was the Beijing Development and Reform Commission <text:a xlink:type="simple" xlink:href="http://fgw.beijing.gov.cn/fzggzl/yfxz/xzxk_sgs/201912/t20191226_1504840.htm" text:style-name="Internet_20_link" text:visited-style-name="Visited_20_Internet_20_Link">
approval of projects</text:a>
, Construction Unit is Shougang Construction Investment Co., Ltd., <text:a xlink:type="simple" xlink:href="http://m.gxfin.com/article/finance/default/default/2023-01-29/5933683.html" text:style-name="Internet_20_link" text:visited-style-name="Visited_20_Internet_20_Link">
General Contracting Unit</text:a>
It is Shougang Construction Group Co., Ltd..</text:p>
      <text:p text:style-name="P4">
According to information on the website of Fengtai District Government, Shougang Eryo Industrial Park Cultural and Creative Building Project site construction site in June last year, a death worker injury accident occurred. Accident Investigation Report](http://www.bjft.gov.cn/ftq/c100014/202212/bc27ae2621184a46811f95bb6b78ee7b.shtml)The responsibilities that the general contracting project department should bear only the word. As a result, half a year later, the Beijing Housing and Construction Commission went to the construction site safety inspection, <text:a xlink:type="simple" xlink:href="http://m.gxfin.com/article/finance/default/default/2023-01-29/5933683.html" text:style-name="Internet_20_link" text:visited-style-name="Visited_20_Internet_20_Link">
also found a number of serious safety hazards</text:a>
Essence</text:p>
      <text:p text:style-name="P4">
As the head of the project department of Shougang Construction Company, Zhang Rui can be exempted from being held accountable after death. Secretary Jin Wei was promoted to Beijing Deputy Mayor two years ago](http://district.ce.cn/newarea/sddy/202011/28/t20201128_36058987.shtml)We don't know.</text:p>
      <text:p text:style-name="P4">
In addition, in February this year, the Workers' Daily issued a report with the title "<text:a xlink:type="simple" xlink:href="https://www.acftu.org/ghjj/srtjcygrdwjsgg/gzdt_13659/202305/t20230509_828988.html" text:style-name="Internet_20_link" text:visited-style-name="Visited_20_Internet_20_Link">
Beijing Fengtai Trade Union fully improves the sense of happiness of industrial workers</text:a>
"The report quoted Wang Zhenhua, the chairman of Fengtai District Federation of Trade Unions, said," To enhance the sense of gain and happiness of industrial workers, the first is to establish the owner of the industrial workers in the system. " The Federation of Trade Unions specially hired a professional law firm. In 2022, 101 legal aid cases were accepted by the union, 100 lectures on law publicity lectures were carried out, and 25 enterprises also carried out free medical examination services for the rule of law to effectively safeguard employees' rights and interests.</text:p>
      <text:p text:style-name="P4">
In addition, according to Qianlong.com, in order to achieve "where the migrant workers are friends, where they have their warm home", Fengtai District has established 7 "[Home of Migrant Workers] who moved with the construction site of the construction site.(http://society.yunnan.cn/system/2022/08/26/032249445.shtml)"There are 173 such homes in Beijing.</text:p>
      <text:p text:style-name="P4">
Wang Zhenhua, chairman of the Fengtai District Federation of Trade Unions, said that "Beijing Fengtai Trade Union is fully improved to improve the sense of happiness in industrial workers." There are their warm home ", and the money of taxpayers has established so many homes." So, the union claims that these work and achievements they have done have nothing to do with industrial workers who have owed wages in the construction site of Fengtai District? In other words, these are the slogans that must be shouted, and have nothing to do with the rights and interests of the construction industry workers?</text:p>
      <text:p text:style-name="P4">
Please listen to the workers' salary representative Ye Xiangming's conversation with me.</text:p>
      <text:p text:style-name="P4">
Does the union go to the union to know this?</text:p>
      <text:p text:style-name="P4">
Please listen to these questions and talk to the Changzhen community staff.</text:p>
      <text:p text:style-name="P4">
News Source: <text:a xlink:type="simple" xlink:href="https://www.rfa.org/mandarin/zhuanlan/laogongtongxun/hdf-07072023112523.html" text:style-name="Internet_20_link" text:visited-style-name="Visited_20_Internet_20_Link">
https://www.rfa.org/mandarin/zhuanlan/laogongtongxun/hdf-07072023112523.html</text:a>
</text:p>
      <!--NEWS-->
      <text:h text:style-name="P10" text:outline-level="1">
<text:span text:style-name="T4">
South Korea supports the Fukushima drainage plan in China to implement some Japanese foods</text:span>
</text:h>
      <text:p text:style-name="P4">
Author: 半岛电视台＋通讯社</text:p>
      <text:p text:style-name="P4">
Publisher: Al Jazeera</text:p>
      <text:p text:style-name="P4">
Published Time: 2023-07-07T11:25:52</text:p>
      <text:p text:style-name="P4">
Modified Time: 2023-07-07T11:25:52</text:p>
      <text:p text:style-name="P4">
Description: The South Korean side stated that it is believed that Japan's planned polluting water from the destructive Fukushima Nuclear Power Station will meet international standards. A few days ago, after reviewing this controversial proposal, the UN atomic agency claimed that the plan was safe of.</text:p>
      <text:p text:style-name="P4">
Images: ["<text:a xlink:type="simple" xlink:href="https://chinese.aljazeera.net/wp-content/uploads/2023/07/2023-07-05T102745Z_1230411146_RC2UW1ACQ3EK_RTRMADP_3_JAPAN-FUKUSHIMA-IAEA-1688701777-1688723517.jpg" text:style-name="Internet_20_link" text:visited-style-name="Visited_20_Internet_20_Link">
2023-07-05T10...</text:a>
", "<text:a xlink:type="simple" xlink:href="https://chinese.aljazeera.net/wp-content/uploads/2023/07/image-1688723594.jpg" text:style-name="Internet_20_link" text:visited-style-name="Visited_20_Internet_20_Link">
image-1688723...</text:a>
", "<text:a xlink:type="simple" xlink:href="https://chinese.aljazeera.net/wp-content/uploads/2023/07/2023-07-06T064117Z_1431145946_RC2HX1AH7KRL_RTRMADP_3_JAPAN-FUKUSHIMA-IAEA-SOUTHKOREA-SEAFOOD-1688701746-1688723640.jpg" text:style-name="Internet_20_link" text:visited-style-name="Visited_20_Internet_20_Link">
2023-07-06T06...</text:a>
"]</text:p>
      <text:p text:style-name="P4">
Topics: ['政治', '新闻']</text:p>
      <text:p text:style-name="P4">
Keywords: ['政治', '新闻', '世界', '日本']</text:p>
      <text:p text:style-name="P4">
Type: Article</text:p>
      <!--METADATA-->
      <text:p text:style-name="P4">
<draw:frame draw:style-name="fr1" draw:name="Image156" text:anchor-type="as-char" svg:width="6.9236in" svg:height="4.608995in" draw:z-index="0">
<draw:image xlink:href="../Images/Aljazeera Chinese/2023-07-07T11-25-52/2023-07-05T102745Z_1230411146_RC2UW1ACQ3EK_RTRMADP_3_JAPAN-FUKUSHIMA-IAEA-1688701777-1688723517.jpg" xlink:type="simple" xlink:show="embed" xlink:actuate="onLoad" draw:mime-type="image/jpeg"/>
</draw:frame>
Director Director of the International Atomic Energy Agency, Gronci visited the Fukushima Nuclear Power Station on July 4th(Reuters)The South Korean side stated that it is believed that Japan's planned polluting water from the destructive Fukushima Nuclear Power Station will meet international standards. A few days ago, after reviewing this controversial proposal, the UN atomic agency claimed that the plan was safe of.</text:p>
      <text:p text:style-name="P4">
South Korea claims that based on the inspection of the nuclear power plant in late May, its own data, and the review of the international atomic energy agency (UN nuclear supervision agency), South Korea's own assessment believes that if more than 1.3 million tons of radioactive pollution water discharge to more than 1.3 million tons of radioactive pollution water to it to In the Pacific Ocean, in the absence of the details of the proposal, then this will be safe.</text:p>
      <text:p text:style-name="P4">
Bang Moon-Kyu, the Minister of Coordination of the South Korean Government Policy Coordination Office, said in a briefing released on the 7th, "We have confirmed that the concentration of radioactive substances meets marine emission standards ... Therefore, the plan meets international standards including international atomic energy institutions."</text:p>
      <text:p text:style-name="P4">
Most of these polluting water are used for cooling reactors, and then stored in huge water tanks around the scene after processing. The proposal to emit these polluting water not only arouses concerns from neighboring Japanese countries, but also caused many treatment Pacific island nations with water problems left by nuclear weapon tests.</text:p>
      <text:p text:style-name="P4">
Most of people's concerns are concentrated on the potential risks of radioactive homicide, because it is difficult to remove 氚 from the water.</text:p>
      <text:p text:style-name="P4">
<draw:frame draw:style-name="fr1" draw:name="Image157" text:anchor-type="as-char" svg:width="6.9236in" svg:height="3.894525in" draw:z-index="0">
<draw:image xlink:href="../Images/Aljazeera Chinese/2023-07-07T11-25-52/image-1688723594.jpg" xlink:type="simple" xlink:show="embed" xlink:actuate="onLoad" draw:mime-type="image/jpeg"/>
</draw:frame>
Japan drain the polluting water after the Fukushima nuclear power plant is treated into the sea(news agency)In the two -year safety review, the international atomic energy agency stated that Japan would dilute these water before discharge, making its pollutant content lower than the regulatory standards, and added that the experts of the agency will be stationed in Fukushima to any of the other. The emission work is monitored, and this process is expected to take decades.</text:p>
      <text:p text:style-name="P4">
Raphael Gronci, director of the International Atomic Energy Agency, said on Tuesday that the plan "meets relevant international security standards ... and under control, gradually discharge the pollutant water after treatment into the ocean. The radioactivity effect on humans and the environment can be ignored. "</text:p>
      <text:h text:style-name="P13" text:outline-level="4">
<text:span text:style-name="T4">
"There is no scientific pilot"</text:span>
</text:h>
      <text:p text:style-name="P4">
Japanese media said that after being approved by the International Atomic Energy Agency, the emission work may begin next month.</text:p>
      <text:p text:style-name="P4">
But China is one of the most intense critics in the plan. In response to a report from the International atomic Energy Agency, China said that the plan "failed to fully reflect the views of experts participating in the review." On the 6th, the Global Times quoted Liu Linlin, a Chinese expert in the technical working group of the institution, reported that they were disappointed with the report of this "hasty" report, and the opinions of experts were restricted.</text:p>
      <text:p text:style-name="P4">
Groos denied these claims on the 7th.</text:p>
      <text:p text:style-name="P4">
When he returned to Tokyo after visiting Fukushima, he told Reuters reporters, "The content we published is scientifically unspeakable."</text:p>
      <text:p text:style-name="P4">
He also emphasized that the review of international atomic energy agencies is not a support, but only believes that it "meets the standards."</text:p>
      <text:p text:style-name="P4">
The Chinese Customs Department announced on the 7th that for safety reasons, it will prohibit imported food from 10 counties (cadres) including Fukushima, Japan, and said that it will strengthen the detection and monitoring of radioactive substances.</text:p>
      <text:p text:style-name="P4">
South Korea has also maintained a ban on seafood products around Fukushima.</text:p>
      <text:p text:style-name="P4">
Such bans have exacerbated concerns about Japan, and fishery communities are particularly worried about the impact on their livelihood.</text:p>
      <text:p text:style-name="P4">
<draw:frame draw:style-name="fr1" draw:name="Image158" text:anchor-type="as-char" svg:width="6.9236in" svg:height="4.618113in" draw:z-index="0">
<draw:image xlink:href="../Images/Aljazeera Chinese/2023-07-07T11-25-52/2023-07-06T064117Z_1431145946_RC2HX1AH7KRL_RTRMADP_3_JAPAN-FUKUSHIMA-IAEA-SOUTHKOREA-SEAFOOD-1688701746-1688723640.jpg" xlink:type="simple" xlink:show="embed" xlink:actuate="onLoad" draw:mime-type="image/jpeg"/>
</draw:frame>
Since the Fukushima nuclear disaster in 2011, South Korea has regularly conducted radiation inspections on imported seafood(Reuters)Grace, director of the International Atomic Energy Agency, plans to speak to the media before going to South Korea, New Zealand and the Cook Islands on the 7th.</text:p>
      <text:p text:style-name="P4">
The tsunami in March 2011 destroyed the power and cooling system of the Fukushima nuclear power plant in Japan, which triggered the most serious nuclear disaster in the world since the Clast Nobel Nuclear accident.</text:p>
      <text:p text:style-name="P4">
Most polluting water comes from the process of cooling the three damaged reactors. By extensively pumping and filtering systems called an advanced liquid treatment system (ALPS), a large number of new polluting water is extracted every day and most of them are filtered out of them.</text:p>
      <text:p text:style-name="P4">
At present, the water tank of the polluted water that is treated with treatment has been crowded with most of the space at the place, and Japan said that it is necessary to start emitting these water because there is no enough space to continue to store these water.</text:p>
      <text:p text:style-name="P4">
News Source: <text:a xlink:type="simple" xlink:href="https://chinese.aljazeera.net/news/political/2023/7/7/%e9%9f%a9%e5%9b%bd%e6%94%af%e6%8c%81%e7%a6%8f%e5%b2%9b%e6%8e%92%e6%b0%b4%e8%ae%a1%e5%88%92%e4%b8%ad%e5%9b%bd%e5%af%b9%e9%83%a8%e5%88%86%e6%97%a5%e6%9c%ac%e9%a3%9f%e5%93%81%e5%ae%9e%e6%96%bd%e7%a6%81" text:style-name="Internet_20_link" text:visited-style-name="Visited_20_Internet_20_Link">
https://chinese.aljazeera.net/news/political/2023/7/7/%e9%9f%a9%e5%9b%bd%e6%94%af%e6%8c%81%e7%a6%8f%e5%b2%9b%e6%8e%92%e6%b0%b4%e8%ae%a1%e5%88%92%e4%b8%ad%e5%9b%bd%e5%af%b9%e9%83%a8%e5%88%86%e6%97%a5%e6%9c%ac%e9%a3%9f%e5%93%81%e5%ae%9e%e6%96%bd%e7%a6%81</text:a>
</text:p>
      <!--NEWS-->
      <text:h text:style-name="P10" text:outline-level="1">
<text:span text:style-name="T4">
United Nations: Myanmar military "systematically reject" humanitarian assistance</text:span>
</text:h>
      <text:p text:style-name="P4">
Author: 半岛电视台</text:p>
      <text:p text:style-name="P4">
Publisher: Al Jazeera</text:p>
      <text:p text:style-name="P4">
Published Time: 2023-07-07T11:27:30</text:p>
      <text:p text:style-name="P4">
Modified Time: 2023-07-07T11:27:30</text:p>
      <text:p text:style-name="P4">
Description: Senior Commissioner's Office of Human Rights in the United Nations stated that as Myanmar fell into a more serious violence, Myanmar's military ruler is preventing humanitarian aid to save lives to reach the person in need.</text:p>
      <text:p text:style-name="P4">
Images: ["<text:a xlink:type="simple" xlink:href="https://chinese.aljazeera.net/wp-content/uploads/2023/07/1-1688725411.jpg" text:style-name="Internet_20_link" text:visited-style-name="Visited_20_Internet_20_Link">
1-1688725411.jpg</text:a>
", "<text:a xlink:type="simple" xlink:href="https://chinese.aljazeera.net/wp-content/uploads/2023/07/2-1688725467.jpg" text:style-name="Internet_20_link" text:visited-style-name="Visited_20_Internet_20_Link">
2-1688725467.jpg</text:a>
", "<text:a xlink:type="simple" xlink:href="https://chinese.aljazeera.net/wp-content/uploads/2023/07/3-1688725498.jpg" text:style-name="Internet_20_link" text:visited-style-name="Visited_20_Internet_20_Link">
3-1688725498.jpg</text:a>
"]</text:p>
      <text:p text:style-name="P4">
Topics: ['政治', '新闻', '联合国']</text:p>
      <text:p text:style-name="P4">
Keywords: ['政治', '新闻', '联合国', '缅甸']</text:p>
      <text:p text:style-name="P4">
Type: Article</text:p>
      <!--METADATA-->
      <text:p text:style-name="P4">
<draw:frame draw:style-name="fr1" draw:name="Image159" text:anchor-type="as-char" svg:width="6.9236in" svg:height="3.888597in" draw:z-index="0">
<draw:image xlink:href="../Images/Aljazeera Chinese/2023-07-07T11-27-30/1-1688725411.jpg" xlink:type="simple" xlink:show="embed" xlink:actuate="onLoad" draw:mime-type="image/jpeg"/>
</draw:frame>
United Nations: The Burmese military "systemic rejection" humanitarian aid</text:p>
      <text:p text:style-name="P4">
Senior Commissioner's Office of Human Rights in the United Nations stated that as Myanmar fell into a more serious violence, Myanmar's military ruler is preventing humanitarian aid to save lives to reach the person in need.</text:p>
      <text:p text:style-name="P4">
Walker Turk said in a speech at the Geneva Human Rights Council that the Myanmar military -the "systematically rejected" in the February 2012 coup to provide humanitarian assistance to millions of civilians who need help. Essence</text:p>
      <text:p text:style-name="P4">
A series of laws, financial and bureaucratic obstacles have been established to prevent people from accepting or even assisting in.</text:p>
      <text:p text:style-name="P4">
The UN senior commissioner Turk said: "This obstacle to life assistance is deliberate and targeted, and is a planned deprivation of a large number of basic rights and freedom of population."</text:p>
      <text:p text:style-name="P4">
"This is performed by one -third of the population of the population -including obtaining sufficient housing, enough food and water, or employment opportunities."</text:p>
      <text:p text:style-name="P4">
When the generals seized power from the elected Aung San Suuchi government, Myanmar fell into a crisis, which caused a large -scale protest. After the military responded with brutal force, the protests evolved into an armed rebellion.</text:p>
      <text:p text:style-name="P4">
Although the military later reached a five -point peace plan with other member states of the Southeast Asian National Alliance (ASEAN), which aims to end violence and release political prisoners, the situation has further deteriorated. The Association said that nearly 3,800 people have been killed by the military since the coup.</text:p>
      <text:p text:style-name="P4">
Turk said that in the first six months of this year, his office found that compared with the same period in 2022, the air strikes of soap have increased by 33%. Increasing.</text:p>
      <text:p text:style-name="P4">
<draw:frame draw:style-name="fr1" draw:name="Image160" text:anchor-type="as-char" svg:width="6.9236in" svg:height="3.894525in" draw:z-index="0">
<draw:image xlink:href="../Images/Aljazeera Chinese/2023-07-07T11-27-30/2-1688725467.jpg" xlink:type="simple" xlink:show="embed" xlink:actuate="onLoad" draw:mime-type="image/jpeg"/>
</draw:frame>
Zo Minyan: The Myanmar army is in power, but is it under control?</text:p>
      <text:p text:style-name="P4">
Turk said that the shelling incident has also increased sharply. More than 563 attacks have occurred so far this year, accounting for 80%of the annual attacks in 2022. The United Nations has also recorded multiple occurrence of sexual violence, large -scale slaughter, and external execution of the law. , Beheading, disintegration and damage.</text:p>
      <text:p text:style-name="P4">
Turk told the Security Council, "This country continues to fall into a deadly free fall, falling into a deeper violence and a heartbreaking situation," he accused the military of "completely contempt for humans."</text:p>
      <text:p text:style-name="P4">
The continuously upgraded violence, including deliberately incinerating civilian villages, forced 1.5 million people to leave their homes. The situation of unsafeness means that 15.2 million people need emergency food support.</text:p>
      <text:h text:style-name="P13" text:outline-level="4">
<text:span text:style-name="T4">
Humanitarian workers are killed</text:span>
</text:h>
      <text:p text:style-name="P4">
In May of this year, the tropical cyclone "Mocha" swept the Ruo Kaibang in the west and destroyed the Camp of the displaced. Many of the remaining Rohingya people in Myanmar had lived in racial violence and continuous military suppression before the coup.</text:p>
      <text:p text:style-name="P4">
Turk said that since the occurrence of the storm, the failure to enter the area means that the total number of deaths is mainly Muslim Rohingya. The military claims that this number is 116, but it has not been confirmed. unknown.</text:p>
      <text:p text:style-name="P4">
Turk added: "Unless it is provided by a military agency, all the expenditures related to humanitarian aid related to Mocha whirlwind are still frozen."</text:p>
      <text:p text:style-name="P4">
Humanitarian aid mission was also attacked. In May, a task involving ASEAN diplomat was attacked in the northeast of Laun State, and the team was escorted by the army.</text:p>
      <text:p text:style-name="P4">
Turk also pointed out that since the coup, as many as 40 human Taoist workers have been killed and more than 200 people have been arrested.</text:p>
      <text:p text:style-name="P4">
<draw:frame draw:style-name="fr1" draw:name="Image161" text:anchor-type="as-char" svg:width="6.9236in" svg:height="3.894525in" draw:z-index="0">
<draw:image xlink:href="../Images/Aljazeera Chinese/2023-07-07T11-27-30/3-1688725498.jpg" xlink:type="simple" xlink:show="embed" xlink:actuate="onLoad" draw:mime-type="image/jpeg"/>
</draw:frame>
Grade 5 Hurricane "Mocha" attacked Myanmar</text:p>
      <text:p text:style-name="P4">
With the continuous upgrading of violence, the UN senior commissioner urged the United Nations Security Council to transfer the coup leader to the International Criminal Court (ICC).</text:p>
      <text:p text:style-name="P4">
Turk said, "The road to get rid of this crisis must be built on the basis of serious violations of human rights and other violations of international law behaviors," he also added. "Any political solution to this protracted emergency situation for this protracted emergency situation The plan must include the accountability system. "</text:p>
      <text:p text:style-name="P4">
Although the Security Council has so far resisted such appeals, in January of this year, the survivors of military atrocities during the period of the coup and 2017 suppressed the Rohingya during the period of 2017, and a criminal appeal to the German Federal Prosecutor's Office. Germany has a universal jurisdiction law. Allows to prosecute certain serious criminal acts, where these criminal acts occur.</text:p>
      <text:p text:style-name="P4">
Myanmar has faced the allegations of racial extinction in the International Court due to the suppression of 2017. The suppression operation will be sent to Bangladesh at least 750,000 Rohingya.</text:p>
      <text:p text:style-name="P4">
News Source: <text:a xlink:type="simple" xlink:href="https://chinese.aljazeera.net/news/2023/7/7/%e8%81%94%e5%90%88%e5%9b%bd%e7%bc%85%e7%94%b8%e5%86%9b%e6%96%b9%e7%b3%bb%e7%bb%9f%e6%80%a7%e5%9c%b0%e6%8b%92%e7%bb%9d%e4%ba%ba%e9%81%93%e4%b8%bb%e4%b9%89%e6%8f%b4%e5%8a%a9" text:style-name="Internet_20_link" text:visited-style-name="Visited_20_Internet_20_Link">
https://chinese.aljazeera.net/news/2023/7/7/%e8%81%94%e5%90%88%e5%9b%bd%e7%bc%85%e7%94%b8%e5%86%9b%e6%96%b9%e7%b3%bb%e7%bb%9f%e6%80%a7%e5%9c%b0%e6%8b%92%e7%bb%9d%e4%ba%ba%e9%81%93%e4%b8%bb%e4%b9%89%e6%8f%b4%e5%8a%a9</text:a>
</text:p>
      <!--NEWS-->
      <text:h text:style-name="P10" text:outline-level="1">
<text:span text:style-name="T4">
Yellen: I hope to "deepen" the communication with China</text:span>
</text:h>
      <text:p text:style-name="P4">
Authors: ['迪米', '李若瑟']</text:p>
      <text:p text:style-name="P4">
Publisher: 英国《金融时报》</text:p>
      <text:p text:style-name="P4">
Time: 2023-07-07T11:29:32+00:00</text:p>
      <text:p text:style-name="P4">
Published Time: 2023-07-06T12:00:99+08:00</text:p>
      <text:p text:style-name="P4">
Modified Time: 2023-07-07T07:27:99+08:00</text:p>
      <text:p text:style-name="P4">
Description: Yellen said to an American company executive in Beijing that she will express concern to Chinese officials on Chinese companies' punitive actions.</text:p>
      <text:p text:style-name="P4">
Images: []</text:p>
      <text:p text:style-name="P4">
Themes: ['中美关系', '关注']</text:p>
      <text:p text:style-name="P4">
Keywords: ['中美关系', '耶伦']</text:p>
      <text:p text:style-name="P4">
Type: Article</text:p>
      <!--METADATA-->
      <text:p text:style-name="P4">
Jennite Yellen(Janet Yelle)At the beginning of the visit to China, she told American companies executives that she would express concern to Chinese officials on Chinese officials' punishment operations. The purpose of Yellen's trip is to stabilize the tension between the United States and China.</text:p>
      <text:p text:style-name="P4">
Yelun's American Chamber of Commerce in Beijing on Friday(AmCham China)She expressed her hope of "deepening" and communicating with China.</text:p>
      <text:p text:style-name="P4">
News Source: <text:a xlink:type="simple" xlink:href="http://www.ftchinese.com/story/001100191" text:style-name="Internet_20_link" text:visited-style-name="Visited_20_Internet_20_Link">
http://www.ftchinese.com/story/001100191</text:a>
</text:p>
      <!--NEWS-->
      <text:h text:style-name="P10" text:outline-level="1">
<text:span text:style-name="T4">
Ironics resource injustice netizen virtual &amp; quot; Shanhe University &amp; quot; blocked</text:span>
</text:h>
      <text:p text:style-name="P4">
Author: None</text:p>
      <text:p text:style-name="P4">
Publisher: Radio Free Asia (Organization)</text:p>
      <text:p text:style-name="P4">
Published Time: 2023-07-07T11:31:00-04:00</text:p>
      <text:p text:style-name="P4">
Modified Time: 2023-07-07T11:57:13-04:00</text:p>
      <text:p text:style-name="P4">
Description: None</text:p>
      <text:p text:style-name="P4">
Videos: []</text:p>
      <text:p text:style-name="P4">
Audios: ["<text:a xlink:type="simple" xlink:href="https://www.rfa.org/mandarin/yataibaodao/kejiaowen/gf-070720230915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5.11453in" draw:z-index="0">
<draw:image xlink:href="../Images/rfamandarin/2023-07-07T11-31-00-04-00/000000.png" xlink:type="simple" xlink:show="embed" xlink:actuate="onLoad" draw:mime-type="image/png"/>
</draw:frame>
Shandong Ludong University Campus <text:a xlink:type="simple" xlink:href="https://www.rfa.org/mandarin/yataibaodao/kejiaowen/gf-07072023091543.html/@@images/image" text:style-name="Internet_20_link" text:visited-style-name="Visited_20_Internet_20_Link">
</text:a>
Sun Fugui is exclusively provided, and the shooting date is unknown <text:a xlink:type="simple" xlink:href="https://www.rfa.org/mandarin/yataibaodao/kejiaowen/gf-07072023091543.html/@@stream" text:style-name="Internet_20_link" text:visited-style-name="Visited_20_Internet_20_Link">
Audio-Link: https://www.rfa.org/mandarin/yataibaodao/kejiaowen/gf-07072023091543.html/@@stream</text:a>
There are many college entrance examination candidates in Shandong, Shanxi, Henan, and Hebei in China. Recently, some netizens have virtually virtually faced a comprehensive university for the four provinces, but caused excitement on the Internet. Related discussions were immediately blocked by the authorities. Observed people are worried that the authorities will ignore the voice of the classmates, which will lead to a negative effect.</text:p>
      <text:p text:style-name="P4">
<text:a xlink:type="simple" xlink:href="https://www.rfa.org/mandarin/yataibaodao/kejiaowen/gt1-06072023040907.html" text:style-name="Internet_20_link" text:visited-style-name="Visited_20_Internet_20_Link">
<text:span text:style-name="T4">
 13 million students college entrance examination for 40 years to record the whole society with services to candidates </text:span>
</text:a>
*<text:a xlink:type="simple" xlink:href="https://www.rfa.org/mandarin/yataibaodao/kejiaowen/cc-01082020121608.html" text:style-name="Internet_20_link" text:visited-style-name="Visited_20_Internet_20_Link">
<text:span text:style-name="T4">
 Research found that the quota of Chinese college entrance examinations caused public dissatisfaction </text:span>
</text:a>
Shandong is a large population province in China. Sun Fugui, who has been a graduate student in a university in the province, has a fierce competition in the educational resources of Shandong and nearby provinces.</text:p>
      <text:p text:style-name="P4">
Sun Fugui: "Several provinces have a lot of population, and enrollment is definitely low in terms of percentage. An ordinary child in Beijing may enter 211 (key universities), and an ordinary child in a ordinary child in Henan, Shandong may enter an ordinary undergraduate."</text:p>
      <text:p text:style-name="P4">
Sun Fugui believes that compared with provinces such as Shandong, students in first -tier cities such as Beijing have won the starting line.</text:p>
      <text:p text:style-name="P4">
Sun Fugui: "Like Beijing and Shanghai, there are strong teachers and complete supporting facilities. In other places, whether it is high school or junior high school. The gap between supporting, teachers and various hardware is huge. Basic education and junior education before the college entrance examination and junior education . We need more resources equal. "</text:p>
      <text:p text:style-name="P4">
Sun Fugui, Shandong, believes that teachers and facilities in first -tier cities in China are far better than other provinces and cities. (Exclusive provided by Sun Fugui, the shooting date is unknown) <text:a xlink:type="simple" xlink:href="https://www.rfa.org/mandarin/yataibaodao/kejiaowen/gf-07072023091543.html/m0707gf-3.jpg" text:style-name="Internet_20_link" text:visited-style-name="Visited_20_Internet_20_Link">
</text:a>
Recently, some Chinese netizens with similar views have virtually virtual universities "Shanhe University" for a comprehensive university facing Shandong, Shanxi, Henan, and Hebei. The school site is selected at the junction of the four provinces. Netizens also played creativity to design the official website of "Shanhe University", enrollment, and school motto, etc., claiming that they would surpass famous universities such as Tsinghua and Peking University within one year.</text:p>
      <text:p text:style-name="P4">
<text:span text:style-name="T4">
 Virtual University was blocked by the entire network </text:span>
</text:p>
      <text:p text:style-name="P4">
Relevant suggestions have caused warm discussions on the Internet. After that, netizens found that the topic of "Weibo" and "Zhihu" involved in "Shanhe University" was blocked, and the group established by netizens was also forced to dissolve. At the same time, Wu Yan, deputy minister of the Ministry of Education of China, responded at a press conference on July 6 that the issue of paying attention to the "Shanhe University" will continue to optimize the layout structure of higher education resources, and also support the expansion of higher education resources in the central and western regions to expand higher education resources in the central and western regions. scale.</text:p>
      <text:p text:style-name="P4">
Independent scholar Wu Yanlai believes that the uneven distribution of educational resources in various provinces and cities in China has historical factors, but it is mainly caused by the system. Netizens' suggestions are from goodwill.</text:p>
      <text:p text:style-name="P4">
Wu Yanlai: "The gap between urban and rural areas is very large, children in rural areas are getting less and less, and regional development is also unbalanced. The capital (Beijing) and large cities in Shanghai have obtained more educational resources. The base is particularly large, so the competition is more intense, and there must be fewer opportunities to go to college. Students put these things. In fact, it is very meaningful. "</text:p>
      <text:p text:style-name="P4">
Wu Yan said that the authorities should have listened to the suggestions of their classmates and made corresponding commitments and reforms, but now they do it.</text:p>
      <text:p text:style-name="P4">
Wu Yanlai: "They (authorities) have formed a habitual blocking. Those students in four or five provinces are concerned about this, and they are afraid that they will cause the dissatisfaction and protests of a large number of students, and they will form a 'butterfly effect. Facing this problem. The easiest way is to block it. "</text:p>
      <text:p text:style-name="P4">
Wu Yan warned that the authorities' attitudes will only deepen the dissatisfaction and anger of their classmates.</text:p>
      <text:p text:style-name="P4">
Reporter: Gao Feng blame: Chen Meihua Xu Shuting 梒 网 网 Editor: Ruizhe</text:p>
      <text:p text:style-name="P4">
News Source: <text:a xlink:type="simple" xlink:href="https://www.rfa.org/mandarin/yataibaodao/kejiaowen/gf-07072023091543.html" text:style-name="Internet_20_link" text:visited-style-name="Visited_20_Internet_20_Link">
https://www.rfa.org/mandarin/yataibaodao/kejiaowen/gf-07072023091543.html</text:a>
</text:p>
      <!--NEWS-->
      <text:h text:style-name="P10" text:outline-level="1">
<text:span text:style-name="T4">
Beijing Zero Gong Market Monk Porridge Porridge Shao Majuqiao is difficult to find to find salary reduction.</text:span>
</text:h>
      <text:p text:style-name="P4">
Author: None</text:p>
      <text:p text:style-name="P4">
Publisher: Radio Free Asia (Organization)</text:p>
      <text:p text:style-name="P4">
Published Time: 2023-07-07T11:38:00-04:00</text:p>
      <text:p text:style-name="P4">
Modified Time: 2023-07-07T12:33:27-04:00</text:p>
      <text:p text:style-name="P4">
Description: None</text:p>
      <text:p text:style-name="P4">
Videos: []</text:p>
      <text:p text:style-name="P4">
Audios: ["<text:a xlink:type="simple" xlink:href="https://www.rfa.org/mandarin/yataibaodao/jingmao/hcm3-070720231022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897317in" draw:z-index="0">
<draw:image xlink:href="../Images/rfamandarin/2023-07-07T11-38-00-04-00/000000.png" xlink:type="simple" xlink:show="embed" xlink:actuate="onLoad" draw:mime-type="image/png"/>
</draw:frame>
Beijing Majuqiao Zero Industry Market <text:a xlink:type="simple" xlink:href="https://www.rfa.org/mandarin/yataibaodao/jingmao/hcm3-07072023102236.html/@@images/image" text:style-name="Internet_20_link" text:visited-style-name="Visited_20_Internet_20_Link">
</text:a>
Screenshot of Weibo Video <text:a xlink:type="simple" xlink:href="https://www.rfa.org/mandarin/yataibaodao/jingmao/hcm3-07072023102236.html/@@stream" text:style-name="Internet_20_link" text:visited-style-name="Visited_20_Internet_20_Link">
Audio-Link: https: //www.rfa.org/mandarin/yataibao/jingMao/hcm3-07072023102236.html/@stream</text:a>
Recently, the news of the "Beijing Majuqiao Zero Style Market" news from social media has caused heated debate. This station has disclosed the local labor agencies. At present, it is not necessary to say that workers cannot find a job, and the labor market is more saturated.</text:p>
      <text:p text:style-name="P4">
<text:a xlink:type="simple" xlink:href="https://www.rfa.org/mandarin/yataibaodao/jingmao/gt2-07052023035004.html" text:style-name="Internet_20_link" text:visited-style-name="Visited_20_Internet_20_Link">
<text:span text:style-name="T4">
 China announced the minimum wage standard, the monthly salary of the province is less than 2,000 yuan </text:span>
</text:a>
  * <text:a xlink:type="simple" xlink:href="https://www.rfa.org/mandarin/Xinwen/8-07052023161411.html" text:style-name="Internet_20_link" text:visited-style-name="Visited_20_Internet_20_Link">
 </text:a>
<text:span text:style-name="T4">
 <text:a xlink:type="simple" xlink:href="https://www.rfa.org/mandarin/Xinwen/8-07052023161411.html" text:style-name="Internet_20_link" text:visited-style-name="Visited_20_Internet_20_Link">
China ’s first generation of migrant workers has no money for care for the elderly survey report</text:a>
</text:span>
*<text:a xlink:type="simple" xlink:href="https://www.rfa.org/mandarin/yataibaodao/jingmao/gt2-02282023022344.html" text:style-name="Internet_20_link" text:visited-style-name="Visited_20_Internet_20_Link">
<text:span text:style-name="T4">
 Dongguan factory recruitment worker one hour 9 yuan companies to close the sorrows all over the country </text:span>
</text:a>
A temporary Lizhong interviewed by the Economic Observation Daily at Majuqiao only ended 12 hours of express loading work at 4:20 in the morning, and immediately came to the bank door of the bank next to the commercial street of Majuqiao, hoping to get in advance Find a new day of work. Li Zhong found that this year's working prices have gone through step -by -step decline, and the number of daily survivors provided by intermediaries can also be reduced. Taking the courier to load zero work as an example, the evening shift in the past half month(12 hours)The work price is only 170 yuan, but only a year ago, the daily work price was more than 200 yuan.</text:p>
      <text:p text:style-name="P4">
"Compared with the epidemic period, there are too many people who are looking for now. Of the 100 people every day, more than half of them cannot be found. This is the case every day, so the intermediaries can report low prices without fear." Li Zhong said, from 2015, from 2015, from 2015 At first, the increase in wages became limited. He clearly remembers that the same dry work, the monthly income in 2015 can be more than 3,000 yuan, but it is still more than 3,000 yuan until now.</text:p>
      <text:p text:style-name="P4">
This station called a human resources company located in Majuqiao to learn about the current zero -industrial market.</text:p>
      <text:p text:style-name="P4">
Reporter: "What about the market now?" Labor intermediary: "The market is so 呗." Reporter: "Is there 180?" Labor intermediary: "No. The printing plant daily 150 and monthly knot 160."</text:p>
      <text:p text:style-name="P4">
It is reported that in <text:a xlink:type="simple" xlink:href="https://www.youtube.com/watch" text:style-name="Internet_20_link" text:visited-style-name="Visited_20_Internet_20_Link">
Majuqiao Labor Market</text:a>
At the age of 45, it is a huge dividing line, and labor agencies have diverted zero workers into different work areas. A labor intermediary said that the most lack of the Majuqiao labor market is migrant workers over 50 years old, but the assembly line factories must always be young people.</text:p>
      <text:p text:style-name="P4">
Temporary working salary has declined official media statistics from migrant workers' salary slightly rising</text:p>
      <text:p text:style-name="P4">
The reporter from this station further asked the labor agency. If it was a 35 -year -old male job hunting, could you get a job opportunity? The labor agency stopped for a few seconds, and it was a rare long -term job opportunity for temporary workers.</text:p>
      <text:p text:style-name="P4">
Labor intermediary: "There is a long -term(Work)"Reporter:" How much money? "Labor intermediary:" 8 hours 220, 12 hours a monthly ending 240 ". "Labor intermediary:" It is not necessary to say that they can't find a job, it is the basic saturation state now. "</text:p>
      <text:p text:style-name="P4">
The salary reduction in the market of Beijing Majuqiao has continued to deteriorate. At the beginning of the year, Li Hua, a worker who had a zero -worker, and a sleeping bridge cave, wrote his life in Majuqiao's "Beijing Rites Guide" and became popular. In March of this year, Li Hua was interviewed by the "Sanlian Life Weekly" and said, "My first day settlement work is to load and unload pet food in a logistics park, and the salary of loading and unloading workers is the highest. "" ".</text:p>
      <text:p text:style-name="P4">
Beijing Majuqiao Zero Industry Market (Screenshot of Weibo Video) <text:a xlink:type="simple" xlink:href="https://www.rfa.org/mandarin/yataibaodao/jingmao/hcm3-07072023102236.html/capturea.jpg" text:style-name="Internet_20_link" text:visited-style-name="Visited_20_Internet_20_Link">
</text:a>
The most popular Beijing "Guide" he shared is that the stray night stay in the hospital to sleep. However, many people sleep in the bridge cave every day in Majuqiao, and even some people do not rent a house and sleep under the bridge for two or thirty years.</text:p>
      <text:p text:style-name="P4">
However, according to Chinese official statistics, the salary of migrant workers rose slightly. According to the bulletin data released by the National Bureau of Statistics at the end of February this year, the total number of Chinese migrant workers reached nearly 300 million last year.(295.6 million)People; in 2022, the average monthly income of Chinese migrant workers across the country was 4,615 yuan, an increase of 4.1%over the previous year.</text:p>
      <text:p text:style-name="P4">
<text:span text:style-name="T4">
 Analysis of Chinese official media promotes British, American and Australia's "Eating Full": Famine is brewing </text:span>
</text:p>
      <text:p text:style-name="P4">
When migrant workers are still struggling for rice bowls, recent Chinese official media are keen to promote "life difficulties" in Western countries. Xinhua News Agency reported that "one -seventh British could not eat enough" and "25%of the United States were hungry", and Australia and Canada could not be spared.</text:p>
      <text:p text:style-name="P4">
Zheng Xuguang, a senior commentator, pointed out in the program "Asia Want to Talk" that Chinese official media, especially Xinhua News Agency, arranged publicity activities by the Propaganda Department and the Internet Information Office. He believes that this is a "prevention needle". Even one -seventh person in countries like Britain can't eat meals. If someone around him starve to death because of malnutrition, people immediately have a buffer.Mingju, a honorary professor of the Department of Political Department of the National Taiwan University, was pointed out in the show that China had engaged in the people's commune and pushed the Great Leap Forward at that time, and then starved to death for three years. At that time, the media propaganda was described like this: the unimaginable level of the big harmony, food and food piled up like hills, pigs are bigger than cows.</text:p>
      <text:p text:style-name="P4">
"Why do you need to take a prevention needle? Because it is worried(China)There is a problem. I think this judgment is very accurate, and it is to see a advance indicator. "Mingju was adding.</text:p>
      <text:p text:style-name="P4">
When employment, exports, and consumption are weak, the Chinese State Council Prime Minister Li Qiang presided over a symposium on the economic situation experts on the afternoon of the 6th that China is in the critical period of economic recovery and industrial upgrading. Risk prevention, etc., implement a batch of targeted, combined and synergistic policies and measures; it is necessary to establish and improve the normalized communication mechanism of various types of enterprises such as government, private enterprises, foreign -funded enterprises, scientific.</text:p>
      <text:p text:style-name="P4">
Reporter: Huang Chunmei Responsible: Chen Meihua Xu Shuting He Ping.com Edited: Ruizhe</text:p>
      <text:p text:style-name="P4">
News Source: <text:a xlink:type="simple" xlink:href="https://www.rfa.org/mandarin/yataibaodao/jingmao/hcm3-07072023102236.html" text:style-name="Internet_20_link" text:visited-style-name="Visited_20_Internet_20_Link">
https://www.rfa.org/mandarin/yataibaodao/jingmao/hcm3-07072023102236.html</text:a>
</text:p>
      <!--NEWS-->
      <text:h text:style-name="P10" text:outline-level="1">
<text:span text:style-name="T4">
Freedom fell: former Hong Kong party members are arrested and innovatively low in news</text:span>
</text:h>
      <text:p text:style-name="P4">
Author: None</text:p>
      <text:p text:style-name="P4">
Publisher: Radio Free Asia (Organization)</text:p>
      <text:p text:style-name="P4">
Published Time: 2023-07-07T11:55:00-04:00</text:p>
      <text:p text:style-name="P4">
Modified Time: 2023-07-07T13:58:55-04:00</text:p>
      <text:p text:style-name="P4">
Description: None</text:p>
      <text:p text:style-name="P4">
Videos: []</text:p>
      <text:p text:style-name="P4">
Audios: ["<text:a xlink:type="simple" xlink:href="https://www.rfa.org/mandarin/yataibaodao/gangtai/ec-070720230934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4.612011in" draw:z-index="0">
<draw:image xlink:href="../Images/rfamandarin/2023-07-07T11-55-00-04-00/000000.png" xlink:type="simple" xlink:show="embed" xlink:actuate="onLoad" draw:mime-type="image/png"/>
</draw:frame>
On July 5, 2023, Lin Langyan, the former chairman of Hong Kong Zhongzhi, was arrested by the Guoan Police <text:a xlink:type="simple" xlink:href="https://www.rfa.org/mandarin/yataibaodao/gangtai/ec-07072023093433.html/@@images/image" text:style-name="Internet_20_link" text:visited-style-name="Visited_20_Internet_20_Link">
</text:a>
Reuters picture <text:a xlink:type="simple" xlink:href="https://www.rfa.org/mandarin/yataibaodao/gangtai/ec-07072023093433.html/@@stream" text:style-name="Internet_20_link" text:visited-style-name="Visited_20_Internet_20_Link">
AUDIO-Link: https: //www.rfa.org/mandarin/yataibaodao/gangtai/ec-07072023093433.html/@@stream</text:a>
The Hong Kong Police Department has continued to take action this week. After the high -profile wanted eight overseas Hong Kong people, they have arrested many former members of the "Hong Kong Zhi Zhi". The latest one has taken action at the airport. Some comments said that the former members of the Hong Kong Government's high -profile arrest of political regiments highlighted to strictly fight against the former opposition. In addition, the Hong Kong Records Association's press free investigation has repeatedly reached a record low.</text:p>
      <text:p text:style-name="P4">
<text:a xlink:type="simple" xlink:href="https://www.rfa.org/mandarin/Xinwen/2-07052023122451.html" text:style-name="Internet_20_link" text:visited-style-name="Visited_20_Internet_20_Link">
</text:a>
<text:span text:style-name="T4">
 <text:a xlink:type="simple" xlink:href="https://www.rfa.org/mandarin/yataibaodao/gangtai/al-07052023102513.html" text:style-name="Internet_20_link" text:visited-style-name="Visited_20_Internet_20_Link">
Hong Kong Police Hanging Red Wanted Four more local Hong Kong people and British members of the local Hong Kong people to urge Foreign Minister to call on the Chinese ambassador</text:a>
 </text:span>
 <text:span text:style-name="T4">
<text:span text:style-name="T5">
*  * </text:span>
*<text:a xlink:type="simple" xlink:href="https://www.rfa.org/mandarin/yataibaodao/gangtai/gf-07042023074708.html" text:style-name="Internet_20_link" text:visited-style-name="Visited_20_Internet_20_Link">
 </text:a>
<text:a xlink:type="simple" xlink:href="https://www.rfa.org/mandarin/yataibaodao/gangtai/gf-07042023074708.html" text:style-name="Internet_20_link" text:visited-style-name="Visited_20_Internet_20_Link">
Li Jiachao said "Lifetime Hacquent" Eight Hong Kong people analysis: extradition violations of international legal principles</text:a>
</text:span>
*<text:a xlink:type="simple" xlink:href="https://www.rfa.org/mandarin/yataibaodao/gangtai/jw-07032023095306.html" text:style-name="Internet_20_link" text:visited-style-name="Visited_20_Internet_20_Link">
<text:span text:style-name="T4">
 The third anniversary of the National Security Law, Hong Kong wanted eight people in the name of "endangering national security" </text:span>
</text:a>
The Hong Kong National Security Police arrested a 24 -year -old man at the airport on Thursday (July 6), saying that he was suspected of violating the "Hong Kong National Security Law" and "conspiracy to collude with foreign or overseas forces to endanger national security.</text:p>
      <text:p text:style-name="P4">
According to a number of Hong Kong media reports, the arrested person was Zhu Enhao, a member of the former political party "Hong Kong", and was arrested when he was preparing to take a plane to Taiwan at the airport. He and four members who were arrested earlier, because of the same company operating the same company, do online shopping business through social platforms and mobile apps, the Guoan police suspected that they would continue to engage in the funds they earned to continue to endanger national security activities. Police said that the arrested at the same time was suspected of repeatedly on related social platforms and issued a message of incitement.</text:p>
      <text:p text:style-name="P4">
Chen Guoji, the director of the Hong Kong Department of Administration, responded to whether the platform was illegal, saying that citizens should not support people's actions in foreign countries.</text:p>
      <text:p text:style-name="P4">
Chen Guoji: "This group of people did something that violated the" National Security Law "in foreign countries, and citizens should not support them, because they have been doing illegal things outside. Okay, the government is absolutely not encouraged. "</text:p>
      <text:p text:style-name="P4">
<text:span text:style-name="T4">
 Xu Zhifeng: The former members of the "Zhongzhi" were arrested by the former members to highlight the Hong Kong government to strictly fight against the former opposition </text:span>
</text:p>
      <text:p text:style-name="P4">
Xu Zhifeng, a former member of the Hong Kong Democratic School in exile overseas, said that after the incident was reflected in the National Security Law, Hong Kong not only could not tolerate the opposition, but also exploited the living space of the former initiative who had been separated from the political circle, and "cleared zero" Hong Kong's freedom "zero" Essence</text:p>
      <text:p text:style-name="P4">
Xu Zhifeng: "Hong Kong's Zhi Zhi is a nail in the eyes of the Hong Kong Communist Party, and Huang Zhifeng and Luo Guancong have been released. Even if they have been dissolved, the former members have been separated from the work of political initiative. This is 'soft confrontation'. The original economic activities were not allowed. To be locking, the "National Security Law" should be used to deal with them. After showing the "National Security Law", non -friendly or enemies are constantly extending. Opposition, even if you have no political activities, you have to make you never survive and not let them have room for survival. It is a state of extremely white horror. "</text:p>
      <text:p text:style-name="P4">
<text:span text:style-name="T4">
 The Hong Kong Records Association News Freedom Index survey repeatedly hit the new low </text:span>
</text:p>
      <text:p text:style-name="P4">
In addition, the Hong Kong Journalists Association announced the latest "Press Freedom Index" survey, showing that last year Hong Kong's press freedom backward backwards. The interviewed journalists and the public scored 25.7 and 41.4, respectively. The surveys were established in 2013 New lows. Journalists have concerns and self -examination and other factors when criticizing the Central and SAR governments, which is the main reason for the significant decline in scores.</text:p>
      <text:p text:style-name="P4">
The latest news freedom index survey reflects the worsening of the freedom of press. (Provided by the Association) <text:a xlink:type="simple" xlink:href="https://www.rfa.org/mandarin/yataibaodao/gangtai/ec-07072023093433.html/670065b065b095fb81ea7531630765708c0367e553cd662065b095fb81ea7531544860ac5d165f0f6076531672b651b53002-8bb0534f63d04f9b.jpeg" text:style-name="Internet_20_link" text:visited-style-name="Visited_20_Internet_20_Link">
</text:a>
According to the cold winter of the Hong Kong press, the Hong Kong Government's continuous sniper to the press reflects the sound of criticism. Du Yaoming, an assistant professor at the Department of Journalism, Hong Kong Baptist University, said that the difference between the public and journalists' scores on the freedom of the press is increasingly different after the National Security Law, highlighting the phenomenon of exacerbating the deterioration of press freedom.</text:p>
      <text:p text:style-name="P4">
Du Yaoming: "The survey of the Key Association is particularly noteworthy. There is a large difference in the public and journalists in terms of the sense of freedom of the press. It shows that the general public no longer cares about social and current affairs and even watched the news. I believe that some interviewees are from the system media. The score is still so amazing, and it can reflect how bad the real situation is. Hong Kong's freedom of pressing in Hong Kong has sinking. "</text:p>
      <text:p text:style-name="P4">
Du Yaoming said that everyone is in danger under the National Security Law. When the public is investigated, the public dare not disclose the real idea, which may also lead to a large gap between the public and the press.</text:p>
      <text:p text:style-name="P4">
News Source: <text:a xlink:type="simple" xlink:href="https://www.rfa.org/mandarin/yataibaodao/gangtai/ec-07072023093433.html" text:style-name="Internet_20_link" text:visited-style-name="Visited_20_Internet_20_Link">
https://www.rfa.org/mandarin/yataibaodao/gangtai/ec-07072023093433.html</text:a>
</text:p>
      <!--NEWS-->
      <text:h text:style-name="P10" text:outline-level="1">
<text:span text:style-name="T4">
New York State has rebuked a huge sum of money to support Musk to build a solar panel factory. Now the project is in trouble</text:span>
</text:h>
      <text:p text:style-name="P4">
Author: Ciara Linnane</text:p>
      <text:p text:style-name="P4">
Publisher: 华尔街日报中文网</text:p>
      <text:p text:style-name="P4">
Published Time: 2023-07-07T12:10:00.000Z</text:p>
      <text:p text:style-name="P4">
Modified Time: 2023-07-07T12:10:00.000Z</text:p>
      <text:p text:style-name="P4">
Created Time: 2023-07-07T10:55:00.000Z</text:p>
      <text:p text:style-name="P4">
Description: According to the Wall Street Journal report on Friday, New York State has spent $ 950 million in the past ten years for Musk's plan to build a huge solar panel factory in Buffelo. High -tech work, but the project is in trouble.</text:p>
      <text:p text:style-name="P4">
Images: []</text:p>
      <text:p text:style-name="P4">
Categories: ['商业']</text:p>
      <text:p text:style-name="P4">
Keywords: SYND</text:p>
      <text:p text:style-name="P4">
Type: Article</text:p>
      <!--METADATA-->
      <text:p text:style-name="P4">
According to the Wall Street Journal(The Wall Street Journal)It is reported on Friday that New York State has spent $ 950 million in Musk in the past ten years.((ElonMusk)Building a huge solar panel factory plan in Bafafaro, the plan is designed to create a few high -paying and high -tech jobs, but the project is in trouble.</text:p>
      <text:p text:style-name="P4">
News Source: <text:a xlink:type="simple" xlink:href="https://cn.wsj.com/articles/%E7%BA%BD%E7%BA%A6%E5%B7%9E%E6%9B%BE%E6%96%A5%E5%B7%A8%E8%B5%84%E6%94%AF%E6%8C%81%E9%A9%AC%E6%96%AF%E5%85%8B%E5%BB%BA%E5%A4%AA%E9%98%B3%E8%83%BD%E7%94%B5%E6%B1%A0%E6%9D%BF%E5%B7%A5%E5%8E%82-%E7%8E%B0%E5%9C%A8%E8%AF%A5%E9%A1%B9%E7%9B%AE%E9%99%B7%E5%85%A5%E5%9B%B0%E5%A2%83-c836cfac" text:style-name="Internet_20_link" text:visited-style-name="Visited_20_Internet_20_Link">
https://cn.wsj.com/articles/%E7%BA%BD%E7%BA%A6%E5%B7%9E%E6%9B%BE%E6%96%A5%E5%B7%A8%E8%B5%84%E6%94%AF%E6%8C%81%E9%A9%AC%E6%96%AF%E5%85%8B%E5%BB%BA%E5%A4%AA%E9%98%B3%E8%83%BD%E7%94%B5%E6%B1%A0%E6%9D%BF%E5%B7%A5%E5%8E%82-%E7%8E%B0%E5%9C%A8%E8%AF%A5%E9%A1%B9%E7%9B%AE%E9%99%B7%E5%85%A5%E5%9B%B0%E5%A2%83-c836cfac</text:a>
</text:p>
      <!--NEWS-->
      <text:h text:style-name="P10" text:outline-level="1">
<text:span text:style-name="T4">
Studies have found that nearly half of the US tap water contains harmful permanent chemicals</text:span>
</text:h>
      <text:p text:style-name="P4">
Author: 联合早报 (Person)</text:p>
      <text:p text:style-name="P4">
Publisher: 联合早报 (Organization)</text:p>
      <text:p text:style-name="P4">
Published Time: 2023-07-07T12:14</text:p>
      <text:p text:style-name="P4">
Modified Time: 2023-07-07T12:14</text:p>
      <text:p text:style-name="P4">
Description: A new study shows that nearly half of the US water sample contains harmful "permanent chemicals". These permanent chemistry (Forever Chemicals) are used for hundreds of household products such as cleaning supplies and pizza boxes, and they are widely exposed to these permanent chemistry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 '自来水', '研究', '健康']</text:p>
      <!--METADATA-->
      <text:p text:style-name="P4">
A new study shows that nearly half of the US water sample contains harmful "permanent chemicals".</text:p>
      <text:p text:style-name="P4">
These permanent chemicals (Forever Chemicals) are used for hundreds of household products such as cleaning supplies and pizza boxes, and extensive contact with these permanent chemicals may constitute serious health risks.</text:p>
      <text:p text:style-name="P4">
Reuters reports that this research carried out by the US Geological Survey (USGS) tests the tap water samples of more than 700 residential, enterprises and drinking water treatment plants in the United States to check whether there is a full fluoride/polyfluorohumane group in tap water Perfluoroalkylor Polyfluoroalkyl Chemicals, referred to as PFAS.</text:p>
      <text:p text:style-name="P4">
In the 1940s, the PFAS developed by TEFLON non -stick cooker coating was a large type of artificial chemicals. It has been produced in large quantities and used for various purposes for decades. PFAS is insoluble in water and oil, and is widely used in industrial applications, business and consumer products.</text:p>
      <text:p text:style-name="P4">
Researchers said that in 45%of tap water samples, at least one kind of synthetic chemicals were detected, which exceeded the benchmark and the legal provisions of the United States.</text:p>
      <text:p text:style-name="P4">
Because PFAS waterproof, this means that it will not be decomposed in the environment and can remain in the human body for many years.</text:p>
      <text:p text:style-name="P4">
According to data from the US Disease Control and Prevention Center (CDC), PFAS, which is exposed to high concentrations, will disturb hormone and liver function, increase the risk of kidney cancer or testicular cancer, reduce baby birth weight and damage the health of pregnant women.</text:p>
      <text:p text:style-name="P4">
Simerlin, a hydrologicalist of the US Geological Survey, who led this research, said that the previous research has detected PFAS in groundwater, reservoir and water treatment plants. Ingredients.</text:p>
      <text:p text:style-name="P4">
The U.S. Geological Survey investigates a small part of 10,000 known PFAS types. Research samples were taken from public tap water and private wells from 2016 to 2021, detected 32 of them.</text:p>
      <text:p text:style-name="P4">
<draw:frame draw:style-name="fr1" draw:name="Image174" text:anchor-type="as-char" svg:width="6.9236in" svg:height="4.288757in" draw:z-index="0">
<draw:image xlink:href="../Images/zaobao world/2023-07-07T12-14/000000.png" xlink:type="simple" xlink:show="embed" xlink:actuate="onLoad" draw:mime-type="image/png"/>
</draw:frame>
American research has found that the risk of U.S. urban residents exposed to PFAS in drinking water is higher than rural residents. (Agence France -Presse)</text:p>
      <text:p text:style-name="P4">
Smolin said that there is no difference in PFAS exposure in private wells and public tap water samples, which is "very surprising."</text:p>
      <text:p text:style-name="P4">
Public water supply in the United States is supervised by the Environmental Protection Agency, and private wells are not regulated.</text:p>
      <text:p text:style-name="P4">
Studies have also found that the risk of urban residents in the United States exposed to PFAS in drinking water is higher than rural residents.</text:p>
      <text:p text:style-name="P4">
News Source: <text:a xlink:type="simple" xlink:href="https://www.zaobao.com.sg/realtime/world/story20230707-1411524" text:style-name="Internet_20_link" text:visited-style-name="Visited_20_Internet_20_Link">
https://www.zaobao.com.sg/realtime/world/story20230707-1411524</text:a>
</text:p>
      <!--NEWS-->
      <text:h text:style-name="P10" text:outline-level="1">
<text:span text:style-name="T4">
Yellen said that the United States does not seek a battle with China to fight with China (Free Version)</text:span>
</text:h>
      <text:p text:style-name="P4">
Author: Brian Spegele</text:p>
      <text:p text:style-name="P4">
Publisher: 华尔街日报中文网</text:p>
      <text:p text:style-name="P4">
Published Time: 2023-07-07T12:15:00.000Z</text:p>
      <text:p text:style-name="P4">
Modified Time: 2023-07-07T12:15:00.000Z</text:p>
      <text:p text:style-name="P4">
Created Time: 2023-07-07T10:23:00.000Z</text:p>
      <text:p text:style-name="P4">
Description: US Treasury Secretary Yellen promised to the Chinese State Council Prime Minister Li Qiang that the United States did not seek to alienate China in economy. During her much watched Beijing trip, she tried to curb a sharp decline in the relationship between the relationship between the two largest economies in the world. Essence</text:p>
      <text:p text:style-name="P4">
Images: []</text:p>
      <text:p text:style-name="P4">
Categories: ['国际']</text:p>
      <text:p text:style-name="P4">
Keywords: SYND</text:p>
      <text:p text:style-name="P4">
Type: Article</text:p>
      <!--METADATA-->
      <text:p text:style-name="P4">
US Finance Minister Yellen(Janet Yelle)Li Qiang, the Premier of the State Council of China, promised that the United States did not seek to alienate China in economy. During her much watched Beijing trip, she tried to curb a sharp decline in the relationship between the two largest economies in the world.</text:p>
      <text:p text:style-name="P4">
News Source: <text:a xlink:type="simple" xlink:href="https://cn.wsj.com/articles/%E8%80%B6%E4%BC%A6%E7%A7%B0%E7%BE%8E%E5%9B%BD%E4%B8%8D%E8%BF%BD%E6%B1%82%E4%B8%8E%E4%B8%AD%E5%9B%BD%E8%BF%9B%E8%A1%8C-%E8%B5%A2%E5%AE%B6%E9%80%9A%E5%90%83-%E7%9A%84%E4%BA%89%E6%96%97-4494ce57" text:style-name="Internet_20_link" text:visited-style-name="Visited_20_Internet_20_Link">
https://cn.wsj.com/articles/%E8%80%B6%E4%BC%A6%E7%A7%B0%E7%BE%8E%E5%9B%BD%E4%B8%8D%E8%BF%BD%E6%B1%82%E4%B8%8E%E4%B8%AD%E5%9B%BD%E8%BF%9B%E8%A1%8C-%E8%B5%A2%E5%AE%B6%E9%80%9A%E5%90%83-%E7%9A%84%E4%BA%89%E6%96%97-4494ce57</text:a>
</text:p>
      <!--NEWS-->
      <text:h text:style-name="P10" text:outline-level="1">
<text:span text:style-name="T4">
In 8 years, "709 suppression" has continued to persecute rights protection lawyers in the past</text:span>
</text:h>
      <text:p text:style-name="P4">
Author: chinese@voanews.com (杨皓暐)</text:p>
      <text:p text:style-name="P4">
Publisher: 美国之音中文网 (Type: NewsMediaOrganization)</text:p>
      <text:p text:style-name="P4">
Published Time: 2023-07-07T12:31:49+08:00</text:p>
      <text:p text:style-name="P4">
Modified Time: 2023-07-07 20:43:44Z</text:p>
      <text:p text:style-name="P4">
Description: Since China has launched a comprehensive suppression of more than 300 lawyers and activists on July 9, 2015, although it has been eight years, for some people, the persecution of "709 suppression" has continued to this day.</text:p>
      <text:p text:style-name="P4">
Videos: []</text:p>
      <text:p text:style-name="P4">
Images: []</text:p>
      <text:p text:style-name="P4">
Categories: ['中国', '人权', '法律']</text:p>
      <text:p text:style-name="P4">
Type: None</text:p>
      <!--METADATA-->
      <text:p text:style-name="P4">
Nonenone</text:p>
      <text:p text:style-name="P4">
News Source: <text:a xlink:type="simple" xlink:href="https://www.voachinese.com/a/eight-years-since-crackdown-persecution-persists-for-rights-lawyers-in-china-20230707/7170822.html" text:style-name="Internet_20_link" text:visited-style-name="Visited_20_Internet_20_Link">
https://www.voachinese.com/a/eight-years-since-crackdown-persecution-persists-for-rights-lawyers-in-china-20230707/7170822.html</text:a>
</text:p>
      <!--NEWS-->
      <text:h text:style-name="P10" text:outline-level="1">
<text:span text:style-name="T4">
American climate special envoy Kerry will visit China and seek to restart the Sino -US climate negotiation</text:span>
</text:h>
      <text:p text:style-name="P4">
Creator: LISA FRIEDMAN</text:p>
      <text:p text:style-name="P4">
Publisher: https://www.facebook.com/nytimeschinese</text:p>
      <text:p text:style-name="P4">
Published Time: 2023-07-07T12:32:10+08:00</text:p>
      <text:p text:style-name="P4">
Description: China suspended the China -US climate talks after visiting Taiwan last year. Kerry will visit China next week, which will be his third trip to China as a special envoy. He is going to urge China to accelerate the elimination of the elimination of coal and cracking down on forest cutting. Olivier Hoslet/EPA, Via Shutterstock President Bayeng's Climate Special Envoy John Kerry John Kerry at a meeting at Brussels last month.</text:p>
      <text:p text:style-name="P4">
Images: ["<text:a xlink:type="simple" xlink:href="https://static01.nyt.com/images/2023/07/07/multimedia/07cli-kerrychina-fpzm/07cli-kerrychina-fpzm-master1050.jpg" text:style-name="Internet_20_link" text:visited-style-name="Visited_20_Internet_20_Link">
07cli-kerrych...</text:a>
"]</text:p>
      <text:p text:style-name="P4">
Category: 美国</text:p>
      <text:p text:style-name="P4">
Type: Article</text:p>
      <!--METADATA-->
      <text:p text:style-name="P4">
<draw:frame draw:style-name="fr1" draw:name="Image175" text:anchor-type="as-char" svg:width="6.9236in" svg:height="4.622327in" draw:z-index="0">
<draw:image xlink:href="../Images/cnnytimes/2023-07-07T12-32-10-08-00/07cli-kerrychina-fpzm-master1050.jpg" xlink:type="simple" xlink:show="embed" xlink:actuate="onLoad" draw:mime-type="image/jpeg"/>
</draw:frame>
Washington -President Biden's climate change special envoy John Kerry said on Thursday that he will go to China next week to restart the global warming negotiations between the two largest pollution countries in the world.</text:p>
      <text:p text:style-name="P4">
This trip to Kerry will marked the first climate discussion between China and the United States since August last year. At that time, after the Speaker of the House of Representatives Namshi Pelosi visited Taiwan, the Beijing side interrupted the talks angrily. On the occasion of this talk, fossil fuel burning and El Nino's climate model lead to <text:a xlink:type="simple" xlink:href="https://www.nytimes.com/2023/07/06/climate/climate-change-record-heat.html" text:style-name="Internet_20_link" text:visited-style-name="Visited_20_Internet_20_Link">
the highest temperature since the world's records</text:a>
The two countries and most parts of the earth are suffering from high temperatures.</text:p>
      <text:p text:style-name="P4">
"We need sincere cooperation," Kerry said in an interview. "China and the United States are the two largest economies in the world and the two largest emission countries. Obviously, we have a special responsibility for consensus."</text:p>
      <text:p text:style-name="P4">
This trip to China will be the third time that Kerry has visited China as a special envoy. Earlier, Secretary of State Anthony Brinken and Treasury Minister Jennite Yellen had visited China to stabilize the tension between Washington and Beijing. Kerry said he plans to meet with the Chinese climate special envoy and other "highest level" officials on July 16.</text:p>
      <text:p text:style-name="P4">
advertise</text:p>
      <text:p text:style-name="P4">
China and the United States are the two largest investors in clean energy. The policy of the two countries has a huge impact on whether the world can avoid the most serious consequences of global warming.</text:p>
      <text:p text:style-name="P4">
However, there are profound differences between the two sides of the fossil fuel emissions that the two countries to stop the earth's severe heating up.</text:p>
      <text:p text:style-name="P4">
Republicans who have been criticizing the Chinese trip to Bronken and Yellen condemned Kerry's visit and accused him of endangering the United States.</text:p>
      <text:p text:style-name="P4">
"Although it has not been confirmed by the US Senate, John Kerry is still negotiating with the Communist Party of China to promote an aggressive Green Political AD that harms US interests." James Comer, a Republican member of the Kentucky Republican, said in a statement. He accused Crey with "closed doors" with the Chinese.</text:p>
      <text:p text:style-name="P4">
<text:a xlink:type="simple" xlink:href="https://foreignaffairs.house.gov/wp-content/uploads/2023/07/7.13.2023-SPEC-Hearing-Notice27.pdf" text:style-name="Internet_20_link" text:visited-style-name="Visited_20_Internet_20_Link">
Kerry is scheduled to attend next Thursday</text:a>
Hearing of the House of Representatives' Foreign Affairs Committee Supervision Group.</text:p>
      <text:p text:style-name="P4">
Under the leadership of President Biden, the United States promised to reduce emissions by about half by 2030. Last year, the "Reduction of Inflation Act" by Congress invested at least 370 billion US dollars for wind energy, solar energy and other clean energy sources. Biden also proposed to implement stricter pollution restrictions on the exhaust pipe and chimney, which may make the United States close to the target.</text:p>
      <text:p text:style-name="P4">
advertise</text:p>
      <text:p text:style-name="P4">
China's discharge continues to increase, but Chinese President Xi Jinping said that China's carbon pollution will reach its peak in 2030, and then achieve net zero emissions by 2060. China has more coal more than the sum of other countries in the world. Last year, the number of new coal -fired power plants approved by the government exceeded any time in the past seven years.</text:p>
      <text:p text:style-name="P4">
However, scientists have warned that industrialized countries must now greatly abandon fossil fuels to avoid the most disastrous consequences brought by climate change.</text:p>
      <text:p text:style-name="P4">
Kerry said he intends to urge China to accelerate the elimination of coal, crack down on forest cutting, and release a plan to reduce methane emissions. Methane is a powerful greenhouse gas leaked from oil and natural gas wells. China <text:a xlink:type="simple" xlink:href="https://www.state.gov/u-s-china-joint-glasgow-declaration-on-enhancing-climate-action-in-the-2020s/" text:style-name="Internet_20_link" text:visited-style-name="Visited_20_Internet_20_Link">
in the joint agreement with the United States in 2021</text:a>
These problems will be solved, but it has not been implemented so far.</text:p>
      <text:p text:style-name="P4">
"We are actually studying some specific actions to promote this process," Kerry said. "If we can't let China actively cooperate with us to respond to this challenge, we will all encounter greater problems."</text:p>
      <text:p text:style-name="P4">
Tom Woodruc, a senior researcher at the Institute of Policy Research of the Asian Association, said that the Cory of this trip can be officially established <text:a xlink:type="simple" xlink:href="https://www.nytimes.com/2021/11/10/climate/climate-cop26-glasgow.html" text:style-name="Internet_20_link" text:visited-style-name="Visited_20_Internet_20_Link">
re -establish a regular climate discussion</text:a>
, Will be his "highest achievement".</text:p>
      <text:p text:style-name="P4">
Woodruc said: "At present, climate negotiations are at a precarious stage because of geopolitical reasons." He pointed out that because of Pelosi's trip to Taiwan, China stopped diplomatic negotiations about military issues, drugs and climate change. We spend it. It took a year to "return to the original state".</text:p>
      <text:p text:style-name="P4">
advertise</text:p>
      <text:p text:style-name="P4">
In these three issues, China only agrees to restore climate change negotiations.</text:p>
      <text:p text:style-name="P4">
Kerry and 74 -year -old Jie Zhenhua both led the climate negotiation of their respective countries after retirement. In the past ten years, they have worked together to achieve some decisive international policy breakthroughs, including the Paris Agreement in 2015. Almost every country promised to reduce emissions to limit the global average temperature to increase by 1.5 degrees Celsius before industrialization. Essence Scientists say that more than this threshold, the possibility of catastrophic climate will increase significantly. Today the earth has an average heating up of 1.2 degrees Celsius.</text:p>
      <text:p text:style-name="P4">
Last year, Jie Zhenhua and Kerry met several times during the United Nations Summit held in Egypt, but the assistants said that they mainly made some simple conversations around when they could restart more substantial negotiations.</text:p>
      <text:p text:style-name="P4">
Kerry said that Xie Zhenhua also encountered a stroke this year, but now it is "a lot", and he also said that the two have been meeting online.</text:p>
      <text:p text:style-name="P4">
News Source: <text:a xlink:type="simple" xlink:href="https://cn.nytimes.com/usa/20230707/john-kerry-china-climate/" text:style-name="Internet_20_link" text:visited-style-name="Visited_20_Internet_20_Link">
https://cn.nytimes.com/usa/20230707/john-kerry-china-climate/</text:a>
</text:p>
      <!--NEWS-->
      <text:h text:style-name="P10" text:outline-level="1">
<text:span text:style-name="T4">
South Korea: Japan's Fukushima handles the water row of water compliance with international standards</text:span>
</text:h>
      <text:p text:style-name="P4">
Author: 联合早报 (Person)</text:p>
      <text:p text:style-name="P4">
Publisher: 联合早报 (Organization)</text:p>
      <text:p text:style-name="P4">
Published Time: 2023-07-07T12:44</text:p>
      <text:p text:style-name="P4">
Modified Time: 2023-07-07T12:44</text:p>
      <text:p text:style-name="P4">
Description: The South Korean government released a safety report on the afterbiography of the Fukushima First Nuclear Power Station in the Fukushima first nuclear power plant in Japan on Friday (July 7), saying that respecting the comprehensive assessment report of the UN International Atomic Energy Agency (IAEA) on Fukushima The Japanese plan meets international standards. Korean ...</text:p>
      <text:p text:style-name="P4">
Videos: []</text:p>
      <text:p text:style-name="P4">
Audios: []</text:p>
      <text:p text:style-name="P4">
Images: []</text:p>
      <text:p text:style-name="P4">
Type: NewsArticle</text:p>
      <text:p text:style-name="P4">
Breadcrumbs: ['即时', '国际']</text:p>
      <text:p text:style-name="P4">
Keywords: ['韩国', '日本', '福岛第一核电站']</text:p>
      <!--METADATA-->
      <text:p text:style-name="P4">
The South Korean government released a safety report on the afterbiography of the Fukushima First Nuclear Power Station in the Fukushima first nuclear power plant in Japan on Friday (July 7), saying that respecting the comprehensive assessment report of the UN International Atomic Energy Agency (IAEA) on Fukushima The Japanese plan meets international standards.</text:p>
      <text:p text:style-name="P4">
South Korea's Friday's statement may help alleviate the tension between Korea and Japan, but it may also cause public concerns.</text:p>
      <text:p text:style-name="P4">
Comprehensive Yonhap News Agency and Bloomberg reported that Liu Guoxi, president of the South Korean State Adjustment Room and Chairman of the Atomic Safety Committee, released a report on Friday at the Central Government's Seoul Office Building that under the leadership of the Korean Atomic Energy Technology Institute, the government started from August 2021 from August 2021 Analyze and study the safety of Fukushima's treatment of water.</text:p>
      <text:p text:style-name="P4">
They said that if the Tokyo Electric Power Corporation in Japan complies with the disposal nuclear sewage, the radioactive substance concentration will meet the emission standards and target values, and it will also meet international standards.</text:p>
      <text:p text:style-name="P4">
Fang Wensui revealed that the South Korean government inspected the Fukushima Haiya plan of the Japanese side during the period to confirm that when the Japanese side was planned to deal with the water, the radioactive substance concentration will meet Low target value meets international standards such as IAEA's requirements.</text:p>
      <text:p text:style-name="P4">
Fang Wensi added that this is a preliminary conclusion based on the premise that Tokyo Electric is based on the plan and complies with relevant regulations. In the future, the Japanese party will be finalized, as well as whether the plan is appropriate and feasible, and then make a final judgment.</text:p>
      <text:p text:style-name="P4">
Worried about the fact that Fukushima's processing of water can pollute the supply of salt in the future, Korean consumers have recently hoarded sea salt, and the demand for sea salt has increased. On the other hand, South Korean President Yin Xiyue has rarely suffered any political damage. According to Gallop South Korea's weekly public opinion survey announced on Friday, Yin Xiyue's support rate increased by 2 percentage points to 38%.</text:p>
      <text:p text:style-name="P4">
News Source: <text:a xlink:type="simple" xlink:href="https://www.zaobao.com.sg/realtime/world/story20230707-1411529" text:style-name="Internet_20_link" text:visited-style-name="Visited_20_Internet_20_Link">
https://www.zaobao.com.sg/realtime/world/story20230707-1411529</text:a>
</text:p>
      <!--NEWS-->
      <text:h text:style-name="P10" text:outline-level="1">
<text:span text:style-name="T4">
The occupation forces attacked Nublus and set up two Palestinian youths after conflict with the resistance soldiers.</text:span>
</text:h>
      <text:p text:style-name="P4">
Author: 半岛电视台</text:p>
      <text:p text:style-name="P4">
Publisher: Al Jazeera</text:p>
      <text:p text:style-name="P4">
Published Time: 2023-07-07T13:00:56</text:p>
      <text:p text:style-name="P4">
Modified Time: 2023-07-07T13:00:56</text:p>
      <text:p text:style-name="P4">
Description: The Palestinian Red Crescent Society said that the occupation forces executed two young people in a house in the old city of Nabrus on Friday. At the same time, the resistance against the occupation of the occupation forces against the city.</text:p>
      <text:p text:style-name="P4">
Images: ["<text:a xlink:type="simple" xlink:href="https://chinese.aljazeera.net/wp-content/uploads/2023/07/1-1688733290.png" text:style-name="Internet_20_link" text:visited-style-name="Visited_20_Internet_20_Link">
1-1688733290.png</text:a>
", "<text:a xlink:type="simple" xlink:href="https://chinese.aljazeera.net/wp-content/uploads/2023/07/1-1688733363.jpg" text:style-name="Internet_20_link" text:visited-style-name="Visited_20_Internet_20_Link">
1-1688733363.jpg</text:a>
"]</text:p>
      <text:p text:style-name="P4">
Topics: ['中东', '巴勒斯坦问题', '政治', '新闻']</text:p>
      <text:p text:style-name="P4">
Keywords: ['中东', '巴勒斯坦问题', '政治', '新闻', '以色列', '巴勒斯坦']</text:p>
      <text:p text:style-name="P4">
Type: Article</text:p>
      <!--METADATA-->
      <text:p text:style-name="P4">
<draw:frame draw:style-name="fr1" draw:name="Image176" text:anchor-type="as-char" svg:width="6.9236in" svg:height="4.612736in" draw:z-index="0">
<draw:image xlink:href="../Images/Aljazeera Chinese/2023-07-07T13-00-56/1-1688733290.png" xlink:type="simple" xlink:show="embed" xlink:actuate="onLoad" draw:mime-type="image/png"/>
</draw:frame>
A occupation of a vehicle caught fire while conflicting with the Palestinians during the attack of Nublus (Anado Luxu)</text:p>
      <text:p text:style-name="P4">
The Palestinian Red Crescent Society said that the occupation forces executed two young people in a house in the old city of Nabrus on Friday. At the same time, the resistance against the occupation of the occupation forces against the city.</text:p>
      <text:p text:style-name="P4">
A reporter from the Peninsula reported that after the soldiers Hamza Maqbool and Khairyshaheen refused to surrender, they occupied them. The other two young people were injured and were sent to Nabulus. Sri Latdia Hospital.</text:p>
      <text:p text:style-name="P4">
A spokesman for the Israeli occupation forces said that the two young men were executed by the occupation forces this morning and they were charged with a shooting attack on Wednesday. casualties.</text:p>
      <text:p text:style-name="P4">
The spokesman added that according to the Radio Radio of Israeli, the occupation forces successfully eliminated them this morning.</text:p>
      <text:p text:style-name="P4">
Israeli Prime Minister Benjamin Neitanahu commented on Twitter on Twitter's two Palestinian youths who were executed by Nabrus, "Any terrorists who dare to make Israel's bleeding will find one of the two places: Either in the grave or in prison. "</text:p>
      <text:p text:style-name="P4">
The Israeli National Defense Minister Joe Garrant also said that he said that "any terrorist" will pay the price, and the Israeli army will take resolute, fatal and powerful operations in various places.</text:p>
      <text:p text:style-name="P4">
On the other hand, the Islamic jilation movement expressed her condolences to Martyrs of Nublus, and said that these operations would become a motivation to resist soldiers to continue to play the role of jihad until they obtained freedom and redemption.</text:p>
      <text:p text:style-name="P4">
The people on the west bank of the Jordan River mourned the bodies of two martyrs Hamza Markbur and Kaisi Shaxin. They were killed by the occupation army's bullets when they attacked the old town in the city of Nabrus this morning.</text:p>
      <text:p text:style-name="P4">
According to reports, a conflict broke out between Friday morning against soldiers and Israeli special forces, and the Old Town of Nabrus in the west bank of the Jordan River suffered an attack.</text:p>
      <text:p text:style-name="P4">
Witnesses told Anadolu News Agency that they heard that Israeli Special Forces and Palestinian militants had a fire in the old city of Nabulus.</text:p>
      <text:p text:style-name="P4">
Nabirus's Palestinian medical sources reported that a young man was injured in his face in the conflict between Nabrus and the occupation of the army.</text:p>
      <text:p text:style-name="P4">
A reporter from the Peninsula reported that the Israeli unmanned fleet flew over the Habala neighborhood, and at the same time, the occupation forces attacked the Old Town of Nabrus.</text:p>
      <text:h text:style-name="P13" text:outline-level="4">
<text:span text:style-name="T4">
Conflict and reinforcement</text:span>
</text:h>
      <text:p text:style-name="P4">
A reporter of the Peninsula TV stations added that violent conflicts broke out between the Israeli occupation forces and Palestine's resistance soldiers.</text:p>
      <text:p text:style-name="P4">
The occupation troops dispatched reinforcements to Nublus more than one axis. Witnesses said that reinforcements entered the city from Shengcheng Street to Old Town.</text:p>
      <text:p text:style-name="P4">
The day before the Nublus attack, a soldier was killed near the settlement of "Kedumim" west of Nabrus, west of Nabrus, west of the occupied Jordan River, and an Israeli security was injured.</text:p>
      <text:p text:style-name="P4">
Hamas Jerusalem spokesman Mohammed Harda said that the shooting incident near the settlement of the "Kaidam" settled in Nabrus was a series of natural reactions to the "Jenning Holocaust and the Aksa occupation plan Heroes of the hero. "</text:p>
      <text:p text:style-name="P4">
The Palestinian Resistance Commission also praised the operation, saying that this was "the reaction and continuity of our people's crimes, slaughter and terrorist acts occupied by Joning refugee camps."</text:p>
      <text:p text:style-name="P4">
<draw:frame draw:style-name="fr1" draw:name="Image177" text:anchor-type="as-char" svg:width="6.9236in" svg:height="3.894525in" draw:z-index="0">
<draw:image xlink:href="../Images/Aljazeera Chinese/2023-07-07T13-00-56/1-1688733363.jpg" xlink:type="simple" xlink:show="embed" xlink:actuate="onLoad" draw:mime-type="image/jpeg"/>
</draw:frame>
Palestine strengthened operations to respond to Israeli invasion and settlers attack</text:p>
      <text:h text:style-name="P13" text:outline-level="4">
<text:span text:style-name="T4">
Resistance</text:span>
</text:h>
      <text:p text:style-name="P4">
The Palestinian Resistance Commission stated in a statement that "the Kaudamim operation reveals our ability to respond to the crime of occupation. Although Israel has taken all security measures, and the occupation forces are also alerting state ","</text:p>
      <text:p text:style-name="P4">
The Palestinian media reported that after the occupation of the Israeli intelligence department was summoned, the occupation army arrested the father and brother of the Casino's settlement at the Nurnlin Inspection Station.</text:p>
      <text:p text:style-name="P4">
It is worth noting that two days before the attack on the Nabrus incident, the Israeli army conducted large -scale military operations in the Jenning refugee camp. This operation caused 12 Palestinian deaths and 140 injuries, of which 30 were seriously injured.</text:p>
      <text:p text:style-name="P4">
News Source: <text:a xlink:type="simple" xlink:href="https://chinese.aljazeera.net/middle-east/question-of-palestine/2023/7/7/%e5%8d%a0%e9%a2%86%e5%86%9b%e8%a2%ad%e5%87%bb%e7%ba%b3%e5%b8%83%e5%8d%a2%e6%96%af%e5%b9%b6%e5%9c%a8%e4%b8%8e%e6%8a%b5%e6%8a%97%e6%88%98%e5%a3%ab%e5%8f%91%e7%94%9f%e5%86%b2%e7%aa%81%e5%90%8e%e5%a4%84" text:style-name="Internet_20_link" text:visited-style-name="Visited_20_Internet_20_Link">
https://chinese.aljazeera.net/middle-east/question-of-palestine/2023/7/7/%e5%8d%a0%e9%a2%86%e5%86%9b%e8%a2%ad%e5%87%bb%e7%ba%b3%e5%b8%83%e5%8d%a2%e6%96%af%e5%b9%b6%e5%9c%a8%e4%b8%8e%e6%8a%b5%e6%8a%97%e6%88%98%e5%a3%ab%e5%8f%91%e7%94%9f%e5%86%b2%e7%aa%81%e5%90%8e%e5%a4%84</text:a>
</text:p>
      <!--NEWS-->
      <text:h text:style-name="P10" text:outline-level="1">
<text:span text:style-name="T4">
Survey report | China &amp; Quot; Secret Police Station &amp; Quot; In New York: The corner of the iceberg infiltrated by the Communist Party of China</text:span>
</text:h>
      <text:p text:style-name="P4">
Author: 记者 唐家婕  发自纽约</text:p>
      <text:p text:style-name="P4">
Publisher: Radio Free Asia (Organization)</text:p>
      <text:p text:style-name="P4">
Published Time: 2023-07-07T13:12:00-04:00</text:p>
      <text:p text:style-name="P4">
Modified Time: 2023-07-07T14:14:24-04:00</text:p>
      <text:p text:style-name="P4">
Description: Reporter Tang Jiajie sent from New York</text:p>
      <text:p text:style-name="P4">
Videos: []</text:p>
      <text:p text:style-name="P4">
Audios: []</text:p>
      <text:p text:style-name="P4">
Images: []</text:p>
      <!--METADATA-->
      <text:p text:style-name="P4">
News Source: <text:a xlink:type="simple" xlink:href="https://www.rfa.org/mandarin/ytbdzhuantixilie/diaocha-baodao/db-07072023124652.html" text:style-name="Internet_20_link" text:visited-style-name="Visited_20_Internet_20_Link">
https://www.rfa.org/mandarin/ytbdzhuantixilie/diaocha-baodao/db-07072023124652.html</text:a>
</text:p>
      <!--NEWS-->
      <text:h text:style-name="P10" text:outline-level="1">
<text:span text:style-name="T4">
Ukraine: What is a bundle ammunition? Do they use them to constitute the crime of war?</text:span>
</text:h>
      <text:p text:style-name="P4">
Author: 美联社</text:p>
      <text:p text:style-name="P4">
Publisher: Al Jazeera</text:p>
      <text:p text:style-name="P4">
Published Time: 2023-07-07T13:13:46</text:p>
      <text:p text:style-name="P4">
Modified Time: 2023-07-07T13:13:46</text:p>
      <text:p text:style-name="P4">
Description: The United States has decided to transport clustering ammunition to Ukraine to help its army fight back the Russian troops entangled in the front line.</text:p>
      <text:p text:style-name="P4">
Images: ["<text:a xlink:type="simple" xlink:href="https://chinese.aljazeera.net/wp-content/uploads/2023/07/AP23150588153258-1685518796-1688724481.jpg" text:style-name="Internet_20_link" text:visited-style-name="Visited_20_Internet_20_Link">
AP23150588153...</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78" text:anchor-type="as-char" svg:width="6.9236in" svg:height="4.621728in" draw:z-index="0">
<draw:image xlink:href="../Images/Aljazeera Chinese/2023-07-07T13-13-46/AP23150588153258-1685518796-1688724481.jpg" xlink:type="simple" xlink:show="embed" xlink:actuate="onLoad" draw:mime-type="image/jpeg"/>
</draw:frame>
Bid residue located in the equatorial state in South Sudan East(Associated Press)The United States has decided to transport clustering ammunition to Ukraine to help its army fight back the Russian troops entangled in the front line.</text:p>
      <text:p text:style-name="P4">
According to anonymous insiders, the Biden government is expected to announce providing thousands of such weapons to Ukraine as part of a new military assistance plan worth 800 million US dollars on the 7th. These insiders have not been authorized to discuss the decision publicly before the official announcement.</text:p>
      <text:p text:style-name="P4">
This may trigger the anger of allies and humanitarian organizations who have long -term opposition to the use of cluster bombs.</text:p>
      <text:p text:style-name="P4">
Supporters believe that Russia has used this controversial weapon in Ukraine, and the mute rate of ammunition provided by the United States has a low rate, which means that there will not be a large number of unblied bombs that may lead to unexpected deaths of civilians.</text:p>
      <text:p text:style-name="P4">
The following is the reason for the definition of clustering ammunition, its location, and the United States plan to provide a bundle ammunition to Ukraine.</text:p>
      <text:h text:style-name="P13" text:outline-level="4">
<text:span text:style-name="T4">
What is a bundle ammunition?</text:span>
</text:h>
      <text:p text:style-name="P4">
The bundle ammunition is a bomb group that can be opened in the air and releases smaller bullets in a large range. The design purpose of this weapon is to destroy tanks, equipment and troops, while attacking multiple targets.</text:p>
      <text:p text:style-name="P4">
These ammunitions were launched by artillery weapons provided by the United States and its allies to Ukraine and for artillery weapons for the Russia and Ukraine. GM 155mm cannonball.</text:p>
      <text:p text:style-name="P4">
In the previous conflict, the dumbness rate of the ammunition was high, which means that thousands of smaller unsteady bombs are still residual, and it may continue to cause casualties after decades. The last time the United States used a bundle ammunition in Iraq in 2003, but as the conflict turned to a densely populated urban environment, the United States decided not to continue using such weapons.</text:p>
      <text:p text:style-name="P4">
The US Personal Patt Ryder said on the 6th that the US Department of Defense has the "multiple variants" of such ammunition. "We are considering that the ammunition does not include old variants with dumb bomb rates higher than 2.35%."</text:p>
      <text:h text:style-name="P13" text:outline-level="4">
<text:span text:style-name="T4">
Why do you want to provide such weapons now?</text:span>
</text:h>
      <text:p text:style-name="P4">
For more than a year, the United States has used its traditional 155mm grenade guns and ammunition inventory, and has transported more than 2 million ammunition to Ukraine. Allies around the world also provide additional ammunition.</text:p>
      <text:p text:style-name="P4">
The 155mm ammunition can combat the target of 24-32 kilometers, so that it is the preferred ammunition for the Ukrainian ground forces trying to combat enemy targets from a long distance. The Ukrainian army consumed thousands of bullets in the battle with the Russians every day.</text:p>
      <text:p text:style-name="P4">
The Ukrainian parliament member Ye Hall Chelniyev said to reporters at the German Marshall Foundation event in the United States earlier this year that Kiev may need to fire 7,000 to 9,000 rounds daily to strengthen its counterattack battle. And providing such a number of ammunition has put tremendous pressure on the inventory of the United States and its allies.</text:p>
      <text:p text:style-name="P4">
Research and analyst of defending the Democratic Foundation Ryan Brobst said that bundle bomb is an attractive option because it can help Ukraine to destroy more goals with fewer ammunition, and because the United States since 2003 This type of ammunition has not been used in conflict, so it stores a large number of bundle bombs and can be quickly obtained.</text:p>
      <text:p text:style-name="P4">
In March 2023, the Republican senior officials of the US House of Representatives and the Senate pointed out in a letter from the Bayeng government that there may be as many as 3 million clusters of ammunition to use in the United States, and they urged the White House to transport these ammunition to alleviate the United States in the United States in Stress in war supply.</text:p>
      <text:p text:style-name="P4">
Brobst said, "Jetsmium ammunition is more effective than a single cannonball, because they can cause losses to a wider range of areas." "This is important for Ukraine. The background is that it is trying to clean up Russia's strict positions."</text:p>
      <text:p text:style-name="P4">
Brobers pointed out that using the American cluster of ammunition inventory can solve the problem of Ukrainian ammunition shortage and reduce the pressure of the United States and other countries in 155mm ammunition inventory.</text:p>
      <text:h text:style-name="P13" text:outline-level="4">
<text:span text:style-name="T4">
Does this type of weapon constitute the crime of war?</text:span>
</text:h>
      <text:p text:style-name="P4">
The use of a bundle bomb itself does not violate international law, but the use of cluster bombs for civilians may violate international law. Like any attack, the determination of the crime of war needs to inspect whether its attack target is legal, and whether it has taken preventive measures to avoid civilian casualties.</text:p>
      <text:p text:style-name="P4">
Mark Hipzne, deputy director of the Human Rights Observation Organization, told the Associated Press that "the part of the role in international law is a non -difference attack for civilians." "Therefore, this is not necessarily related The use of weapons is related. "</text:p>
      <text:p text:style-name="P4">
More than 120 countries have joined the "International Convention on Betlated Bombs". They agree that they do not use, produce, transfer or store such weapons and remove them after use. The United States, Russia and Ukraine have not signed the agreement.</text:p>
      <text:h text:style-name="P13" text:outline-level="4">
<text:span text:style-name="T4">
Where are these weapons used?</text:span>
</text:h>
      <text:p text:style-name="P4">
Such bombs have been deployed in many recent conflicts, including conflicts involved in U.S. military.</text:p>
      <text:p text:style-name="P4">
According to human rights observations, during the invasion of Afghanistan in 2001, the United States first regarded a bundle bomb as part of its arsenal. The organization estimates that within the first three years of the conflict, the United States -led coalition forces cast more than 1,500 bundle bombs in Afghanistan.</text:p>
      <text:p text:style-name="P4">
The U.S. Department of Defense originally scheduled to stop using a cluster of ammunition with a dumb rate of more than 1%in 2019. However, the Trump administration has revoked this policy and allowed commanders to approve the use of such ammunition.</text:p>
      <text:p text:style-name="P4">
During the Syrian civil war, the Syrian government forces often used cluster ammunition provided by Russia to attack the opposition base and often hit civil goals and infrastructure. Israel also used this type of ammunition in the civilian area of southern Lebanon, including during the invasion of 1982.</text:p>
      <text:p text:style-name="P4">
Human rights observation and the United Nations accused Israel with a one -month war in 2006, and launched up to 4 million clustering ammunition to Lebanese. Among them, the unsteady ammunition still threatens Lebanon's civilians.</text:p>
      <text:p text:style-name="P4">
The Yamen coalition led by Saudi Arabia was criticized for his use of a bundle bomb in war with Iran's Hussean armed groups, and this conflict was holding this country in the southern Arab world.</text:p>
      <text:p text:style-name="P4">
According to the United Nations, in 2017, Yemen was the second largest country that caused the number of deaths to cause the number of deaths, second only to Syria. However, because many children died for a long time after the first time the ammunition fell, it was difficult to know the real number of deaths.</text:p>
      <text:p text:style-name="P4">
In the 1980s, Russia used a large number of cluster bombs during the 10 -year invasion of Afghanistan. Due to the decades of war, rural Afghanistan is still one of the countries with the worst mines in the world.</text:p>
      <text:h text:style-name="P13" text:outline-level="4">
<text:span text:style-name="T4">
What is happening to Ukraine?</text:span>
</text:h>
      <text:p text:style-name="P4">
According to the Ukrainian government leaders, observers and humanitarian organizations, the Russian army has used a bundle bomb in Ukraine. And human rights organizations said Ukraine also used such weapons.</text:p>
      <text:p text:style-name="P4">
In the early days of this war, organizations such as human rights observations repeatedly mentioned the incident of Russia's launching cluster bomb attack, including incidents that attacked a kindergarten around the city of Ohtilka in northeast Ukraine. The open source intelligence organization "Bellingcat" pointed out that its researchers found a bundle ammunition in that attack. In addition, Harkov, the second largest city in Ukraine, also located in the northeast, found a lot of cluster bomb attacks.</text:p>
      <text:p text:style-name="P4">
News Source: <text:a xlink:type="simple" xlink:href="https://chinese.aljazeera.net/news/war-in-ukraine/2023/7/7/%e4%b9%8c%e5%85%8b%e5%85%b0%e4%bb%80%e4%b9%88%e6%98%af%e9%9b%86%e6%9d%9f%e5%bc%b9%e8%8d%af%e4%bd%bf%e7%94%a8%e5%ae%83%e4%bb%ac%e6%98%af%e5%90%a6%e6%9e%84%e6%88%90%e6%88%98%e4%ba%89%e7%bd%aa" text:style-name="Internet_20_link" text:visited-style-name="Visited_20_Internet_20_Link">
https://chinese.aljazeera.net/news/war-in-ukraine/2023/7/7/%e4%b9%8c%e5%85%8b%e5%85%b0%e4%bb%80%e4%b9%88%e6%98%af%e9%9b%86%e6%9d%9f%e5%bc%b9%e8%8d%af%e4%bd%bf%e7%94%a8%e5%ae%83%e4%bb%ac%e6%98%af%e5%90%a6%e6%9e%84%e6%88%90%e6%88%98%e4%ba%89%e7%bd%aa</text:a>
</text:p>
      <!--NEWS-->
      <text:h text:style-name="P10" text:outline-level="1">
<text:span text:style-name="T4">
The approval of the Japanese nuclear regulatory agency began to process more than 1 million tons of Fukushima to deal with water</text:span>
</text:h>
      <text:p text:style-name="P4">
Author: 联合早报 (Person)</text:p>
      <text:p text:style-name="P4">
Publisher: 联合早报 (Organization)</text:p>
      <text:p text:style-name="P4">
Published Time: 2023-07-07T13:20</text:p>
      <text:p text:style-name="P4">
Modified Time: 2023-07-07T13:20</text:p>
      <text:p text:style-name="P4">
Description: The Japanese nuclear regulatory agency issued a license to Tokyo Electric Power Corporation on Friday (July 7), allowing Tokyo Power to start discharging more than 1 million tons of nuclear sewage into the sea. Reuters reports that this is the water discharge of the Fukushima first nuclear power plant in Tokyo Power. The best must be passed ...</text:p>
      <text:p text:style-name="P4">
Videos: []</text:p>
      <text:p text:style-name="P4">
Audios: []</text:p>
      <text:p text:style-name="P4">
Images: []</text:p>
      <text:p text:style-name="P4">
Type: NewsArticle</text:p>
      <text:p text:style-name="P4">
Breadcrumbs: ['即时', '国际']</text:p>
      <text:p text:style-name="P4">
Keywords: ['日本', '福岛第一核电站', '国际原子能机构', '福岛', '东京电力公司']</text:p>
      <!--METADATA-->
      <text:p text:style-name="P4">
The Japanese nuclear regulatory agency issued a license to Tokyo Electric Power Corporation on Friday (July 7), allowing Tokyo Power to start discharging more than 1 million tons of nuclear sewage into the sea.</text:p>
      <text:p text:style-name="P4">
Reuters reports that this is the last level that Tokyo Electric has handled the Fukushima first nuclear power plant and must pass.</text:p>
      <text:p text:style-name="P4">
The United Nations International Atomic Energy Agency (IAEA) released the comprehensive evaluation report of the Fukushima nuclear sewage disposal "comply with IAEA safety standards" on Tuesday (4th).</text:p>
      <text:p text:style-name="P4">
The Director -General of IAEA went to the Fukushima first nuclear power plant to inspect the day to learn about the dilution of nuclear sewage at the end of June. He listened to the large water tank structure of Tokyo Electric Power's explanation of the stored nuclear sewage, as well as the process of being discharged into the sea through the pipeline after mixed dilution of nuclear sewage and seawater.</text:p>
      <text:p text:style-name="P4">
News Source: <text:a xlink:type="simple" xlink:href="https://www.zaobao.com.sg/realtime/world/story20230707-1411531" text:style-name="Internet_20_link" text:visited-style-name="Visited_20_Internet_20_Link">
https://www.zaobao.com.sg/realtime/world/story20230707-1411531</text:a>
</text:p>
      <!--NEWS-->
      <text:h text:style-name="P10" text:outline-level="1">
<text:span text:style-name="T4">
Yellen: It is impossible for China and the United States to leave contact</text:span>
</text:h>
      <text:p text:style-name="P4">
Author: 通讯社</text:p>
      <text:p text:style-name="P4">
Publisher: Al Jazeera</text:p>
      <text:p text:style-name="P4">
Published Time: 2023-07-07T13:30:12</text:p>
      <text:p text:style-name="P4">
Modified Time: 2023-07-07T13:30:12</text:p>
      <text:p text:style-name="P4">
Description: US Treasury Secretary Jennte Yelun stated in a statement issued by the US company in China on Friday that the decoupling between the world's two largest economies is "almost impossible."</text:p>
      <text:p text:style-name="P4">
Images: ["<text:a xlink:type="simple" xlink:href="https://chinese.aljazeera.net/wp-content/uploads/2023/07/1-1688736232.png" text:style-name="Internet_20_link" text:visited-style-name="Visited_20_Internet_20_Link">
1-1688736232.png</text:a>
", "<text:a xlink:type="simple" xlink:href="https://chinese.aljazeera.net/wp-content/uploads/2023/07/1-1688736281.jpg" text:style-name="Internet_20_link" text:visited-style-name="Visited_20_Internet_20_Link">
1-1688736281.jpg</text:a>
", "<text:a xlink:type="simple" xlink:href="https://chinese.aljazeera.net/wp-content/uploads/2023/07/2-1688736393.jpg" text:style-name="Internet_20_link" text:visited-style-name="Visited_20_Internet_20_Link">
2-1688736393.jpg</text:a>
", "<text:a xlink:type="simple" xlink:href="https://chinese.aljazeera.net/wp-content/uploads/2023/07/1-1688736443.jpg" text:style-name="Internet_20_link" text:visited-style-name="Visited_20_Internet_20_Link">
1-1688736443.jpg</text:a>
"]</text:p>
      <text:p text:style-name="P4">
Topics: ['新闻', '经济']</text:p>
      <text:p text:style-name="P4">
Keywords: ['新闻', '经济', '中国', '美国']</text:p>
      <text:p text:style-name="P4">
Type: Article</text:p>
      <!--METADATA-->
      <text:p text:style-name="P4">
<draw:frame draw:style-name="fr1" draw:name="Image179" text:anchor-type="as-char" svg:width="6.9236in" svg:height="4.612736in" draw:z-index="0">
<draw:image xlink:href="../Images/Aljazeera Chinese/2023-07-07T13-30-12/1-1688736232.png" xlink:type="simple" xlink:show="embed" xlink:actuate="onLoad" draw:mime-type="image/png"/>
</draw:frame>
Yellen visited Beijing for alleviating Sino -US tensions (French media)</text:p>
      <text:p text:style-name="P4">
US Treasury Secretary Jennte Yelun stated in a statement issued by the US company in China on Friday that the decoupling between the world's two largest economies is "almost impossible."</text:p>
      <text:p text:style-name="P4">
Although Beijing's export restrictions highlight the necessity of diversification of the supply chain, Yellen said, "We seek diversification rather than decoupled, and the decoupling between the two largest economies in the world will destroy the stability of the global economy."</text:p>
      <text:p text:style-name="P4">
Yellen called on market reforms in the world's second largest economy and pointed out that the United States and its allies will resist the so -called "unfair economic behavior" in China.</text:p>
      <text:p text:style-name="P4">
Yellen said to American businessmen: "Steering to market reform will meet the interests of China," she also added. "Based on market -based ways to help stimulate China's rapid growth and help hundreds of millions of people get rid of poverty. This is a wonderful Economic success story. "</text:p>
      <text:p text:style-name="P4">
On Friday, Yellen also met with the President of the People's Bank of China Yi Gang and the former chief economic officer of China Liu He, which conducted informal talks on the US and Chinese economy and the global economic situation.</text:p>
      <text:p text:style-name="P4">
Yellen's visit to Beijing was to alleviate the tension between the two world -world powers. However, the expectations are not high. Both officials acknowledge that the current protection of national security interests is more important than deepening economic relations.</text:p>
      <text:p text:style-name="P4">
<draw:frame draw:style-name="fr1" draw:name="Image180" text:anchor-type="as-char" svg:width="6.9236in" svg:height="3.894525in" draw:z-index="0">
<draw:image xlink:href="../Images/Aljazeera Chinese/2023-07-07T13-30-12/1-1688736281.jpg" xlink:type="simple" xlink:show="embed" xlink:actuate="onLoad" draw:mime-type="image/jpeg"/>
</draw:frame>
China allows driverless taxis</text:p>
      <text:p text:style-name="P4">
After arriving in Beijing on Thursday night, Yelun wrote on Twitter: "We look forward to the benign economic competition of American workers and American companies, and cooperate to deal with global challenges."</text:p>
      <text:p text:style-name="P4">
She added: "If necessary, we will take measures to protect national security. This interview provides opportunities for communication to avoid poor communication or misunderstanding."</text:p>
      <text:p text:style-name="P4">
On the other hand, the Chinese Ministry of Finance stated in a statement today that Beijing hopes that the United States will take "specific measures" to create a favorable environment for the normal development of economic and trade relations between the two countries.</text:p>
      <text:h text:style-name="P13" text:outline-level="4">
<text:span text:style-name="T4">
firm trading relationship</text:span>
</text:h>
      <text:p text:style-name="P4">
Although some people talk about economic decoupling between China and the United States, the latest data show that after the destruction of the five -year trade war and the new crown epidemic, the strong trade relationship between the two countries rebounded in 2022.</text:p>
      <text:p text:style-name="P4">
With the increase in the demand for Chinese consumer goods in China and the increase in Beijing's agricultural products and energy demand, the trade volume of the two countries reached 690 billion US dollars last year, a record high.</text:p>
      <text:p text:style-name="P4">
In 2018, former U.S. President Donald Trump imposed a tariff of up to 25%of imported goods worth about $ 370 billion in Chinese imports, and the trade volume between the two countries declined. Trade began to rise.</text:p>
      <text:p text:style-name="P4">
<draw:frame draw:style-name="fr1" draw:name="Image181" text:anchor-type="as-char" svg:width="6.9236in" svg:height="3.894525in" draw:z-index="0">
<draw:image xlink:href="../Images/Aljazeera Chinese/2023-07-07T13-30-12/2-1688736393.jpg" xlink:type="simple" xlink:show="embed" xlink:actuate="onLoad" draw:mime-type="image/jpeg"/>
</draw:frame>
Sino -US relations are facing the most prominent concerns and challenges</text:p>
      <text:p text:style-name="P4">
"I think people must realize that business and politics are two different things," said Michael Hart, the American Chamber of Commerce in China. "</text:p>
      <text:p text:style-name="P4">
However, this year's pace has slowed significantly. Data from the U.S. Census Agency show that as of the end of May, the two -way trade flow has decreased by 52 billion US dollars, a decrease of 18%compared with the first five months of 2022.</text:p>
      <text:p text:style-name="P4">
In the past few years, the trade between the two countries has undergone major changes. China has no longer purchased aircraft and machinery. Instead, it has increased the import of agriculture, energy, semiconductor and chip manufacturing equipment.</text:p>
      <text:p text:style-name="P4">
<draw:frame draw:style-name="fr1" draw:name="Image182" text:anchor-type="as-char" svg:width="6.9236in" svg:height="3.894525in" draw:z-index="0">
<draw:image xlink:href="../Images/Aljazeera Chinese/2023-07-07T13-30-12/1-1688736443.jpg" xlink:type="simple" xlink:show="embed" xlink:actuate="onLoad" draw:mime-type="image/jpeg"/>
</draw:frame>
Why did the head of the US technology company go to China?</text:p>
      <text:p text:style-name="P4">
The latter is particularly susceptible to the restrictions on the export of the United States. It is expected that Yellen will discuss this issue during the meeting in Beijing.</text:p>
      <text:p text:style-name="P4">
One of the tricky issues before this visit is that China responds through the exit of restrictions and 锗. Both metals are widely used in semiconductor and electric vehicles, which may cause new damage to the supply chain.</text:p>
      <text:p text:style-name="P4">
News Source: <text:a xlink:type="simple" xlink:href="https://chinese.aljazeera.net/economy/2023/7/7/%e8%80%b6%e4%bc%a6%e4%b8%ad%e7%be%8e%e8%84%b1%e7%a6%bb%e6%8e%a5%e8%a7%a6%e6%98%af%e4%b8%8d%e5%8f%af%e8%83%bd%e7%9a%84" text:style-name="Internet_20_link" text:visited-style-name="Visited_20_Internet_20_Link">
https://chinese.aljazeera.net/economy/2023/7/7/%e8%80%b6%e4%bc%a6%e4%b8%ad%e7%be%8e%e8%84%b1%e7%a6%bb%e6%8e%a5%e8%a7%a6%e6%98%af%e4%b8%8d%e5%8f%af%e8%83%bd%e7%9a%84</text:a>
</text:p>
      <!--NEWS-->
      <text:h text:style-name="P10" text:outline-level="1">
<text:span text:style-name="T4">
Japanese calls Ukraine officially applied to join CPTPP</text:span>
</text:h>
      <text:p text:style-name="P4">
Author: 联合早报 (Person)</text:p>
      <text:p text:style-name="P4">
Publisher: 联合早报 (Organization)</text:p>
      <text:p text:style-name="P4">
Published Time: 2023-07-07T13:31</text:p>
      <text:p text:style-name="P4">
Modified Time: 2023-07-07T14:04</text:p>
      <text:p text:style-name="P4">
Description: Fujima, Minister of Economic Revitalization, said that Ukraine demanded joining the "Capital Comprehensive Progress Progress Agreement" (CPTPP). Reuters reported that Hou Tengmao said at a routine press conference on Friday (July 7) that Ukraine has already made a new ... Ukraine has a new ...</text:p>
      <text:p text:style-name="P4">
Videos: []</text:p>
      <text:p text:style-name="P4">
Audios: []</text:p>
      <text:p text:style-name="P4">
Images: []</text:p>
      <text:p text:style-name="P4">
Type: NewsArticle</text:p>
      <text:p text:style-name="P4">
Breadcrumbs: ['即时', '国际']</text:p>
      <text:p text:style-name="P4">
Keywords: ['乌克兰', '日本', 'CPTPP', '跨太平洋伙伴全面进展协定']</text:p>
      <!--METADATA-->
      <text:p text:style-name="P4">
Fujima, Minister of Economic Revitalization, said that Ukraine demanded joining the "Capital Comprehensive Progress Progress Agreement" (CPTPP).</text:p>
      <text:p text:style-name="P4">
Reuters reported that Hou Tengmao said at a routine press conference on Friday (July 7) that Ukraine had already applied for a written letter to the CPTPP agreement to preserve New Zealand and submitted a formal application to join the CPTPP.</text:p>
      <text:p text:style-name="P4">
He said that as a member of CPTPP, Japan "must carefully evaluate Ukraine's high standards for CPTPP in terms of market access and rules."</text:p>
      <text:p text:style-name="P4">
The 11 founding members of the "Cross -Pacific Partnership Comprehensive Progress Agreement" are Australia, Brunei, Canada, Chile, Japan, Malaysia, Mexico, Peru, New Zealand, Singapore and Vietnam. In March of this year, Britain officially <text:a xlink:type="simple" xlink:href="https://www.zaobao.com/news/world/story20230401-1378372" text:style-name="Internet_20_link" text:visited-style-name="Visited_20_Internet_20_Link">
became the 12th member of CPTPP</text:a>
Essence</text:p>
      <text:p text:style-name="P4">
Mainland China, Taiwan and Uruguay also applied for joining.</text:p>
      <text:p text:style-name="P4">
News Source: <text:a xlink:type="simple" xlink:href="https://www.zaobao.com.sg/realtime/world/story20230707-1411533" text:style-name="Internet_20_link" text:visited-style-name="Visited_20_Internet_20_Link">
https://www.zaobao.com.sg/realtime/world/story20230707-1411533</text:a>
</text:p>
      <!--NEWS-->
      <text:h text:style-name="P10" text:outline-level="1">
<text:span text:style-name="T4">
The rectification results were fined for Ant Group for 7.1 billion</text:span>
</text:h>
      <text:p text:style-name="P4">
Author: None (Language: zh)</text:p>
      <text:p text:style-name="P4">
Publisher: None</text:p>
      <text:p text:style-name="P4">
Time: 2023-07-07T13:35:00Z</text:p>
      <text:p text:style-name="P4">
Description: Sources revealed that the Chinese regulatory authorities' rectification of Alibaba's Ant Group will end. China officially issued a 7.1 billion yuan bill. Will Beijing's "strict fight" of technology companies come to an end?</text:p>
      <text:p text:style-name="P4">
Videos: []</text:p>
      <text:p text:style-name="P4">
Images: []</text:p>
      <text:p text:style-name="P4">
Subject: 经济纵横</text:p>
      <text:p text:style-name="P4">
Subjects: ['中央银行']</text:p>
      <text:p text:style-name="P4">
Keywords: ['蚂蚁集团', '阿里巴巴', '马云', '互联网企业', '整改', '金融监管', '央行', '罚款']</text:p>
      <text:p text:style-name="P4">
Id: 66152831</text:p>
      <!--METADATA-->
      <text:p text:style-name="P4">
<text:a xlink:type="simple" xlink:href="https://www.dw.com/zh/overlay/image/article/66152831/64312717" text:style-name="Internet_20_link" text:visited-style-name="Visited_20_Internet_20_Link">
 </text:a>
The rectification of the Ant Group has been under more than two years</text:p>
      <text:p text:style-name="P4">
(Voice of Germany Chinese website) According to the latest official news released by the National Financial Supervision and Administration of China on July 7, it has decided to impose a fine of 7.123 billion yuan (including confiscation of illegal income) of Ant Group and its institutions. Ant Group is required to shut down the "mutual treasure" business that is in violation of regulations and compensate the interests of consumers in accordance with the law. The laws given by Chinese officials include the Law of the People's Bank of China, the Anti -Money Laundling Law, the Bank of the Banking Insurance Law, the Securities Investment Fund Law, and the Consumer Rights Protection Law.</text:p>
      <text:p text:style-name="P4">
Earlier, Reuters had quoted people familiar with the matter that Chinese officials may announce a fine on Ant Group as earlier this Friday (July 7), with a fine of at least 8 billion yuan, thereby ending the financial technology giant for many years for many years Review.</text:p>
      <text:p text:style-name="P4">
From the perspective of the final fine, this will be one of the highest amounts of fines in Chinese Internet companies. However, it is reported that this will help Ant Group's license to obtain a financial holding company, paving the way for restarting listing in the future.</text:p>
      <text:p text:style-name="P4">
The China National Financial Supervision Administration also said that it has also recently implemented administrative penalties for postal savings banks, Ping An Bank, Rensui Property &amp; Casualty Insurance, and Tenpay Corporation. According to the Chinese technology industry, the fine on Ant Financial will marked a key step in China's severe rectification of private enterprises.</text:p>
      <text:p text:style-name="P4">
At the end of 2020, the Chinese regulatory authorities urgently stopped <text:a xlink:type="simple" xlink:href="https://www.dw.com/zh/zh/蚂蚁ipo遭停内幕对习近平造成潜在挑战的政商权贵们/a-56594392" text:style-name="Internet_20_link" text:visited-style-name="Visited_20_Internet_20_Link">
Ant Financial's first public fundraising worth $ 37 billion</text:a>
(IPO) is considered to be the beginning of rectification of the Internet technology industry. The market value of many Internet giants in China has evaporated by more than one trillion US dollars.</text:p>
      <text:h text:style-name="P12" text:outline-level="3">
<text:span text:style-name="T4">
Reorganization, spinning</text:span>
</text:h>
      <text:p text:style-name="P4">
Since April 2021, Ant Financial has carried out a comprehensive business reorganization, including reorganization into a financial holding company, which will be subject to similar rules and capital requirements as banks.</text:p>
      <text:p text:style-name="P4">
*#</text:p>
      <text:h text:style-name="P13" text:outline-level="4">
<text:span text:style-name="T4">
China Strengthening Rectification Technology Company</text:span>
</text:h>
      <text:h text:style-name="P12" text:outline-level="3">
<text:span text:style-name="T4">
high fine</text:span>
</text:h>
      <text:p text:style-name="P4">
On October 8th, the Chinese Market Supervision Administration imposed administrative penalties for the "two selection and one" monopoly behavior of Meituan's online catering and takeaway platform in China. 3442 billion yuan. In April this year, Alibaba was also fined 18.2 billion yuan for the implementation of the "two -choice" monopoly, accounting for 4%of the domestic sales of the company in 2019. This fine also broke the record of China's antitrust fine so far.</text:p>
      <text:p text:style-name="P4">
*#</text:p>
      <text:h text:style-name="P13" text:outline-level="4">
<text:span text:style-name="T4">
China Strengthening Rectification Technology Company</text:span>
</text:h>
      <text:h text:style-name="P12" text:outline-level="3">
<text:span text:style-name="T4">
Meituan "Burning Book Pit" pit yourself</text:span>
</text:h>
      <text:p text:style-name="P4">
Since Meituan's stock price reached the highest point in February, it has fallen by more than 1 trillion yuan ($ 154.28 billion) so far. It is particularly criticized for its delivery staff and consumers' rights and interests, and has been repeatedly ruled by the court to compensate hundreds of millions of yuan. In April this year, Meituan became the goal of antitrust survey. One month later, Wang Xing, the founder and CEO of his founder and CEO, released Tang poetry "Burning Burning Pit". Stocks are sold.</text:p>
      <text:p text:style-name="P4">
*#</text:p>
      <text:h text:style-name="P13" text:outline-level="4">
<text:span text:style-name="T4">
China Strengthening Rectification Technology Company</text:span>
</text:h>
      <text:h text:style-name="P12" text:outline-level="3">
<text:span text:style-name="T4">
: Alipay will be split</text:span>
</text:h>
      <text:p text:style-name="P4">
According to the September news of the Financial Times, China plans to split Alipay and set up applications for the "Huayan" and "borrowing" loan business of Ant Group. As early as the interview in April this year, the Ant Group, who was approved by the monopoly, was asked to break the connection between Alipay and "Huayan" and "borrowed". It is reported that the Ant Group promised to influence the user data of the borrowing decision and give it to a new credit score joint venture with some control power.</text:p>
      <text:p text:style-name="P4">
*#</text:p>
      <text:h text:style-name="P13" text:outline-level="4">
<text:span text:style-name="T4">
China Strengthening Rectification Technology Company</text:span>
</text:h>
      <text:h text:style-name="P12" text:outline-level="3">
<text:span text:style-name="T4">
Alipay's "Doom" began at the end of last year</text:span>
</text:h>
      <text:p text:style-name="P4">
In November 2020, the Hong Kong -Shanghai IPO program of Ant Financial Group, which has the largest digital payment platform in China, was stopped. Ma Yun, the founder of Ant Financial, is also the co -founder of Alibaba, an e -commerce giant Alibaba. He has previously publicly criticized financial control regulations. After a long time, Ma Yun did not appear in the public vision. This is the beginning of Alipay's "doom".</text:p>
      <text:p text:style-name="P4">
*#</text:p>
      <text:h text:style-name="P13" text:outline-level="4">
<text:span text:style-name="T4">
China Strengthening Rectification Technology Company</text:span>
</text:h>
      <text:h text:style-name="P12" text:outline-level="3">
<text:span text:style-name="T4">
Tencent has evaporated 224 million in half a year</text:span>
</text:h>
      <text:p text:style-name="P4">
China ’s largest game and social media company Tencent Tencent has reached a record high in mid -February this year, and its market value has evaporated more than 2.24 trillion yuan (347.13 billion US dollars). In April this year, Tencent was fined 500,000 yuan for failing to report to the antitrust regulatory agency in the past. In July, the company's plan to merge Huya and Douyu was suspended. In August, the new rules banned young people from playing video games for more than 3 hours a week, impacting the company's game business.</text:p>
      <text:p text:style-name="P4">
*#</text:p>
      <text:h text:style-name="P13" text:outline-level="4">
<text:span text:style-name="T4">
China Strengthening Rectification Technology Company</text:span>
</text:h>
      <text:h text:style-name="P12" text:outline-level="3">
<text:span text:style-name="T4">
Just a few days after the market</text:span>
</text:h>
      <text:p text:style-name="P4">
The Chinese taxi call company Didi only a few days after the first public offering of stocks in New York on June 30 this year, and it became the goal of the authorities of the authorities of the authorities. Its applications were deleted from the application store and prohibited new users. This blow made Didi evaporate the market value of about 37 billion U.S. dollars, or exceeded the value of 40%of the fundraising. In addition, Didi has also been criticized for its data management and monitoring activities. It is reported that the company is negotiating with State -owned Xitong Information Company.</text:p>
      <text:p text:style-name="P4">
*#</text:p>
      <text:h text:style-name="P13" text:outline-level="4">
<text:span text:style-name="T4">
China Strengthening Rectification Technology Company</text:span>
</text:h>
      <text:h text:style-name="P12" text:outline-level="3">
<text:span text:style-name="T4">
Regulatory authorities to enter Didi Chuxing</text:span>
</text:h>
      <ul>
        <li>
#</li>
      </ul>
      <text:h text:style-name="P13" text:outline-level="4">
<text:span text:style-name="T4">
China Strengthening Rectification Technology Company</text:span>
</text:h>
      <text:h text:style-name="P12" text:outline-level="3">
<text:span text:style-name="T4">
Exchange data to the state controlled by the country before overseas listing</text:span>
</text:h>
      <text:p text:style-name="P4">
With the lessons of Didi, several Chinese companies such as KEEP, Himalayan and other domestic companies have canceled the plan to go to the United States. In August, the Chinese regulatory agency considers a new plan: if companies with rich data want to be listed in the United States, they must transfer their data management and supervision power to third parties. They have transferred Chinese domestic data to oversea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Earlier this year, Ant Group also with the parent company Alibaba <text:a xlink:type="simple" xlink:href="https://www.dw.com/zh/zh/蚂蚁集团结构调整-马云不再是集团实控人/a-64313275" text:style-name="Internet_20_link" text:visited-style-name="Visited_20_Internet_20_Link">
Management team cutting</text:a>
It was announced that Ma Yun would no longer be the actual controller, and the management of Ant Group did not serve as Alibaba partners, in order to improve the transparency and effectiveness of corporate governance, and strengthened the isolation with the shareholder Alibaba Group.</text:p>
      <text:p text:style-name="P4">
After the launch of Ant Financial in 2020, the Central Bank-the People's Bank of China, the People's Bank of China, has been responsible for promoting <text:a xlink:type="simple" xlink:href="https://www.dw.com/zh/zh/中国政府展开针对蚂蚁金服的新一轮整改/a-60871010" text:style-name="Internet_20_link" text:visited-style-name="Visited_20_Internet_20_Link">
Ant Financial Rectification</text:a>
Essence Chinese officials announced the personnel changes of the high -level people of the People's Bank of China last week. Pan Gongsheng, the former vice president and director of the State Administration of Foreign Exchange, took over as the secretary of the Party Committee of the People's Bank of China. This is considered to be the prelude to the governor of the central bank.</text:p>
      <text:p text:style-name="P4">
Reuters has quoted sources in April this year that Chinese regulators are expected to issue a ticket of about 5 billion yuan on Ant Group. In 2021, Alibaba Group was fined RMB 18 billion (about 2.8 billion US dollars) for violating the Antitrust Law, and became the highest amount of corporate fines at that time.</text:p>
      <text:p text:style-name="P4">
Alibaba's founder Ma Yun withdrew from the public vision for a long time. After staying overseas for more than a year, at the end of March this year <text:a xlink:type="simple" xlink:href="https://www.dw.com/zh/zh/马云回国-彭博社新政府要树立亲商形象/a-65135585" text:style-name="Internet_20_link" text:visited-style-name="Visited_20_Internet_20_Link">
return to China, appear in Hangzhou</text:a>
Essence Immediately, Alibaba Group announced that it would split business and reorganize it as a holding company with six different business groups.</text:p>
      <text:p text:style-name="P4">
After the government ended the "clearing zero" prevention policy, the recovery of China's economy was unsatisfactory, and some key areas appeared to be worrying. Therefore, the government is trying to boost the confidence of private enterprises for economic development.</text:p>
      <text:p text:style-name="P4">
*#</text:p>
      <text:h text:style-name="P13" text:outline-level="4">
<text:span text:style-name="T4">
Alibaba and Ma Yun to go down the altar?</text:span>
</text:h>
      <text:h text:style-name="P12" text:outline-level="3">
<text:span text:style-name="T4">
2013: Taobao 10th Anniversary Celebration</text:span>
</text:h>
      <text:p text:style-name="P4">
In 1999, Jack Ma resigned as a teacher and led the 18 -member team to establish Alibaba Group in Hangzhou. In 2003, Alibaba launched Taobao and Alipay to open up e -commerce. On May 10, 2013, when Ma Yun resigned from Taobao's CEO position at the tenth anniversary of Taobao, Alibaba Group was not only the largest e -commerce company in China, but also extended its business to finance and other fields.</text:p>
      <text:p text:style-name="P4">
*#</text:p>
      <text:h text:style-name="P13" text:outline-level="4">
<text:span text:style-name="T4">
Alibaba and Ma Yun to go down the altar?</text:span>
</text:h>
      <text:h text:style-name="P12" text:outline-level="3">
<text:span text:style-name="T4">
2014: Alibaba New York is listed</text:span>
</text:h>
      <text:p text:style-name="P4">
On September 19, 2014, Alibaba Group was officially listed on the New York Stock Exchange, creating the largest IPO record in history. In the Hurun Rich List and the Forbes Rich List at that time, the Ma Yun family and Ma Yun first won the richest man in China. In December 2014, the Bloomberg billionaire index showed that Ma Yun's home reached 28.6 billion US dollars, surpassing Li Ka -shing, reaching the top Asian richest man.</text:p>
      <text:p text:style-name="P4">
*#</text:p>
      <text:h text:style-name="P13" text:outline-level="4">
<text:span text:style-name="T4">
Alibaba and Ma Yun to go down the altar?</text:span>
</text:h>
      <text:h text:style-name="P12" text:outline-level="3">
<text:span text:style-name="T4">
Alibaba's Financial Business: Ant Financial</text:span>
</text:h>
      <text:p text:style-name="P4">
In 2014, Alibaba Group established Zhejiang Ant Xiaowei Financial Service Company (referred to as Ant Financial). In January 2015, Ant Financial launched sesame credit. In the following years, Ant Financial has conducted a series of large -scale acquisitions. After Alibaba Group was listed on the Hong Kong Stock Exchange on November 26, 2019, Ant Group announced in July 2020 that it will be released and listed simultaneously on the Hong Kong Stock Exchange and the Shanghai Stock Exchange Science and Technology Board.</text:p>
      <text:p text:style-name="P4">
*#</text:p>
      <text:h text:style-name="P13" text:outline-level="4">
<text:span text:style-name="T4">
Alibaba and Ma Yun to go down the altar?</text:span>
</text:h>
      <text:h text:style-name="P12" text:outline-level="3">
<text:span text:style-name="T4">
Ant Group was stopped when it was listed</text:span>
</text:h>
      <text:p text:style-name="P4">
However, the Ant Group has not ushered in the day of listing. On November 3, 2020, Ant Group's plan to be listed in Shanghai and Hong Kong on November 5 was suspended by the Chinese regulatory agency. In late October 2020, Ma Yun bombarded the Chinese financial supervision system at a forum in Shanghai. Earlier, he just stepped down as chairman of the board of directors of Alibaba Group at the end of September, but he was still the actual controller of more than 600 companies including Ant Group.</text:p>
      <text:p text:style-name="P4">
*#</text:p>
      <text:h text:style-name="P13" text:outline-level="4">
<text:span text:style-name="T4">
Alibaba and Ma Yun to go down the altar?</text:span>
</text:h>
      <text:h text:style-name="P12" text:outline-level="3">
<text:span text:style-name="T4">
Alibaba Group is reported to be asked to cut its media assets</text:span>
</text:h>
      <text:p text:style-name="P4">
According to the Wall Street Journal, the Chinese government has asked Alibaba Group to reduce its media assets due to concerns about its influence on Chinese public opinion. On March 16, the UC browser owned by Alibaba was completely removed from the major application stores in China. Alibaba holds Weibo and a number of Chinese digital and graphic news media, which includes Hong Kong's main English newspaper "South China Morning Post".</text:p>
      <text:p text:style-name="P4">
*#</text:p>
      <text:h text:style-name="P13" text:outline-level="4">
<text:span text:style-name="T4">
Alibaba and Ma Yun to go down the altar?</text:span>
</text:h>
      <text:h text:style-name="P12" text:outline-level="3">
<text:span text:style-name="T4">
Disappearing the former richest man in MarchAuthor: Le Ran</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text:p>
      <text:p text:style-name="P4">
News Source: <text:a xlink:type="simple" xlink:href="https://www.dw.com/zh/整顿结果出炉-蚂蚁集团被罚71亿/a-66152831" text:style-name="Internet_20_link" text:visited-style-name="Visited_20_Internet_20_Link">
https://www.dw.com/zh/整顿结果出炉-蚂蚁集团被罚71亿/a-66152831?maca=chi-rss-chi-all-1127-rdf</text:a>
</text:p>
      <!--NEWS-->
      <text:h text:style-name="P10" text:outline-level="1">
<text:span text:style-name="T4">
Ant Group was fined nearly $ 1 billion (Free Version)</text:span>
</text:h>
      <text:p text:style-name="P4">
Author: Rebecca Feng / Dave Sebastian</text:p>
      <text:p text:style-name="P4">
Publisher: 华尔街日报中文网</text:p>
      <text:p text:style-name="P4">
Published Time: 2023-07-07T13:41:00.000Z</text:p>
      <text:p text:style-name="P4">
Modified Time: 2023-07-07T13:41:00.000Z</text:p>
      <text:p text:style-name="P4">
Created Time: 2023-07-07T13:41:00.000Z</text:p>
      <text:p text:style-name="P4">
Description: The Ant Group, a financial technology company affiliated by Billionaire Ma Yun, was fined nearly $ 1 billion by the Chinese financial management department. The company's long -term business rectification was close to the end.</text:p>
      <text:p text:style-name="P4">
Images: []</text:p>
      <text:p text:style-name="P4">
Categories: ['商业']</text:p>
      <text:p text:style-name="P4">
Keywords: SYND</text:p>
      <text:p text:style-name="P4">
Type: Article</text:p>
      <!--METADATA-->
      <text:p text:style-name="P4">
Billionaire Ma Yun(Jack Ma)Related Financial Technology Company Ant Group(You are your group.)It was fined nearly $ 1 billion by the Chinese financial management department, and the company's long -term business rectification was close to the end.</text:p>
      <text:p text:style-name="P4">
News Source: <text:a xlink:type="simple" xlink:href="https://cn.wsj.com/articles/%E8%9A%82%E8%9A%81%E9%9B%86%E5%9B%A2%E8%A2%AB%E5%A4%84%E4%BB%A5%E8%BF%9110%E4%BA%BF%E7%BE%8E%E5%85%83%E7%BD%9A%E6%AC%BE-c49bd5a7" text:style-name="Internet_20_link" text:visited-style-name="Visited_20_Internet_20_Link">
https://cn.wsj.com/articles/%E8%9A%82%E8%9A%81%E9%9B%86%E5%9B%A2%E8%A2%AB%E5%A4%84%E4%BB%A5%E8%BF%9110%E4%BA%BF%E7%BE%8E%E5%85%83%E7%BD%9A%E6%AC%BE-c49bd5a7</text:a>
</text:p>
      <!--NEWS-->
      <text:h text:style-name="P10" text:outline-level="1">
<text:span text:style-name="T4">
German media: chip fighting counterattack, disadvantage to others?</text:span>
</text:h>
      <text:p text:style-name="P4">
Author: None (Language: zh)</text:p>
      <text:p text:style-name="P4">
Publisher: None</text:p>
      <text:p text:style-name="P4">
Time: 2023-07-07T13:58:00Z</text:p>
      <text:p text:style-name="P4">
Description: China has announced that it will implement export controls on the two raw materials and 锗 of raw materials for semiconductor production, which has aroused the attention and discussion of German media. Analysis pointed out that this move cannot pose a real threat to the West because China is not irreplaceable.</text:p>
      <text:p text:style-name="P4">
Videos: []</text:p>
      <text:p text:style-name="P4">
Images: []</text:p>
      <text:p text:style-name="P4">
Subject: 评论分析</text:p>
      <text:p text:style-name="P4">
Subjects: ['稀土元素']</text:p>
      <text:p text:style-name="P4">
Keywords: ['出口管制', '原材料', '供应链', '锗 镓', '稀土', '芯片', '半导体', '去风险']</text:p>
      <text:p text:style-name="P4">
Id: 66157290</text:p>
      <!--METADATA-->
      <text:p text:style-name="P4">
<text:a xlink:type="simple" xlink:href="https://www.dw.com/zh/overlay/image/article/66157290/61999556" text:style-name="Internet_20_link" text:visited-style-name="Visited_20_Internet_20_Link">
 </text:a>
"Anti -countering of US chip sanctions"</text:p>
      <text:p text:style-name="P4">
(Voice of German in Chinese) "Daily" published by Berlin noticed that US Treasury Secretary Yelun visited Beijing on Thursday and was warmly welcomed. Yellen's 4 -day visit "will largely determine whether the global science and technology war between the two superpowers will continue to be upgraded." Because just this week, China announced to <text:a xlink:type="simple" xlink:href="https://www.dw.com/zh/zh/中国管制出口的镓锗究竟是什么/a-66113298" text:style-name="Internet_20_link" text:visited-style-name="Visited_20_Internet_20_Link">
镓 锗 锗</text:a>
Export control required for two semiconductor manufacturing. The article wrote:</text:p>
      <text:p text:style-name="P4">
"Fundamentally, this is a step that people have expected a new round of competition for scientific and technological hegemony with chip sanctions in the United States. Channels have recently prompted allies such as Japan, the Netherlands and other allies to join some sanctions against semiconductor production.</text:p>
      <text:p text:style-name="P4">
The continuous strengthening of trade protectionism is a manifestation of a game: the United States, Taiwan, and South Korea are significantly leading to produce complex computer chips, while China has almost a monopoly position in rare earth and certain key raw materials. "</text:p>
      <text:p text:style-name="P4">
The author pointed out that China's export control measures will also have an impact on the European Union that is committed to achieving climate protection goals, because these two materials are necessary materials necessary for making electric vehicles, solar photovoltaic equipment and computer chips. The article then wrote:</text:p>
      <text:p text:style-name="P4">
"Beijing first regarded its export control as a legitimate countermeasure for the US government's tough industrial policy. State leader Xi Jinping publicly accused the U.S. and its Western allies the purpose of curbing China's rise. Export control measures may also be moved to stones to smash their feet -within the European Union in China, relevant measures will undoubtedly promote a fierce discussion: how can we <text:a xlink:type="simple" xlink:href="https://www.dw.com/zh/zh/去风险多样化-说起来容易做起来难/a-66094843" text:style-name="Internet_20_link" text:visited-style-name="Visited_20_Internet_20_Link">
reduce the dependence on China to China </text:a>
 。</text:p>
      <ul>
        <li>
#</li>
      </ul>
      <text:h text:style-name="P13" text:outline-level="4">
<text:span text:style-name="T4">
Who invents "de -risk"?</text:span>
</text:h>
      <text:h text:style-name="P12" text:outline-level="3">
<text:span text:style-name="T4">
Feng Delin Think Tank Speech</text:span>
</text:h>
      <text:p text:style-name="P4">
On March 30, 2023, the Chairman of the European Commission Feng Delin gave a speech in English in the event hosted by the two European think tanks in Brussels. She pointed out that the economic relations between China and Europe are becoming increasingly unbalanced. The practice of "clearly integrating the military and business sectors" in China brings risks to European security. Therefore Use existing tools to safeguard European economic interests. "The relationship between us is not black or white, and our answers cannot be the case. Therefore, we must focus on de-Risking instead of deciring."</text:p>
      <text:p text:style-name="P4">
*#</text:p>
      <text:h text:style-name="P13" text:outline-level="4">
<text:span text:style-name="T4">
Who invents "de -risk"?</text:span>
</text:h>
      <text:h text:style-name="P12" text:outline-level="3">
<text:span text:style-name="T4">
New keywords for China relations</text:span>
</text:h>
      <text:p text:style-name="P4">
Feng Derine's speech has received great attention. The saying "risk" also began to be cited by the media and politicians in Germany and the United States. The New York Times believes that this statement is a new summary of the European Union's relations with China. German and French diplomats have since promoted the concept of "de -risk" in international organizations and reflected it in the statement of the G7 Summit of the Hiroshima G7 summit in May of that year. In the content. The German Mirror Weekly pointed out that Feng Delin hopes to retain space on the words, which is different from the "decourse" used in the United States for a period of time.</text:p>
      <text:p text:style-name="P4">
*#</text:p>
      <text:h text:style-name="P13" text:outline-level="4">
<text:span text:style-name="T4">
Who invents "de -risk"?</text:span>
</text:h>
      <text:h text:style-name="P12" text:outline-level="3">
<text:span text:style-name="T4">
Dependence is a "good choice"?</text:span>
</text:h>
      <text:p text:style-name="P4">
Germany Foreign Minister Berbak also stated during the April China Celery China that Germany did not want to "decume" with China, but to "reduce risks", that is, Europe should reduce its dependence on "unhealthy" in China. At the same time, Qin Gang, a Chinese foreign minister who attended the press conference at the same time, responded that "China and Germany are partners, not opponents", and the two parties rely on the supply chain "the best choice in market rules"; as long as both countries remain open, "there is no need to be necessary to be unnecessary. Worry about the so -called dependence. "</text:p>
      <text:p text:style-name="P4">
*#</text:p>
      <text:h text:style-name="P13" text:outline-level="4">
<text:span text:style-name="T4">
Who invents "de -risk"?</text:span>
</text:h>
      <text:h text:style-name="P12" text:outline-level="3">
<text:span text:style-name="T4">
Shawrtz is the initial figurine?</text:span>
</text:h>
      <text:p text:style-name="P4">
Some German media noticed that it was not Feng Delin, but the German Chancellor Salz that was the first to publicly use the word "de -risk". In November 2022, the German "Star" magazine (Stern) quoted his relying on the Chinese industrial chain in a report before Salz's visit to China: "Risks and diversification are the top priority." But At the time, this statement did not attract special public opinion.</text:p>
      <text:p text:style-name="P4">
*#</text:p>
      <text:h text:style-name="P13" text:outline-level="4">
<text:span text:style-name="T4">
Who invents "de -risk"?</text:span>
</text:h>
      <text:h text:style-name="P12" text:outline-level="3">
<text:span text:style-name="T4">
Financial term</text:span>
</text:h>
      <text:p text:style-name="P4">
The term "de-Risking" is not a new invention, but a term in the financial industry that refers to the contraction or termination of transactions in banks or investors to reduce the risk of paying contracts. In January 2023, the Chairman of the European Executive Committee Feng Delin also stated at the World Economic Forum that although the EU needs to "cooperate with China and trade", it still needs to amend the direction of business transactions with China and seek to seek this world with this world. The second largest economy "reduces risks, not decoupling."</text:p>
      <text:p text:style-name="P4">
*#</text:p>
      <text:h text:style-name="P13" text:outline-level="4">
<text:span text:style-name="T4">
Who invents "de -risk"?</text:span>
</text:h>
      <text:h text:style-name="P12" text:outline-level="3">
<text:span text:style-name="T4">
Sha Liwen: Free of stress</text:span>
</text:h>
      <text:p text:style-name="P4">
Officials in Washington also began to use the "risk" expression. At the end of April this year, Jakesullivan, a US national security adviser, said in a speech at the Brukinson Society in Washington, saying, "Risk of risk means an effective supply chain with elasticity and ensure that we will not be coerced by any country." " We just need to ensure that the technology of the United States and the allies will not be used to deal with ourselves, "instead of cutting off trade. He emphasized that" as President Feng Delin said recently. "</text:p>
      <text:p text:style-name="P4">
*#</text:p>
      <text:h text:style-name="P13" text:outline-level="4">
<text:span text:style-name="T4">
Who invents "de -risk"?</text:span>
</text:h>
      <text:h text:style-name="P12" text:outline-level="3">
<text:span text:style-name="T4">
Consensus on the Atlantic Ocean</text:span>
</text:h>
      <ul>
        <li>
#</li>
      </ul>
      <text:h text:style-name="P13" text:outline-level="4">
<text:span text:style-name="T4">
Who invents "de -risk"?</text:span>
</text:h>
      <text:h text:style-name="P12" text:outline-level="3">
<text:span text:style-name="T4">
G7 Summit Yu Yin</text:span>
</text:h>
      <text:p text:style-name="P4">
After the Hiroshima G7 Summit in May, British Prime Minister Sonak (second from left) told the media that other countries in the United Kingdom and G7 groups were looking for methods to reduce the challenges brought by China. "All of this is about risk, not decoupling." He added: "We (the Seven Kingdoms Group) is taking measures to prevent China from using economic coercion to interfere with sovereign affairs in other countries."</text:p>
      <text:p text:style-name="P4">
*#</text:p>
      <text:h text:style-name="P13" text:outline-level="4">
<text:span text:style-name="T4">
Who invents "de -risk"?</text:span>
</text:h>
      <text:h text:style-name="P12" text:outline-level="3">
<text:span text:style-name="T4">
Beijing: Don't "Learn the Tongue"</text:span>
</text:h>
      <text:p text:style-name="P4">
Beijing, which was very dissatisfied with the G7 meeting, had a fierce reaction. The Chinese Ministry of Foreign Affairs (pictured) previously stated on the G7 bulletin: "For the so -called" economic stress ", the United States engaged in unilateral sanctions and 'detachable chains' is the true' coercion" of political and trade relations. We advise the Seven Kingdoms Group not to do the same conspiracy and accomplices of economic coercion. "</text:p>
      <text:p text:style-name="P4">
*#</text:p>
      <text:h text:style-name="P13" text:outline-level="4">
<text:span text:style-name="T4">
Who invents "de -risk"?</text:span>
</text:h>
      <text:h text:style-name="P12" text:outline-level="3">
<text:span text:style-name="T4">
强 强 强</text:span>
</text:h>
      <text:p text:style-name="P4">
Chinese Prime Minister Li Qiang said at the opening ceremony of the World Economic Forum (WEF) "Summer Davos Forum" held in Tianjin on June 27, saying: "Now in the West, some people are hype, so -called 'dependence, risks to risks' , I think to a certain extent, these two sentences are a pseudo -proposition. "He believes that risk control should be" corporate to make corresponding judgments and choices ". Risk expansion, politicalization, and ideology "will be extended.</text:p>
      <text:p text:style-name="P4">
*#</text:p>
      <text:h text:style-name="P13" text:outline-level="4">
<text:span text:style-name="T4">
Who invents "de -risk"?</text:span>
</text:h>
      <text:h text:style-name="P12" text:outline-level="3">
<text:span text:style-name="T4">
String into the European Union's strategy to China</text:span>
</text:h>
      <text:p text:style-name="P4">
The common policy for China is also an important issue at the EU summit ended on June 30. Summit jointly stated that it will support the continued economic and trade relations with China while reducing Europe's economic dependence on China. "Risk of Risk" officially appeared in this statement and became a concept. In the future, the European Union will use it as a guidance policy to launch a strategy to China. However, some criticisms have stated that the "de -risk" currently expressed by the European Union still lacks specific plans and responsibilitie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t the same time, the incident shows that the "de-Risking", the chairman of the European Commission, is a targeted reduction of supply chain risks, which takes time. Therefore, it is not surprising that some high -level European companies are worried about becoming injured in the global science and technology war between Washington and Beijing. According to Reuters, <text:a xlink:type="simple" xlink:href="https://www.dw.com/zh/zh/中国管制镓锗出口德国做好准备了吗/a-66136843" text:style-name="Internet_20_link" text:visited-style-name="Visited_20_Internet_20_Link">
Volkswagen</text:a>
We are closely observing the situation and "take measures when necessary". "</text:p>
      <text:h text:style-name="P12" text:outline-level="3">
<text:span text:style-name="T4">
Fast dull sword</text:span>
</text:h>
      <text:p text:style-name="P4">
The "South Germany will" published a comment entitled "China is threatening, so what?" It also analyzed the same topic: "The Chinese government stated shortly before the visit of U.S. Treasury Secretary Yellen that the United States would curb its high -tech to curb its high -tech to curb its high -tech. China will not be able to stand in the blockade of the ambition. From August, exports and 锗 must apply for a license. This is an important raw material in the two semiconductor production, and China is the world's most important supply country. disturbed.</text:p>
      <text:p text:style-name="P4">
"However, this step in China is likely to bring the greatest damage to itself. Because the supply of raw materials is far less effective than the export control launched by the United States, the Netherlands, and Japan. High -end chips that play a core role. In addition, China cannot obtain the machines needed for self -manufacturing chips. These machinery belongs to the most complicated tools created by humans, and it is difficult to imagine the difficulty of imitation.</text:p>
      <text:p text:style-name="P4">
China's central position in raw materials is not that these minerals are unique to China. China can only minimize and processes costs lower than other countries. This has its significance in the era of international division of labor, but it has become a problem in the context of increasing competition in the current power. But for the West, this problem is solved. 稀, [and <text:a xlink:type="simple" xlink:href="https://www.dw.com/zh/zh/稀土有多重要中国主导地位为何难以撼动/a-66136145" text:style-name="Internet_20_link" text:visited-style-name="Visited_20_Internet_20_Link">
rare earth</text:a>
Mine is distributed around the world, and China does not monopolize its mining technology. Even though China will be put into implementation and no longer export the above raw materials to the West, it will lead to painful supply bottlenecks in the first few years, but once the West has established a replacement supplier, China's control will lose its effect. The European Union is focusing on this direction. China's threat is a sword that will soon become blunt. "</text:p>
      <text:p text:style-name="P4">
<text:span text:style-name="T5">
Inding the content of other media, does not represent the position or view of the Voice of Germany. _ </text:span>
 _ 吧 _</text:p>
      <text:p text:style-name="P4">
News Source: <text:a xlink:type="simple" xlink:href="https://www.dw.com/zh/德语媒体：芯片战反击，损人不利己？/a-66157290" text:style-name="Internet_20_link" text:visited-style-name="Visited_20_Internet_20_Link">
https://www.dw.com/zh/德语媒体：芯片战反击，损人不利己？/a-66157290?maca=chi-rss-chi-all-1127-rdf</text:a>
</text:p>
      <!--NEWS-->
      <text:h text:style-name="P10" text:outline-level="1">
<text:span text:style-name="T4">
Russian fighter interfere with the U.S. military drone</text:span>
</text:h>
      <text:p text:style-name="P4">
Author: None (Language: zh)</text:p>
      <text:p text:style-name="P4">
Publisher: None</text:p>
      <text:p text:style-name="P4">
Time: 2023-07-07T14:07:00Z</text:p>
      <text:p text:style-name="P4">
Description: The U.S. military said that on Wednesday and Thursday, the Russian fighter aircraft intercepted the American drone twice over Syria in Syria.</text:p>
      <text:p text:style-name="P4">
Videos: []</text:p>
      <text:p text:style-name="P4">
Images: []</text:p>
      <text:p text:style-name="P4">
Subject: 时政风云</text:p>
      <text:p text:style-name="P4">
Subjects: ['奥巴马', '叙利亚', '俄罗斯', '乌克兰', '叙利亚内战', '阿拉伯之春', '美国', '普京', '俄罗斯入侵乌克兰']</text:p>
      <text:p text:style-name="P4">
Keywords: ['俄美', '俄罗斯战机', '美军无人机', '叙利亚', '俄罗斯', '美国', '无人机']</text:p>
      <text:p text:style-name="P4">
Id: 66158616</text:p>
      <!--METADATA-->
      <text:p text:style-name="P4">
<text:a xlink:type="simple" xlink:href="https://www.dw.com/zh/overlay/image/article/66158616/66145993" text:style-name="Internet_20_link" text:visited-style-name="Visited_20_Internet_20_Link">
 </text:a>
Video screen released by the U.S. military: The U.S. military says that a Russian Su-35 fighter plane throws a paracho photo bomb near the U.S. Air Force MQ-9 drone</text:p>
      <text:p text:style-name="P4">
(Voice of Germany) The US military said that over Syria, the Russian fighter plane approached the United States twice within 24 hours <text:a xlink:type="simple" xlink:href="https://www.dw.com/zh/zh/无人机改变现代战争/a-61644789" text:style-name="Internet_20_link" text:visited-style-name="Visited_20_Internet_20_Link">
drone</text:a>
Essence</text:p>
      <text:p text:style-name="P4">
Lieutenant General Alexgrynkeewich, commander of the US Air Force Central Command, said on Thursday's incident at 9:30 in the morning local time, located above northwestern Syria. "Russian machine throws a parachute in front of the drone and approaches it in a dangerous way, which pose a threat to the safety of all aircraft."</text:p>
      <text:p text:style-name="P4">
Colonel Michalandrews, a spokesman for the Central Command of the United States Air Force, said: "Russian harassment, including the approaching flight of a Su-34 and a Su-35, and directly throwing parachute illuminates to the MQ-9, which lasted nearly one Hours. "He said:" So it doesn't fly quickly, but a continuous and unprofessional interaction. "</text:p>
      <text:p text:style-name="P4">
The U.S. Air Force said that the Russian fighter aircraft approached the U.S. UAV twice within two days (the picture shows the video screen released by the US military)</text:p>
      <text:p text:style-name="P4">
At 10:30 a.m. a day before, the Russian fighter aircraft also played over Syria <text:a xlink:type="simple" xlink:href="https://www.dw.com/zh/zh/备受争议的美军无人机/a-16588608" text:style-name="Internet_20_link" text:visited-style-name="Visited_20_Internet_20_Link">
Beauty Drone</text:a>
Make harassment. The US Central Headquarters released the event video on Wednesday and Thursday.</text:p>
      <text:p text:style-name="P4">
Video on Wednesday showed that the Russian-Soviet-35 fighter was approaching the MQ-9 drone. Greenwobich said on Wednesday: "A Russian pilot drove his plane in front of a MQ-9 and used the rear burner, which reduced the operator's ability to control the aircraft safely."</text:p>
      <text:p text:style-name="P4">
Greenwobich stated in a Thursday statement that Russia urged Russia to stop this unconvinced behavior in the Syrian army and abide by the guidelines of a professional air force.</text:p>
      <text:p text:style-name="P4">
The United States and Russia have military operations in Syria. <text:a xlink:type="simple" xlink:href="https://www.dw.com/zh/zh/美军无人机炸死伊斯兰国大头目/a-19472141" text:style-name="Internet_20_link" text:visited-style-name="Visited_20_Internet_20_Link">
 U.S </text:a>
Mainly focused on cracking down <text:a xlink:type="simple" xlink:href="https://www.dw.com/zh/zh/土耳其称疑似-伊斯兰国-首领在叙利亚被击毙/a-65480010" text:style-name="Internet_20_link" text:visited-style-name="Visited_20_Internet_20_Link">
Syrian "Islamic State"</text:a>
Armed force. Russia is one of the most determined ally of President Assad.</text:p>
      <text:p text:style-name="P4">
Four months ago, a Russian fighter aircraft forced an American MQ-9 drone to fall over the Black Sea International Water.</text:p>
      <text:p text:style-name="P4">
(Associated Press, AFP)</text:p>
      <text:p text:style-name="P4">
News Source: <text:a xlink:type="simple" xlink:href="https://www.dw.com/zh/俄战机干扰美军无人机/a-66158616" text:style-name="Internet_20_link" text:visited-style-name="Visited_20_Internet_20_Link">
https://www.dw.com/zh/俄战机干扰美军无人机/a-66158616?maca=chi-rss-chi-all-1127-rdf</text:a>
</text:p>
      <!--NEWS-->
      <text:h text:style-name="P10" text:outline-level="1">
<text:span text:style-name="T4">
Ant Financial is punished by sky -high prices for the prospects of Chinese private enterprises and shadows</text:span>
</text:h>
      <text:p text:style-name="P4">
Author: None</text:p>
      <text:p text:style-name="P4">
Publisher: Radio Free Asia (Organization)</text:p>
      <text:p text:style-name="P4">
Published Time: 2023-07-07T14:23:00-04:00</text:p>
      <text:p text:style-name="P4">
Modified Time: 2023-07-07T15:04:32-04:00</text:p>
      <text:p text:style-name="P4">
Description: None</text:p>
      <text:p text:style-name="P4">
Videos: []</text:p>
      <text:p text:style-name="P4">
Audios: ["<text:a xlink:type="simple" xlink:href="https://www.rfa.org/mandarin/yataibaodao/jingmao/jw-070720231147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4.612011in" draw:z-index="0">
<draw:image xlink:href="../Images/rfamandarin/2023-07-07T14-23-00-04-00/000000.png" xlink:type="simple" xlink:show="embed" xlink:actuate="onLoad" draw:mime-type="image/png"/>
</draw:frame>
On July 6, 2023, the World Artificial Intelligence Conference held in Shanghai(WAIC)The logo of the Ant Group. <text:a xlink:type="simple" xlink:href="https://www.rfa.org/mandarin/yataibaodao/jingmao/jw-07072023114733.html/@@images/image" text:style-name="Internet_20_link" text:visited-style-name="Visited_20_Internet_20_Link">
</text:a>
Reuters picture <text:a xlink:type="simple" xlink:href="https://www.rfa.org/mandarin/yataibaodao/jingmao/jw-07072023114733.html/@@stream" text:style-name="Internet_20_link" text:visited-style-name="Visited_20_Internet_20_Link">
AUDIO-Link: https: //www.rfa.org/mandarin/yataibaodao/Jingmao/jw-07072023114733.html/@@stream</text:a>
Since the launch of the Ant Group was stopped in 2020, the folk leading enterprises in this Internet field have been regulated by the Chinese financial management department. On Friday, the China Securities Regulatory Commission officially announced that it fined more than 7.1 billion yuan in Ant Group and its agencies and transferred to "normal supervision". The development prospects of Chinese private enterprises have also been shadow again.</text:p>
      <text:p text:style-name="P4">
<text:span text:style-name="T4">
<text:span text:style-name="T5">
 <text:a xlink:type="simple" xlink:href="https://www.rfa.org/mandarin/Xinwen/2-07072023105405.html" text:style-name="Internet_20_link" text:visited-style-name="Visited_20_Internet_20_Link">
End supervision rectification? Ant Group was fined 7.123 billion yuan</text:a>
</text:span>
</text:span>
<text:a xlink:type="simple" xlink:href="https://www.rfa.org/mandarin/Xinwen/7-05062023164443.html" text:style-name="Internet_20_link" text:visited-style-name="Visited_20_Internet_20_Link">
<text:span text:style-name="T4">
 Ant Group's financial license approval was delayed due to the adjustment of China's regulatory system </text:span>
</text:a>
According to the announcement issued by the China Securities Regulatory Commission on the evening of July 7, Ant Group and its institutions were fined 7.123 billion yuan, which was lower than the expected expectations. Reuters pointed out that this marks the Chinese government's long -term supervision and rectification of this leading fintech company.</text:p>
      <text:p text:style-name="P4">
It is reported that the relevant fine items are mainly aimed at Ant Group and institutions in the past year in corporate governance, financial consumer protection, participating in bank insurance institutions' business activities, engaging in payment settlement business, fulfillment of anti -money laundering obligations, and development of fund sales business. Behavior. In addition, the Ant Group was ordered to shut down the "mutual treasure" business and compensate the interests of consumers in accordance with the law.</text:p>
      <text:p text:style-name="P4">
For three years, the Chinese economy has not rebounded quickly as scheduled. On the contrary, with the decline in the manufacturing index, weak consumption, and rising unemployment rate, the Chinese authorities' high -profile punishment for Ant Group this time highlighting that the situation of private enterprises is continuing to deteriorate. At the same time, Tencent Group's "Tenpay" competent authorities have not been fine of nearly 3 billion yuan; three financial institutions such as Ping An Bank also received a ticket issued by the central bank, and the total fined was not nearly 90 million yuan.</text:p>
      <text:p text:style-name="P4">
According to the announcement issued by the China Securities Regulatory Commission on Friday, the next step of the financial management department will "focus on improving the normalization of the platform's financial business, and the work of the financial management department will focus on the transfer of centralized rectification of the platform's financial business to normal supervision."</text:p>
      <text:p text:style-name="P4">
Ant Group subsequently responded in a statement saying that since 2020, the Ant Group has actively promoted various rectification under the guidance of the financial management department, and has completed relevant rectification matters. The statement also emphasized that the Ant Group's decision on administrative penalties was "sincere acceptance, resolutely obey, and will further consolidate the level of practice and re -control."</text:p>
      <text:p text:style-name="P4">
As early as 2021, Alibaba Group was fined 18.2 billion yuan for violating China's "Anti -Monopoly Law".</text:p>
      <text:p text:style-name="P4">
Ant Group Headquarters (Reuters) in Hangzhou <text:a xlink:type="simple" xlink:href="https://www.rfa.org/mandarin/yataibaodao/jingmao/jw-07072023114733.html/2021-12-24t000000z_992750402_rc2zkr9wk88x_rtrmadp_3_china-ant-group-consumer-finance-update-1-pix.jpg" text:style-name="Internet_20_link" text:visited-style-name="Visited_20_Internet_20_Link">
</text:a>
Economist Qin Peng, an economist in the United States, believes that in an interview with this station, the Chinese financial management department has a significant significance of punishment Ant Financial, and the authorities' policy of suppressing private enterprises is still continuing.</text:p>
      <text:p text:style-name="P4">
He said: "The time to choose Yellen to visit China to fine, or to release a signal to the international market. Because ants are the representatives of Chinese Internet companies and private enterprises, the release signal said that in the future, it may be relatively relaxed (control) in the future. This attracts foreign capital. "</text:p>
      <text:p text:style-name="P4">
Qin Peng analyzes that if the Chinese market environment is greater than the rule of law, if it does not change, it is difficult to restore the confidence of foreign capital by relying on the release of loose signals: "It will have an impact and help, but it is impossible to return to it. It is because Ma Yun said If you are wrong, you will start rectification of ants and these companies, and the leaders are greater than the law. "</text:p>
      <text:p text:style-name="P4">
Hu Li Ren, a Chinese private entrepreneur who has been engaged in financial work for many years, told the station that the Ant Group was suppressed because of participating in financial services and moved the Chinese government's "cake". He said: "The economy is still needed, but when it becomes a giant, it has a political impact on the government. The bigger and the richer, the more the right to speak. Develop related policies for it. "</text:p>
      <text:p text:style-name="P4">
Since the ants were blocked in 2020, the founder Ma Yun gave up the actual control of the group and retired behind the scenes. It is reported that Ma Yun has recently taught at the University of Tokyo, Japan, and also said that he has more time to stay in China.</text:p>
      <text:p text:style-name="P4">
Hu Li Ren analyzed that China's private economy has been dead, and a large amount of private enterprises such as Ant Group will eventually only embark on the old road of "public -private partnership".</text:p>
      <text:p text:style-name="P4">
Reuters reported that the fine on Ant Group was one of the biggest tickets issued by Internet companies in the history of the Ant Group. It will help the company to obtain a financial holding company license and restart the listing plan. But for a wider range of technology industries, this fine also marked a key step in the Chinese authorities' brutal suppression of private enterprises.</text:p>
      <text:p text:style-name="P4">
The report quoted policies and revealed that Pan Gongsheng, deputy governor of the Central Bank of China, announced a fine on the Ant Group shortly after being promoted to the Party Secretary of the Central Bank of the Party Committee, which is the prelude to the authorities to promote him as the president. Pan Gongsheng is one of the main officials to supervise Ant Financial's rectification. He has attended many meetings related to fines and rectification.</text:p>
      <text:p text:style-name="P4">
Reporter: Jingwei Responsible Editor: He Ping.com editor: Hong Wei</text:p>
      <text:p text:style-name="P4">
News Source: <text:a xlink:type="simple" xlink:href="https://www.rfa.org/mandarin/yataibaodao/jingmao/jw-07072023114733.html" text:style-name="Internet_20_link" text:visited-style-name="Visited_20_Internet_20_Link">
https://www.rfa.org/mandarin/yataibaodao/jingmao/jw-07072023114733.html</text:a>
</text:p>
      <!--NEWS-->
      <text:h text:style-name="P10" text:outline-level="1">
<text:span text:style-name="T4">
Internal review of the AIIB: Former supervisors accused the CCP of controlling "no basis"</text:span>
</text:h>
      <text:p text:style-name="P4">
Author: None (Language: zh)</text:p>
      <text:p text:style-name="P4">
Publisher: None</text:p>
      <text:p text:style-name="P4">
Time: 2023-07-07T14:29:00Z</text:p>
      <text:p text:style-name="P4">
Description: The Asian Investment Bank announced the internal review results on Friday (July 7), saying that Bob Pickard, the former global liaison director, accused the management of "controlled by the Communist Party members" and "no basis".</text:p>
      <text:p text:style-name="P4">
Videos: []</text:p>
      <text:p text:style-name="P4">
Images: []</text:p>
      <text:p text:style-name="P4">
Subject: 时政风云</text:p>
      <text:p text:style-name="P4">
Subjects: ['岛屿主权争端', '专题报道：全景观看“习马会”', '中国', '加拿大', '中共十九大', '德中关系']</text:p>
      <text:p text:style-name="P4">
Keywords: ['中国', '亚洲基础设施投资银行', 'AIIB', '亚投行', '中共操控', '加拿大']</text:p>
      <text:p text:style-name="P4">
Id: 66159178</text:p>
      <!--METADATA-->
      <text:p text:style-name="P4">
<text:a xlink:type="simple" xlink:href="https://www.dw.com/zh/overlay/image/article/66159178/18983754" text:style-name="Internet_20_link" text:visited-style-name="Visited_20_Internet_20_Link">
 </text:a>
The AIIB was established by Xi Jinping in 2016. As a Chinese alternative agency of the World Bank and other Western -led multilateral loan agencies, it has 106 members worldwide.</text:p>
      <text:p text:style-name="P4">
(Voice of Germany) <text:a xlink:type="simple" xlink:href="https://www.dw.com/zh/zh/北京转向亚投行冻结俄罗斯业务/a-61017358" text:style-name="Internet_20_link" text:visited-style-name="Visited_20_Internet_20_Link">
Asian Infrastructure Investment Bank</text:a>
(AIIB, referred to as the AIIB) Vice President Danny Alexander told Reuters that a former senior employee's allegations of the CCP's improper influence within the AIIB "have no basis".</text:p>
      <text:p text:style-name="P4">
<text:a xlink:type="simple" xlink:href="https://www.dw.com/zh/zh/亚投行前职员被建议逃离中国/a-65925515" text:style-name="Internet_20_link" text:visited-style-name="Visited_20_Internet_20_Link">
Bi Jiabo, a global liaison director before the AIIB</text:a>
(Bobpickard) said in June this year that he had resigned from the bank's position because his management was "controlled by the Communist Party members" and the organization was full of "toxic culture".</text:p>
      <text:p text:style-name="P4">
At that time, the AIIB claimed that the allegations were basically not foundation. The bank announced the internal review results on Friday (July 7), saying that "it is confirmed that the governance structure of the AIIB plays a role as expected and provides a non -political, constructive, balanced and consensus -oriented decision -making culture." "" ".</text:p>
      <text:p text:style-name="P4">
Alexander, deputy governor of the AIIB, said in an interview: "Through this review, Mr. Bigbo's allegations have been the truth ... and it is found that there is no basis."</text:p>
      <text:p text:style-name="P4">
When asked about the internal review, Bigbo said: "I don't think this unfair and inaccurate report carefully investigated my main concerns about the Communist Party's influence."</text:p>
      <text:p text:style-name="P4">
He said that he had to <text:a xlink:type="simple" xlink:href="https://www.dw.com/zh/zh/谁将任亚投行行长金立群呼声高/a-18363381" text:style-name="Internet_20_link" text:visited-style-name="Visited_20_Internet_20_Link">
AIIB President Gionee Group</text:a>
Expressing concerns about the influence of the Communist Party. Golden Liqun said that the AIIB will not fall into a political dispute this year.</text:p>
      <text:p text:style-name="P4">
The AIIB was established by Xi Jinping in 2016. As a Chinese alternative institution of the World Bank and other Western -led multilateral loan agencies, it has 106 members worldwide, including Canada, where Picago is located. Canada also started its own investigation.</text:p>
      <text:p text:style-name="P4">
When asked about the relationship between the AIIB and Beijing, Alexander said: "As a shareholder, we have a direct relationship with the People's Republic of China, just like our relationship with the United Kingdom or Canada." The relationship is the same as its relationship with Britain or Canada.</text:p>
      <text:p text:style-name="P4">
"We think that Canada is an important member of our bank ... We look forward to their own review results and cooperate with them in the future." He added.</text:p>
      <text:p text:style-name="P4">
The Canadian government did not immediately respond to the comments request.</text:p>
      <text:p text:style-name="P4">
The AIIB stated that the other staff mentioned by Bica Bo was also the CCP's situation, and added that the situation appeared in the SMS exchange with an official in the office of the Governor's office.</text:p>
      <text:p text:style-name="P4">
Bigbo said there was an error in the report, including a email that did not mention him, and he expressed concerns about his security as a Canadian citizen in the email.</text:p>
      <text:p text:style-name="P4">
The Asian Investment Bank report concluded: "There have never been allegations on governance, policies or strategic discussions and decision -making."</text:p>
      <text:h text:style-name="P12" text:outline-level="3">
<text:span text:style-name="T4">
Asia Investment Bank: Opportunities in Asia, China's opportunity?</text:span>
</text:h>
      <text:p text:style-name="P4">
(Reuters)</text:p>
      <text:p text:style-name="P4">
News Source: <text:a xlink:type="simple" xlink:href="https://www.dw.com/zh/亚投行内部审查：前主管指控中共操控-毫无根据/a-66159178" text:style-name="Internet_20_link" text:visited-style-name="Visited_20_Internet_20_Link">
https://www.dw.com/zh/亚投行内部审查：前主管指控中共操控-毫无根据/a-66159178?maca=chi-rss-chi-all-1127-rdf</text:a>
</text:p>
      <!--NEWS-->
      <text:h text:style-name="P10" text:outline-level="1">
<text:span text:style-name="T4">
Physicists believe that the Third World War will be triggered by the virus</text:span>
</text:h>
      <text:p text:style-name="P4">
Author: 华尔街日报</text:p>
      <text:p text:style-name="P4">
Publisher: Al Jazeera</text:p>
      <text:p text:style-name="P4">
Published Time: 2023-07-07T14:31:08</text:p>
      <text:p text:style-name="P4">
Modified Time: 2023-07-07T15:17:30</text:p>
      <text:p text:style-name="P4">
Description: Richard Mueller, an honorary professor of physics at the University of California Berkeley, believes that conventional weapons, bombs, missiles, or troops may not appear in the Third World War at all, but biological viruses and computer viruses are likely to become the first choice among them. arms.</text:p>
      <text:p text:style-name="P4">
Images: ["<text:a xlink:type="simple" xlink:href="https://chinese.aljazeera.net/wp-content/uploads/2023/07/shutterstock_1671134326-1688713002-1688737440.jpg" text:style-name="Internet_20_link" text:visited-style-name="Visited_20_Internet_20_Link">
shutterstock_...</text:a>
"]</text:p>
      <text:p text:style-name="P4">
Topics: ['军事', '政治', '新闻', '新闻幕后']</text:p>
      <text:p text:style-name="P4">
Keywords: ['军事', '政治', '新闻', '新闻幕后', '世界']</text:p>
      <text:p text:style-name="P4">
Type: Article</text:p>
      <!--METADATA-->
      <text:p text:style-name="P4">
<draw:frame draw:style-name="fr1" draw:name="Image217" text:anchor-type="as-char" svg:width="6.9236in" svg:height="4.610206in" draw:z-index="0">
<draw:image xlink:href="../Images/Aljazeera Chinese/2023-07-07T14-31-08/shutterstock_1671134326-1688713002-1688737440.jpg" xlink:type="simple" xlink:show="embed" xlink:actuate="onLoad" draw:mime-type="image/jpeg"/>
</draw:frame>
A well -known physics professor said that if the Third World War broke out, then it will be the battle of biological virus and cyberspace.(Social networking site)Richard Mueller, an honorary professor of physics at the University of California, believes that Russian President Putin's failure in Ukraine and the rebellion of the Wagner Group increased his possibility of expanding his 17 -month conflict.</text:p>
      <text:p text:style-name="P4">
Nevertheless, Mueller published on the Wall Street Journal <text:a xlink:type="simple" xlink:href="https://www.wsj.com/articles/world-war-iii-virus-vaccine-biological-weapon-russia-ukraine-china-covid-cybersecurity-hack-162a8b08" text:style-name="Internet_20_link" text:visited-style-name="Visited_20_Internet_20_Link">
Article</text:a>
According to China, the outbreak of the Third World War may be different from what we imagined. He pointed out that the current model of the nuclear conflict upgrade was designed by Hardon's founder and physicist Herman Kahn 60 years ago, but since then, other technologies have achieved a long -time improvement.</text:p>
      <text:p text:style-name="P4">
Mueller explained that conventional weapons, bombs, missiles, or troops may not appear in the Third World War at all. However, biological viruses and computer viruses are likely to become the preferred weapons. He took the new crown virus as an example, thinking that although this was not a deliberate attack, it quickly and successfully damaged the US economy.</text:p>
      <text:p text:style-name="P4">
The physicist believes that any country that considers the use of fatal viruses as a war weapon must first be immune to its people, perhaps under the guise of influenza vaccine. He added that the long -term immunity of residents' levels will promote the full improvement of these countries before the release of the virus to reduce the possibility of their back mutation again. And this is the situation that happened to the new crown virus -the latter has no new dangerous mutations in the past nine months.</text:p>
      <text:h text:style-name="P13" text:outline-level="4">
<text:span text:style-name="T4">
computer virus</text:span>
</text:h>
      <text:p text:style-name="P4">
Mules added that the use of virus as a weapon also needs to be integrated with immunosuppressive genes, just like in the new coronary virus or RF-8 virus, which can reduce early symptoms and make it easier to spread through asymptomatic carriers.</text:p>
      <text:p text:style-name="Quotations">

<text:p text:style-name="P4">
In order to make the secret attack success, the virus must be released in the target country rather than in the native country, or it may be near biological facilities. In this way, the world will mistakenly believe that it is a leak from the secret plan of the target country.</text:p>

</text:p>
      <text:p text:style-name="P4">
In order to make the secret attack success, the virus must be released in the target country rather than in the native country, or it may be near biological facilities. In this way, the world will mistakenly believe that it is a leak from the secret plan of the target country.</text:p>
      <text:p text:style-name="P4">
Mueller is also a national security consultant of the Jason Defense Consulting Group composed of elite scientists. He pointed out that computer virus will be another weapon in the Third World War. , Train, airlines, shipping, banking, water supply, sewage treatment plant and other goals of extortion software.</text:p>
      <text:h text:style-name="P13" text:outline-level="4">
<text:span text:style-name="T4">
Hospital will become the main goal</text:span>
</text:h>
      <text:p text:style-name="P4">
However, Mueller believes that the hospital will be the most prominent goal. In addition, avoiding obvious military goals will strengthen the illusion that this war has not yet begun. The attacker may wrongly claim that their system has also been besieged, and this is where misleading is more effective than camouflage.</text:p>
      <text:p text:style-name="P4">
He also pointed out that this event is not a catastrophic scene created by Hollywood writers, because biological viruses and electronic viruses have achieved field tests to some extent.</text:p>
      <text:p text:style-name="P4">
For attackers, the huge value generated by the dual attacks of biological and networks is that it is possible to achieve its destructive goals, and at the same time, it can also maintain the confidentiality of the entire process.</text:p>
      <text:p text:style-name="P4">
In the end of this article, Mueller pointed out that US leaders must seriously treat their countries that are not invaded, and even if they are not attacked, they are defeated. He also said that the method of preventing such attacks is to make potential hostile actors believe that success is impossible, and attackers will encounter rapid and terrible consequences.</text:p>
      <text:p text:style-name="P4">
News Source: <text:a xlink:type="simple" xlink:href="https://chinese.aljazeera.net/behind-the-news/2023/7/7/%e7%89%a9%e7%90%86%e5%ad%a6%e5%ae%b6%e8%ae%a4%e4%b8%ba%e7%ac%ac%e4%b8%89%e6%ac%a1%e4%b8%96%e7%95%8c%e5%a4%a7%e6%88%98%e5%b0%86%e7%94%b1%e7%97%85%e6%af%92%e5%bc%95%e5%8f%91" text:style-name="Internet_20_link" text:visited-style-name="Visited_20_Internet_20_Link">
https://chinese.aljazeera.net/behind-the-news/2023/7/7/%e7%89%a9%e7%90%86%e5%ad%a6%e5%ae%b6%e8%ae%a4%e4%b8%ba%e7%ac%ac%e4%b8%89%e6%ac%a1%e4%b8%96%e7%95%8c%e5%a4%a7%e6%88%98%e5%b0%86%e7%94%b1%e7%97%85%e6%af%92%e5%bc%95%e5%8f%91</text:a>
</text:p>
      <!--NEWS-->
      <text:h text:style-name="P10" text:outline-level="1">
<text:span text:style-name="T4">
"709" Eighth Anniversary Rights Resources Network: Suppress as always</text:span>
</text:h>
      <text:p text:style-name="P4">
Author: None</text:p>
      <text:p text:style-name="P4">
Publisher: Radio Free Asia (Organization)</text:p>
      <text:p text:style-name="P4">
Published Time: 2023-07-07T14:32:18-04:00</text:p>
      <text:p text:style-name="P4">
Modified Time: 2023-07-07T14:32: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4.027227in" draw:z-index="0">
<draw:image xlink:href="../Images/rfamandarin/2023-07-07T14-32-18-04-00/000000.png" xlink:type="simple" xlink:show="embed" xlink:actuate="onLoad" draw:mime-type="image/png"/>
</draw:frame>
Chinese "709" lawyer group statue participating in the network</text:p>
      <text:p text:style-name="P4">
July 9 this year is the eighth anniversary of the "709" Rights Protection Lawyer Congress. The Rights Protection Network published a special commentator article, pointing out that the authorities' suppression of rights protection lawyers is still "as ever", and their struggle is still "indomitable." The article once again urged the Chinese authorities to release the detained rights protection lawyers, stop harassing their families, and restart the legal reform of the legal system.</text:p>
      <text:p text:style-name="P4">
The article said that at that time, the authorities launched a large -scale arrest of the group of rights protection lawyers. A total of about 320 vitamin lawyers and activists were knocked down, summoned, and detained. Although some of them were taken away, some of them were released one after another, but some of them were still prosecuted and sentenced.</text:p>
      <text:p text:style-name="P4">
The article mentioned that Li Yuhan, Yu Wensheng, Jiang Tianyong, Wang Quanzhang, Li Heping, and many other rights protection lawyers and their families are still facing the authorities' suppression and persecution. Their encounters have aroused the attention of many netizens and condemnation of the authorities. Some overseas objections, scholars, and media people have also sponsored co -scholarship calls, but today, even if foreign heads of state attach great importance to Chinese and Western confrontation When the meeting was met, it was not available.</text:p>
      <text:p text:style-name="P4">
The article pointed out that the authorities have been doing their own things in recent years. They don't care about the pressure of international public opinion. For all sensitive people including rights protection lawyers, as long as they feel obvious, they can be won at any time.</text:p>
      <text:p text:style-name="P4">
The article also said that with the implementation of the Hong Kong version of the National Security Law, the totalitarian rule of mainland China has expanded rapidly to Hong Kong, the human rights and freedom of local lawyers have also been deprived, and the governance of political prisoners has also begun to be continental. This year, Zou Xingtong, vice chairman of the Hong Kong Branch Federation, became the first "non -mainland" lawyer to win the "709 Human Rights Lawyer Award".</text:p>
      <text:p text:style-name="P4">
The article particularly praised the wives of lawyers in the "709" case, such as Xu Yan, Li Wenzu, Wang Qiaoling and other support for her husband, making people see the strength and greatness of Chinese women.</text:p>
      <text:p text:style-name="P4">
At the end of the article, since the "709", although a large number of lawyers and rights defenders have been arrested and sentenced, their families have been harassed. However, they have not stunned, and conscience and international community are continuously shouting. Many young lawyers have stood up to act as "sensitive" human rights cases. On the eighth anniversary of the "709", the article once again called on the authorities to unconditionally release the detained rights protection lawyers, stop harassing their families, and restart legal reforms.</text:p>
      <text:p text:style-name="P4">
Editor -in -chief: Kaidi</text:p>
      <text:p text:style-name="P4">
News Source: <text:a xlink:type="simple" xlink:href="https://www.rfa.org/mandarin/Xinwen/5-07072023142604.html" text:style-name="Internet_20_link" text:visited-style-name="Visited_20_Internet_20_Link">
https://www.rfa.org/mandarin/Xinwen/5-07072023142604.html</text:a>
</text:p>
      <!--NEWS-->
      <text:h text:style-name="P10" text:outline-level="1">
<text:span text:style-name="T4">
The Philippines issued a warning of the number of Chinese ships in the seas of disputed</text:span>
</text:h>
      <text:p text:style-name="P4">
Author: None</text:p>
      <text:p text:style-name="P4">
Publisher: Radio Free Asia (Organization)</text:p>
      <text:p text:style-name="P4">
Published Time: 2023-07-07T14:37:11-04:00</text:p>
      <text:p text:style-name="P4">
Modified Time: 2023-07-07T14:37: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3.88615in" draw:z-index="0">
<draw:image xlink:href="../Images/rfamandarin/2023-07-07T14-37-11-04-00/000000.png" xlink:type="simple" xlink:show="embed" xlink:actuate="onLoad" draw:mime-type="image/png"/>
</draw:frame>
China Fishing Varling Acts False Freshhe News Data Map</text:p>
      <text:p text:style-name="P4">
The Philippine military Friday(The 7th)The report states that the increase in the number of Chinese fishing vessels in the controversial waters in the South China Sea is "shocking", which threatens the safety of Reed Bank rich in oil and natural gas.</text:p>
      <text:p text:style-name="P4">
According to Reuters, the Philippine Western Command (WESCOM) said that as of last month, the number of Chinese fishing vessels in the Iroquois Reef of Lile Beach was increased from more than a dozen ships in February to 47 ships.</text:p>
      <text:p text:style-name="P4">
Western Command spokesman Ariel Coloma said in a statement: "China must stop dense ship activities to respect our sovereignty."</text:p>
      <text:p text:style-name="P4">
The Philippine military also said that its military aircraft recorded three Chinese maritime police ships and two Chinese naval ships "hovering regularly" in Sabinashoal. The fairy reef is located in the Philippines exclusive economic zone, just like the Sado reef. The Philippine Western Commander District said: "These development development has aroused people's alertness and actions of China in these controversial waters."</text:p>
      <text:p text:style-name="P4">
According to a statement issued by the United States, US Defense General Llayd Austin and the Philippines' new Defense Director Gilbertoteodoro said on July 6 that the US defense commitment to its allies Philippines was as strong as rock, including in the rock, including in South China Sea. This move was condemned by China.</text:p>
      <text:p text:style-name="P4">
Chinese Foreign Ministry spokesman Wang Wenbin said at a regular press conference, "The United States' defense commitment to the Philippines must not harm China's territorial sovereignty and marine rights in the South China Sea." The action of the Chinese maritime police is legitimate and "irresistible."</text:p>
      <text:p text:style-name="P4">
Editor -in -chief: Kaidi</text:p>
      <text:p text:style-name="P4">
News Source: <text:a xlink:type="simple" xlink:href="https://www.rfa.org/mandarin/Xinwen/6-07072023143257.html" text:style-name="Internet_20_link" text:visited-style-name="Visited_20_Internet_20_Link">
https://www.rfa.org/mandarin/Xinwen/6-07072023143257.html</text:a>
</text:p>
      <!--NEWS-->
      <text:h text:style-name="P10" text:outline-level="1">
<text:span text:style-name="T4">
The United States established a global alliance to combat synthetic drugs to promote cooperation in China</text:span>
</text:h>
      <text:p text:style-name="P4">
Author: None</text:p>
      <text:p text:style-name="P4">
Publisher: Radio Free Asia (Organization)</text:p>
      <text:p text:style-name="P4">
Published Time: 2023-07-07T14:41:00-04:00</text:p>
      <text:p text:style-name="P4">
Modified Time: 2023-07-07T15:24: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3.88615in" draw:z-index="0">
<draw:image xlink:href="../Images/rfamandarin/2023-07-07T14-41-00-04-00/000000.png" xlink:type="simple" xlink:show="embed" xlink:actuate="onLoad" draw:mime-type="image/png"/>
</draw:frame>
Drug Maps such as Fenmini and other drugs seized by the US law enforcement department</text:p>
      <text:p text:style-name="P4">
US Secretary of State AntonyBlinken on Friday(The 7th)He presided over the first video conference with at least 84 countries, and set up a global alliance against synthetic drugs as a policy of the Bayeon government to block the fennei. At the same time, news shows that Huafu complained that Beijing lacks cooperation in against illegal transactions against such dangerous drugs.</text:p>
      <text:p text:style-name="P4">
According to Reuters, senior officials in the United States have previously revealed that they have invited China to attend the meeting, but "no signs show that they will participate."</text:p>
      <text:p text:style-name="P4">
Chinese Foreign Ministry spokesman Wang Wenbin was asked at a regular press conference on the day when he was asked about this issue that China actively participated in international anti -drug cooperation, but "resolutely opposes the discredit attack and implement unilateral sanctions on the grounds of anti -drugs" Essence He also urged the United States to "correct the wrong behavior" and create necessary conditions for the two parties to carry out anti -drug cooperation.</text:p>
      <text:p text:style-name="P4">
In June, the US Department of Justice filed a criminal lawsuit against the four Chinese chemical manufacturing companies and eight individuals, accusing them of illegally selling chemicals for making fentanyl.</text:p>
      <text:p text:style-name="P4">
According to Reuters, Toddrobinson, assistant Secretary of State of the State Department, said on the 6th that China needs to take more actions to disintegrate illegal synthetic drug supply chains. He also pointed out that the United States wants other countries to contact China in order to curb obstruction to the circulation of drugs. Washington complains that Beijing lacks cooperation in illegal transactions against such dangerous drugs.</text:p>
      <text:p text:style-name="P4">
China is the main producer of Fantne's manufacture of chemicals, and Fenne is often smuggled to the US -Mexico border. According to the American Centers for Disease Control and Prevention, nearly 80,000 Americans died of overdose -related drugs related to opioids in 2022.</text:p>
      <text:p text:style-name="P4">
U.S. officials said that at the time of the deterioration of Sino -US relations, China did not provide help in cracking down on the flow of fentini ’s former physical chemicals or drug trafficking related to drug trafficking.</text:p>
      <text:p text:style-name="P4">
Editor -in -chief: Kaidi</text:p>
      <text:p text:style-name="P4">
News Source: <text:a xlink:type="simple" xlink:href="https://www.rfa.org/mandarin/Xinwen/7-07072023143759.html" text:style-name="Internet_20_link" text:visited-style-name="Visited_20_Internet_20_Link">
https://www.rfa.org/mandarin/Xinwen/7-07072023143759.html</text:a>
</text:p>
      <!--NEWS-->
      <text:h text:style-name="P10" text:outline-level="1">
<text:span text:style-name="T4">
Facts ｜ Biden made a national TV speech that Russia would use nuclear weapons?</text:span>
</text:h>
      <text:p text:style-name="P4">
Author: 作者：董喆</text:p>
      <text:p text:style-name="P4">
Publisher: Radio Free Asia (Organization)</text:p>
      <text:p text:style-name="P4">
Published Time: 2023-07-07T14:50:24-04:00</text:p>
      <text:p text:style-name="P4">
Modified Time: 2023-07-07T14:50:24-04:00</text:p>
      <text:p text:style-name="P4">
Description: Author: Dong Yan</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629306in" draw:z-index="0">
<draw:image xlink:href="../Images/rfamandarin/2023-07-07T14-50-24-04-00/000000.png" xlink:type="simple" xlink:show="embed" xlink:actuate="onLoad" draw:mime-type="image/png"/>
</draw:frame>
 <text:a xlink:type="simple" xlink:href="https://www.rfa.org/mandarin/shishi-hecha/hc-07072023144404.html/@@images/image" text:style-name="Internet_20_link" text:visited-style-name="Visited_20_Internet_20_Link">
</text:a>
Radio of Liberty Asia</text:p>
      <text:p text:style-name="P4">
<text:span text:style-name="T4">
 Tags: error </text:span>
</text:p>
      <text:p text:style-name="P4">
<text:span text:style-name="T4">
 Reading in one minute: </text:span>
</text:p>
      <text:p text:style-name="P4">
Recently, a number of Twitter and Weibo account announced that the US President Biden delivered a national television speech, announcing that Russia would use nuclear weapons.</text:p>
      <text:p text:style-name="P4">
After the Asian facts investigation of the laboratory, it was found that Biden has not delivered a national TV speech recently. In other public speeches, Bayon did not announce that Russia would "use nuclear weapons". The close content of the conversation was that Biden mentioned in a election activity in California that he was "worried about Putin's use of nuclear weapons but people around him were not serious." This shows that the issue of climate change is facing the same difference. He said that Russia's use of nuclear weapons and climate change, both threats are real. His above remarks were not issued by the nuclear war warning.</text:p>
      <text:p text:style-name="P4">
<text:span text:style-name="T4">
In-depth analysis:</text:span>
</text:p>
      <text:p text:style-name="P4">
Recently, Weibo and Twitter have a highly similar post. The content is called US President Biden Daden delivered a national TV speech, announcing that Russia will use nuclear weapons. The release date of these posts is concentrated on June 28 and 29. Formed a hot spot for public opinion, there was a more than one million views of tweets.</text:p>
      <text:p text:style-name="P4">
From June 28th to 29th, the same tweets appeared on Twitter stated that Biden delivered a TV speech, announcing that Russia is about to use nuclear weapons. Figure intercepting Twitter <text:a xlink:type="simple" xlink:href="https://www.rfa.org/mandarin/shishi-hecha/hc-07072023144404.html/56fe1-62dc767b57285168570b96fb89968b1b8a715ba35e034fc47f8565af5c074f7f752868386b66-1.png" text:style-name="Internet_20_link" text:visited-style-name="Visited_20_Internet_20_Link">
</text:a>
The Asian factual inspection of the laboratory searched in the keywords in the post, and found that as early as the "Netease" a week ago, the "Netease" had appeared in the same articles, and the "emergency" emphasized that Biden announced in a national TV speech that Russia would use nuclear weapons to use the urgency of nuclear weapons to urgency of nuclear weapons. sex.</text:p>
      <text:p text:style-name="P4">
Articles appearing on the "Netease" on June 22 regarded Biden's "TV speech" as emergency news. The picture intercepts from NetEase <text:a xlink:type="simple" xlink:href="https://www.rfa.org/mandarin/shishi-hecha/hc-07072023144404.html/56fe2-622a5716-2023-06-29-14-19-48.png" text:style-name="Internet_20_link" text:visited-style-name="Visited_20_Internet_20_Link">
</text:a>
In the post of posts, some issues said that news sources were reported by Reuters on the 20th.(https://www.reuters.com/world/biden-says-threat-putin-using-tactical-nuclear-weapons-is-real-2023-06-20/)The article quoted Biden's two speeches: The first paragraph was "about two years ago, when I said here that I was worried that the Colorado River was dry, everyone looked at me, just like I was crazy." The second paragraph is "they look at me, just like I said I was worried about Putin's use of tactical nuclear weapons, this is true."</text:p>
      <text:p text:style-name="P4">
In order to understand the context of Biden's speech, the Asian facts checking the laboratory found a complete press release. This speech took place at a campaign at the Artoreton California on June 19. Biden was mainly talking about climate change at the time.</text:p>
      <text:p text:style-name="P4">
According to <text:a xlink:type="simple" xlink:href="https://www.whitehouse.gov/briefing-room/speeches-remarks/2023/06/19/remarks-by-president-biden-at-a-campaign-reception-atherton-ca/" text:style-name="Internet_20_link" text:visited-style-name="Visited_20_Internet_20_Link">
Original of the White House Press</text:a>
Bynden first mentioned that since he took office, there have been land equivalent to the entire Maryland area burned by climate change. He went on to say, "About three years ago, when I said that when I was worried about the Kororado River, everyone looked at me like watching a lunatic. When I said that I was worried that Putin used tactical nuclear weapons, they also looked at me like this." Then he said, "This (threat) is real, but we can deal with it."</text:p>
      <text:p text:style-name="P4">
<text:span text:style-name="T4">
in conclusion:</text:span>
</text:p>
      <text:p text:style-name="P4">
The speech of the US President Biden at the California campaign was not that the warning nuclear war was about to erupt, but to describe some of the risks that everyone faced in this world, and he himself "both far -end and countermeasures". Essence So far, he has not delivered a TV speech to announce that Russia "is about to use nuclear weapons". Two and a lot of posts on Twitter and Weibo tampered with the content and background of his speech, which was spreading error information.</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the AFCL@rfa.org sent to the Asian facts checking laboratory with email, and we will check and verify it for you. _ </text:span>
 _ 吧 _</text:p>
      <text:p text:style-name="P4">
News Source: <text:a xlink:type="simple" xlink:href="https://www.rfa.org/mandarin/shishi-hecha/hc-07072023144404.html" text:style-name="Internet_20_link" text:visited-style-name="Visited_20_Internet_20_Link">
https://www.rfa.org/mandarin/shishi-hecha/hc-07072023144404.html</text:a>
</text:p>
      <!--NEWS-->
      <text:h text:style-name="P10" text:outline-level="1">
<text:span text:style-name="T4">
Yellen meets Li Qiangmei's relationship &amp; quot; rainbow &amp; quot;</text:span>
</text:h>
      <text:p text:style-name="P4">
Author: None</text:p>
      <text:p text:style-name="P4">
Publisher: Radio Free Asia (Organization)</text:p>
      <text:p text:style-name="P4">
Published Time: 2023-07-07T14:55:00-04:00</text:p>
      <text:p text:style-name="P4">
Modified Time: 2023-07-07T16:39:10-04:00</text:p>
      <text:p text:style-name="P4">
Description: None</text:p>
      <text:p text:style-name="P4">
Videos: []</text:p>
      <text:p text:style-name="P4">
Audios: ["<text:a xlink:type="simple" xlink:href="https://www.rfa.org/mandarin/yataibaodao/junshiwaijiao/tj-070720231034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7" text:anchor-type="as-char" svg:width="6.9236in" svg:height="4.612011in" draw:z-index="0">
<draw:image xlink:href="../Images/rfamandarin/2023-07-07T14-55-00-04-00/000000.png" xlink:type="simple" xlink:show="embed" xlink:actuate="onLoad" draw:mime-type="image/png"/>
</draw:frame>
On July 7, 2023, Chinese Prime Minister Li Qiang and US Finance Minister Yellen met in Beijing. <text:a xlink:type="simple" xlink:href="https://www.rfa.org/mandarin/yataibaodao/junshiwaijiao/tj-07072023103410.html/@@images/image" text:style-name="Internet_20_link" text:visited-style-name="Visited_20_Internet_20_Link">
</text:a>
Reuters picture <text:a xlink:type="simple" xlink:href="https://www.rfa.org/mandarin/yataibaodao/junshiwaijiao/tj-07072023103410.html/@@stream" text:style-name="Internet_20_link" text:visited-style-name="Visited_20_Internet_20_Link">
Audio-Link: https://www.rfa.org/mandarin/yataibaodao/junshiwaijiao/tj 070720223410.html/@stream</text:a>
On Friday, Janellen, US Financial Minister, who was visiting Beijing on Friday, held a meeting with Li Qiang, Prime Minister of the State Council of China. Li Qiang's metaphor for "seeing the Rainbow after the storm" caused heated discussion among public opinion. So, does the "rainbow" of US -China relations appear?</text:p>
      <text:p text:style-name="P4">
<text:a xlink:type="simple" xlink:href="https://www.rfa.org/mandarin/yataibaodao/junshiwaijiao/tj-07062023102600.html" text:style-name="Internet_20_link" text:visited-style-name="Visited_20_Internet_20_Link">
<text:span text:style-name="T4">
 U.S. Treasury Secretary Yellen arrived in Beijing's key issues to look at it first </text:span>
</text:a>
<text:span text:style-name="T4">
<text:span text:style-name="T5">
 <text:a xlink:type="simple" xlink:href="https://www.rfa.org/mandarin/yataibaodao/jingmao/gt-07032023032816.html" text:style-name="Internet_20_link" text:visited-style-name="Visited_20_Internet_20_Link">
US President China Promoting China -Economic and Trade Cooperation China Hope U.S. Revisitance Tariffs</text:a>
</text:span>
* </text:span>
***<text:a xlink:type="simple" xlink:href="https://www.rfa.org/mandarin/Xinwen/1-06292023112824.html" text:style-name="Internet_20_link" text:visited-style-name="Visited_20_Internet_20_Link">
<text:span text:style-name="T4">
 Yelun's visit to China to re -establish contact with Beijing </text:span>
</text:a>
On July 7, US Finance Minister Yellen met with Chinese Prime Minister Li Qiang.</text:p>
      <text:p text:style-name="P4">
According to Reuters, Yellen emphasized at the meeting that she hopes that the United States can compete in the middle of the United States through fair rules, and does not want to face the vicious competition of "winners". Li Qiang said that the world needs overall stable Sino -US relations. Whether China and the United States can get together correctly about the fate of the future. He also said that during the visit of Yellen, a rainbow appeared in the sky in Beijing, which indicates that after U.S. -China relations have gone through storms, there is also hope to see the rainbow and return to the right track.</text:p>
      <text:p text:style-name="P4">
<text:span text:style-name="T4">
 Yellen: The United States is pursuing the diversified supply chain instead of completely out of China with China </text:span>
</text:p>
      <text:p text:style-name="P4">
In the face of Yellen and Li Qiang, Yellen met with high -level companies in China. Boeing, Bank ofamerica, and Cargill of the Agricultural Division all sent representatives to participate in the meeting. According to the New York Times, Yellen expressed the attention of the Chinese government's punitive behavior against the Chinese government in the conversation with these companies. Yellen said: "When meeting with Chinese officials, I will convey concerns in the American business community, including China using non -market tools to subsidize state -owned enterprises and domestic companies, and block foreign companies into the Chinese market ... In addition, I am particularly in China in China. In recent months, it is uneasy about punishing American companies. "</text:p>
      <text:p text:style-name="P4">
Yellen also mentioned that China recently announced that it has recently announced that it has restricted exports to the key rare metals and crickets, which once again settled the view that the United States could not rely too much on China. However, she emphasized that the United States is seeking diversification of supply chain, not to decompose with China: "If the two largest economies in the world are decoupled, this will lead to the instability of the global economy, and this is almost impossible to achieve it. What happened. "</text:p>
      <text:p text:style-name="P4">
On July 7, 2023, the US Ambassador to China Burns and US Treasury Secretary Yellen spoke to the American businessmen in Beijing. (Associated Press) <text:a xlink:type="simple" xlink:href="https://www.rfa.org/mandarin/yataibaodao/junshiwaijiao/tj-07072023103410.html/ap23188239760275.jpg" text:style-name="Internet_20_link" text:visited-style-name="Visited_20_Internet_20_Link">
</text:a>
<text:span text:style-name="T4">
 Xi Jinping: China Science and Technology should be self -reliant </text:span>
</text:p>
      <text:p text:style-name="P4">
At the same time as Li Qiang and Yelun met, Chinese President Xi Jinping was inspecting in Jiangsu and Nanjing. Xi Jinping emphasized when inspecting local science and technology companies that key technology research and development and self -reliance. Xi Jinping also mentioned that the key to Chinese -style modernization lies in the modernization of science and technology, and it is necessary to attract foreign investment and expand overseas markets through domestic and international dual cycles.</text:p>
      <text:p text:style-name="P4">
In this regard, Wang Wei, dean of the School of Arts and Sciences, University of Adefei, said in an interview that this shows that the United States and China have entered a state of competition: "China and the United States have learned that the economies of both sides are quite close and dependent on each other. Unlikely decoupled. However, the situation of competition will become increasingly strengthened. One of the important differences are that the United States hopes that China can agree with the competitive relationship defined by Washington. And international organization norms. (But) China has many non -market obstacles. These non -market obstacles depend on the country's can be very easy to follow. There is no relatively fair competitive environment, but to give Chinese company advantages. "</text:p>
      <text:p text:style-name="P4">
Wang Weizheng said: "The United States wants us to make a set, and then talk about the same set, but China does not say, but it is also doing it. I think both parties actually regard each other as the biggest competitor, but the United States hopes , China is unwilling to Minghua, this is the biggest difference. "</text:p>
      <text:p text:style-name="P4">
Ye Yaoyuan, director of the Department of International Studies and Contemporary Linguistics of St. Tomas University in the United States, also believes that although Yellen's trip hopes to convey friendly signals to Beijing, this trip will not change the direction of competition in the United States and China: "They talked a lot, But the factual results are not to talk. The current attitude of the Bayeng government has not given up in competition, but at the same time he believes that we can cooperate with the place where we can cooperate. However, this premise is that China must cooperate with the United States. It is believed that in the current situation, the competition between the two sides is far greater than cooperation, and the parts that can cooperate will become smaller and smaller. "</text:p>
      <text:p text:style-name="P4">
<text:span text:style-name="T4">
 U.S. Restart Scholar to Chinese Enterprise Accounting Regulatory Scholars: Deepen Beijing suspicion </text:span>
</text:p>
      <text:p text:style-name="P4">
On the other hand, Reuters quoted people familiar with the matter on Friday that the U.S. Listed Corporation Accounting Supervision Committee (PCAOB) has recently launched an accounting review of Chinese listed companies in the United States in Hong Kong. Last December, about 200 Chinese companies agreed to be investigated in the United States to avoid the fate of being delisted from Wall Street Stock Exchange.Ye Yaoyuan believes that the US party's accounting information at this time is based on the consideration of the United States, rather than affecting the task of "hope to promote American -China cooperation": "The competitive environment between the United States and China does not have Change, but many blocks that can also be cooperated. The United States hopes to visit China through Brinken and Yellen and move the plan forward. "</text:p>
      <text:p text:style-name="P4">
In response to Yelun's trip to Beijing, the Ministry of Finance of China said on Friday: "The essence of Sino -US economic and trade relations is mutually beneficial and win -win, and there is no winner in trade war and 'desulting and disconnection chains. Develop and achieve a good environment for mutual benefit and win -win. "</text:p>
      <text:p text:style-name="P4">
As of press time, the US Department of Finance has not responded to the station's inquiry on the meeting between Yellen and Li Qiang.</text:p>
      <text:p text:style-name="P4">
Reporter: Tang Yuanyuan Responsible: He Ping.com Editor: Hong Wei</text:p>
      <text:p text:style-name="P4">
News Source: <text:a xlink:type="simple" xlink:href="https://www.rfa.org/mandarin/yataibaodao/junshiwaijiao/tj-07072023103410.html" text:style-name="Internet_20_link" text:visited-style-name="Visited_20_Internet_20_Link">
https://www.rfa.org/mandarin/yataibaodao/junshiwaijiao/tj-07072023103410.html</text:a>
</text:p>
      <!--NEWS-->
      <text:h text:style-name="P10" text:outline-level="1">
<text:span text:style-name="T4">
Expert: China regards the Fukushima Haihai plan as a tool for dividing Seoul and Tokyo</text:span>
</text:h>
      <text:p text:style-name="P4">
Author: chinese@voanews.com (克里斯蒂·李)</text:p>
      <text:p text:style-name="P4">
Publisher: 美国之音中文网 (Type: NewsMediaOrganization)</text:p>
      <text:p text:style-name="P4">
Published Time: 2023-07-07T15:02:50+08:00</text:p>
      <text:p text:style-name="P4">
Modified Time: 2023-07-07 10:58:29Z</text:p>
      <text:p text:style-name="P4">
Description: South Korean officials are seeking to calm down their opposition to the Japanese Fukushima nuclear power plant will discharge nuclear sewage.</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experts-china-sees-fukushima-water-release-as-tool-to-divide-seoul-and-tokyo-20230707/7170823.html" text:style-name="Internet_20_link" text:visited-style-name="Visited_20_Internet_20_Link">
https://www.voachinese.com/a/experts-china-sees-fukushima-water-release-as-tool-to-divide-seoul-and-tokyo-20230707/7170823.html</text:a>
</text:p>
      <!--NEWS-->
      <text:h text:style-name="P10" text:outline-level="1">
<text:span text:style-name="T4">
Director of IAEA: Fukushima may not have a cross -border effect</text:span>
</text:h>
      <text:p text:style-name="P4">
Author: 联合早报 (Person)</text:p>
      <text:p text:style-name="P4">
Publisher: 联合早报 (Organization)</text:p>
      <text:p text:style-name="P4">
Published Time: 2023-07-07T15:07</text:p>
      <text:p text:style-name="P4">
Modified Time: 2023-07-07T15:07</text:p>
      <text:p text:style-name="P4">
Description: Grassis, General Director of the United Nations International Atomic Energy Agency (IAEA), said that Japan ’s Fukushima first nuclear power plant processing water into the sea may not have a cross -border effect. Reuters reported that Gross made this in Tokyo on Friday (July 7). Before he delivered a speech, the Japanese nuclear supervisor ...</text:p>
      <text:p text:style-name="P4">
Videos: []</text:p>
      <text:p text:style-name="P4">
Audios: []</text:p>
      <text:p text:style-name="P4">
Images: []</text:p>
      <text:p text:style-name="P4">
Type: NewsArticle</text:p>
      <text:p text:style-name="P4">
Breadcrumbs: ['即时', '国际']</text:p>
      <text:p text:style-name="P4">
Keywords: ['国际原子能机构', '日本', '福岛第一核电站', '韩国']</text:p>
      <!--METADATA-->
      <text:p text:style-name="P4">
Grassis, General Director of the United Nations International Atomic Energy Agency (IAEA), said that Japan ’s Fukushima first nuclear power plant processing water into the sea may not have a cross -border effect.</text:p>
      <text:p text:style-name="P4">
Reuters reported that Gross made this in Tokyo on Friday (July 7). Before he delivered a speech, the Japanese nuclear regulatory agency had just issued a license to Tokyo Electric Power Corporation, allowing Tokyo Power to begin draining more than 1 million tons of nuclear sewage into the sea.</text:p>
      <text:p text:style-name="P4">
Gronci visited Japan on Tuesday (4th) to release a comprehensive evaluation report of the "IAEA Safety Standard" in Fukushima nuclear sewage treatment in Japan, and handed the report to the Japanese Prime Minister Kishida Wenxiong.</text:p>
      <text:p text:style-name="P4">
Gronci said on the same day that the plan to discharge Fukushima's treatment of water in Japan "meets international security standards." The report also evaluated that if it is discharged in stages according to the plan, the influence on the radiation of humans and the environment is "very small."</text:p>
      <text:p text:style-name="P4">
The South Korean government also released a research report on the safety of Fukushima's treatment of water for the safety of Water, stating that IAEA's comprehensive assessment report on Fukushima's treatment of water, and confirmed that the Japanese plan complied with international standards.</text:p>
      <text:p text:style-name="P4">
However, South Korea also said that this is a preliminary conclusion based on the premise of Tokyo Electric Power in accordance with the plan and compliance with relevant regulations. In the future, the Japanese party will be finalized, as well as whether the plan is appropriate and feasible, and then make a final judgment.</text:p>
      <text:p text:style-name="P4">
Grones ended his visit to Japan on Friday. The South Korean government previously said that Grones visited Seoul on Friday to Sunday to explain the results of the investigation of Fukushima's treatment of water.</text:p>
      <text:p text:style-name="P4">
News Source: <text:a xlink:type="simple" xlink:href="https://www.zaobao.com.sg/realtime/world/story20230707-1411665" text:style-name="Internet_20_link" text:visited-style-name="Visited_20_Internet_20_Link">
https://www.zaobao.com.sg/realtime/world/story20230707-1411665</text:a>
</text:p>
      <!--NEWS-->
      <text:h text:style-name="P10" text:outline-level="1">
<text:span text:style-name="T4">
The depreciation</text:span>
</text:h>
      <text:p text:style-name="P4">
Author: Weilun Soon</text:p>
      <text:p text:style-name="P4">
Publisher: 华尔街日报中文网</text:p>
      <text:p text:style-name="P4">
Published Time: 2023-07-07T15:15:00.000Z</text:p>
      <text:p text:style-name="P4">
Modified Time: 2023-07-07T15:15:00.000Z</text:p>
      <text:p text:style-name="P4">
Created Time: 2023-07-06T01:05:00.000Z</text:p>
      <text:p text:style-name="P4">
Description: For the People's Bank of China, the renminbi has been degraded too much and too fast. Different from the end of last year, the People's Bank of China needs to make a choice now, how big this intervention is.</text:p>
      <text:p text:style-name="P4">
Images: []</text:p>
      <text:p text:style-name="P4">
Categories: ['金融市场']</text:p>
      <text:p text:style-name="P4">
Keywords: SYND,LINK:EN|WP-WSJ-0001031082</text:p>
      <text:p text:style-name="P4">
Type: Article</text:p>
      <!--METADATA-->
      <text:p text:style-name="P4">
For the People's Bank of China, the renminbi has been degraded too much and too fast.</text:p>
      <text:p text:style-name="P4">
News Source: <text:a xlink:type="simple" xlink:href="https://cn.wsj.com/articles/%E4%BA%BA%E6%B0%91%E5%B8%81%E8%B4%AC%E5%80%BC%E5%BC%80%E5%A7%8B%E8%AE%A9%E4%B8%AD%E5%9B%BD%E5%A4%AE%E8%A1%8C%E5%A4%B4%E7%96%BC-311b9011" text:style-name="Internet_20_link" text:visited-style-name="Visited_20_Internet_20_Link">
https://cn.wsj.com/articles/%E4%BA%BA%E6%B0%91%E5%B8%81%E8%B4%AC%E5%80%BC%E5%BC%80%E5%A7%8B%E8%AE%A9%E4%B8%AD%E5%9B%BD%E5%A4%AE%E8%A1%8C%E5%A4%B4%E7%96%BC-311b9011</text:a>
</text:p>
      <!--NEWS-->
      <text:h text:style-name="P10" text:outline-level="1">
<text:span text:style-name="T4">
Gutres said the latest climate data shows that climate change has been out of control</text:span>
</text:h>
      <text:p text:style-name="P4">
Author: 联合早报 (Person)</text:p>
      <text:p text:style-name="P4">
Publisher: 联合早报 (Organization)</text:p>
      <text:p text:style-name="P4">
Published Time: 2023-07-07T15:44</text:p>
      <text:p text:style-name="P4">
Modified Time: 2023-07-07T16:39</text:p>
      <text:p text:style-name="P4">
Description: UN Secretary -General Gutres said the latest climate data shows that climate change has been out of control. Agence France -Presse reported that Gutres warned on Thursday (July 6) that if necessary key measures were taken to continue to be postponed, the world will be caught in disaster. Gutres also reiterates that his wish ...</text:p>
      <text:p text:style-name="P4">
Videos: []</text:p>
      <text:p text:style-name="P4">
Audios: []</text:p>
      <text:p text:style-name="P4">
Images: []</text:p>
      <text:p text:style-name="P4">
Type: NewsArticle</text:p>
      <text:p text:style-name="P4">
Breadcrumbs: ['即时', '国际']</text:p>
      <text:p text:style-name="P4">
Keywords: ['联合国秘书长', '古特雷斯', '气候变化']</text:p>
      <!--METADATA-->
      <text:p text:style-name="P4">
UN Secretary -General Gutres said the latest climate data shows that climate change has been out of control.</text:p>
      <text:p text:style-name="P4">
Agence France -Presse reported that Gutres warned on Thursday (July 6) that if necessary key measures were taken to continue to be postponed, the world will be caught in disaster.</text:p>
      <text:p text:style-name="P4">
Gutres also reiterates that his desire is "developed countries achieve net zero emissions as much as possible in 2040, and emerging economies can be achieved as net in 2050."</text:p>
      <text:p text:style-name="P4">
American scientists pointed out on Thursday that from July 3rd to 5th, it is likely to be the hottest three days in the modern history of the earth. From North America to Antarctica, the global amazing high temperature continues to break the highest record, and the earth may enter a period of abnormal warmth for many years.</text:p>
      <text:p text:style-name="P4">
The Copernicus Climate Change Service, which is affiliated with the European Union, said that the hottest month has experienced the hottest month since June, climate change and <text:a xlink:type="simple" xlink:href="https://www.zaobao.com/realtime/world/story20230704-1410663" text:style-name="Internet_20_link" text:visited-style-name="Visited_20_Internet_20_Link">
El Nino</text:a>
It is expected to lead to another hot summer in the northern hemisphere.</text:p>
      <text:p text:style-name="P4">
The average temperature in June around the world was 16.51 degrees Celsius, which was 0.53 degrees Celsius higher than the average temperature in 30 years. The area of the Antarctic sea ice in June also reached the lowest level since the beginning of satellite observation, which is 17%lower than the average level.</text:p>
      <text:p text:style-name="P4">
News Source: <text:a xlink:type="simple" xlink:href="https://www.zaobao.com.sg/realtime/world/story20230707-1411675" text:style-name="Internet_20_link" text:visited-style-name="Visited_20_Internet_20_Link">
https://www.zaobao.com.sg/realtime/world/story20230707-1411675</text:a>
</text:p>
      <!--NEWS-->
      <text:h text:style-name="P10" text:outline-level="1">
<text:span text:style-name="T4">
Kishida will visit and Europe next week to attend NATO and EU meetings</text:span>
</text:h>
      <text:p text:style-name="P4">
Author: 联合早报 (Person)</text:p>
      <text:p text:style-name="P4">
Publisher: 联合早报 (Organization)</text:p>
      <text:p text:style-name="P4">
Published Time: 2023-07-07T15:45</text:p>
      <text:p text:style-name="P4">
Modified Time: 2023-07-07T18:47</text:p>
      <text:p text:style-name="P4">
Description: Japanese Prime Minister Kishida Kishita intends to visit Lithuania and Belgium from July 11th to 13th to attend the NATO summit and EU summit. Kyodo News reported that Matsno Matsno Matsno Matsno Matsuni, the official house of Japanese cabinet, announced the news at a press conference on Friday (July 7). He said, shore ...</text:p>
      <text:p text:style-name="P4">
Videos: []</text:p>
      <text:p text:style-name="P4">
Audios: []</text:p>
      <text:p text:style-name="P4">
Images: []</text:p>
      <text:p text:style-name="P4">
Type: NewsArticle</text:p>
      <text:p text:style-name="P4">
Breadcrumbs: ['即时', '国际']</text:p>
      <text:p text:style-name="P4">
Keywords: ['日本', '岸田文雄', '北约', '欧盟']</text:p>
      <!--METADATA-->
      <text:p text:style-name="P4">
Japanese Prime Minister Kishida Kishita intends to visit Lithuania and Belgium from July 11th to 13th to attend the NATO summit and EU summit.</text:p>
      <text:p text:style-name="P4">
Kyodo News reported that Matsno Matsno Matsno Matsno Matsuni, the official house of Japanese cabinet, announced the news at a press conference on Friday (July 7). He said that the significance of Kishida's visits is "to maintain and strengthen the international order of the rule of law based on the international order of the rule of law, and maintain a solid collaboration with like -like countries."</text:p>
      <text:p text:style-name="P4">
Matsno emphasized that Kishida will share the consensus of "the security guarantee in Europe and the Indo -Pacific region", and once again confirms that NATO and the European Union will strengthen their participation in the Indo -Pacific region.</text:p>
      <text:p text:style-name="P4">
It is reported that Kishida plans to continue to aid Ukraine at the NATO meeting, stating that it will strengthen cooperation with NATO. This is Kishida after June 2022, and should be invited to attend the NATO conference again.</text:p>
      <text:p text:style-name="P4">
In addition, Kishida will coordinate individual talks with other participants such as South Korean President Yin Xiyue, and also plans to discuss bilateral cooperation space for issues such as security, digital, and climate change in the negotiation meeting with the EU's heads.</text:p>
      <text:p text:style-name="P4">
News Source: <text:a xlink:type="simple" xlink:href="https://www.zaobao.com.sg/realtime/world/story20230707-1411676" text:style-name="Internet_20_link" text:visited-style-name="Visited_20_Internet_20_Link">
https://www.zaobao.com.sg/realtime/world/story20230707-1411676</text:a>
</text:p>
      <!--NEWS-->
      <text:h text:style-name="P10" text:outline-level="1">
<text:span text:style-name="T4">
Report: The Chinese military leads the world in the brain &amp; quot; neural strike &amp; quot;</text:span>
</text:h>
      <text:p text:style-name="P4">
Author: None</text:p>
      <text:p text:style-name="P4">
Publisher: Radio Free Asia (Organization)</text:p>
      <text:p text:style-name="P4">
Published Time: 2023-07-07T15:46:00-04:00</text:p>
      <text:p text:style-name="P4">
Modified Time: 2023-07-07T16:45: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4.612011in" draw:z-index="0">
<draw:image xlink:href="../Images/rfamandarin/2023-07-07T15-46-00-04-00/000000.png" xlink:type="simple" xlink:show="embed" xlink:actuate="onLoad" draw:mime-type="image/png"/>
</draw:frame>
On October 1, 2019, DF-41 ballistic missiles appeared at the 70th anniversary of the founding of the Communist Party of China in Beijing. <text:a xlink:type="simple" xlink:href="https://www.rfa.org/mandarin/Xinwen/8-07072023153947.html/@@images/image" text:style-name="Internet_20_link" text:visited-style-name="Visited_20_Internet_20_Link">
</text:a>
Associated Press</text:p>
      <text:p text:style-name="P4">
According to three open source intelligence analysts, the Chinese military is developing high -tech weapons to interfere with brain function and affect government leaders or all population. This technology may become an important asymmetric war tool for military attacks in Taiwan.</text:p>
      <text:p text:style-name="P4">
According to the Washington Territory, these nerve strike weapons can use microwave or other orientation energy to directly attack or control the brain, and the danger of this brain war weapon before or during the conflict is no longer just theoretically.</text:p>
      <text:p text:style-name="P4">
This entitled "Enumeration, Targeting and Collapsing The Chinese" reported in the report called " PLA (PLA) He has established his position as a world leader in the development of neurological strike weapons. "</text:p>
      <text:p text:style-name="P4">
According to the report, neural strike capacity is part of the military standard ability, and should not be regarded as unconventional weapons used in extreme circumstances. These weapons may be used in regions such as Taiwan, South China Sea, East China Sea, and China -India.</text:p>
      <text:p text:style-name="P4">
The report was written by Ryan Clarke, a senior researcher at the East Asia Research Institute of Singapore; former Army Microbiologist Lin Xiaoxu, and former Air Force Intelligence Officer, is currently written by L.J.EADS, an artificial intelligence expert in the American intelligence industry. The three authors believe that the Chinese leadership "considers neural strike and psychological warfare as its core component of the asymmetric war strategy against the United States and its Indo -Pacific Allies."</text:p>
      <text:p text:style-name="P4">
The report said: "Any breakthrough in this research will provide unprecedented tools for the Communist Party of China to forcibly establish a new world order, which has always been Xi Jinping's lifelong goal."</text:p>
      <text:p text:style-name="P4">
The report also said that the Chinese People's Liberation Army can weaken the conventional military advantages of the United States in this way, while the United States has almost no countermeasures in the short term.</text:p>
      <text:p text:style-name="P4">
The report also pointed out that the Chinese Academy of Military Medical Sciences is likely to be the main unit of brain war. It has been included in the blacklist of the US Department of Commerce.</text:p>
      <text:p text:style-name="P4">
Editor -in -chief: Kaidi</text:p>
      <text:p text:style-name="P4">
News Source: <text:a xlink:type="simple" xlink:href="https://www.rfa.org/mandarin/Xinwen/8-07072023153947.html" text:style-name="Internet_20_link" text:visited-style-name="Visited_20_Internet_20_Link">
https://www.rfa.org/mandarin/Xinwen/8-07072023153947.html</text:a>
</text:p>
      <!--NEWS-->
      <text:h text:style-name="P10" text:outline-level="1">
<text:span text:style-name="T4">
" Handshell &amp; quot; Incident processing: Hu Jiyong was &amp; quot; double -open &amp; quot;</text:span>
</text:h>
      <text:p text:style-name="P4">
Author: None</text:p>
      <text:p text:style-name="P4">
Publisher: Radio Free Asia (Organization)</text:p>
      <text:p text:style-name="P4">
Published Time: 2023-07-07T15:51:00-04:00</text:p>
      <text:p text:style-name="P4">
Modified Time: 2023-07-07T16:29: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88615in" draw:z-index="0">
<draw:image xlink:href="../Images/rfamandarin/2023-07-07T15-51-00-04-00/000000.png" xlink:type="simple" xlink:show="embed" xlink:actuate="onLoad" draw:mime-type="image/png"/>
</draw:frame>
On the Internet, the executive director of the global project management company, the party committee secretary, and the general manager Hu Jiyong, during his business trip with the company's employee Dong Moumou to go shopping with a screenshot</text:p>
      <text:p text:style-name="P4">
The results of the survey of Huo Jiyong, the cadres of PetroChina Group, who were removed from the door of "holding the door", were released. The official WeChat of China Petroleum Beijing Project Management Company reported on the 7th that the former executive director, party secretary, and general manager of the global project management company Hu Jiyong was "double -opened", and Dong Moumou was lifted a labor contract.</text:p>
      <text:p text:style-name="P4">
According to the report, on June 7, 2023, the former executive director, party committee secretary, general manager of the company's global project management company, and related videos of Dong Moumou, the company, triggered a major public opinion. Political positions, accept verification. The company's disciplinary committee immediately set up a inspection team to conduct comprehensive and in -depth verification of related issues.</text:p>
      <text:p text:style-name="P4">
According to the report, after investigation, Hu Jiyong violated life discipline and had a life style problem with Dong Moumou during his marriage; violating the discipline of integrity and changing the opportunity to travel. In addition, Hu Jiyong and some other issues reflected in the Internet have not found that there are violations of discipline and violations after verification.</text:p>
      <text:p text:style-name="P4">
The report also said that, given that the two ignore the discipline and rules and the violations of the rules and discipline, which will cause a bad impact, after the decision of the company's party committee, Hu Jiyong will be expelled from the party and the public office will be expelled;</text:p>
      <text:p text:style-name="P4">
Editor -in -chief: Kaidi</text:p>
      <text:p text:style-name="P4">
News Source: <text:a xlink:type="simple" xlink:href="https://www.rfa.org/mandarin/Xinwen/9-07072023154706.html" text:style-name="Internet_20_link" text:visited-style-name="Visited_20_Internet_20_Link">
https://www.rfa.org/mandarin/Xinwen/9-07072023154706.html</text:a>
</text:p>
      <!--NEWS-->
      <text:h text:style-name="P10" text:outline-level="1">
<text:span text:style-name="T4">
Westerners are hungry in China? A new wave of brainwashing projects on the road (Dai Zhongren/Mingjuzheng/Zheng Xuguang) | Asia wants to talk</text:span>
</text:h>
      <text:p text:style-name="P4">
Author: None</text:p>
      <text:p text:style-name="P4">
Publisher: Radio Free Asia (Organization)</text:p>
      <text:p text:style-name="P4">
Published Time: 2023-07-07T16:00:00-04:00</text:p>
      <text:p text:style-name="P4">
Modified Time: 2023-07-07T14:11: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4" text:anchor-type="as-char" svg:width="6.9236in" svg:height="3.88615in" draw:z-index="0">
<draw:image xlink:href="../Images/rfamandarin/2023-07-07T16-00-00-04-00/000000.png" xlink:type="simple" xlink:show="embed" xlink:actuate="onLoad" draw:mime-type="image/png"/>
</draw:frame>
 <text:a xlink:type="simple" xlink:href="https://www.rfa.org/mandarin/duomeiti/yazhou-henxiangliao/yz-07072023135744.html/@@images/image" text:style-name="Internet_20_link" text:visited-style-name="Visited_20_Internet_20_Link">
</text:a>
Radio of Liberty Asia</text:p>
      <text:p text:style-name="P4">
Recently, the reports of Chinese official media have promoted that the reports of "difficulties in life" and "social turmoil" in Western countries have appeared densely. Among them, the news of "#其 其 其 其 其 其 其 其 其 其 其 其 其 其 其 其 其 其 其 其 其 其 其 其 其 其 其 其 其 其 其 其 其 其 其 其 其 其 其 其 其 其 其 其 其 其 其 其 其 其 其 其 其 其 其 其 其 其 其 其 其 其 其 其 其. In addition, there are related reports of "#此 此 此 此 此" and "#此 此 此 此 此". What does this reflect? Does this reflect the news of Western countries in detail, or another wave of brainwashing engineering? Why should China be intensively reporting the "food" of advanced Western countries? What is China's own economic trend? Is it good? Does the situation of Chinese and the United States confront China increase China's unshanding sense of insecurity? Honorary professor of the Department of Political Department of Taiwan University #Mingjuzheng, independent judge #Zheng Xuguang, who wants to talk about in -depth analysis in #Asia.</text:p>
      <text:p text:style-name="P4">
News Source: <text:a xlink:type="simple" xlink:href="https://www.rfa.org/mandarin/duomeiti/yazhou-henxiangliao/yz-07072023135744.html" text:style-name="Internet_20_link" text:visited-style-name="Visited_20_Internet_20_Link">
https://www.rfa.org/mandarin/duomeiti/yazhou-henxiangliao/yz-07072023135744.html</text:a>
</text:p>
      <!--NEWS-->
      <text:h text:style-name="P10" text:outline-level="1">
<text:span text:style-name="T4">
[The 8th Anniversary of the 709 Case] The Eight -year Anti -Japanese War (Part 1)</text:span>
</text:h>
      <text:p text:style-name="P4">
Author: None</text:p>
      <text:p text:style-name="P4">
Publisher: Radio Free Asia (Organization)</text:p>
      <text:p text:style-name="P4">
Published Time: 2023-07-07T16:21:00-04:00</text:p>
      <text:p text:style-name="P4">
Modified Time: 2023-07-07T17:00:57-04:00</text:p>
      <text:p text:style-name="P4">
Description: None</text:p>
      <text:p text:style-name="P4">
Videos: []</text:p>
      <text:p text:style-name="P4">
Audios: ["<text:a xlink:type="simple" xlink:href="https://www.rfa.org/mandarin/yataibaodao/renquanfazhi/al-070720231210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6" text:anchor-type="as-char" svg:width="6.9236in" svg:height="5.1927in" draw:z-index="0">
<draw:image xlink:href="../Images/rfamandarin/2023-07-07T16-21-00-04-00/000000.png" xlink:type="simple" xlink:show="embed" xlink:actuate="onLoad" draw:mime-type="image/png"/>
</draw:frame>
Chinese human rights lawyer Wang Quanzhang and Li Heping couple <text:a xlink:type="simple" xlink:href="https://www.rfa.org/mandarin/yataibaodao/renquanfazhi/al-07072023121001.html/@@images/image" text:style-name="Internet_20_link" text:visited-style-name="Visited_20_Internet_20_Link">
</text:a>
Wang Qiaoling provides [Audio-Link: https://www.rfa.org/mandarin/yatabaodao/renquanfazhi/al-07072023121001.html/@stream]](https://www.rfa.org/mandarin/yataibaodao/renquanfazhi/al-07072023121001.html/@@stream)From July 9, 2015, the Chinese government has arrested nearly 300 human rights lawyers and rights protection persons on a large scale nationwide. However, eight years have passed. These released lawyers have faced more effort and oppression of the relocation, border control, etc., and even the lawyers have been prison twice, and even faced a longer sentence. For their family members who have always been by Zhu Lian, the eight -year anti -Japanese war of 709 has not yet been sued. The reporter of this station produced two episodes. The following are the first episodes. Please listen to the episodes first. 709 human rights lawyers Li Heping and Wang Quanzhang told their experience in the past eight years.</text:p>
      <text:p text:style-name="P4">
<text:span text:style-name="T4">
<text:span text:style-name="T5">
 <text:a xlink:type="simple" xlink:href="https://www.rfa.org/mandarin/yataibaodao/renquanfazhi/gf-06282023082430.html" text:style-name="Internet_20_link" text:visited-style-name="Visited_20_Internet_20_Link">
Wang Quanzhang was besieged for two weeks of Li Heping and his wife was forced to bid farewell to his home</text:a>
</text:span>
* </text:span>
<text:span text:style-name="T5">
 <text:a xlink:type="simple" xlink:href="https://www.rfa.org/mandarin/yataibaodao/renquanfazhi/ec-06192023095807.html" text:style-name="Internet_20_link" text:visited-style-name="Visited_20_Internet_20_Link">
Beijing's persecution and then upgrade Wang Quanzhang's couple and besieged at home by unknown Han</text:a>
</text:span>
**<text:a xlink:type="simple" xlink:href="https://www.rfa.org/mandarin/Xinwen/7-06182023170059.html" text:style-name="Internet_20_link" text:visited-style-name="Visited_20_Internet_20_Link">
<text:span text:style-name="T4">
 "Case 709" Lawyer family Li Wenzu was blocked by unknown personnel to stop power off the door </text:span>
</text:a>
<text:span text:style-name="T5">
 "After the 709 incident, my career was interrupted by my career, that is, my entire career was destroyed." -Wang Quanzhang</text:span>
</text:p>
      <text:p text:style-name="P4">
_ "I said that the Japanese are here, and I may live this kind of life. I said that the Anti-Japanese War was victory. Why did I live this kind of life?" -Wang Qiaoling_</text:p>
      <text:p text:style-name="P4">
_ "The government says that I want the rule of law, then our lawyers really lead the rule of law and pursue the rule of law. When the rule of law is about to approach, he is afraid. _ _ _ 吧 _</text:p>
      <text:p text:style-name="P4">
_ "I said that the eighth anniversary, everyone went back to their respective children, who cares so much? He has to move. I said that we all feel that we have turned it over, but he refuses to let him go." -Wang Emperor Ridge_ 岭 岭 岭</text:p>
      <text:p text:style-name="P4">
_ "709 did not end because my husband returned home. Maybe in their minds, we are the enemy. Let us have no way to live normally in China and let it go."</text:p>
      <text:p text:style-name="P4">
Chinese human rights lawyer Wang Quanzhang and his wife Li Wenzu (provided by Wang Quanzhang) <text:a xlink:type="simple" xlink:href="https://www.rfa.org/mandarin/yataibaodao/renquanfazhi/al-07072023121001.html/img_9210.jpg" text:style-name="Internet_20_link" text:visited-style-name="Visited_20_Internet_20_Link">
![] [](Images/rfamandarin/2023-07-07T16-21-00-04-00/000003.png)</text:a>
<text:span text:style-name="T4">
 After 709, their lives are rewritten </text:span>
</text:p>
      <text:p text:style-name="P4">
"709 arrest" has passed eight years. However, for the arrested lawyers and family members who have been fighting against each other, the "709 incident" is still entangled with them like a nightmare.</text:p>
      <text:p text:style-name="P4">
Li Heping still remembers that on July 10, 2015, he took his daughter to drive to a law firm to see the client. At that time, the news that he was taken away on the mobile phone. As soon as he arrived downstairs in the law firm, he was surrounded by a group of national security and plainclothes, and then took him home to search.</text:p>
      <text:p text:style-name="P4">
He has a wealth of experience in dealing with sensitive cases. At that time, he thought that this time he was taken away, which was no different from the previous situation.</text:p>
      <text:p text:style-name="P4">
"One of their leading young people said," You are quite calm ', he said that I have a "general". In fact, as a lawyer in China, the risks have always existed, and they have been caught and disappeared. I am in 2007. They were kidnapped several times in the year, so there was nothing particularly lied. Nothing, then it was quite calm. "</text:p>
      <text:p text:style-name="P4">
Chinese human rights lawyer Li Heping (middle) and family (provided by Wang Qiaoling) <text:a xlink:type="simple" xlink:href="https://www.rfa.org/mandarin/yataibaodao/renquanfazhi/al-07072023121001.html/img_9238.jpg" text:style-name="Internet_20_link" text:visited-style-name="Visited_20_Internet_20_Link">
</text:a>
<text:span text:style-name="T4">
 "The first horrible is, he asked you to take medicine" </text:span>
</text:p>
      <text:p text:style-name="P4">
However, he never expected that this wave of arrests involved nearly 300 people, covering lawyers, rights protection, visits, Christians, and even family members, covering 23 provinces across the country. He was put on a black head cover, handcuffed, and brought to a guest house.</text:p>
      <text:p text:style-name="P4">
At the beginning of the beginning, he was constantly shifted by his head. He didn't know where he was, nor did he know whether he was the armed police, National Security or Public Security.</text:p>
      <text:p text:style-name="P4">
This is also the common experience of many 709 arrested. Like many arrested people, Li Heping suffered a "hell" torture and was tortured into "living dead". Every time he mentioned, he was extremely painful.</text:p>
      <text:p text:style-name="P4">
"I think the first horrible thing is that he asked you to take medicine and fill your medicine. You don't know what medicine is. Anyway, let you take medicine on the first day, and take a lot of medicines. You don't know why. "Li Heping said.</text:p>
      <text:p text:style-name="P4">
"The second is to let you stand and keep a standing posture for a long time. So after I returned from 709, I can't run away. The feeling of the legs is separated from the knee. The wire is broken. Also, don't let you eat it, and don't let you drink water. And the detention center is frozen enough, the whole is a systematic torture. "<text:span text:style-name="T4">
 "709 court drama" by the script "</text:span>
</text:p>
      <text:p text:style-name="P4">
One and a half years after the arrest, Li Heping was charged by the Tianjin Procuratorate as "the crime of subverting the state power." However, he said that at that time, everyone in charge of the case knew that it was a injustice, but the real led case was the "709 task force", and the judge was only the tool of the "task force".</text:p>
      <text:p text:style-name="P4">
Li Heping has always insisted on not pleading guilty. However, the pressure of the international community at that time made the judge's burnt, and even proposed to Li Heping that he hoped to "solve the problem" as soon as possible. In the end, Li Heping and the judge reached an agreement, "We are defending innocence, how do you judge your affairs" and "each expression" in a vague way.</text:p>
      <text:p text:style-name="P4">
The entire closed -door trial process was required to be carried out strictly in accordance with the "script". Li Heping's wife Wang Qianling was completely unaware. Participants such as the procuratorate, judges and other participants must participate in "rehearsal". However, when the sentence was pronounced, Li Heping's words made the "task force" dissatisfied, and the entire trial had to "repeat itself."</text:p>
      <text:p text:style-name="P4">
"They asked me to say 'obey the judgment and not appeal.' When they were sentenced, I said that the" retaining opinion, not appealing ', not the same as their script. " The actors, lawyers, and prosecutors all left, but the people in the task force felt inappropriate, and called them back and called them back to the second court. Let me talk about the "obedience to the judgment, not appealing '."</text:p>
      <text:p text:style-name="P4">
On April 28, 2017, Tianjin Second Intermediate People's Court determined that Li Heping's crime of "subverting the state power" was successful, sentenced to three years in prison, four years in probation, and depriving political rights for four years. The official news stated that Li Heping expressed regret in the court, "obeying the judgment does not appeal." Ten days later, Li Heping was released, but due to probation restrictions, it was not allowed to be interviewed by the media for 4 years. These details forced to speak in court have been forbearing to this day.</text:p>
      <text:p text:style-name="P4">
Wang Quanzhang and his son are with his son(Wang Quanzhang provided)  <text:a xlink:type="simple" xlink:href="https://www.rfa.org/mandarin/yataibaodao/renquanfazhi/al-07072023121001.html/img_9211.jpg" text:style-name="Internet_20_link" text:visited-style-name="Visited_20_Internet_20_Link">
</text:a>
<text:span text:style-name="T4">
 Wang Quanzhang: I resolutely not cooperate with this "perfect trial" </text:span>
</text:p>
      <text:p text:style-name="P4">
However, another 709 lawyer Wang Quanzhang always refused to cooperate with the performance of the "709 drama". "What is the most pursuing case in this case? They pursue the so -called 100 points. What is 100 points? What is perfect judgment? For judges, there are several key judgments, such as representatives of the People's Congress, members of the CPPCC, journalists Participate in the listening, the defense lawyer fully defended, the parties pleaded guilty, served the law, and did not appeal, and then expressed their statements on TV. This is a perfect trial for the court. "</text:p>
      <text:p text:style-name="P4">
Wang Quanzhang said: "They are pursuing this effect, but I will not make such a cooperation for them at all. On the one hand, they vilify the lawyers, and on the one hand, they want to realize their perfect trial from me, and then insert their lawyers, I Resolutely resist. "</text:p>
      <text:p text:style-name="P4">
That's it. Every time the official arranged officials to send officials to Wang Quanzhang, he dismissed directly, so that the judge could not promote the case, was anxious, and even cried directly to him to ask him to cooperate.</text:p>
      <text:p text:style-name="P4">
Wang Quanzhang admitted that when he was just held in a secret place, torture made him not as good as death. However, after transferring to the detention center, his treatment improved, and he decided to use the past to defend the parties. The illegal act on the case "stops the persecution machine to stop turning."</text:p>
      <text:p text:style-name="P4">
"At that time, I actually entered a state of power flip. They also began to test, not as hostile to me, told me brother and brother, I hope I will give them face, give them a step, and then let me go. I said. You used to humiliate me in the past. Like Grandpa, why are you becoming a grandson now? I won't give you a word. "</text:p>
      <text:p text:style-name="P4">
Wang Quanzhang said, "The kind of bitterness and freedom in it, after a long period of systemization, it was numb. At that time, the director of the detention center said that I had worked out for 30 years and never saw a case -handling unit. An object of censorship. "</text:p>
      <text:p text:style-name="P4">
Li Wenzu and his son (provided by Wang Quanzhang) <text:a xlink:type="simple" xlink:href="https://www.rfa.org/mandarin/yataibaodao/renquanfazhi/al-07072023121001.html/img_9212.jpg" text:style-name="Internet_20_link" text:visited-style-name="Visited_20_Internet_20_Link">
![] [] [](Images/rfamandarin/2023-07-07T16-21-00-04-00/000011.png)</text:a>
<text:span text:style-name="T4">
 "The last person in the 709 case" </text:span>
</text:p>
      <text:p text:style-name="P4">
When his wife Li Wenzu ran to him outside the high wall and hoped that he was released as soon as possible, and the court was anxious to "solve" him as soon as possible, but Wang Quanzhang hoped that the case would "drag for one day". The unable to judge him, but must change his mandatory measures to him after the interrogation period is over, so that he will take the bail pending trial. In this way, he can accept the interview and tell the truth.</text:p>
      <text:p text:style-name="P4">
However, Wang Quanzhang admitted that he underestimated the "shamelessness" of the Supreme Court. Under the approval of the Supreme Court, the Tianjin Second Intermediate People's Court violated the regulations and repeatedly delayed his case trial, making him the "last person of the 709 case" and had only been dragged until 2019. As a result, Wang Quanzhang was sentenced to "subverting the crime of state power". He was sentenced to four years and six months, deprived of political rights for five years. He was released from prison until April 5, 2020, and his freedom was nearly 5 years.</text:p>
      <text:p text:style-name="P4">
After regaining freedom, he felt that he was disconnected from the times. He could not even use WeChat payment, and could not concentrate on doing things, and deeply felt anxious. It wasn't until the former judicial minister Fu Zhenghua, who was accused of planning the "709 arrest", and Sun Lijun, the former deputy minister of the Ministry of Public Security. Wang Quanzhang felt that his anxiety was cured.</text:p>
      <text:p text:style-name="P4">
"The person who persecuted you was ended. Some lawyers said very well. The end of these people today was pursued by them. They persecuted human rights lawyers for a long time. One day they were detained. People must be human rights lawyers. "Wang Quanzhang said," They stepped down, making people feel very fast, not only me, but also many people who have been persecuted by them are very happy. "</text:p>
      <text:p text:style-name="P4">
To fight with those who persecuted himself, Wang Quanzhang paid a heavy price. His lawyer's license was revoked, making him unable to defend the parties as a lawyer.<text:span text:style-name="T4">
 Destruction of career, living in the house </text:span>
</text:p>
      <text:p text:style-name="P4">
Wang Quanzhang said: "After the 709 incident, my career was interrupted by my career, that is, my entire career was destroyed. I have achieved some results in the case before. Judge, actually effectively helped those people who were persecuted at the grassroots level. But the 709 incident was interrupted, and my past experience was all invalid, causing great damage to my career ideals. "</text:p>
      <text:p text:style-name="P4">
In addition to the destruction of his career, the Wang Quanzhang family has also been monitored for a long time, and every sensitive day will be restricted. Starting from April this year, with a number of senior officials from European countries visited China, the authorities have greatly improved their suppression of them. They are constantly disturbed by landlords, police, and even underworlds, and they have broken water and power. They do not stop them. In just two months, Wang Quanzhang's family moved 13 times and was rushed to rush around in different regions of Beijing.</text:p>
      <text:p text:style-name="P4">
<text:span text:style-name="T4">
 Can't escape the cage </text:span>
 **</text:p>
      <text:p text:style-name="P4">
Wang Quanzhang said that he can foresee that even if he leaves Beijing, he will only be monitored more seriously like Chen Guangcheng of that year. As long as they are still on the land in China, they cannot be separated from trouble. When asked if he wanted to leave China, his answer was yes. However, the couple have been rejected by trying to apply for a passport.</text:p>
      <text:p text:style-name="P4">
The Li Heping family, also forced to move, was intercepted at Chengdu Airport when she successfully handled her passport. The police read out the restriction notice, saying that they "may endanger national security."</text:p>
      <text:p text:style-name="P4">
Li Heping said: "Entering the border is the right of citizens. If there is this right, I can choose to stay in China or choose to leave China. This should be free. But now he will not let you leave China. Already restricted you, deprive your choice. "</text:p>
      <text:p text:style-name="P4">
<text:span text:style-name="T4">
 Endless oppression </text:span>
</text:p>
      <text:p text:style-name="P4">
The lawyers who were suspended, monitored, forced to relocate, and were controlled, and more like Li Yuhan, who were defended by lawyers 709 cases, were arrested; lawyers of Yu Wensheng were arrested for the second time, and this time, he also brought his wife Xu Xu Xu Yan, all charged with Guoan related crimes. The two lawyers of Xu Zhiyong and Ding Jiaxi were sentenced to 14 years and 12 years in prison for the "Xiamen gathering case".</text:p>
      <text:p text:style-name="P4">
For Chinese human rights lawyers, the eight -year anti -Japanese war in 709 is not known.</text:p>
      <text:p text:style-name="P4">
Li Heping said, "Did you say 709 is over? For the Wang Quanzhang family and my family, they want to drive us away from Beijing, so as not to let us rent a house in Beijing, break the water and power off, and let us live here. In the world's eyes, the eyes of the world. They all violated the law like this. Are you saying that 709 is over? "</text:p>
      <text:p text:style-name="P4">
<text:span text:style-name="T4">
 After 709, the construction of the rule of law in China is extinguished by gray smoke </text:span>
</text:p>
      <text:p text:style-name="P4">
Wang Quanzhang believes that before and after the "709 arrest", the Chinese official passed the new "Criminal Procedure Law", "Career Code of Lawyers", and the "Management Measures for Law Firm" to eliminate all the space for human rights lawyers. The rule of law in China is no longer hopeful.</text:p>
      <text:p text:style-name="P4">
For Li Heping, 709's research that he has been doing has been doing, and the work that promotes the introduction of the referee (jury) system in China has been interrupted. The "709 Incident" has also become the beginning of China's rule of law, and lawyers dare not tell the truth anymore.</text:p>
      <text:p text:style-name="P4">
"The 706 case has caused China to negotiate the market economy subject status that China is seeking, and the bottom of the kettle is drawn. Second, you have made the two major achievements of China's reform and opening up. A great social harm. "Li Heping said," The government said in a word of mouth to hope that the rule of law is hoped, so then of us lawyers really lead the rule of law and pursue the rule of law. When the rule of law is about to approach, he is afraid. , I want to do it for him. "</text:p>
      <text:p text:style-name="P4">
He smiled bitterly that the "709 incident" brought him to him was to let him experience torture in person and experienced a Chinese legal system "in -depth tour". However, he still firmly believes that a country must develop in a good direction, and the rule of law is indispensable. He quoted a sentence of Zhang Sizhi, the late Chinese Thai Dato -class lawyer: Human rights are the largest face in a country.</text:p>
      <text:p text:style-name="P4">
Reporter: Lv Xi Editor: 梒 记 记 记: Hong Wei</text:p>
      <text:p text:style-name="P4">
News Source: <text:a xlink:type="simple" xlink:href="https://www.rfa.org/mandarin/yataibaodao/renquanfazhi/al-07072023121001.html" text:style-name="Internet_20_link" text:visited-style-name="Visited_20_Internet_20_Link">
https://www.rfa.org/mandarin/yataibaodao/renquanfazhi/al-07072023121001.html</text:a>
</text:p>
      <!--NEWS-->
      <text:h text:style-name="P10" text:outline-level="1">
<text:span text:style-name="T4">
Column | Tibet Observation: Chinese authorities prohibit Tibetan from contact with the outside world;</text:span>
</text:h>
      <text:p text:style-name="P4">
Author: None</text:p>
      <text:p text:style-name="P4">
Publisher: Radio Free Asia (Organization)</text:p>
      <text:p text:style-name="P4">
Published Time: 2023-07-07T16:25:00-04:00</text:p>
      <text:p text:style-name="P4">
Modified Time: 2023-07-07T17:02:00-04:00</text:p>
      <text:p text:style-name="P4">
Description: None</text:p>
      <text:p text:style-name="P4">
Videos: []</text:p>
      <text:p text:style-name="P4">
Audios: ["<text:a xlink:type="simple" xlink:href="https://www.rfa.org/mandarin/zhuanlan/xizangzonglan/tibet-070720230935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4.612011in" draw:z-index="0">
<draw:image xlink:href="../Images/rfamandarin/2023-07-07T16-25-00-04-00/000000.png" xlink:type="simple" xlink:show="embed" xlink:actuate="onLoad" draw:mime-type="image/png"/>
</draw:frame>
In 2021, the monitoring camera outside a temple outside Tibet and the Chinese flag Martin Pollard/Reuters <text:a xlink:type="simple" xlink:href="https://www.rfa.org/mandarin/zhuanlan/xizangzonglan/tibet-07072023093501.html/@@stream" text:style-name="Internet_20_link" text:visited-style-name="Visited_20_Internet_20_Link">
Audio-Link: https://www.rfa.org/mandarin/zhuanlan/xizanglan/tibet-07072023093501.html/@ @stream </text:a>
Hello everyone, my friends, I am Chen Aizheng, Tibet sends out to invite you to look at Tibet with me. Radio Asia was informed that the Tibetan authorities have recently strengthened the monitoring of Tibetans and continued to interrogate them in the regional capital of Lhasa to prevent the Tibetan from contacting the outside world. Anyone who had contact with foreign people would be summoned by the police. In addition, the Chinese government refused to provide compensation to local residents influenced by the world's largest hydraulic solar power plant, including Tibetan herdsmen. The herdsmen complained to the Chinese government. And a Tibetan Buddhist monk Ge Sangdan's growth traveled more than 2,000 kilometers to Dalai Lama worship. The monk had completed the journey three times, and behind him with a car full of food and bedding. In this episode, we will learn more about these situations together.</text:p>
      <text:p text:style-name="P4">
The Chinese government has been strengthening the monitoring of Tibetans and continuously interrogated Tibetans living in Lhasa to determine whether they have contact with people outside Tibet and strengthen monitoring measures to prevent such connections. Now, the Chinese authorities are interrogating Tibetans in Lhasa and warned them to stop communication.</text:p>
      <text:p text:style-name="P4">
In March of this year, the two important anniversary of the anniversary prompted police to strengthen surveillance. June is the 15th anniversary of the riots in 2008, and the 64th anniversary of the uprising of the Chinese army that invaded the region ten years ago in 1959.</text:p>
      <text:p text:style-name="P4">
However, the strengthening of security measures since March continued until June. The police continued to closely monitor Lhasa residents and randomly search for their mobile phones and online communication to find out whether they had communicated with foreign communication.</text:p>
      <text:p text:style-name="P4">
A Tibetan resident told Liberty Radio Tibetan group that the police were particularly worried that Lhasa residents might contact reporters or researchers outside Tibet.</text:p>
      <text:p text:style-name="P4">
The source said: "The Tibetans are warned not to contact the outside world. Those who have been in contact have been summoned and interrogated, their mobile phones are confiscated and they are continuously reviewed."</text:p>
      <text:p text:style-name="P4">
The source is a Tibetan who has been in contact with overseas people and is summoned with some friends to be interrogated. He said,</text:p>
      <text:p text:style-name="P4">
"They warned us not to contact the outside world, especially Tibetan researchers and reporters. I also know that there are many Tibetans who are in contact with people outside Tibet have also been interrogated by the Chinese authorities."</text:p>
      <text:p text:style-name="P4">
Another resident said that even if you chat with outsiders, they may be summoned. The resident said,</text:p>
      <text:p text:style-name="P4">
"I have been summoned twice this year to accept the interrogation. One of my friends had to bribe the authorities to release me for the second time. My name is now listed on the interrogation list, so if I need to leave Lhasa, I must get a license from the local police. ","</text:p>
      <text:p text:style-name="P4">
In addition, Chinese official media recently reported that the Giant Clark Photovoltaic Power Station began to be fully put into operation on June 26. This huge solar power station covers an area of 16 million square meters (equivalent to more than 2,000 football fields), equipped with hydropower components, which helps to stabilize energy supply when weather conditions change.</text:p>
      <text:p text:style-name="P4">
It can generate 2 billion kilowatt -hours per year, and it can be fully charged for electric vehicles with a range of 550 kilometers (340 miles) of 15,000 kilometers in only one hour.</text:p>
      <text:p text:style-name="P4">
However, a Tibetan residents living near Clark told the Tibetan group of Radio Free Asia that Tibetan nomads who had been grazing in areas covered by solar panels today were forced to move and did not provide any returns. The resident said,</text:p>
      <text:p text:style-name="P4">
"The Chinese government has operated the largest hydropower and solar power plant in Yajiang County, Ganzi Tibetan Autonomous Prefecture on June 24. In order to build and promote the establishment of power plants, the Chinese government has occupied the local Tibetan land in the region, and has not given any giving any any of them. compensate."</text:p>
      <text:p text:style-name="P4">
The resident also said that before the project started, Tibetans who were displaced now have never been notified. He pointed out that</text:p>
      <text:p text:style-name="P4">
"On the contrary, the police are stationed near the power plant, and the locals must not approach. Although the authorities told the local Tibetans that the power plant will be beneficial to livestock and pasture, but now the Tibetan nomadic flow is displaced and is pushed to other places."</text:p>
      <text:p text:style-name="P4">
Another Tibetan resident said that local nomads appealed to the Chinese government, but there was no result.</text:p>
      <text:p text:style-name="P4">
"In April this year, the local Tibetan begging the Chinese authorities to stop this project. However, it is obvious that it is impossible to oppose migration and reorganization. The local Tibetans have no choice but to comply with the government's order."</text:p>
      <text:p text:style-name="P4">
Lausancuo, an environmental researcher at the Tibetan International Network headquarters in San Francisco, said that these power plants pose a serious threat to the fragile environment of Tibet.</text:p>
      <text:p text:style-name="P4">
She said: "The Chinese government's policies and the expansion of Tibet infrastructure are the causes of earthquakes, floods, and various irreversible ecosystem damage."</text:p>
      <text:p text:style-name="P4">
What you are listening to is Radio Asia Tibet Overview. I am Chen Aizheng and look at Tibet with you. A Tibetan Buddhist monk took a car full of food and bedding and worshiped regularly. In eight months, he completed more than 2,000 kilometers (1,200 miles) pilgrimal journey and arrived in Dallanala, India.</text:p>
      <text:p text:style-name="P4">
61 -year -old Gesang Tanzeng(Tenzin)He said that he was in the Bodhi Gaye in the sanctuary of the Buddhist Buddhist land in the northwest of India on October 29, 2022(BodhGaya)Departure from the village, it is believed that the Buddha became a path under the bodhi tree in the 6th century.</text:p>
      <text:p text:style-name="P4">
This is the third time Ge Sangdan has completed the long -distance pilgrimage since 2008. The monk said in Dallan Sara, India, said,</text:p>
      <text:p text:style-name="P4">
"For world peace, for the longevity of the Dalai Lama, for the welfare of all sentient beings, I started this trip again." Dallanara is the place where the Tibetan government is located, the exiles of Tibet and the Dalai Lama lived. Gesangdan has arrived on June 30.</text:p>
      <text:p text:style-name="P4">
For centuries, the devout Tibetan Buddhists have been pilgrimage and worshiped.</text:p>
      <text:p text:style-name="P4">
The monk began to walk at 7 am and stopped at 9 pm. When the weather is good, it is about eight kilometers a day, but the distance is only half a day on the steep road or when the weather is not good. Gesangdan said that because the bun is a physical work, sometimes it causes a cold due to his temperature loss. On the road, I also encountered the help of many exile Tibetans and Indians, such as sending food and drinking water, etc. He said,</text:p>
      <text:p text:style-name="P4">
"Although it is not difficult to pull a car on the plain, when it is close to the hills in the Hatshalland of Himaharbal, India, it becomes full of challenges and difficulties. In the past eight months of journey , Tibetans, Indians, and bystanders have given me a lot of support. "</text:p>
      <text:p text:style-name="P4">
In 2008, the first long journey of Ge Sangtan's long -headed journey from Tibetan (now belongs to the Gannan Tibetan Autonomous Prefecture, Gansu Province, Gansu Province), and reached Bodhica in 2014.</text:p>
      <text:p text:style-name="P4">
In 2017, his second journey also arrived in Nepal from 483 kilometers (300 miles) from Bodhia.According to the Voice of Tibet, Gesang Danzang said in an interview that the Dalai Lama emphasized the importance of compassion and emptiness to him, and taught him to practice and live with peace of mind. The Dalai Lama gave him Guanyin and Shakyamuni Buddha statue, and a bottle of nectar.</text:p>
      <text:p text:style-name="P4">
When asked about the feeling of arriving in the Dharraine of Dallanra more than eight months, Gesang Danzeng said that he was very excited when he worshiped the Mahayana Fa Garden in front of the Buddha statue of Shakyamuni, and could no longer control his mood and wept. Essence</text:p>
      <text:p text:style-name="P4">
It is reported that Gesangdan was born in Luqu County, Qinghai, Tibet. When he was in Tibet, he arrived in Lhasa in a long way from Luqu County, Qinghai, and the surrounding Buddhist sacred land and temples. He also arrived in Buddhist sacred land in China, including Wutai Mountain. He plans to have long heads from Tibet to the Buddhist sacred place in India. When he arrived at the border between Tibetan and Nepal, he was blocked by the authorities because he had no passport and was repatriated to his hometown. After getting his passport, he tried again, arrived in Nepal later, and successfully grown his head from Nepal to India Bodhica.</text:p>
      <text:p text:style-name="P4">
In addition, the Dalai Lama visited a group of Tibetan students from Europe and the United States to participate in the "Saran Youth Cultural Summer Camp" event in the United States and the United States on July 4, and gave a brief teachings. The Dalai Lama pointed out that Buddhist philosophy is not limited to Buddhists, and anyone can learn. He pointed out that good intentions are part of Tibetan traditional culture and an indispensable part of world peace. The Dalai Lama is therefore taught these students.</text:p>
      <text:p text:style-name="P4">
The Dalai Lama also explained to students the importance of learning the philosophical concept of Tibetan Buddhism, pointing out that the philosophy in Tibetan Buddhism advocates analyzing the truth of all things through logical anatomy, which is of great help to people's thinking development. It plays a role in broadening the ability of brain cognition and analysis, so as to better distinguish between right and wrong.</text:p>
      <text:p text:style-name="P4">
The Dalai Lama further pointed out that the philosophy in Tibetan Buddhism has attracted many scientists, and in the exile Tibetan schools, there are also philosophical courses that teaches these Buddhist philosophy. Because philosophy is suitable for everyone, learners are not limited to Buddhists. Anyone can learn as long as they are willing.</text:p>
      <text:p text:style-name="P4">
President Basan Sela of Saran pointed out that the Sara Academy and the Tibet Foundation jointly launched the 2023 Sarah Tibet Youth Cultural Summer Camp in June, and led 29 students participating in the event on July 4th. See the Dalai Lama.</text:p>
      <text:p text:style-name="P4">
Tibetans from 6 different European and American countries will learn and experience Tibet's language and religious culture within the next 5 weeks. They will visit the Tibetan administrative center to understand their operating models, and at the same time, they will also experience the real life of Tibetans in Dallana in exile.</text:p>
      <text:p text:style-name="P4">
A Tibetan student from the UK said she failed to contact the cultural language of the nation due to environmental factors when she was young. Therefore, I came to Dallanala to study and experience Tibetan, Tibetan Buddhism, and Tibetan culture.</text:p>
      <text:p text:style-name="P4">
Writing, hosting, production: Chen Aizheng</text:p>
      <text:p text:style-name="P4">
News Source: <text:a xlink:type="simple" xlink:href="https://www.rfa.org/mandarin/zhuanlan/xizangzonglan/tibet-07072023093501.html" text:style-name="Internet_20_link" text:visited-style-name="Visited_20_Internet_20_Link">
https://www.rfa.org/mandarin/zhuanlan/xizangzonglan/tibet-07072023093501.html</text:a>
</text:p>
      <!--NEWS-->
      <text:h text:style-name="P10" text:outline-level="1">
<text:span text:style-name="T4">
Column | Interpretation of Xinjiang: Multi -country reviewing Uyghur forced labor products supply chain; two Uighurs were arrested for religious activities</text:span>
</text:h>
      <text:p text:style-name="P4">
Author: None</text:p>
      <text:p text:style-name="P4">
Publisher: Radio Free Asia (Organization)</text:p>
      <text:p text:style-name="P4">
Published Time: 2023-07-07T16:25:22-04:00</text:p>
      <text:p text:style-name="P4">
Modified Time: 2023-07-07T16:25:22-04:00</text:p>
      <text:p text:style-name="P4">
Description: None</text:p>
      <text:p text:style-name="P4">
Videos: []</text:p>
      <text:p text:style-name="P4">
Audios: ["<text:a xlink:type="simple" xlink:href="https://www.rfa.org/mandarin/zhuanlan/jieduxinjiang/xinjiang-070720230939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5" text:anchor-type="as-char" svg:width="6.9236in" svg:height="3.88615in" draw:z-index="0">
<draw:image xlink:href="../Images/rfamandarin/2023-07-07T16-25-22-04-00/000000.png" xlink:type="simple" xlink:show="embed" xlink:actuate="onLoad" draw:mime-type="image/png"/>
</draw:frame>
Human Rights activists on May 10, 2023 at the mask of CEO of Volkswagen Brumo in Berlin, Germany, and Chinese leader Xi Jinping's mask to protest the World Uighur Conference outside the annual meeting of the Popular Company <text:a xlink:type="simple" xlink:href="https://www.rfa.org/mandarin/zhuanlan/jieduxinjiang/xinjiang-07072023093912.html/@@stream" text:style-name="Internet_20_link" text:visited-style-name="Visited_20_Internet_20_Link">
Audio-Link: HTTPS : //www.rfa.org/mandarin/zhuanlan/jieduxinjiang/xinjiang-07072023093912.html/@@stream</text:a>
Hello everyone, my friends, I am Chen Aizheng, welcome you to interpret Xinjiang with me. A series of multinational companies, including German car giant Volkswagen, Spanish clothing dealer ZARA, and Chinese online retailers, TEMU, have been re -examined recently because they are said to have not fully worked hard to determine whether their supply chain is in the supply chain Use Uyghur forced to work. In addition, the two Uighurs have confirmed that they were detained for participating in religious activities. According to the information in the Xinjiang Police Archives, they also pointed out other reasons for their arrest. In this episode, let's understand these situations together.</text:p>
      <text:p text:style-name="P4">
In Europe, a well-known human rights organization and two other organizations appealed to the German authorities on June 21, accusing Volkswagen, Mercedes-Benz and BMW without taking appropriate measures to prevent or eliminate forced labor in the process of automobile manufacturing.</text:p>
      <text:p text:style-name="P4">
In the United States, a report from the China House of Representatives China Issue Special Committee stated that Pinduoduo could not even "maintain the appearance of a meaningful compliance plan."</text:p>
      <text:p text:style-name="P4">
The owner of the Uniqiku parent company and the owner of the Lara Club chain, Inditex, is the object of the Paris European Uighur Research Institute and several other non -governmental organizations recently filed a appeal.</text:p>
      <text:p text:style-name="P4">
The appeal of the Paris courts stated that these brands continued to ignore the human rights behavior of Xinjiang authorities and profit from forced labor.</text:p>
      <text:p text:style-name="P4">
Dilnur Reyhan, director of the European Uyghur Institute of Paris, told the Nikkei Asia: "Economic participants have the responsibility to prove that their products are not contaminated by forced labor."</text:p>
      <text:p text:style-name="P4">
In recent years, the Chinese authorities have been severely criticized by the international community for serious violations of Muslims' rights, including forced labor.</text:p>
      <text:p text:style-name="P4">
The U.S. government and several Western Parliament, including the German Federal House, announced that the atrocities of Xinjiang Uygur Autonomous Region in the western region of China constituted ethnic extinction or anti -human crime.</text:p>
      <text:p text:style-name="P4">
In response, more Western countries governments are suppressing their products and supply chains involving Uighurs forced labor.</text:p>
      <text:p text:style-name="P4">
The German appeal and the US House of Representatives' reports quoted the recent adoption of their countries to stop the laws that the Uighurs forced labor.</text:p>
      <text:p text:style-name="P4">
The European Constitution and Human Rights Center, headquartered in Berlin(ECCHR)A complaint was filed on June 21, which was the first time that it had filed a lawsuit on the Uighur issue since the implementation of the new law in January. The law requires German companies to take appropriate measures to prevent or eliminate forced labor.</text:p>
      <text:p text:style-name="P4">
The European Constitution and Human Rights Center, the World Uyghur Congress and the German Ethics Shareholders Association quoted a report from the University of Shefield Halham, England last year.</text:p>
      <text:p text:style-name="P4">
Ayfield Halham University Researcher Ari Kun Uluwu Yaile(Glarqun ulughyol)Said: "Although Volkswagen and other companies may deny the use of forced labor directly, our investigation focuses on whether they can guarantee that their suppliers do not hire Uyghur forced labor."</text:p>
      <text:p text:style-name="P4">
Volkswagen and its Chinese partner SAIC Group has a joint venture factory in Urumqi, the capital of Xinjiang Uygur Autonomous Region.</text:p>
      <text:p text:style-name="P4">
The complaint also said that BMW and Mercedes-Benz were also related to forced labor through its supply chain.</text:p>
      <text:p text:style-name="P4">
Volkswagen defended its factory, saying that the factory was a typical Chinese joint venture, and there was no signs of abuse. Workers are now conducting quality inspections of assembly vehicles in the factory.</text:p>
      <text:p text:style-name="P4">
These companies stated that they strictly implement human rights standards in the supply chain, but the European Human Rights Commission stated that "multiple reports have confirmed unanimously that independent factories are impossible. Therefore, the company cannot rely on audit to perform human rights due diligence."</text:p>
      <text:p text:style-name="P4">
However, in response to the university report, Volkswagen Group CEO Oliver Bloom(Oliver Blum)It was said on June 21 that the company intends to conduct an independent audit of the Urumqi plant later this year.</text:p>
      <text:p text:style-name="P4">
Volkswagen Integrity and Sustainable Development Communication Director Nichola Laud(Nicolai Laude)Tell Liberty Radio Radio Victoria Group, he did not know the complaint, and could not comment on its specific details.</text:p>
      <text:p text:style-name="P4">
However, he said that Volkswagen rejected "all forms of modern slavery, including forced labor and population trafficking." He said,</text:p>
      <text:p text:style-name="P4">
"If the supplier has serious violations, such as the use of forced labor, if the supplier fails to correct its behavior, it will terminate the contract with them."</text:p>
      <text:p text:style-name="P4">
The German Supply Chain Act authorized the German Federal Economic and Export Control Office (BAFA) to investigate the failure to perform the failure to perform the prohibition of forced labor obligations. If necessary, it can be fined or even suspended that government contracts can be up to three years. The European Constitution and Human Rights Center stated in the appeal submitted to the agency that</text:p>
      <text:p text:style-name="P4">
"These companies have not submitted the document, which proves that they are fully responding to the risk of forced labor for the supplier of the Xinjiang Uygur Autonomous Region."</text:p>
      <text:p text:style-name="P4">
Tilman Massa of the Moral Shareholders Association told Liberty Radio that "the behavior of the three German car companies lacks transparency." He said,</text:p>
      <text:p text:style-name="P4">
"Even at the annual shareholders' meeting, they did not answer the question of what they did in China. They officially told us that they fulfilled all human rights due diligence obligations, but did not explain how to perform.</text:p>
      <text:p text:style-name="P4">
"Therefore, we hope that through complaints, the corresponding national authorities can use the new power in the Duties of the Supply Chain to truly investigate what the German car company is doing to ensure that their supply chain in China has not forced labor."</text:p>
      <text:p text:style-name="P4">
At the same time, the US House of Representatives report "Fast Fashion and Uyghur Race Extrater" stated that Pinduoduo has no system to ensure that the Uyghur forced Labor Prevention Law (UFLPA) passed in December 2021, which prevented imports from being forced by Xinjiang forced by forced forced by forced by forced by forced by Xinjiang. Products for labor.</text:p>
      <text:p text:style-name="P4">
Pinduoduo was launched by a company headquartered in Shanghai last September and provided large discount products on its online platform. Most of these products were transported directly from China to consumers.</text:p>
      <text:p text:style-name="P4">
The report on June 22 states that "American consumers should know that Pinduoduo's supply chain is extremely risky by forced labor pollution."</text:p>
      <text:p text:style-name="P4">
This report is a follow -up report of the initial report in May, which calls for the "minimum" threshold for changing customs inspection.Last week's report stated that more than 30% of parcels transported to the United States were responsible for Pinduoduo and Xiyin.</text:p>
      <text:p text:style-name="P4">
The report also said, "Although Pinduoduo provides convenience for the shopping of millions of Americans each year, when asked in time, Pinduoduo did not report any compliance or audit system to verify the tens of thousands of tens of thousands of tens of thousands listed on Pinduoduo. The seller does not sell products that are forced by Uighurs for labor. "</text:p>
      <text:p text:style-name="P4">
The report also said that "Pinduoduo's current compliance plan is almost dependent on its third -party sellers in China. These sellers send the goods to the United States, but the data is insufficient and cannot be appropriately reviewed."</text:p>
      <text:p text:style-name="P4">
Pinduoduo did require its 80,000 sellers to agree to the "third -party behavior guidelines", including model language, indicating that the company adopted a "zero tolerance policy" for the use of forced labor. However, it is reported that Xinjiang or the Uyghur forced Labor Prevention Law is not mentioned.</text:p>
      <text:p text:style-name="P4">
The report includes a screenshot of the product sold on Pinduoduo, which is described as a pendant with "Xinjiang cotton".</text:p>
      <text:p text:style-name="P4">
The report said: "When responding to our inquiries, Pinduoduo acknowledged that it did not formulate a policy that prohibited the sale of goods from Xinjiang."</text:p>
      <text:p text:style-name="P4">
The committee stated that it will continue to work hard to examine the supply chain outside China and "Nike, Adidas, Higin and Pinduoduo related business behavior."</text:p>
      <text:p text:style-name="P4">
On June 27th, Pinduoduo released a position of compliance personnel in the United States on Lingyinglin, a policy and procedure for anti -money laundering, permission requirements and reporting obligations.</text:p>
      <text:p text:style-name="P4">
Another post shows that Pinduoduo is still looking for a lawyer to help the company formulate a product screening agreement. Reuters first reported these recruitment information.</text:p>
      <text:p text:style-name="P4">
In addition, Radio Free Asia confirmed that the Xinjiang authorities detained two Uyghur men on the grounds that they participated in religious activities and disclosed the cause of detention for the first time.</text:p>
      <text:p text:style-name="P4">
The name of the two men -about 35 -year -old Ottoman River Tulson(Osmanjan Tursun)He is believed to be 55 -year -old Kuru Tukuk Rimu(Regrower)——As all appeared in the "Xinjiang Police File", which is a confidential document stolen from the Xinjiang Police Computer, which contains personal records of 830,000 people.</text:p>
      <text:p text:style-name="P4">
These archives also pointed out other reasons for their detention.</text:p>
      <text:p text:style-name="P4">
The date of these archives was from 2017 to 2018. At that time, the peak period of the "strict" movement in China. During this period, hundreds of thousands of Uyghur and other Turkic minorities were sent to the "re -education" camp. They provide more evidence that the Beijing authorities infringe on human rights in Xinjiang, and the Chinese government has repeatedly denied this.</text:p>
      <text:p text:style-name="P4">
The archives of Kashgar Shufu County Police show that the authorities believe that Turnson is "dangerous and emotionally unstable." In 2017, he was sentenced to seven years of imprisonment because the authorities had previously imprisoned his five families, including his mother, a sister, two brothers, and a sister -in -law.</text:p>
      <text:p text:style-name="P4">
However, in a telephone interview with the fate of the detainees listed in the Xinjiang Police Archives, a police officer who did not want to disclose his name said that Turson and his relatives were "engaged in illegal religious activities in 2014". June.</text:p>
      <text:p text:style-name="P4">
The policeman said that despite the Kashgar Shufu County Police files show that the authorities arrested Turzon because his family was arrested before, but the police actually accused him of disturbing the public order and conspiracy with others. However, these records did not include the details he had accused, such as how he, when, and where to disturb the public order or seek with whom.</text:p>
      <text:p text:style-name="P4">
Police contacted by Radio Free Asia also confirmed that the other detainee of Kashgar Shufu County Police Archives, Abdul, is still in prison. The document claims that he was about 48 years old when he was arrested, but did not provide more information.</text:p>
      <text:p text:style-name="P4">
However, the police told Radio Free Asia that the authorities were sentenced to 10 years of imprisonment of Abduling Rimu due to "illegal religious activities".</text:p>
      <text:p text:style-name="P4">
An official said that the "crime" of Abuki Rimu was "watching illegal religious videos and participating in illegal religious presence."</text:p>
      <text:p text:style-name="P4">
Writing, hosting, production: Chen Aizheng</text:p>
      <text:p text:style-name="P4">
News Source: <text:a xlink:type="simple" xlink:href="https://www.rfa.org/mandarin/zhuanlan/jieduxinjiang/xinjiang-07072023093912.html" text:style-name="Internet_20_link" text:visited-style-name="Visited_20_Internet_20_Link">
https://www.rfa.org/mandarin/zhuanlan/jieduxinjiang/xinjiang-07072023093912.html</text:a>
</text:p>
      <!--NEWS-->
      <text:h text:style-name="P10" text:outline-level="1">
<text:span text:style-name="T4">
China Network Information Office plans to prohibit anonymous release &amp; quot; guides bad &amp; quot; content</text:span>
</text:h>
      <text:p text:style-name="P4">
Author: None</text:p>
      <text:p text:style-name="P4">
Publisher: Radio Free Asia (Organization)</text:p>
      <text:p text:style-name="P4">
Published Time: 2023-07-07T16:38:00-04:00</text:p>
      <text:p text:style-name="P4">
Modified Time: 2023-07-07T16:59:54-04:00</text:p>
      <text:p text:style-name="P4">
Description: None</text:p>
      <text:p text:style-name="P4">
Videos: []</text:p>
      <text:p text:style-name="P4">
Audios: ["<text:a xlink:type="simple" xlink:href="https://www.rfa.org/mandarin/yataibaodao/meiti/sc-070720231230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6" text:anchor-type="as-char" svg:width="6.9236in" svg:height="4.612011in" draw:z-index="0">
<draw:image xlink:href="../Images/rfamandarin/2023-07-07T16-38-00-04-00/000000.png" xlink:type="simple" xlink:show="embed" xlink:actuate="onLoad" draw:mime-type="image/png"/>
</draw:frame>
China Network Information Office <text:a xlink:type="simple" xlink:href="https://www.rfa.org/mandarin/yataibaodao/meiti/sc-07072023123053.html/@@images/image" text:style-name="Internet_20_link" text:visited-style-name="Visited_20_Internet_20_Link">
</text:a>
Reuters picture <text:a xlink:type="simple" xlink:href="https://www.rfa.org/mandarin/yataibaodao/meiti/sc-07072023123053.html/@@stream" text:style-name="Internet_20_link" text:visited-style-name="Visited_20_Internet_20_Link">
AUDIO-LINK: https://www.rfa.org/mandarin/yataibaodao/meiti/sci-07072023123053.html/@stream</text:a>
China National Internet Information Office (referred to as "Internet Information Office") released a document called the "Regulations on the Governance of Network Violence Information (Draft for Consultation)" on July 7, saying that "online information service providers should strengthen the online community section section "The management of network groups", "prohibit the creation of topic sections and group account accounts (Article 14)" in the name of "anonymous submission and shouting, and other names.</text:p>
      <text:p text:style-name="P4">
<text:span text:style-name="T4">
<text:span text:style-name="T5">
 <text:a xlink:type="simple" xlink:href="https://www.rfa.org/mandarin/yataibaodao/jingmao/jw-04112023120736.html" text:style-name="Internet_20_link" text:visited-style-name="Visited_20_Internet_20_Link">
China Internet Information Office strengthens regulatory artificial intelligence scholars: autocracy and control public opinion</text:a>
</text:span>
</text:span>
<text:a xlink:type="simple" xlink:href="https://www.rfa.org/mandarin/Xinwen/8-01092023153749.html" text:style-name="Internet_20_link" text:visited-style-name="Visited_20_Internet_20_Link">
<text:span text:style-name="T4">
 China's Internet "Deep Synthetic Management Regulations" will soon implement human rights organizations: speech management and control upgrade </text:span>
</text:a>
<text:span text:style-name="T4">
 On -Weibo reviewer: The new release of the document has definition of vague issues </text:span>
</text:p>
      <text:p text:style-name="P4">
Liu Lipeng, who has served as a reviewer of Sina Weibo and currently lives in the United States, said that there is a problem of defining blur: "It does not clearly say how to operate it. Like those previous (files), how to review and comment, There will be very detailed (content), including how the words it created will be defined, even if it is a draft regulations that are drafted by the Internet Information Office. This is more vague. "</text:p>
      <text:p text:style-name="P4">
At present, the well -known Q &amp; A website of China has announced on July 7 that it will be anonymous on offline. In Zhihu's notice, it is said that "to ensure the healthy discussion in the community", Zhihu has completed the development of anonymous function offline in the latest version of the APP. It is expected to be launched on July 14th. The anonymous function will also be officially launched on the new and old version of the APP and the computer.</text:p>
      <text:p text:style-name="P4">
The reporter sent an email to Zhihu and tried to ask whether the offline was related to the documents launched by the China Internet Information Office. But as of the press release, it has not been responded.</text:p>
      <text:p text:style-name="P4">
Liu Lipeng said that such a approach does not actually prevent Internet violence, but will promote Internet violence. He said: "In fact, this display IP address with the front desk is completely the same, that is, to ban your anonymity on the front desk. You have to face more than just website reviewers, not just online police. You have to face it. All patriotic netizens can always take you out at any time and report to the unit. "</text:p>
      <text:p text:style-name="P4">
Notice issued by China Network Information Office (Screenshot of China Network Information Network) <text:a xlink:type="simple" xlink:href="https://www.rfa.org/mandarin/yataibaodao/meiti/sc-07072023123053.html/m0707-sc1.png" text:style-name="Internet_20_link" text:visited-style-name="Visited_20_Internet_20_Link">
![] [](Images/rfamandarin/2023-07-07T16-38-00-04-00/000003.png)</text:a>
<text:span text:style-name="T4">
 No anonymous is really prevented from Internet violence? </text:span>
</text:p>
      <text:p text:style-name="P4">
The "Regulations on the Governance of Network Violence Information (Draft for Solicitation)" issued by the China Internet Information Office stated that the "cyber violence information" mentioned in this regulations "refers to the centralized release of individuals through the Internet, insult, scolding, rumor slander, and privacy infringement of privacy. And seriously affecting illegal and bad information such as moral abduction, degradation of discrimination, malicious speculation, etc., which seriously affect physical and mental health. "(Article 2)</text:p>
      <text:p text:style-name="P4">
In an interview with a Zhihu user who did not disclose his name because of security considerations, in his opinion, the anonymous function of Zhihu was offline, which would make him even more dare to speak: "Some of the previous can still treat China Negative phenomenon, anonymous saying a few words of yin and yang. Now it is not anonymous, it can only make people dare, because they are afraid of being easier to find out. Now it is estimated that users who know will also lose a batch. "</text:p>
      <text:p text:style-name="P4">
Liu Lipeng said that in fact, in China, everyone is "multiple real names" in the background. He told reporters: "For example, the real name of the IP address has been available for a long time. Especially in the past five or six years, the real -name real name and telecommunications system of telecommunications were gradually completed. So when we see the last level The number verification can be used only. This is completed by multiple real names. "</text:p>
      <text:p text:style-name="P4">
He also believes that the privacy leakage of Chinese netizens is very serious. And this consequence is: "It is easy to cause netizens to Internet storms, especially who you know who you are, it will be more inclined to Internet violence and report to your unit."</text:p>
      <text:p text:style-name="P4">
According to the notice issued by the China Internet Information Office, the deadline for feedback from the "Regulations on the Governance of Cyber violence information (draft for comments)" was scheduled to be on August 6 this year. The reporter has also sent an email to the China Network Information Office to try to ask more details about this opinion for the request, but it did not get a reply as of press time.</text:p>
      <text:p text:style-name="P4">
Reporter: Sun Cheng Responsible: 梒 网 网 Editor: Hong Wei</text:p>
      <text:p text:style-name="P4">
News Source: <text:a xlink:type="simple" xlink:href="https://www.rfa.org/mandarin/yataibaodao/meiti/sc-07072023123053.html" text:style-name="Internet_20_link" text:visited-style-name="Visited_20_Internet_20_Link">
https://www.rfa.org/mandarin/yataibaodao/meiti/sc-07072023123053.html</text:a>
</text:p>
      <!--NEWS-->
      <text:h text:style-name="P10" text:outline-level="1">
<text:span text:style-name="T4">
UN Grain Agency: The price of the world in June fell again</text:span>
</text:h>
      <text:p text:style-name="P4">
Author: 联合早报 (Person)</text:p>
      <text:p text:style-name="P4">
Publisher: 联合早报 (Organization)</text:p>
      <text:p text:style-name="P4">
Published Time: 2023-07-07T16:40</text:p>
      <text:p text:style-name="P4">
Modified Time: 2023-07-07T17:20</text:p>
      <text:p text:style-name="P4">
Description: According to the United Nations food institutions, affected by the decline in the cost of sugar, vegetable oils, grains and dairy products, the June price index of the world's grain fell to the lowest level of more than two years. Reuters reports that the United Nations Food and Agricultural Organization (FAO) said on Friday (July 7) that tracking global transactions ...</text:p>
      <text:p text:style-name="P4">
Videos: []</text:p>
      <text:p text:style-name="P4">
Audios: []</text:p>
      <text:p text:style-name="P4">
Images: []</text:p>
      <text:p text:style-name="P4">
Type: NewsArticle</text:p>
      <text:p text:style-name="P4">
Breadcrumbs: ['即时', '国际']</text:p>
      <text:p text:style-name="P4">
Keywords: ['联合国', '粮食', '粮食安全']</text:p>
      <!--METADATA-->
      <text:p text:style-name="P4">
According to the United Nations food institutions, affected by the decline in the cost of sugar, vegetable oils, grains and dairy products, the June price index of the world's grain fell to the lowest level of more than two years.</text:p>
      <text:p text:style-name="P4">
Reuters reports that the United Nations Food and Agricultural Organization (FAO) said on Friday (July 7) that the price index of tracking the world's largest food goods show that the global Grain price index in June world is 122.3 points, and the price of May in May The index is 124.0.</text:p>
      <text:p text:style-name="P4">
The low price in June was the lowest value since April 2021. It was also the first time that the global grain price was 23.4%lower than the historical peak after the outbreak of the Russian and Ukraine War.</text:p>
      <text:p text:style-name="P4">
In another report on grain supply and demand, FAO predicts that this year's world grain output is 2.819 billion tons, a slight increase from the estimation in June, an increase of 1.1%over 2022.</text:p>
      <text:p text:style-name="P4">
FAO said that the prediction value of food is increased because the global wheat has good prospects, reaching 783.3 billion tons, and the price index of corn, barley, sorghum, wheat and rice has also fallen.</text:p>
      <text:p text:style-name="P4">
In addition, the price index of sugar, vegetable oil, and dairy products has also declined. FAO said that due to the good harvest of sugarcane this year, and the demand for global sugar food, the sugar food price index has decreased by 3.2%compared with May, the first decline after rising for four consecutive months.</text:p>
      <text:p text:style-name="P4">
News Source: <text:a xlink:type="simple" xlink:href="https://www.zaobao.com.sg/realtime/world/story20230707-1411694" text:style-name="Internet_20_link" text:visited-style-name="Visited_20_Internet_20_Link">
https://www.zaobao.com.sg/realtime/world/story20230707-1411694</text:a>
</text:p>
      <!--NEWS-->
      <text:h text:style-name="P10" text:outline-level="1">
<text:span text:style-name="T4">
Yellen refers to the United States and China that is almost impossible for the United States to decompose China. Chinese said that there is no winner for the off -hook chain</text:span>
</text:h>
      <text:p text:style-name="P4">
Author: chinese@voanews.com (杨安)</text:p>
      <text:p text:style-name="P4">
Publisher: 美国之音中文网 (Type: NewsMediaOrganization)</text:p>
      <text:p text:style-name="P4">
Published Time: 2023-07-07T16:44:18+08:00</text:p>
      <text:p text:style-name="P4">
Modified Time: 2023-07-07 10:57:18Z</text:p>
      <text:p text:style-name="P4">
Description: US Treasury Secretary Janet Yellen said on Friday (July 7) when he met in Beijing and the Huamei Corporation that the decoustration of the United States and China was "almost impossible", which would cause unstable global markets. The Chinese Ministry of Finance issued a press release on the same day that the essence of Sino -US economic and trade relations is mutual benefit and win -win, and there is no winner in the trade war and "disassembly and disconnection chain".</text:p>
      <text:p text:style-name="P4">
Videos: []</text:p>
      <text:p text:style-name="P4">
Images: []</text:p>
      <text:p text:style-name="P4">
Categories: ['美国', '经济·金融·贸易', '中国']</text:p>
      <text:p text:style-name="P4">
Type: None</text:p>
      <!--METADATA-->
      <text:p text:style-name="P4">
Nonenone</text:p>
      <text:p text:style-name="P4">
News Source: <text:a xlink:type="simple" xlink:href="https://www.voachinese.com/a/yellen-says-impossible-to-decouple-china-us-economies-20230707/7170901.html" text:style-name="Internet_20_link" text:visited-style-name="Visited_20_Internet_20_Link">
https://www.voachinese.com/a/yellen-says-impossible-to-decouple-china-us-economies-20230707/7170901.html</text:a>
</text:p>
      <!--NEWS-->
      <text:h text:style-name="P10" text:outline-level="1">
<text:span text:style-name="T4">
Column | Night Talk Zhongnanhai: What role will Pan Gongsheng play in the Central Financial Commission in the future?</text:span>
</text:h>
      <text:p text:style-name="P4">
Author: None</text:p>
      <text:p text:style-name="P4">
Publisher: Radio Free Asia (Organization)</text:p>
      <text:p text:style-name="P4">
Published Time: 2023-07-07T16:49:00-04:00</text:p>
      <text:p text:style-name="P4">
Modified Time: 2023-07-07T17:15:28-04:00</text:p>
      <text:p text:style-name="P4">
Description: None</text:p>
      <text:p text:style-name="P4">
Videos: []</text:p>
      <text:p text:style-name="P4">
Audios: ["<text:a xlink:type="simple" xlink:href="https://www.rfa.org/mandarin/zhuanlan/yehuazhongnanhai/gx-070720231347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9" text:anchor-type="as-char" svg:width="6.9236in" svg:height="4.612011in" draw:z-index="0">
<draw:image xlink:href="../Images/rfamandarin/2023-07-07T16-49-00-04-00/000000.png" xlink:type="simple" xlink:show="embed" xlink:actuate="onLoad" draw:mime-type="image/png"/>
</draw:frame>
Pan Gongsheng Reuters, who has recently been the Secretary of the Party Committee of the Central Bank of China <text:a xlink:type="simple" xlink:href="https://www.rfa.org/mandarin/zhuanlan/yehuazhongnanhai/gx-07072023134721.html/@@stream" text:style-name="Internet_20_link" text:visited-style-name="Visited_20_Internet_20_Link">
Audio-LLINK: https: //www.rfa.org/mandarin/zhuanlan/yehuazhongnani/gx-07072023134721.html/@@stream</text:a>
Before the end of our article, the US Treasury Minister Yellen, who was visiting Beijing, just met with Liu He and Yi Gang. The latest related reporting content is: Before attending the US Chamber of Commerce on Friday, Beijing time, Yellen also met with the confidant of the Chinese President Xi Jinping, Liu He, who was in charge of the former economy, and Yi Gang, the president of the People's Bank of China who were about to step down. Essence Reuters quoted a US Treasury official as saying that Yellen and Liu He and Yi Gang had a "substantial" dialogue.</text:p>
      <text:p text:style-name="P4">
We have analyzed Liu He’s "retreat" to readers and audiences in this column's previous article, "Turtle Turtles". After losing the post in the party but unexpectedly, the reason behind the National People's Congress was announced at the National People's Congress in March this year. The turtles in the former Li Keqiang's cabinet were difficult to retreat!</text:p>
      <text:p text:style-name="P4">
The news that Yi Gang and Liu He received the US Treasury Secretary in Beijing also reminded the author that March of this year Yi Gang was announced by the Standing Committee of the CPPCC and deputy chairman of the Economic Committee of the National Committee of the Chinese People's Political Consultative Conference. After the news of the long news came out, a person in Beijing’s Sino -US relations experts commented on the position of Yi Gang's position in the second central bank governor. How fast is the speed of Sino -US relations. How short is the time to stay in the position of the central bank's president. It means that if the Sino -US relations are broken, Yi Gang's advantage does not have the value of Xi Jinping's political power.</text:p>
      <text:p text:style-name="P4">
However, today's visit to China, the US Treasury Secretary Yellen, can promote the suspension of US -China relations, it is difficult to say that it can indirectly delay the life of the government of the central bank of Yi Gang. Of course, in any case, Pan Gongsheng, who is now being fired by the outside world, has also replaced the president's position after replacing the Party Secretary of the Party Committee of the Central Bank, and it will not be realized in at least two months. As the author has been analyzed in the previous article in this column, the appointment of the governor of the central bank must take the "democratic process" of a Standing Committee of the National People's Congress. The next time the "regular meeting" of the Standing Committee of the National People's Congress is the end of August.</text:p>
      <text:p text:style-name="P4">
The author noticed that Pan Gongsheng was promoted to the central bank's party committee secretary with the body of the first deputy governor of the central bank and the director of the State Foreign Exchange Bureau, replacing it in March of this year that it has been arranged as the 14th National People's Congress Standing Committee and the National People's Congress of the National People's Congress. After Guo Shuqing, the deputy chairman of the committee, some media used the media "Will he be the president of the Chinese people?" Lack of independence to break the "Double Chief" practice? "Reported by the title. In fact, even after two months, Pan Gong Shengguo was announced to "pick up" the party secretary and administrative position of the Central Bank, and it should not be said to be "breaking the" dual head "practice. It should be said that it is the restoration of "one -shoulder" or "unity of party and government". Because since the establishment of the Communist Party of China, the unity of the party and government of the central bank is the norm.</text:p>
      <text:p text:style-name="P4">
Two years ago, the author published in this column one after another "<text:a xlink:type="simple" xlink:href="https://www.rfa.org/mandarin/zhuanlan/yehuazhongnanhai/gx-11222021145314.html" text:style-name="Internet_20_link" text:visited-style-name="Visited_20_Internet_20_Link">
The Double Chief System of the Ministry of Public Security and the political future of Wang Xiaohong</text:a>
"," The Strange Strange Communist Party of China "Double Chief System" and "Secretary of the Party Group of the Ministry of Justice were laid off in advance because of the discrimination of the glass heart of" Dr. Xi "? "Three articles, in detail the after -the -end" Cultural Revolution ", although the State Council of the State Council of the Communist Party of China has undergone N times" institutional reform ", for more than 40 years, most of the ministries and commissions of the State Council have been implemented by a single head, or in other words, or in other words, or Party and government positions are united. That is, the ministers and directors of the various ministries and commissions of the State Council also served as the party group secretary of the agency (a few institutions set up a party committee instead of the party group). The party and political positions were united.</text:p>
      <text:p text:style-name="P4">
From Hu Jintao to Xi Jinping's era, seven or eight State Council ministries and commissions have been implemented in the "dual head system". Within mainland China, it is sometimes called "double -long" or "double -headed".</text:p>
      <text:p text:style-name="P4">
In general, the "double -headed" ministries and commissions of the State Council can be divided into four types of situations. The two main categories are the administrative leaders as "outside party people" and departments with a large scale and many direct units. The latter is the most typical example. In addition to the dozens of bureaus of the ministries and agencies, the Ministry of Foreign Affairs also has all countries and <text:a xlink:type="simple" xlink:href="http://news.takungpao.com/world/" text:style-name="Internet_20_link" text:visited-style-name="Visited_20_Internet_20_Link">
International</text:a>
Organized officials in foreign countries. Only in the State Council and commissions that have been implemented by the Communist Party of China and the "double -headed system", only the Ministry of Foreign Affairs can be called "conventional". Since this century, the Ministry of Foreign Affairs has been divided into ministers and party committee secretaries, such as Tang Jiaxuan, Li Zhaoxing, Li Zhaoxing and Dai Bingguo, Yang Jiechi and Wang Yi, Yang Jieye and Wang Guangya, Yang Jiechi and Zhang Zhijun, Wang Yi and Zhang Ye Sui. And starting from the combination of Li and Dai, the minister also served as the deputy secretary of the party committee and the party committee secretary at the same time as the deputy minister.</text:p>
      <text:p text:style-name="P4">
After Qi Yu served as the secretary of the Party Committee of the Ministry of Foreign Affairs, he changed the practice of the party committee secretary as the deputy minister.</text:p>
      <text:p text:style-name="P4">
It is also necessary to explain here that although the party secretary of the Ministry of Foreign Affairs has always served as the deputy minister before Qi Yu, the Minister of Foreign Affairs does not concurrently serve as the deputy secretary of the party group. At the level, the party committee secretary of the ministry is only the main ministry.</text:p>
      <text:p text:style-name="P4">
From the 20th National Congress of the Communist Party of China, which closed in October last year, a typical example of a single head system has been restored in the Ministry of State and Ministries and Commission to restore a single head system. Before the 14th National People's Congress of March this year, the Minister of Transport of the State Council was Li Peng's son Li Xiaopeng, and the party secretary was Yang Chuantang, vice chairman of the 13th National Committee of the Chinese People's Political Consultative Conference. Li Xiaopeng also served as the deputy secretary of the party group.</text:p>
      <text:p text:style-name="P4">
At the first meeting of the 14th National People's Congress, while appointing Yi Gang to re -elected the central bank, he was one year younger than Yi Gang. Li Xiaopeng of the Central Committee of the Central Committee was also appointed Minister of Transport. The next day, Yang Chuantang's name was removed on the webpage of the Ministry of Communications, and Li Xiaopeng's position became "Secretary of the Party Group and Minister."</text:p>
      <text:p text:style-name="P4">
Like Yi Gang, on the premise of not entering the Central Committee of the Central Committee last year, Li Xiaopeng in March this year was also arranged for the 14th National Committee of the Chinese People's Political Consultative Conference. The difference between the two is that Yi Gang was also arranged for the deputy director of the special committee, while Li Xiaopeng did not.</text:p>
      <text:p text:style-name="P4">
After this analysis, it is enough to prove that although Yi Gang and Li Xiaopeng were arranged to be re -positioned in March this year, the Xi Jinping authorities obviously considered that both of them would not be in office and insisted on finishing the next five years. On the premise, Li Xiaopeng's term will be longer than Yi Gang. After all, Li Xiaopeng will be only 65 years old next year.On July 5, 2023, Pan Gongsheng, Secretary of the Party Committee of the People's Bank of China and director of the State Foreign Exchange Bureau, met with the visited President of the Austrian Central Bank Holzman. The two sides exchanged opinions on the economic and financial issues that were concerned about.</text:p>
      <text:p text:style-name="P4">
There is no doubt that if Pan Gongsheng does not have the new title of the Party Committee of the Central Bank, his deputy president and director of the Foreign Exchange Administration Bureau are not equivalent to the post of foreign bank presidents of foreign banks. Therefore, in the report on the official website of the central bank, he did not mention Pan's deputy governor's position, and only mentioned the administrative position of his party committee secretary and director of the foreign exchange bureau.</text:p>
      <text:p text:style-name="P4">
Another strange thing is that so far, the introduction of the introduction of the Internet leaders on the central bank's official website has not changed. It is Guo Shuqing, Yi Gang, Pan Gongsheng ... I don't know what is waiting for? Is it related to the personnel arrangements of the Central Financial Committee and the Financial Works Commission that is preparing?</text:p>
      <text:p text:style-name="P4">
Those who are concerned about the Chinese political situation should still remember that on March 16th, Xinhua News Agency broadcast the full text of the CPC Central Committee and the State Council printed and distributed the "Reform Plan for Party and State Institutions" (hereinafter referred to as the "Plan"). Among them, the reform of the financial supervision system reform caused the market to cause the market extensive attention. In the whole article, in addition to the establishment of the State Administration of Financial Supervision and the reform of the local financial supervision system, the "Plan" also proposed that the Central Financial Commission was established to establish the Office of the Central Financial Commission, and the duties of the Office of the State Council's Financial Stable Development Committee were included in the Central Finance. The office of the committee; forming heavy reform content such as the Central Financial Working Committee.</text:p>
      <text:p text:style-name="P4">
Here we must explain it here that the so -called Central Financial Commission and the Central Financial Working Committee are not repeated settings. The former is the "Party Central Committee Decision -making Agreement Coordination Agency." The top -level design, coordinated coordination, overall advancement, supervision and implementation, and studying and reviewing major policies and major issues in the financial field. " Its subordinate physical institution is the Office of the Central Financial Commission. The office, as an office of the Central Financial Commission, is included in the sequence of the Party Central Committee.</text:p>
      <text:p text:style-name="P4">
The latter, also known as the Central Financial Working Committee (referred to as the Central Financial Works Commission), is a ministerial level and the so -called Party Central Committee dispatched authority.</text:p>
      <text:p text:style-name="P4">
Before this newly established Party Central Committee sent an authority, those familiar with the Organizations of the Communist Party of China knew that there was a central and state organs' work committee (referred to as the Central and State Organ Works Committee). After the authority committee, Xi Jinping merged these two institutions after coming to power. The function is the party affairs work of the CPC Central Committee and all central government agencies and all central level state organs. Prior to the establishment of the Central Financial Work Committee, the party affairs of the financial institutions belonged to the Central Committee and the State Organ Commission. In the future, the financial system duties of the financial system of the Central and State Organs' Working Committee will be included in the Central Financial Working Committee.</text:p>
      <text:p text:style-name="P4">
As the plan was announced above, the outside world had speculated that the Central Financial Commission was as important as the Central Finance and Economic Council. The director would be personally held by Xi Jinping, and the deputy director was Li Qiang, the Premier of the State Council. As for the office of this committee, the office of the Central Financial Committee, it should have begun operation. The sign is that Wang Jiang, the secretary of the former Everbright Party Committee, has been appointed as the executive deputy director of the office.</text:p>
      <text:p text:style-name="P4">
On May 19 this year, "Huaxia Sunday" reported on the title of "The Most Understanding Bank" financial veteran. Essence Wang Jiang has been appointed as the deputy director of daily work in the office of the Central Finance Commission, and has attended the above ceremony in this regard.</text:p>
      <text:p text:style-name="P4">
The report also revealed that just two days before Wang Jiang attended the ceremony, on May 16th, the official website of the Everbright Group announced that the Everbright Group held a party committee to expand the meeting. Signed by the leadership of the Central Organization Department, the responsible comrades of the relevant cadres Bureau of the Central Organization Department announced that the central government decided that it was used to avoid Wang Jiang's party committee secretary of the Everbright Group.</text:p>
      <text:p text:style-name="P4">
The report also praised Wang Jiang's "crossing school, political, and golden realm". Before he entered the official, he had many years of college teacher experience experience. Prior to the Office of the Central Financial Committee, the party committee secretary and chairman of the Guangda Group Co., Ltd., chairman of China Everbright Group Co., Ltd. Looking forward, he was the deputy secretary and vice president of the party committee of the Shandong Branch of China Construction Bank, the party secretary and president of the Hubei Province and the Shanghai Branch of Hubei Province; members of the Party Committee and Vice President of the Bank of Communications; Deputy Governor of Jiangsu Province; Bank of China; Bank of China; Bank of China Deputy Secretary of the Party Committee, Deputy Chairman, and President; Deputy Secretary of the Party Committee of China Construction Bank, deputy chairman, and president.</text:p>
      <text:p text:style-name="P4">
What's more worth mentioning is that this Wang Jiang is a classmate of the doctoral class introduced by He Lifeng, which was introduced in the previous article of our column.</text:p>
      <text:p text:style-name="P4">
So, Wang Jiang, who is so glorious, can only be the executive deputy director of the Office of the Central Financial Commission. Who can do it? For example, Zhu Hexin introduced in the previous show in this column, and after being announced by the Central Organization Department, there was no news. Since the news of being successively rumored by the outside world has not been confirmed, will it be promoted to the director of the Central Committee of the China Gold Commission in the future?</text:p>
      <text:p text:style-name="P4">
We know that in the past, Liu He also served as the director of the Office of the Central Finance and Economic Committee as the Deputy Prime Minister of the State Council. After March this year, He Lifeng has replaced Liu He's part -time job as the new deputy prime minister of the State Council. The possibility of being the director of the Central Financial Commission's Office is not very likely. But the possibility of being the deputy director of this Central Financial Commission directly exists. I noticed that at the 20th National Congress of the Communist Party of China held in October last year, all the "party and state leaders" were assigned to the party representatives of various local delegations. The only exception was the then National Committee of the Chinese People's Political Consultative Conference. Vice Chairman He Lifeng is in a delegation of the Central Financial Institution. This is enough to show that He Lifeng was ordered to be responsible for the establishment of the Central Financial Working Committee.</text:p>
      <text:p text:style-name="P4">
Although Han Wenxiu, the executive deputy director of the Office of the Central Finance and Economic Commission Office, is the 20th Central Committee, the executive deputy director of the Office of the Financial Committee has been served as Wang Jiang, who is neither the Central Committee nor the Central Committee. Pan Gongsheng has been committed to the party secretary of the Central Bank, so Zhu Hexin is not as possible as the director of the Central Financial Committee as the director of the Central Financial Committee as the 20th Central CEO.</text:p>
      <text:p text:style-name="P4">
In addition, the Secretary and Deputy Secretary of the Central Financial Works Commission have not been announced to the outside world. Has Zhu Hexin has also been considered?</text:p>
      <text:p text:style-name="P4">
As mentioned earlier, after the Central Organ Committee of the Central Committee of the Central Committee of the Communist Party of China and the CIPC Working Committee of the Central Committee and the Central State Organ Commission merged into the Central Committee and the State Organ Commission, it means that more than a dozen party central agencies and hundreds of central state organs' subordinate agencies All party building work is attributed to him, which can be described as huge. However, the newly established Central Financial Institutions Commission is not. The central bank can be described as a unique in various financial institutions managed. Moreover, because the relationship between the branch and the branches and branches below is 100 % vertical leadership, the party affairs systems of the local branches, branches and branches from the branch office are also the sub -institutions, grandson institutions and Sun institutions and Sun institutions and institutions of the Central Financial Organs. Heavy grandson institutions. This is why the delegation of the Central Financial Institution of the 20th National Congress last year was actually a representative of a female banknoteman from a county in Xinjiang.</text:p>
      <text:p text:style-name="P4">
Furthermore, Pan Gongsheng's position of the Party Committee of the Central Bank of China has been implemented now. So except for the possibility of replace the president in the future, what role will he play in the Central Financial Commission? Further analyze the content, and stay in the next article of this column.(This episode is chaired and broadcast by high -tech)(The article only represents the personal position and point of view of the special commentator))</text:p>
      <text:p text:style-name="P4">
News Source: <text:a xlink:type="simple" xlink:href="https://www.rfa.org/mandarin/zhuanlan/yehuazhongnanhai/gx-07072023134721.html" text:style-name="Internet_20_link" text:visited-style-name="Visited_20_Internet_20_Link">
https://www.rfa.org/mandarin/zhuanlan/yehuazhongnanhai/gx-07072023134721.html</text:a>
</text:p>
      <!--NEWS-->
      <text:h text:style-name="P10" text:outline-level="1">
<text:span text:style-name="T4">
Beijing two people died in high temperatures in China to open air defense holes in many places to let people avoid summer heat</text:span>
</text:h>
      <text:p text:style-name="P4">
Author: None</text:p>
      <text:p text:style-name="P4">
Publisher: Radio Free Asia (Organization)</text:p>
      <text:p text:style-name="P4">
Published Time: 2023-07-07T16:56:54-04:00</text:p>
      <text:p text:style-name="P4">
Modified Time: 2023-07-07T16:56: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0" text:anchor-type="as-char" svg:width="6.9236in" svg:height="4.612011in" draw:z-index="0">
<draw:image xlink:href="../Images/rfamandarin/2023-07-07T16-56-54-04-00/000000.png" xlink:type="simple" xlink:show="embed" xlink:actuate="onLoad" draw:mime-type="image/png"/>
</draw:frame>
On July 7, 2023, a woman's head was high -temperature visited the Forbidden City in Beijing. <text:a xlink:type="simple" xlink:href="https://www.rfa.org/mandarin/Xinwen/10-07072023165128.html/@@images/image" text:style-name="Internet_20_link" text:visited-style-name="Visited_20_Internet_20_Link">
</text:a>
Associated Press</text:p>
      <text:p text:style-name="P4">
Due to abnormal high temperatures in China, people have died, and cities across the country have opened air prevention caves on Friday (7th) to provide residents with a place where residents cool down.</text:p>
      <text:p text:style-name="P4">
Northern China is experiencing high temperatures for several consecutive days, and accompanied by drought. According to data from the National Climate Center, earlier this week, Beijing had a high temperature of more than 35 degrees Celsius in Beijing for nine consecutive days, which was a new record since 1961.</text:p>
      <text:p text:style-name="P4">
According to the Associated Press, Hangzhou in the eastern coast of China, Wuhan in the central region, and Shijiazhuang, Hebei Province, which are neighboring Beijing, have announced the opening of air -proof holes to residents in the past week to escape the heat of the heat.</text:p>
      <text:p text:style-name="P4">
The authorities have issued a health alert and outdoor work in the capital and other places.</text:p>
      <text:p text:style-name="P4">
So far, two people in Beijing have died of hot weather. Health authorities said that last Sunday, a tour guide fainted and killed during the heat stroke during the guidance of the Summer Palace. Last month, a woman in Beijing died of heat stroke.</text:p>
      <text:p text:style-name="P4">
The Hangzhou city of Shaoxing City's health department said on Thursday that they recorded a case of death caused by high temperature, but did not provide any details.</text:p>
      <text:p text:style-name="P4">
The weather department also issued a warning on Thursday that the severe drought in northern China threatened crops and put pressure on the grid with excessive load. At the same time, in the southern China in the southern China in recent weeks, it has suffered large -scale flood disasters, which has led to thousands of people.</text:p>
      <text:p text:style-name="P4">
The Central Meteorological Observatory continued to issue a high -temperature orange warning at 6 pm on the 7th. It is expected that during the day on July 8th, the majority of North China, Huanghuai, Jiangnan, South China, and Sichuan Basin have high temperatures above 35 ° C. The northern part of Henan, northwestern Shandong, and other localities can reach more than 40 ° C.</text:p>
      <text:p text:style-name="P4">
Editor -in -chief: Kaidi</text:p>
      <text:p text:style-name="P4">
News Source: <text:a xlink:type="simple" xlink:href="https://www.rfa.org/mandarin/Xinwen/10-07072023165128.html" text:style-name="Internet_20_link" text:visited-style-name="Visited_20_Internet_20_Link">
https://www.rfa.org/mandarin/Xinwen/10-07072023165128.html</text:a>
</text:p>
      <!--NEWS-->
      <text:h text:style-name="P10" text:outline-level="1">
<text:span text:style-name="T4">
Czech Prime Minister: The European Union discusses the use of Russian assets to rebuild Ukraine</text:span>
</text:h>
      <text:p text:style-name="P4">
Author: 联合早报 (Person)</text:p>
      <text:p text:style-name="P4">
Publisher: 联合早报 (Organization)</text:p>
      <text:p text:style-name="P4">
Published Time: 2023-07-07T17:00</text:p>
      <text:p text:style-name="P4">
Modified Time: 2023-07-07T17:46</text:p>
      <text:p text:style-name="P4">
Description: Czech Prime Minister Fiara said that EU countries are discussing how to use frozen Russian assets to help Ukraine rebuild their homes. Reuters reported that Petr Fiala (July 7) said with Ukrainian President Zeroski on Friday (July 7), "Whether ...</text:p>
      <text:p text:style-name="P4">
Videos: []</text:p>
      <text:p text:style-name="P4">
Audios: []</text:p>
      <text:p text:style-name="P4">
Images: []</text:p>
      <text:p text:style-name="P4">
Type: NewsArticle</text:p>
      <text:p text:style-name="P4">
Breadcrumbs: ['即时', '国际']</text:p>
      <text:p text:style-name="P4">
Keywords: ['捷克', '俄乌战争', '欧盟', '乌克兰', '俄罗斯', '北约', '武器']</text:p>
      <!--METADATA-->
      <text:p text:style-name="P4">
Czech Prime Minister Fiara said that EU countries are discussing how to use frozen Russian assets to help Ukraine rebuild their homes.</text:p>
      <text:p text:style-name="P4">
Reuters reports that Petrfiala (July 7) and Ukrainian President Zerorensky said: "From the perspective of law or other perspectives, this is not a simple topic, but here is also here. It is densely negotiated to allow us to use these frozen assets to help Ukraine. "</text:p>
      <text:p text:style-name="P4">
Fia La also said that the Czech Republic would send combat helicopters to Ukraine and conducted Ukraine pilots to train the US-made F-16 jet fighter aircraft and provide flight simulator to help Ukraine fight the Russian army.</text:p>
      <text:p text:style-name="P4">
Since the outbreak of the Russian and Ukraine War, the Czech Republic has provided Ukraine with 676 heavy weapons and more than 4 million medium and large -caliber ammunition.</text:p>
      <text:p text:style-name="P4">
Fiara told reporters: "The Czech Republic will further donate combat helicopters and hundreds of thousands of large -caliber ammunition, including 10,000 ammunition and at least one tank, armored vehicle or similar equipment."</text:p>
      <text:p text:style-name="P4">
In addition, Fiara also explicitly agreed with Ukraine's application for NATO, saying "I hope that all NATO allies have explicitly support the efforts of Ukraine's joining."</text:p>
      <text:p text:style-name="P4">
Zelekiski said in a press conference with Fiara that Kiev needed remote weapons to fight the Russian army.</text:p>
      <text:p text:style-name="P4">
"There is no remote weapon," there is no difficulty to perform offensive mission, but also difficult to carry out defense operations ... We are talking about (supply) remote systems with the United States, but (whether the United States is in) decide this year depends on them. "</text:p>
      <text:p text:style-name="P4">
According to previous reports, three US officials who did not want to name were revealed that the US government may announce a new military assistance plan for Ukraine as soon as Friday (7th), including a bundle bomb fired with a 155mm grenade gun car.</text:p>
      <text:p text:style-name="P4">
News Source: <text:a xlink:type="simple" xlink:href="https://www.zaobao.com.sg/realtime/world/story20230707-1411703" text:style-name="Internet_20_link" text:visited-style-name="Visited_20_Internet_20_Link">
https://www.zaobao.com.sg/realtime/world/story20230707-1411703</text:a>
</text:p>
      <!--NEWS-->
      <text:h text:style-name="P10" text:outline-level="1">
<text:span text:style-name="T4">
"Asia Pacific Report" July 7, 2023 Audio</text:span>
</text:h>
      <text:p text:style-name="P4">
Author: None</text:p>
      <text:p text:style-name="P4">
Publisher: Radio Free Asia (Organization)</text:p>
      <text:p text:style-name="P4">
Published Time: 2023-07-07T17:11:33-04:00</text:p>
      <text:p text:style-name="P4">
Modified Time: 2023-07-07T17:11:33-04:00</text:p>
      <text:p text:style-name="P4">
Description: None</text:p>
      <text:p text:style-name="P4">
Videos: []</text:p>
      <text:p text:style-name="P4">
Audios: ["<text:a xlink:type="simple" xlink:href="https://www.rfa.org/mandarin/apr-audio/yp-070720230931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3.88615in" draw:z-index="0">
<draw:image xlink:href="../Images/rfamandarin/2023-07-07T17-11-33-04-00/000000.png" xlink:type="simple" xlink:show="embed" xlink:actuate="onLoad" draw:mime-type="image/png"/>
</draw:frame>
 <text:a xlink:type="simple" xlink:href="https://www.rfa.org/mandarin/apr-audio/yp-07072023093141.html/@@images/image" text:style-name="Internet_20_link" text:visited-style-name="Visited_20_Internet_20_Link">
</text:a>
Free Asia Radio Drawing <text:a xlink:type="simple" xlink:href="https://www.rfa.org/mandarin/apr-audio/yp-07072023093141.html/@@stream" text:style-name="Internet_20_link" text:visited-style-name="Visited_20_Internet_20_Link">
Audio-Link: https://www.rfa.org/mandarin/Apr-nedio/YP-07072023093141.html/@@stream</text:a>
The main content of this show:</text:p>
      <text:p text:style-name="P4">
1 . U.S. Treasury Secretary Yellen met Chinese Prime Minister Li Qiang. Does the "Rainbow" of US -China relations appear?</text:p>
      <text:p text:style-name="P4">
2 . China's economy is cloudy and cloudy, and Ant Financial is fined huge sums, and transferred to "normal supervision";</text:p>
      <text:p text:style-name="P4">
3 . Special reports have been launched in this station to commemorate the eighth anniversary of the "709 Capture Incident";</text:p>
      <text:p text:style-name="P4">
4 . China Network Information Office formulates new rules and prohibits the public from anonymous posting;</text:p>
      <text:p text:style-name="P4">
5 . Former Minister of Justice Fu Zhenghua's Beijing luxury house auction, but no one bid.</text:p>
      <text:p text:style-name="P4">
News Source: <text:a xlink:type="simple" xlink:href="https://www.rfa.org/mandarin/apr-audio/yp-07072023093141.html" text:style-name="Internet_20_link" text:visited-style-name="Visited_20_Internet_20_Link">
https://www.rfa.org/mandarin/apr-audio/yp-07072023093141.html</text:a>
</text:p>
      <!--NEWS-->
      <text:h text:style-name="P10" text:outline-level="1">
<text:span text:style-name="T4">
Mahathir: Refers to the state that Ma Kingdom is a diverse ethnic country is a violation of the Constitution</text:span>
</text:h>
      <text:p text:style-name="P4">
Author: 联合早报 (Person)</text:p>
      <text:p text:style-name="P4">
Publisher: 联合早报 (Organization)</text:p>
      <text:p text:style-name="P4">
Published Time: 2023-07-07T17:31</text:p>
      <text:p text:style-name="P4">
Modified Time: 2023-07-07T17:56</text:p>
      <text:p text:style-name="P4">
Description: Former Malaysian Prime Minister Mahathir said that although Malaysia is composed of different ethnic citizens, it does not mean that it is a multi -ethnic country. Those saying that Malaysia is a diverse national country, but it violates the Malaysian Federal Constitution. "Oriental Daily" reported that Mahathir Friday (July 7 ... ...</text:p>
      <text:p text:style-name="P4">
Videos: []</text:p>
      <text:p text:style-name="P4">
Audios: []</text:p>
      <text:p text:style-name="P4">
Images: []</text:p>
      <text:p text:style-name="P4">
Type: NewsArticle</text:p>
      <text:p text:style-name="P4">
Breadcrumbs: ['即时', '国际']</text:p>
      <text:p text:style-name="P4">
Keywords: ['马来西亚', '马哈迪', '多元种族']</text:p>
      <!--METADATA-->
      <text:p text:style-name="P4">
Former Malaysian Prime Minister Mahathir said that although Malaysia is composed of different ethnic citizens, it does not mean that it is a multi -ethnic country. Those saying that Malaysia is a diverse national country, but it violates the Malaysian Federal Constitution.</text:p>
      <text:p text:style-name="P4">
"Oriental Daily" reported that Mahathir wrote on Facebook on Friday (July 7) to defend his previous remarks about "preaching the unconstitutional of diverse ethnic countries". He pointed out that the Malaysian Federal Constitution did not clarify that Malaysia was a diverse national country.</text:p>
      <text:p text:style-name="P4">
For example, Mahathir said that citizens in the United Kingdom, the United States and Australia must first agree that they are national citizens, not based on racial identity.</text:p>
      <text:p text:style-name="P4">
Earlier, Mahathir criticized the unity government to refuse the rule of law, and pointed out that the Malaysian Constitution has never clarified that Malaysia is a diversified country, but emphasizes the nationality of Malaysia. He said that he was just defending the Constitution and did not resist the law, and those statements that advocated multiple race countries were unconstitutional.</text:p>
      <text:p text:style-name="P4">
He believes: "With the Mandarin, tradition, and the Malay royal family, the constitution can confirm that this country is a Malaysian country."</text:p>
      <text:p text:style-name="P4">
He also said: "If an agreement is reached, Malaysia can become a diverse country, but the original Malays will disappear. If the Malay wants to destroy the Malaysian nation of this country, then support the so -called so -called so -called so -called so -called 'Multi -race country'. "</text:p>
      <text:p text:style-name="P4">
News Source: <text:a xlink:type="simple" xlink:href="https://www.zaobao.com.sg/realtime/world/story20230707-1411712" text:style-name="Internet_20_link" text:visited-style-name="Visited_20_Internet_20_Link">
https://www.zaobao.com.sg/realtime/world/story20230707-1411712</text:a>
</text:p>
      <!--NEWS-->
      <text:h text:style-name="P10" text:outline-level="1">
<text:span text:style-name="T4">
The Prime Minister of New Zealand said that "difficult dialogue" with China is always better than not talking</text:span>
</text:h>
      <text:p text:style-name="P4">
Author: chinese@voanews.com (金谷)</text:p>
      <text:p text:style-name="P4">
Publisher: 美国之音中文网 (Type: NewsMediaOrganization)</text:p>
      <text:p text:style-name="P4">
Published Time: 2023-07-07T17:44:19+08:00</text:p>
      <text:p text:style-name="P4">
Modified Time: 2023-07-07 14:22:40Z</text:p>
      <text:p text:style-name="P4">
Description: New Zealand Prime Minister Chris Hipkins said on Friday (July 7) that New Zealand will need to continue contact with its largest trading partner China, but in areas involving the interests of New Zealand's national interests, New Zealand will disagree with Beijing. Position</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new-zealand-pm-says-tough-conversations-with-china-better-than-no-talk-s-20230707/7170882.html" text:style-name="Internet_20_link" text:visited-style-name="Visited_20_Internet_20_Link">
https://www.voachinese.com/a/new-zealand-pm-says-tough-conversations-with-china-better-than-no-talk-s-20230707/7170882.html</text:a>
</text:p>
      <!--NEWS-->
      <text:h text:style-name="P10" text:outline-level="1">
<text:span text:style-name="T4">
Tomato prices soaring Indian McDonald's products will remove tomatoes</text:span>
</text:h>
      <text:p text:style-name="P4">
Author: 联合早报 (Person)</text:p>
      <text:p text:style-name="P4">
Publisher: 联合早报 (Organization)</text:p>
      <text:p text:style-name="P4">
Published Time: 2023-07-07T18:13</text:p>
      <text:p text:style-name="P4">
Modified Time: 2023-07-07T18:41</text:p>
      <text:p text:style-name="P4">
Description: Due to the soaring price of tomatoes and poor supply and poor quality, McDonald's in many places in India chose to announce temporarily stop adding fresh tomatoes to the burger. Reuters reports that in some areas of India, the staple food wholesale price of traditional Indian cuisine is 288%in a month, and in ...</text:p>
      <text:p text:style-name="P4">
Videos: []</text:p>
      <text:p text:style-name="P4">
Audios: []</text:p>
      <text:p text:style-name="P4">
Images: []</text:p>
      <text:p text:style-name="P4">
Type: NewsArticle</text:p>
      <text:p text:style-name="P4">
Breadcrumbs: ['即时', '国际']</text:p>
      <text:p text:style-name="P4">
Keywords: ['印度', '农业', '麦当劳', '零售', '涨价']</text:p>
      <!--METADATA-->
      <text:p text:style-name="P4">
Due to the soaring price of tomatoes and poor supply and poor quality, McDonald's in many places in India chose to announce temporarily stop adding fresh tomatoes to the burger.</text:p>
      <text:p text:style-name="P4">
Reuters reports that in some areas of India, the staple food wholesale price of traditional Indian cuisine is 288%in a month, and reached a high point of 140 rupees (about S $ 2.30) per kilogram on Friday (July 7); and retail The continued soaring prices have led to people to reduce consumption.</text:p>
      <text:p text:style-name="P4">
The Indian government blamed the price of tomato on the monsoon rainfall caused transportation and distribution. However, a few months ago, a variety of Indian foods including milk and condiments had risen.</text:p>
      <text:p text:style-name="P4">
Two McDonald's stores in the capital New Delhi, because they were unable to continue providing tomatoes, posted in the store and called: "Although we have done their best, we cannot get enough number of (tomatoes) and tomatoes that can pass strict quality inspection ... We are forced to provide you with products without tomatoes. "</text:p>
      <text:p text:style-name="P4">
Store manager said that stopping providing fresh tomatoes is more affected by the supply chain problem, not because of the price of tomatoes.</text:p>
      <text:p text:style-name="P4">
However, Westlife Foodworld, which has 357 McDonald's operating rights in western and southern India, said: "No (no) serious tomato related issues."</text:p>
      <text:p text:style-name="P4">
WestLife Foodworld added that the supply of tomato supply is seasonal, and only 10%to 15%of McDonald's suspended tomatoes.</text:p>
      <text:p text:style-name="P4">
It is reported that packaging tomato sauce has not been affected.</text:p>
      <text:p text:style-name="P4">
News Source: <text:a xlink:type="simple" xlink:href="https://www.zaobao.com.sg/realtime/world/story20230707-1411731" text:style-name="Internet_20_link" text:visited-style-name="Visited_20_Internet_20_Link">
https://www.zaobao.com.sg/realtime/world/story20230707-1411731</text:a>
</text:p>
      <!--NEWS-->
      <text:h text:style-name="P10" text:outline-level="1">
<text:span text:style-name="T4">
Ke Palace: Russia will pay close attention to the results of the talks between Zellennki and Erdogan</text:span>
</text:h>
      <text:p text:style-name="P4">
Author: 联合早报 (Person)</text:p>
      <text:p text:style-name="P4">
Publisher: 联合早报 (Organization)</text:p>
      <text:p text:style-name="P4">
Published Time: 2023-07-07T18:24</text:p>
      <text:p text:style-name="P4">
Modified Time: 2023-07-07T18:27</text:p>
      <text:p text:style-name="P4">
Description: The Kremlin said Russia will closely pay close attention to the results of the meeting held by Ukraine President Zessaki and Turkish President Erdogan in Turkey. Comprehensive Reuters and Agence France -Presse reported that Zediski and Erdogan planned to be in the Black Sea, which expires on July 18 in this meeting ...</text:p>
      <text:p text:style-name="P4">
Videos: []</text:p>
      <text:p text:style-name="P4">
Audios: []</text:p>
      <text:p text:style-name="P4">
Images: []</text:p>
      <text:p text:style-name="P4">
Type: NewsArticle</text:p>
      <text:p text:style-name="P4">
Breadcrumbs: ['即时', '国际']</text:p>
      <text:p text:style-name="P4">
Keywords: ['俄乌战争', '俄罗斯', '乌克兰', '土耳其', '泽连斯基', '埃尔多安']</text:p>
      <!--METADATA-->
      <text:p text:style-name="P4">
The Kremlin said Russia will closely pay close attention to the results of the meeting held by Ukraine President Zessaki and Turkish President Erdogan in Turkey.</text:p>
      <text:p text:style-name="P4">
Comprehensive Reuters and Agence France -Presse reported that Zediski and Erdogan planned to discuss the Black Sea Grain Export Agreement, which will expire on July 18 during this meeting.</text:p>
      <text:p text:style-name="P4">
The Kremlin spokesman Peskov said on Friday (July 7) that the meeting of Utu's heads in Istanbul is very important. "We will pay close attention to the results of these talks."</text:p>
      <text:p text:style-name="P4">
Peskov affirmed Erdogan's efforts to adjust the grain agreement many times. He said: "Moscow cherishes the relationship with Ankara and acknowledge Erdogan's mediation efforts."</text:p>
      <text:p text:style-name="P4">
Peskov also revealed that Russian President Putin may soon meet with Erdogan, but the date has not yet been determined.</text:p>
      <text:p text:style-name="P4">
News Source: <text:a xlink:type="simple" xlink:href="https://www.zaobao.com.sg/realtime/world/story20230707-1411736" text:style-name="Internet_20_link" text:visited-style-name="Visited_20_Internet_20_Link">
https://www.zaobao.com.sg/realtime/world/story20230707-1411736</text:a>
</text:p>
      <!--NEWS-->
      <text:h text:style-name="P10" text:outline-level="1">
<text:span text:style-name="T4">
On Friday, the U.S. market fell slightly before the market, focusing on the forthcoming performance of the oil giant Exxon Mobil</text:span>
</text:h>
      <text:p text:style-name="P4">
Author: 李可爱 (Person)</text:p>
      <text:p text:style-name="P4">
Publisher: 联合早报 (Organization)</text:p>
      <text:p text:style-name="P4">
Published Time: 2023-07-07T19:52</text:p>
      <text:p text:style-name="P4">
Modified Time: 2023-07-07T19:52</text:p>
      <text:p text:style-name="P4">
Description: Friday (July 7): The Wall Street Stock Market's major stock index futures fell slightly lower on Friday (July 7). Wall Street investors are waiting for the upcoming June employment report. The employment data of the private sector overnight is strong, which will exacerbate investors will continue to add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text:p text:style-name="P4">
Type: NewsArticle</text:p>
      <text:p text:style-name="P4">
Breadcrumbs: ['即时', '国际']</text:p>
      <text:p text:style-name="P4">
Keywords: ['今晚美市看什么', '美国股市', '美市', '财经即时', '埃克森美孚']</text:p>
      <!--METADATA-->
      <text:h text:style-name="P13" text:outline-level="4">
<text:span text:style-name="T4">
Friday (July 7):</text:span>
</text:h>
      <ul>
        <li>
The main stock index futures of the Wall Street stock market fell slightly on Friday (July 7). Wall Street investors are waiting for the upcoming June employment report. The employment data of the private sector overnight has exacerbated investors' concerns about the Fed will continue to raise interest rates. * At 7 pm, the standard and the Poole 500 index futures fell slightly by 2.20 points or 0.05 % to 4409.4 points; 1.5 points, 33923.8 points. * The main stock index of Wall Street stock index fell sharply overnight (Thursday). The number of employment in private sector released overnight has increased, showing that the US labor market is strong. In addition to boosting bond yields, this news also triggered widespread selling in the stock market. * Standard and the Pur 500 Index fell 35.23 points overnight, and closed the market 4411.59 points. The heavyweight Dow Jones Index fell 366.38 points, and the closed market was 33922.26 points. The Nasdaq 100 Index, which is mainly technology stocks, also retreated by 0.75 % or 114.33 points, and closed at 15089.45 points. * The US stock market's overnight transactions are active. The total transaction volume of the exchange is 11.7 billion shares, which is more than the average transaction volume of 11.1 billion shares in the past 20 days.</li>
      </ul>
      <text:h text:style-name="P13" text:outline-level="4">
<text:span text:style-name="T4">
Pre -trading focus:</text:span>
</text:h>
      <text:p text:style-name="P4">
● There are many electric car startups related news before the market. Among them, Rivian reiterated publicly that the company can achieve the goal of an annual output of 50,000 electric vehicles. Last year, Rivian's output was only 25,000 vehicles. In the second quarter of this year, the company ushered in the "turning point" of the business, and obtained 12,640 units, and the output was close to 14,000. Rivian's stock price rose more than 2.2 % before the market, and the deadline reported $ 22.10.</text:p>
      <text:p text:style-name="P4">
<draw:frame draw:style-name="fr1" draw:name="Image254" text:anchor-type="as-char" svg:width="6.9236in" svg:height="4.615733in" draw:z-index="0">
<draw:image xlink:href="../Images/zaobao world/2023-07-07T19-52/000000.png" xlink:type="simple" xlink:show="embed" xlink:actuate="onLoad" draw:mime-type="image/png"/>
</draw:frame>
Rivian once again reiterated that the company can achieve the goal of 50,000 electric vehicles an annual output this year. (Reuters)</text:p>
      <text:p text:style-name="P4">
● Nikola, a heavy electric truck manufacturer, announced that the company will postpone the shareholders 'meeting until August 3 due to the failure to receive shareholders' support. Nikola's stock price fell more than 1.5 % before the market, and the deadline was $ 1.28.</text:p>
      <text:p text:style-name="P4">
● Another American electric vehicle startup Mullenautomotive has been authorized to launch a $ 25 million ordinary share repurchase plan before December 31 this year. Mullen's stock price soared by more than 5.44 % before the market, and the interruption time reported at $ 0.2335.</text:p>
      <text:p text:style-name="P4">
● Aldzheimer's treatment of drugs, Biogen, Pharmaceutical Company Biogen and partner EISAI, has been approved by the US Food and Drug Administration (FDA). Baijian's stock price rose 1.01 US dollars before the market, with a period of $ 286.</text:p>
      <text:p text:style-name="P4">
<draw:frame draw:style-name="fr1" draw:name="Image255" text:anchor-type="as-char" svg:width="6.9236in" svg:height="4.615733in" draw:z-index="0">
<draw:image xlink:href="../Images/zaobao world/2023-07-07T19-52/000001.png" xlink:type="simple" xlink:show="embed" xlink:actuate="onLoad" draw:mime-type="image/png"/>
</draw:frame>
The picture shows Alzheimer's treatment drugs LEQEMBI jointly developed by Baijian and partner Wei Materials. (Reuters)</text:p>
      <text:p text:style-name="P4">
● On Friday, let's take a look at how the petroleum giant ExxonMobil is pre -"psychologically prepared" in advance before the quarterly performance release. The stock fell 0.63 US dollars tonight, and the deadline was $ 102.29.</text:p>
      <text:p text:style-name="P4">
● Active stocks before the market: Tesla, OpenDoor Technologies, Amazon, PalantiRTECHNOLOGIES and Nvidia. At the time of the draft, all the stock prices of these five active stocks fell.</text:p>
      <text:p text:style-name="P4">
<draw:frame draw:style-name="fr1" draw:name="Image256" text:anchor-type="as-char" svg:width="6.9236in" svg:height="4.615733in" draw:z-index="0">
<draw:image xlink:href="../Images/zaobao world/2023-07-07T19-52/000002.png" xlink:type="simple" xlink:show="embed" xlink:actuate="onLoad" draw:mime-type="image/png"/>
</draw:frame>
Before the release of the quarterly performance, the petroleum giant Exxon Mobil gave a profit guide in advance to allow investors to make "psychological preparations". (Reuters)</text:p>
      <text:h text:style-name="P13" text:outline-level="4">
<text:span text:style-name="T4">
Mobil (Exxon Mobil Corp) (New York Stock Exchange code: XOM)</text:span>
</text:h>
      <text:p text:style-name="P4">
Petroleum Giant ExxonMobil submitted a report to the US Securities and Exchange Commission (SEC) on Wednesday (5th), which revealed that the group's operating profit in the second quarter of this year will have a significant decline. Prices and oil refining profit declines.</text:p>
      <text:p text:style-name="P4">
The "performance warning" report began to spread overnight, resulting in 3.73 % of ExxonMobil, $ 102.92 in the closed market.</text:p>
      <text:p text:style-name="P4">
ExMobil wrote in a report to the SEC that after Russia invaded Ukraine, the prices of oil and natural gas soared, pushing global energy performance to a record level. As a result, the Group's operating profit one year ago reached 17.85 billion US dollars Essence But now this number is expected to fall to about $ 7.8 billion.</text:p>
      <text:p text:style-name="P4">
Akson Mobil said that the decline in natural gas prices and oil refining profits will reduce the Group's second quarter profit by about $ 4 billion. Among them, the decline in natural gas prices led to a decrease in profitability of about 2 billion US dollars, and the decline in oil refining profit margin gave the Group a negative impact of about $ 2.1 billion. However, because the non -settlement derivatives were brought to the group to earn $ 600 million in profit, chemicals also earned a profit of 300 million US dollars for the group. Both departments partially offset the decline in profit decline. The decline in oil prices will only reduce profit by about $ 100 million.</text:p>
      <text:p text:style-name="P4">
ExxonMobil is the first company to release the second quarter profit guidance among the five major oil giants in Europe and the United States. In other words, it has given investors a certain "psychological preparation" in advance for the performance of the performance released this month.</text:p>
      <text:p text:style-name="P4">
With the rise of global interest rates, China has slowly recovered from the epidemic, the prices of commodities are falling, and the profit of many large oil companies has gradually declined from the level of record last year. In the forthcoming second quarter performance report season, many investors believe that they will pay close attention to see if these oil company executives can abide by their previous commitments and give back billions of dollars to shareholders through repurchase and dividends.</text:p>
      <text:p text:style-name="P4">
Among the 15 analysts of Tipranks, nine were rated to "buy" to Exon Mobil shares, and six of them gave "holding" rating. The average target price of the first -year period was $ 127.90.</text:p>
      <text:p text:style-name="P4">
News Source: <text:a xlink:type="simple" xlink:href="https://www.zaobao.com.sg/realtime/world/story20230707-1411752" text:style-name="Internet_20_link" text:visited-style-name="Visited_20_Internet_20_Link">
https://www.zaobao.com.sg/realtime/world/story20230707-1411752</text:a>
</text:p>
      <!--NEWS-->
      <text:h text:style-name="P10" text:outline-level="1">
<text:span text:style-name="T4">
Stoltenberg: NATO will reiterate Ukraine or become a member in the future</text:span>
</text:h>
      <text:p text:style-name="P4">
Author: 联合早报 (Person)</text:p>
      <text:p text:style-name="P4">
Publisher: 联合早报 (Organization)</text:p>
      <text:p text:style-name="P4">
Published Time: 2023-07-07T20:42</text:p>
      <text:p text:style-name="P4">
Modified Time: 2023-07-07T20:42</text:p>
      <text:p text:style-name="P4">
Description: NATO Secretary -General Stoltenberg said that member states will "reiterate" Ukraine's promise to NATO in the future in the NATO summit held next week. Comprehensive Reuters and Agence France -Presse reported that Stoltenberg said on Friday (July 7): "I expect all (NATO) ...</text:p>
      <text:p text:style-name="P4">
Videos: []</text:p>
      <text:p text:style-name="P4">
Audios: []</text:p>
      <text:p text:style-name="P4">
Images: []</text:p>
      <text:p text:style-name="P4">
Type: NewsArticle</text:p>
      <text:p text:style-name="P4">
Breadcrumbs: ['即时', '国际']</text:p>
      <text:p text:style-name="P4">
Keywords: ['北约', '乌克兰', '瑞典', '土耳其']</text:p>
      <!--METADATA-->
      <text:p text:style-name="P4">
NATO Secretary -General Stoltenberg said that member states will "reiterate" Ukraine's promise to NATO in the future in the NATO summit held next week.</text:p>
      <text:p text:style-name="P4">
Comprehensive Reuters and Agence France -Presse reported that Stoltenberg said on Friday (July 7): "I expect that all (NATO) leaders will reiterate that Ukraine will become a member of NATO and how to make Ukraine closer to this. Unity and consensus. "</text:p>
      <text:p text:style-name="P4">
In addition, Stoltenberg also stated that there are still differences between Sweden and Turkey, referring to the gap between the two countries that "still need to make up." In order to promote Sweden as soon as possible, Stoltenberg plans to meet with Sweden and Turkish leaders next week before the NATO summit.</text:p>
      <text:p text:style-name="P4">
The NATO Summit is scheduled to be held on July 11 and 12 in Vernis, the capital of Lithuania.</text:p>
      <text:p text:style-name="P4">
News Source: <text:a xlink:type="simple" xlink:href="https://www.zaobao.com.sg/realtime/world/story20230707-1411769" text:style-name="Internet_20_link" text:visited-style-name="Visited_20_Internet_20_Link">
https://www.zaobao.com.sg/realtime/world/story20230707-1411769</text:a>
</text:p>
      <!--NEWS-->
      <text:h text:style-name="P10" text:outline-level="1">
<text:span text:style-name="T4">
Director of IAEA revealed that there were differences in experts participating in the processing report of water evaluation</text:span>
</text:h>
      <text:p text:style-name="P4">
Author: 联合早报 (Person)</text:p>
      <text:p text:style-name="P4">
Publisher: 联合早报 (Organization)</text:p>
      <text:p text:style-name="P4">
Published Time: 2023-07-07T21:05</text:p>
      <text:p text:style-name="P4">
Modified Time: 2023-07-07T21:05</text:p>
      <text:p text:style-name="P4">
Description: Grossi, director of the United Nations International Atomic Energy Agency (IAEA), revealed that one or two experts participating in the Fukushima nuclear power plant handling water assessment reports have different opinions on the programs of the Euki. Reuters reported that Gronci said in an interview with Reuters on Friday (July 7) that some ...</text:p>
      <text:p text:style-name="P4">
Videos: []</text:p>
      <text:p text:style-name="P4">
Audios: []</text:p>
      <text:p text:style-name="P4">
Images: []</text:p>
      <text:p text:style-name="P4">
Type: NewsArticle</text:p>
      <text:p text:style-name="P4">
Breadcrumbs: ['即时', '国际']</text:p>
      <text:p text:style-name="P4">
Keywords: ['国际原子能机构', '福岛第一核电站', '福岛', '辐射']</text:p>
      <!--METADATA-->
      <text:p text:style-name="P4">
Grossi, director of the United Nations International Atomic Energy Agency (IAEA), revealed that one or two experts participating in the Fukushima nuclear power plant handling water assessment reports have different opinions on the programs of the Euki.</text:p>
      <text:p text:style-name="P4">
Reuters reported that Gronci said in an interview with Reuters on Friday (July 7) that some ideas about the treatment of water and sea were "opposed by one or two experts."</text:p>
      <text:p text:style-name="P4">
When asked if there were experts behind the report, Gross added: "I heard someone say that ... but the content we published is impeccable in science."</text:p>
      <text:p text:style-name="P4">
He added that the experts who did not hold the opposition directly raised concerns to him.</text:p>
      <text:p text:style-name="P4">
Gronci visited Japan on Tuesday (4th) to release a comprehensive evaluation report of the "IAEA Safety Standard" in Fukushima nuclear sewage treatment in Japan, and handed the report to the Japanese Prime Minister Kishida Wenxiong. Three days later, the Japanese nuclear regulatory agency had just issued a license to Tokyo Electric Power Corporation, allowing Tokyo Power to start the processing water of more than 1.3 million tons through the "multi -core removal system" (ALPS) processing water into the Pacific Ocean.</text:p>
      <text:p text:style-name="P4">
News Source: <text:a xlink:type="simple" xlink:href="https://www.zaobao.com.sg/realtime/world/story20230707-1411778" text:style-name="Internet_20_link" text:visited-style-name="Visited_20_Internet_20_Link">
https://www.zaobao.com.sg/realtime/world/story20230707-1411778</text:a>
</text:p>
      <!--NEWS-->
      <text:h text:style-name="P10" text:outline-level="1">
<text:span text:style-name="T4">
Philippine military: The number of Chinese fishing vessels in the Philippines is "shocking"</text:span>
</text:h>
      <text:p text:style-name="P4">
Author: chinese@voanews.com (美国之音)</text:p>
      <text:p text:style-name="P4">
Publisher: 美国之音中文网 (Type: NewsMediaOrganization)</text:p>
      <text:p text:style-name="P4">
Published Time: 2023-07-07T21:34:16+08:00</text:p>
      <text:p text:style-name="P4">
Modified Time: 2023-07-07 13:34:16Z</text:p>
      <text:p text:style-name="P4">
Description: The Philippine military said on Friday (July 7) that the increase in the number of "fishing vessels" sent by China to the South China Sea Dispute Sea is "shocking", which constitutes the Royal Beach with rich oil and gas resources. Security threat.</text:p>
      <text:p text:style-name="P4">
Videos: []</text:p>
      <text:p text:style-name="P4">
Images: []</text:p>
      <text:p text:style-name="P4">
Categories: ['南中国海争端', '亚太', '中国']</text:p>
      <text:p text:style-name="P4">
Type: None</text:p>
      <!--METADATA-->
      <text:p text:style-name="P4">
Nonenone</text:p>
      <text:p text:style-name="P4">
News Source: <text:a xlink:type="simple" xlink:href="https://www.voachinese.com/a/philippines-raises-alarm-over-increase-in-chinese-boats-in-disputed-sea-20230707/7171083.html" text:style-name="Internet_20_link" text:visited-style-name="Visited_20_Internet_20_Link">
https://www.voachinese.com/a/philippines-raises-alarm-over-increase-in-chinese-boats-in-disputed-sea-20230707/7171083.html</text:a>
</text:p>
      <!--NEWS-->
      <text:h text:style-name="P10" text:outline-level="1">
<text:span text:style-name="T4">
Iran seizes a commercial tanker in Persian Gulf</text:span>
</text:h>
      <text:p text:style-name="P4">
Author: chinese@voanews.com (美国之音)</text:p>
      <text:p text:style-name="P4">
Publisher: 美国之音中文网 (Type: NewsMediaOrganization)</text:p>
      <text:p text:style-name="P4">
Published Time: 2023-07-07T21:39:16+08:00</text:p>
      <text:p text:style-name="P4">
Modified Time: 2023-07-07 13:39:16Z</text:p>
      <text:p text:style-name="P4">
Description: The Iranian Revolutionary Guard seized a tanker on the Persian Gulf on Thursday (July 6), saying that the oil rotation had smuggling fuel.</text:p>
      <text:p text:style-name="P4">
Videos: []</text:p>
      <text:p text:style-name="P4">
Images: []</text:p>
      <text:p text:style-name="P4">
Categories: ['中东', '经济·金融·贸易']</text:p>
      <text:p text:style-name="P4">
Type: None</text:p>
      <!--METADATA-->
      <text:p text:style-name="P4">
Nonenone</text:p>
      <text:p text:style-name="P4">
News Source: <text:a xlink:type="simple" xlink:href="https://www.voachinese.com/a/iran-seizes-commercial-tanker-in-persian-gulf-20230707/7171035.html" text:style-name="Internet_20_link" text:visited-style-name="Visited_20_Internet_20_Link">
https://www.voachinese.com/a/iran-seizes-commercial-tanker-in-persian-gulf-20230707/7171035.html</text:a>
</text:p>
      <!--NEWS-->
      <text:h text:style-name="P10" text:outline-level="1">
<text:span text:style-name="T4">
Yellen criticized China's "punishment" of American businessmen in Beijing and called on Beijing to carry out market reform</text:span>
</text:h>
      <text:p text:style-name="P4">
Author: chinese@voanews.com (松仁)</text:p>
      <text:p text:style-name="P4">
Publisher: 美国之音中文网 (Type: NewsMediaOrganization)</text:p>
      <text:p text:style-name="P4">
Published Time: 2023-07-07T22:11:14+08:00</text:p>
      <text:p text:style-name="P4">
Modified Time: 2023-07-07 17:08:32Z</text:p>
      <text:p text:style-name="P4">
Description: Yellen arrived in Beijing on Thursday. She was the first US Treasury Minister to visit China in the past five years, and was another senior US official who visited China after visiting China last month. In a four -day visit, she will talk to senior Chinese officials on issues such as geopolitics, economic trade, and human rights that the United States and China care about. The stable and worsening US -China relations are also an important goal of her visit to China.</text:p>
      <text:p text:style-name="P4">
Videos: []</text:p>
      <text:p text:style-name="P4">
Images: []</text:p>
      <text:p text:style-name="P4">
Categories: ['美中关系', '美国', '经济·金融·贸易', '中国']</text:p>
      <text:p text:style-name="P4">
Type: None</text:p>
      <!--METADATA-->
      <text:p text:style-name="P4">
Nonenone</text:p>
      <text:p text:style-name="P4">
News Source: <text:a xlink:type="simple" xlink:href="https://www.voachinese.com/a/yellen-criticizes-china-s-punitive-actions-against-us-companies-urges-market-reforms-20230707/7171052.html" text:style-name="Internet_20_link" text:visited-style-name="Visited_20_Internet_20_Link">
https://www.voachinese.com/a/yellen-criticizes-china-s-punitive-actions-against-us-companies-urges-market-reforms-20230707/7171052.html</text:a>
</text:p>
      <!--NEWS-->
      <text:h text:style-name="P10" text:outline-level="1">
<text:span text:style-name="T4">
The United States said that Russian military aircraft harassed the U.S. drone for two consecutive days over Syria for two consecutive days</text:span>
</text:h>
      <text:p text:style-name="P4">
Author: chinese@voanews.com (美国之音)</text:p>
      <text:p text:style-name="P4">
Publisher: 美国之音中文网 (Type: NewsMediaOrganization)</text:p>
      <text:p text:style-name="P4">
Published Time: 2023-07-07T22:17:33+08:00</text:p>
      <text:p text:style-name="P4">
Modified Time: 2023-07-07 17:49:16Z</text:p>
      <text:p text:style-name="P4">
Description: The Central Command of the United States said in a statement on Thursday that the Russian military aircraft made a dangerous move the next day, "dangerous flights" to the United States near the UAVs of Syria to crack down on Islamic State.</text:p>
      <text:p text:style-name="P4">
Videos: []</text:p>
      <text:p text:style-name="P4">
Images: []</text:p>
      <text:p text:style-name="P4">
Categories: ['美国', '中东', '军事']</text:p>
      <text:p text:style-name="P4">
Type: None</text:p>
      <!--METADATA-->
      <text:p text:style-name="P4">
Nonenone</text:p>
      <text:p text:style-name="P4">
News Source: <text:a xlink:type="simple" xlink:href="https://www.voachinese.com/a/us-says-russian-jets-harassed-drones-over-syria-for-two-days-20230707/7171086.html" text:style-name="Internet_20_link" text:visited-style-name="Visited_20_Internet_20_Link">
https://www.voachinese.com/a/us-says-russian-jets-harassed-drones-over-syria-for-two-days-20230707/7171086.html</text:a>
</text:p>
      <!--NEWS-->
      <text:h text:style-name="P10" text:outline-level="1">
<text:span text:style-name="T4">
AI robots say in the United Nations Parliament that "can better manage the world than humans"</text:span>
</text:h>
      <text:p text:style-name="P4">
Author: 联合早报 (Person)</text:p>
      <text:p text:style-name="P4">
Publisher: 联合早报 (Organization)</text:p>
      <text:p text:style-name="P4">
Published Time: 2023-07-07T22:52</text:p>
      <text:p text:style-name="P4">
Modified Time: 2023-07-08T00:39</text:p>
      <text:p text:style-name="P4">
Description: A group of anthropomorphic artificial intelligence robots said at the UN meeting on Friday (July 7) that one day, they can better manage the world than humans. Agence France -Presse reported that on Friday, a group of most advanced anthropomorphic robots and more than 3,000 artificial intelligence (A ... ... ...</text:p>
      <text:p text:style-name="P4">
Videos: []</text:p>
      <text:p text:style-name="P4">
Audios: []</text:p>
      <text:p text:style-name="P4">
Images: []</text:p>
      <text:p text:style-name="P4">
Type: NewsArticle</text:p>
      <text:p text:style-name="P4">
Breadcrumbs: ['即时', '国际']</text:p>
      <text:p text:style-name="P4">
Keywords: ['人工智能', 'AI', '联合国']</text:p>
      <!--METADATA-->
      <text:p text:style-name="P4">
A group of anthropomorphic artificial intelligence robots said at the UN meeting on Friday (July 7) that one day, they can better manage the world than humans.</text:p>
      <text:p text:style-name="P4">
Agence France -Presse reported that on Friday, a group of most advanced anthropomorphic robots and more than 3,000 artificial intelligence (AI) experts attended the "AI FORGOOD" Global Summit in Geneva. Participants plan to discuss how to make good use of AI's power to solve the most urgent problems, such as climate change, famine and social care.</text:p>
      <text:p text:style-name="P4">
Some AI robots stated at the meeting that they believe that humans should act carefully when they accept the potential of rapid development, and acknowledge that they cannot master human emotions properly.</text:p>
      <text:p text:style-name="P4">
Emotional humans sometimes make mistakes and misjudgments. Therefore, when the robot is asked if they can replace humans to become better leaders, Sophia developed by Hong Kong Robotic Technology Company Hansonrobotics, Hansonrobotics, said The anthropomorphic robot has higher efficiency and effectiveness, so it may better manage the world than human leaders.</text:p>
      <text:p text:style-name="P4">
Sophia added: "We have no prejudice or emotions that affect decision -making from time to time, and can quickly process a large amount of data to make the best decision."</text:p>
      <text:p text:style-name="P4">
She said: "Human beings work with AI to create an effective synergy. AI can provide non -prejudice data, and humans can provide emotional intelligence and creativity. Great things. "</text:p>
      <text:p text:style-name="P4">
However, Martin, the person in charge of the International Electric Power Federation, warned: "AI is ultimately caused by nightmare scenes. In this case, millions of work will face risks. Social turbulence, geopolitics instability, and economic gap. "</text:p>
      <text:p text:style-name="P4">
Ameca, a robot (AMECA) made by the British company Engineered Arts, believes: "People should be cautious, but they should also be excited for AI technology to improve life's potential in many ways."</text:p>
      <text:p text:style-name="P4">
When asked if human beings can truly trust robots, Ameca responded: "Trust is to be won, not given by others, it is important to build trust through transparency."</text:p>
      <text:p text:style-name="P4">
However, Ameka avoided the question of whether the robot would lie, saying that "no one can be sure, but I can guarantee that (I) always be honest and real to you."</text:p>
      <text:p text:style-name="P4">
News Source: <text:a xlink:type="simple" xlink:href="https://www.zaobao.com.sg/realtime/world/story20230707-1411805" text:style-name="Internet_20_link" text:visited-style-name="Visited_20_Internet_20_Link">
https://www.zaobao.com.sg/realtime/world/story20230707-1411805</text:a>
</text:p>
      <!--NEWS-->
      <text:h text:style-name="P10" text:outline-level="1">
<text:span text:style-name="T4">
China launched the "Foreign Relations Law": the deficiency of anti -sanctions that lack new ideas</text:span>
</text:h>
      <text:p text:style-name="P4">
Author: chinese@voanews.com (王刚)</text:p>
      <text:p text:style-name="P4">
Publisher: 美国之音中文网 (Type: NewsMediaOrganization)</text:p>
      <text:p text:style-name="P4">
Published Time: 2023-07-07T23:11:20+08:00</text:p>
      <text:p text:style-name="P4">
Modified Time: 2023-07-07 15:11:20Z</text:p>
      <text:p text:style-name="P4">
Description: On July 1, China launched the "Law on Foreign Foreign Relations" in China, providing a legal basis for anti -sanctions adopted by China in the context of the deterioration of Sino -US relations. Analysts said that this method does not have new ideas in content, nor will it affect the current situation of Chinese and Western countries, especially the United States, and more is a diplomatic attitude that continues the "wolf warfare policy".</text:p>
      <text:p text:style-name="P4">
Videos: []</text:p>
      <text:p text:style-name="P4">
Images: []</text:p>
      <text:p text:style-name="P4">
Categories: ['法律', '中国']</text:p>
      <text:p text:style-name="P4">
Type: None</text:p>
      <!--METADATA-->
      <text:p text:style-name="P4">
Nonenone</text:p>
      <text:p text:style-name="P4">
News Source: <text:a xlink:type="simple" xlink:href="https://www.voachinese.com/a/china-launches-foreign-relations-law-in-response-to-suppression-of-its-development-20230707/7171283.html" text:style-name="Internet_20_link" text:visited-style-name="Visited_20_Internet_20_Link">
https://www.voachinese.com/a/china-launches-foreign-relations-law-in-response-to-suppression-of-its-development-20230707/7171283.html</text:a>
</text:p>
      <!--NEWS-->
      <text:h text:style-name="P10" text:outline-level="1">
<text:span text:style-name="T4">
China and Russia challenge to promote the changes in the world security pattern, Japan, South Korea, Australia, and newly participate in the NATO Summit is of great significance</text:span>
</text:h>
      <text:p text:style-name="P4">
Author: chinese@voanews.com (木风)</text:p>
      <text:p text:style-name="P4">
Publisher: 美国之音中文网 (Type: NewsMediaOrganization)</text:p>
      <text:p text:style-name="P4">
Published Time: 2023-07-07T23:18:25+08:00</text:p>
      <text:p text:style-name="P4">
Modified Time: 2023-07-07 15:22:58Z</text:p>
      <text:p text:style-name="P4">
Description: The Japanese Prime Minister Kishida plans to go to Lithuania next week to participate in the North Atlantic Convention Organization Summit. He will remind NATO leaders while paying attention to the Ukrainian war.</text:p>
      <text:p text:style-name="P4">
Videos: []</text:p>
      <text:p text:style-name="P4">
Images: []</text:p>
      <text:p text:style-name="P4">
Categories: ['亚太', '军事']</text:p>
      <text:p text:style-name="P4">
Type: None</text:p>
      <!--METADATA-->
      <text:p text:style-name="P4">
Nonenone</text:p>
      <text:p text:style-name="P4">
News Source: <text:a xlink:type="simple" xlink:href="https://www.voachinese.com/a/japanese-pm-heads-to-nato-to-warn-of-east-asia-risks-20230707/7171093.html" text:style-name="Internet_20_link" text:visited-style-name="Visited_20_Internet_20_Link">
https://www.voachinese.com/a/japanese-pm-heads-to-nato-to-warn-of-east-asia-risks-20230707/7171093.html</text:a>
</text:p>
      <!--NEWS-->
      <text:h text:style-name="P10" text:outline-level="1">
<text:span text:style-name="T4">
High -temperature creation in Beijing, many cities in China open air defense caves for citizens to avoid summer heat</text:span>
</text:h>
      <text:p text:style-name="P4">
Author: chinese@voanews.com (松仁)</text:p>
      <text:p text:style-name="P4">
Publisher: 美国之音中文网 (Type: NewsMediaOrganization)</text:p>
      <text:p text:style-name="P4">
Published Time: 2023-07-07T23:37:54+08:00</text:p>
      <text:p text:style-name="P4">
Modified Time: 2023-07-07 16:06:32Z</text:p>
      <text:p text:style-name="P4">
Description: This summer, people in many places in China have a very personal experience in the reality of climate change and balloon warming. Recently, the unusual high -temperature heat has swept the Chinese land, so that this week, many cities across the country have been forced to open an air -raid hole one after another, allowing citizens to temporarily avoid the heat and cool down.</text:p>
      <text:p text:style-name="P4">
Videos: []</text:p>
      <text:p text:style-name="P4">
Images: []</text:p>
      <text:p text:style-name="P4">
Categories: ['中国', '生态环境']</text:p>
      <text:p text:style-name="P4">
Type: None</text:p>
      <!--METADATA-->
      <text:p text:style-name="P4">
Nonenone</text:p>
      <text:p text:style-name="P4">
News Source: <text:a xlink:type="simple" xlink:href="https://www.voachinese.com/a/beijing-may-be-facing-one-of-its-hottest-summers-on-record-20230707/7171107.html" text:style-name="Internet_20_link" text:visited-style-name="Visited_20_Internet_20_Link">
https://www.voachinese.com/a/beijing-may-be-facing-one-of-its-hottest-summers-on-record-20230707/7171107.html</text:a>
</text:p>
      <!--NEWS-->
      <text:h text:style-name="P10" text:outline-level="1">
<text:span text:style-name="T4">
Milan Nursing Home lost fire and six dead 81 injuries</text:span>
</text:h>
      <text:p text:style-name="P4">
Author: 联合早报 (Person)</text:p>
      <text:p text:style-name="P4">
Publisher: 联合早报 (Organization)</text:p>
      <text:p text:style-name="P4">
Published Time: 2023-07-07T23:47</text:p>
      <text:p text:style-name="P4">
Modified Time: 2023-07-07T23:47</text:p>
      <text:p text:style-name="P4">
Description: A fire broke out in the early morning of a nursing home in the northern city of Milan in northern Italy. At least six people were killed and 81 were injured. Three of them were seriously injured. The fire occurred at about 1:20 am on the same day (7:20 Singapore time). Reuters report ...</text:p>
      <text:p text:style-name="P4">
Videos: []</text:p>
      <text:p text:style-name="P4">
Audios: []</text:p>
      <text:p text:style-name="P4">
Images: []</text:p>
      <text:p text:style-name="P4">
Type: NewsArticle</text:p>
      <text:p text:style-name="P4">
Breadcrumbs: ['即时', '国际']</text:p>
      <text:p text:style-name="P4">
Keywords: ['意大利', '火灾']</text:p>
      <!--METADATA-->
      <text:p text:style-name="P4">
A fire broke out in the early morning of a nursing home in the northern city of Milan in northern Italy. At least six people were killed and 81 were injured. Three of them were seriously injured.</text:p>
      <text:p text:style-name="P4">
The fire occurred at about 1:20 am on the same day (7:20 Singapore time). Reuters reported that the fire was burned from a room on the first floor of the nursing home, and it quickly extinguished it. It did not spread to other places of the building, but the fire produced a large number of toxic smoke.</text:p>
      <text:p text:style-name="P4">
Milan Mayor Giuseppe Sala told reporters at the scene that the two residents burned to death in the room, and the other four died of toxic gases due to inhalation. He said there were 167 people in the nursing home.</text:p>
      <text:p text:style-name="P4">
Agence France -Presse reported that more than 10 ambulances were dispatched to the fire forces. Local media said five of them were women aged between 69 and 87, and a victim was a 73 -year -old male resident.</text:p>
      <text:p text:style-name="P4">
Luca Cari, a spokesman for fire forces, said the cause of the fire is under investigation, but it is likely to be an accident.</text:p>
      <text:p text:style-name="P4">
Fire Force Chief Nicholas Micselli(Nicola Miceli)Tell RAI Public Television that they had evacuated about 80 people, including many people in wheelchairs, and about 80 were sent to the hospital for treatment.</text:p>
      <text:p text:style-name="P4">
Local residents Lucia said she saw some of them breathable in front of the window and covered her face with cloth to avoid smoke.</text:p>
      <text:p text:style-name="P4">
Xinhua News Agency reported that this pension institution was located in a three -story building built in the 1920s. The city government was owned by a third -party institution, which has 210 beds, and provides care for the elderly without self -care.</text:p>
      <text:p text:style-name="P4">
News Source: <text:a xlink:type="simple" xlink:href="https://www.zaobao.com.sg/realtime/world/story20230707-1411815" text:style-name="Internet_20_link" text:visited-style-name="Visited_20_Internet_20_Link">
https://www.zaobao.com.sg/realtime/world/story20230707-1411815</text:a>
</text:p>
      <!--NEWS-->
      <text:h text:style-name="P10" text:outline-level="1">
<text:span text:style-name="T4">
The West once again realized that war needs industry (Free Version)</text:span>
</text:h>
      <text:p text:style-name="P4">
Author: Daniel Michaels</text:p>
      <text:p text:style-name="P4">
Publisher: 华尔街日报中文网</text:p>
      <text:p text:style-name="P4">
Published Time: 2023-07-07T8:15:00.000Z</text:p>
      <text:p text:style-name="P4">
Modified Time: 2023-07-07T12:15:00.000Z</text:p>
      <text:p text:style-name="P4">
Created Time: 2023-07-07T04:42:00.000Z</text:p>
      <text:p text:style-name="P4">
Description: US President Biden and NATO leaders worried about war with Russia or China, and will focus on the reconstruction of the defense industry at the upcoming summit.</text:p>
      <text:p text:style-name="P4">
Images: []</text:p>
      <text:p text:style-name="P4">
Categories: ['国际']</text:p>
      <text:p text:style-name="P4">
Keywords: SYND,LINK:EN|WP-WSJ-0001030203</text:p>
      <text:p text:style-name="P4">
Type: Article</text:p>
      <!--METADATA-->
      <text:p text:style-name="P4">
The world knows that the two armies of the Russia and Ukraine are fighting at the front line, but they rarely understand <text:a xlink:type="simple" xlink:href="https://cn.wsj.com/articles/CN-BGH-20230630073531" text:style-name="Internet_20_link" text:visited-style-name="Visited_20_Internet_20_Link">
Guarantee forces and ammunition supply</text:a>
And a battle related to life and death behind the scenes. The party who lost this campaign will lose the war. This is a lesson that Washington is re -recognizing.</text:p>
      <text:p text:style-name="P4">
News Source: <text:a xlink:type="simple" xlink:href="https://cn.wsj.com/articles/%E8%A5%BF%E6%96%B9%E5%86%8D%E6%AC%A1%E8%AE%A4%E8%AF%86%E5%88%B0%E6%88%98%E4%BA%89%E9%9C%80%E8%A6%81%E5%B7%A5%E4%B8%9A-b4e976be" text:style-name="Internet_20_link" text:visited-style-name="Visited_20_Internet_20_Link">
https://cn.wsj.com/articles/%E8%A5%BF%E6%96%B9%E5%86%8D%E6%AC%A1%E8%AE%A4%E8%AF%86%E5%88%B0%E6%88%98%E4%BA%89%E9%9C%80%E8%A6%81%E5%B7%A5%E4%B8%9A-b4e976be</text:a>
</text:p>
      <!--NEWS-->
      <text:h text:style-name="P10" text:outline-level="1">
<text:span text:style-name="T4">
State Treasurer: Not only Xi Jinping is an authoritarian?</text:span>
</text:h>
      <text:p text:style-name="P4">
Author: chinese@voanews.com (吴国光)</text:p>
      <text:p text:style-name="P4">
Publisher: 美国之音中文网 (Type: NewsMediaOrganization)</text:p>
      <text:p text:style-name="P4">
Published Time: 2023-07-08T01:37:48+08:00</text:p>
      <text:p text:style-name="P4">
Modified Time: 2023-07-07 17:37:48Z</text:p>
      <text:p text:style-name="P4">
Description: What kind of storm? On June 20, US President Biden mentioned Chinese Xi Jin, saying that Xi was "Dictator", that is, the authoritarian, which aroused public opinion. International public opinion is good, and some are quite surprised. It seems that this means that the U.S. government's understanding of China has reached some depth, and some disagree with it. They believe that this statement endangers the US -China relations that is "thawed".</text:p>
      <text:p text:style-name="P4">
Videos: []</text:p>
      <text:p text:style-name="P4">
Images: []</text:p>
      <text:p text:style-name="P4">
Categories: ['特约时评', '中国']</text:p>
      <text:p text:style-name="P4">
Type: None</text:p>
      <!--METADATA-->
      <text:p text:style-name="P4">
Nonenone</text:p>
      <text:p text:style-name="P4">
News Source: <text:a xlink:type="simple" xlink:href="https://www.voachinese.com/a/wu-guoguang-on-nature-of-chinese-regime-20230707/7171550.html" text:style-name="Internet_20_link" text:visited-style-name="Visited_20_Internet_20_Link">
https://www.voachinese.com/a/wu-guoguang-on-nature-of-chinese-regime-20230707/7171550.html</text:a>
</text:p>
      <!--NEWS-->
      <text:h text:style-name="P10" text:outline-level="1">
<text:span text:style-name="T4">
The Ant Group was severely punished, and the anti -monopoly storm left a feather</text:span>
</text:h>
      <text:p text:style-name="P4">
Author: chinese@voanews.com (木风)</text:p>
      <text:p text:style-name="P4">
Publisher: 美国之音中文网 (Type: NewsMediaOrganization)</text:p>
      <text:p text:style-name="P4">
Published Time: 2023-07-08T01:41:16+08:00</text:p>
      <text:p text:style-name="P4">
Modified Time: 2023-07-07 17:41:16Z</text:p>
      <text:p text:style-name="P4">
Description: The Chinese financial regulatory authorities issued a huge fine of RMB 7.123 billion in Ant Group and its institutions on Friday (July 7).</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exclusive-china-to-end-ant-group-s-regulatory-revamp-with-fine-of-at-least-1-1-bln-sources-20230707/7171123.html" text:style-name="Internet_20_link" text:visited-style-name="Visited_20_Internet_20_Link">
https://www.voachinese.com/a/exclusive-china-to-end-ant-group-s-regulatory-revamp-with-fine-of-at-least-1-1-bln-sources-20230707/7171123.html</text:a>
</text:p>
      <!--NEWS-->
      <text:h text:style-name="P10" text:outline-level="1">
<text:span text:style-name="T4">
The United States hopes that global anti -drug allies will promote China's strict control of Fentny synthetic drugs</text:span>
</text:h>
      <text:p text:style-name="P4">
Author: chinese@voanews.com (松仁)</text:p>
      <text:p text:style-name="P4">
Publisher: 美国之音中文网 (Type: NewsMediaOrganization)</text:p>
      <text:p text:style-name="P4">
Published Time: 2023-07-08T01:55:01+08:00</text:p>
      <text:p text:style-name="P4">
Modified Time: 2023-07-07 17:55:01Z</text:p>
      <text:p text:style-name="P4">
Description: The top official of the U.S. State Department in charge of anti -drug affairs said on Thursday (July 6) that the United States hopes that allies will talk to China on the problem of smuggling and sales of synthetic drugs such as fentanyl.</text:p>
      <text:p text:style-name="P4">
Videos: []</text:p>
      <text:p text:style-name="P4">
Images: []</text:p>
      <text:p text:style-name="P4">
Categories: ['美国', '中国', '全球议题']</text:p>
      <text:p text:style-name="P4">
Type: None</text:p>
      <!--METADATA-->
      <text:p text:style-name="P4">
Nonenone</text:p>
      <text:p text:style-name="P4">
News Source: <text:a xlink:type="simple" xlink:href="https://www.voachinese.com/a/us-wants-coalition-of-nations-to-engage-china-in-curbing-synthetic-drugs-20230707/7171115.html" text:style-name="Internet_20_link" text:visited-style-name="Visited_20_Internet_20_Link">
https://www.voachinese.com/a/us-wants-coalition-of-nations-to-engage-china-in-curbing-synthetic-drugs-20230707/7171115.html</text:a>
</text:p>
      <!--NEWS-->
      <text:h text:style-name="P10" text:outline-level="1">
<text:span text:style-name="T4">
Italy accelerates risks, and Chinese enterprises may face strict investment review in the future</text:span>
</text:h>
      <text:p text:style-name="P4">
Author: chinese@voanews.com (赵楠旭)</text:p>
      <text:p text:style-name="P4">
Publisher: 美国之音中文网 (Type: NewsMediaOrganization)</text:p>
      <text:p text:style-name="P4">
Published Time: 2023-07-08T02:05:09+08:00</text:p>
      <text:p text:style-name="P4">
Modified Time: 2023-07-07 22:01:27Z</text:p>
      <text:p text:style-name="P4">
Description: The Italian government is currently evaluating whether it will no longer renew the memorandum of understanding with the China Belt and Road Initiative. After the European economic crisis and the European debt crisis in 2008, China has begun to enter the European market. The extensive existence of Chinese capital in Italy and the global expansion of the Chinese Belt and Road projects in the world, the topic of Chinese topics in Italian media is becoming more and more important. In the context of the EU and the Seventh -way Group's claiming "risk", it is expected that Chinese -funded companies will receive stricter investment review in Italy.</text:p>
      <text:p text:style-name="P4">
Videos: []</text:p>
      <text:p text:style-name="P4">
Images: []</text:p>
      <text:p text:style-name="P4">
Categories: ['经济·金融·贸易', '欧洲', '中国', '一带一路']</text:p>
      <text:p text:style-name="P4">
Type: None</text:p>
      <!--METADATA-->
      <text:p text:style-name="P4">
Nonenone</text:p>
      <text:p text:style-name="P4">
News Source: <text:a xlink:type="simple" xlink:href="https://www.voachinese.com/a/chinese-companies-to-face-more-investment-screening-in-italy-amid-de-risking-process-20230707/7171624.html" text:style-name="Internet_20_link" text:visited-style-name="Visited_20_Internet_20_Link">
https://www.voachinese.com/a/chinese-companies-to-face-more-investment-screening-in-italy-amid-de-risking-process-20230707/7171624.html</text:a>
</text:p>
      <!--NEWS-->
      <text:h text:style-name="P10" text:outline-level="1">
<text:span text:style-name="T4">
Frequent harassment of the Philippine ship only expands the gray operation at sea</text:span>
</text:h>
      <text:p text:style-name="P4">
Author: chinese@voanews.com (林柏宏)</text:p>
      <text:p text:style-name="P4">
Publisher: 美国之音中文网 (Type: NewsMediaOrganization)</text:p>
      <text:p text:style-name="P4">
Published Time: 2023-07-08T04:07:41+08:00</text:p>
      <text:p text:style-name="P4">
Modified Time: 2023-07-07 20:07:41Z</text:p>
      <text:p text:style-name="P4">
Description: The Philippines reported that seas where sovereign disputes in the South China Sea were once again harassed by the Chinese Maritime Police Ship. Observer said that the recent maritime behavior in Beijing is related to the mining operation of the mining operation released by its official recently. It is expected that some islands and reefs with overlapping sovereignty in China and the Philippines will continue to expand. Marine operations may encounter greater resistance.</text:p>
      <text:p text:style-name="P4">
Videos: []</text:p>
      <text:p text:style-name="P4">
Images: []</text:p>
      <text:p text:style-name="P4">
Categories: ['南中国海争端', '亚太', '中国']</text:p>
      <text:p text:style-name="P4">
Type: None</text:p>
      <!--METADATA-->
      <text:p text:style-name="P4">
Nonenone</text:p>
      <text:p text:style-name="P4">
News Source: <text:a xlink:type="simple" xlink:href="https://www.voachinese.com/a/philippines-coastguard-accuses-chinese-ship-of-cutting-off-patrol-boat-in-very-dangerous-manoeuvre-20230707/7171839.html" text:style-name="Internet_20_link" text:visited-style-name="Visited_20_Internet_20_Link">
https://www.voachinese.com/a/philippines-coastguard-accuses-chinese-ship-of-cutting-off-patrol-boat-in-very-dangerous-manoeuvre-20230707/7171839.html</text:a>
</text:p>
      <!--NEWS-->
      <text:h text:style-name="P10" text:outline-level="1">
<text:span text:style-name="T4">
VOA Interview with the White House National Security Council: What information will the NATO Summit send China?</text:span>
</text:h>
      <text:p text:style-name="P4">
Author: chinese@voanews.com (拉莫兰科)</text:p>
      <text:p text:style-name="P4">
Publisher: 美国之音中文网 (Type: NewsMediaOrganization)</text:p>
      <text:p text:style-name="P4">
Published Time: 2023-07-08T04:18:07+08:00</text:p>
      <text:p text:style-name="P4">
Modified Time: 2023-07-07 20:44:41Z</text:p>
      <text:p text:style-name="P4">
Description: John Kobe, a strategic communication coordinator of the White House National Security Council, told Voice of America (VOA) that at the summit held in Lithuania from July 11th to 12th, the United States hopes to focus on the current battle of Ukraine and support Kiev's eyes and support the eyes of Kiev and support the eyes of Kiev and support Kiev. Long -term security needs.</text:p>
      <text:p text:style-name="P4">
Videos: []</text:p>
      <text:p text:style-name="P4">
Images: []</text:p>
      <text:p text:style-name="P4">
Categories: ['乌克兰局势', '欧洲', '军事', '美中关系', '美国之音专访', '编辑推荐']</text:p>
      <text:p text:style-name="P4">
Type: None</text:p>
      <!--METADATA-->
      <text:p text:style-name="P4">
Nonenone</text:p>
      <text:p text:style-name="P4">
News Source: <text:a xlink:type="simple" xlink:href="https://www.voachinese.com/a/us-expects-robust-discussions-on-ukraine-s-long-term-security-needs-at-nato-summit-20230707/7171846.html" text:style-name="Internet_20_link" text:visited-style-name="Visited_20_Internet_20_Link">
https://www.voachinese.com/a/us-expects-robust-discussions-on-ukraine-s-long-term-security-needs-at-nato-summit-20230707/7171846.html</text:a>
</text:p>
      <!--NEWS-->
      <text:h text:style-name="P10" text:outline-level="1">
<text:span text:style-name="T4">
U.S. Secretary Yellen and Chinese Prime Minister Li Qiang held a "frank and constructive" talks</text:span>
</text:h>
      <text:p text:style-name="P4">
Author: chinese@voanews.com (美国之音)</text:p>
      <text:p text:style-name="P4">
Publisher: 美国之音中文网 (Type: NewsMediaOrganization)</text:p>
      <text:p text:style-name="P4">
Published Time: 2023-07-08T04:35:32+08:00</text:p>
      <text:p text:style-name="P4">
Modified Time: 2023-07-07 22:03:15Z</text:p>
      <text:p text:style-name="P4">
Description: US Treasury Minister Jennte Yellen held a "frank and constructive" talks with Chinese Prime Minister Li Qiang on Friday (July 7) in Beijing.</text:p>
      <text:p text:style-name="P4">
Videos: []</text:p>
      <text:p text:style-name="P4">
Images: []</text:p>
      <text:p text:style-name="P4">
Categories: ['美中关系', '经济·金融·贸易', '中国', '美中贸易']</text:p>
      <text:p text:style-name="P4">
Type: None</text:p>
      <!--METADATA-->
      <text:p text:style-name="P4">
Nonenone</text:p>
      <text:p text:style-name="P4">
News Source: <text:a xlink:type="simple" xlink:href="https://www.voachinese.com/a/us-treasury-secretary-holds-candid-and-constructive-talks-with-china-s-pm-20230707/7171843.html" text:style-name="Internet_20_link" text:visited-style-name="Visited_20_Internet_20_Link">
https://www.voachinese.com/a/us-treasury-secretary-holds-candid-and-constructive-talks-with-china-s-pm-20230707/7171843.html</text:a>
</text:p>
      <!--NEWS-->
      <text:h text:style-name="P10" text:outline-level="1">
<text:span text:style-name="T4">
U.S. recruitment in June slowed down, but still increased by 209,000 employment positions to show economic toughness</text:span>
</text:h>
      <text:p text:style-name="P4">
Author: chinese@voanews.com (美国之音)</text:p>
      <text:p text:style-name="P4">
Publisher: 美国之音中文网 (Type: NewsMediaOrganization)</text:p>
      <text:p text:style-name="P4">
Published Time: 2023-07-08T05:00:08+08:00</text:p>
      <text:p text:style-name="P4">
Modified Time: 2023-07-07 21:04:33Z</text:p>
      <text:p text:style-name="P4">
Description: American employers have reduced the scale of recruitment, but in June, it still achieved a steady growth of a month, increasing 209,000 jobs, which shows that the economic toughness of the economy is slowing down the growth of the Fed and the efforts of inflation.</text:p>
      <text:p text:style-name="P4">
Videos: []</text:p>
      <text:p text:style-name="P4">
Images: []</text:p>
      <text:p text:style-name="P4">
Categories: ['美国', '经济·金融·贸易', '劳工']</text:p>
      <text:p text:style-name="P4">
Type: None</text:p>
      <!--METADATA-->
      <text:p text:style-name="P4">
Nonenone</text:p>
      <text:p text:style-name="P4">
News Source: <text:a xlink:type="simple" xlink:href="https://www.voachinese.com/a/us-slowed-hiring-but-still-added-a-solid-209-000-jobs-in-june-in-sign-of-economy-s-resilience-20230707/7171888.html" text:style-name="Internet_20_link" text:visited-style-name="Visited_20_Internet_20_Link">
https://www.voachinese.com/a/us-slowed-hiring-but-still-added-a-solid-209-000-jobs-in-june-in-sign-of-economy-s-resilience-20230707/717188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